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manifest.rdf" manifest:media-type="application/rdf+xml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Configurations2/" manifest:media-type="application/vnd.sun.xml.ui.configuration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6.378in" svg:height="3.6264in" svg:x="4.5783in" svg:y="5.5114in">
            <draw:object draw:notify-on-update-of-ranges="output.A86:output.A86 output.A87:output.A95 output.B86:output.B86 output.B87:output.B95 output.C86:output.C86 output.C87:output.C95 output.D86:output.D86 output.D87:output.D95 output.E86:output.E86 output.E87:output.E9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83in" svg:height="3.5378in" svg:x="10.939in" svg:y="5.6in">
            <draw:object draw:notify-on-update-of-ranges="output.A97:output.A97 output.A98:output.A101 output.B97:output.B97 output.B98:output.B101 output.C97:output.C97 output.C98:output.C101 output.D97:output.D97 output.D98:output.D101 output.E97:output.E97 output.E98:output.E101 output.F97:output.F97 output.F98:output.F101 output.G97:output.G97 output.G98:output.G101 output.H97:output.H97 output.H98:output.H101 output.I97:output.I97 output.I98:output.I101 output.J97:output.J97 output.J98:output.J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413in" svg:height="3.6445in" svg:x="4.6657in" svg:y="9.1378in">
            <draw:object draw:notify-on-update-of-ranges="output.A104:output.A104 output.A105:output.A113 output.B104:output.B104 output.B105:output.B113 output.C104:output.C104 output.C105:output.C113 output.D104:output.D104 output.D105:output.D113 output.E104:output.E104 output.E105:output.E1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697in" svg:height="3.587in" svg:x="11.087in" svg:y="9.1606in">
            <draw:object draw:notify-on-update-of-ranges="output.A115:output.A115 output.A116:output.A119 output.B115:output.B115 output.B116:output.B119 output.C115:output.C115 output.C116:output.C119 output.D115:output.D115 output.D116:output.D119 output.E115:output.E115 output.E116:output.E119 output.F115:output.F115 output.F116:output.F119 output.G115:output.G115 output.G116:output.G119 output.H115:output.H115 output.H116:output.H119 output.I115:output.I115 output.I116:output.I119 output.J115:output.J115 output.J116:output.J1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09in" svg:height="3.5378in" svg:x="17.4217in" svg:y="7.6445in">
            <draw:object draw:notify-on-update-of-ranges="output.A122:output.A122 output.A123:output.A131 output.B122:output.B122 output.B123:output.B1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3339in" svg:height="3.622in" svg:x="4.5551in" svg:y="28.9335in">
            <draw:object draw:notify-on-update-of-ranges="output.A217:output.A217 output.A218:output.A226 output.B217:output.B217 output.B218:output.B226 output.C217:output.C217 output.C218:output.C226 output.D217:output.D217 output.D218:output.D226 output.E217:output.E217 output.E218:output.E2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3339in" svg:height="3.6in" svg:x="10.889in" svg:y="28.9555in">
            <draw:object draw:notify-on-update-of-ranges="output.A228:output.A228 output.A229:output.A232 output.B228:output.B228 output.B229:output.B232 output.C228:output.C228 output.C229:output.C232 output.D228:output.D228 output.D229:output.D232 output.E228:output.E228 output.E229:output.E232 output.F228:output.F228 output.F229:output.F232 output.G228:output.G228 output.G229:output.G232 output.H228:output.H228 output.H229:output.H232 output.I228:output.I228 output.I229:output.I232 output.J228:output.J228 output.J229:output.J23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06in" svg:height="3.5335in" svg:x="4.5984in" svg:y="32.5555in">
            <draw:object draw:notify-on-update-of-ranges="output.A235:output.A235 output.A236:output.A244 output.B235:output.B235 output.B236:output.B244 output.C235:output.C235 output.C236:output.C244 output.D235:output.D235 output.D236:output.D244 output.E235:output.E235 output.E236:output.E2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06in" svg:height="3.5335in" svg:x="10.9106in" svg:y="32.5555in">
            <draw:object draw:notify-on-update-of-ranges="output.A246:output.A246 output.A247:output.A250 output.B246:output.B246 output.B247:output.B250 output.C246:output.C246 output.C247:output.C250 output.D246:output.D246 output.D247:output.D250 output.E246:output.E246 output.E247:output.E250 output.F246:output.F246 output.F247:output.F250 output.G246:output.G246 output.G247:output.G250 output.H246:output.H246 output.H247:output.H250 output.I246:output.I246 output.I247:output.I250 output.J246:output.J246 output.J247:output.J25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6.4205in" svg:height="3.6in" svg:x="17.1362in" svg:y="30.2886in">
            <draw:object draw:notify-on-update-of-ranges="output.A253:output.A253 output.A254:output.A262 output.B253:output.B253 output.B254:output.B26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6.3339in" svg:height="3.5555in" svg:x="4.9024in" svg:y="54.3335in">
            <draw:object draw:notify-on-update-of-ranges="output.A348:output.A348 output.A349:output.A357 output.B348:output.B348 output.B349:output.B357 output.C348:output.C348 output.C349:output.C357 output.D348:output.D348 output.D349:output.D357 output.E348:output.E348 output.E349:output.E35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6.2906in" svg:height="3.5335in" svg:x="11.1059in" svg:y="54.311in">
            <draw:object draw:notify-on-update-of-ranges="output.A359:output.A359 output.A360:output.A363 output.B359:output.B359 output.B360:output.B363 output.C359:output.C359 output.C360:output.C363 output.D359:output.D359 output.D360:output.D363 output.E359:output.E359 output.E360:output.E363 output.F359:output.F359 output.F360:output.F363 output.G359:output.G359 output.G360:output.G363 output.H359:output.H359 output.H360:output.H363 output.I359:output.I359 output.I360:output.I363 output.J359:output.J359 output.J360:output.J36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6.2906in" svg:height="3.5331in" svg:x="4.9457in" svg:y="57.778in">
            <draw:object draw:notify-on-update-of-ranges="output.A366:output.A366 output.A367:output.A375 output.B366:output.B366 output.B367:output.B375 output.C366:output.C366 output.C367:output.C375 output.D366:output.D366 output.D367:output.D375 output.E366:output.E366 output.E367:output.E37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6.2906in" svg:height="3.5331in" svg:x="11.2579in" svg:y="57.8224in">
            <draw:object draw:notify-on-update-of-ranges="output.A377:output.A377 output.A378:output.A381 output.B377:output.B377 output.B378:output.B381 output.C377:output.C377 output.C378:output.C381 output.D377:output.D377 output.D378:output.D381 output.E377:output.E377 output.E378:output.E381 output.F377:output.F377 output.F378:output.F381 output.G377:output.G377 output.G378:output.G381 output.H377:output.H377 output.H378:output.H381 output.I377:output.I377 output.I378:output.I381 output.J377:output.J377 output.J378:output.J38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6.2988in" svg:height="3.5429in" svg:x="17.3465in" svg:y="54.9953in">
            <draw:object draw:notify-on-update-of-ranges="output.A384:output.A384 output.A385:output.A393 output.B384:output.B384 output.B385:output.B39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6.2906in" svg:height="3.5335in" svg:x="4.7937in" svg:y="76.4665in">
            <draw:object draw:notify-on-update-of-ranges="output.A479:output.A479 output.A480:output.A488 output.B479:output.B479 output.B480:output.B488 output.C479:output.C479 output.C480:output.C488 output.D479:output.D479 output.D480:output.D488 output.E479:output.E479 output.E480:output.E488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6.2906in" svg:height="3.5335in" svg:x="11.1059in" svg:y="76.5555in">
            <draw:object draw:notify-on-update-of-ranges="output.A490:output.A490 output.A491:output.A494 output.B490:output.B490 output.B491:output.B494 output.C490:output.C490 output.C491:output.C494 output.D490:output.D490 output.D491:output.D494 output.E490:output.E490 output.E491:output.E494 output.F490:output.F490 output.F491:output.F494 output.G490:output.G490 output.G491:output.G494 output.H490:output.H490 output.H491:output.H494 output.I490:output.I490 output.I491:output.I494 output.J490:output.J490 output.J491:output.J494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6.2902in" svg:height="3.5331in" svg:x="4.8591in" svg:y="79.9996in">
            <draw:object draw:notify-on-update-of-ranges="output.A497:output.A497 output.A498:output.A506 output.B497:output.B497 output.B498:output.B506 output.C497:output.C497 output.C498:output.C506 output.D497:output.D497 output.D498:output.D506 output.E497:output.E497 output.E498:output.E506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6.2988in" svg:height="3.5429in" svg:x="11.128in" svg:y="80.0402in">
            <draw:object draw:notify-on-update-of-ranges="output.A508:output.A508 output.A509:output.A512 output.B508:output.B508 output.B509:output.B512 output.C508:output.C508 output.C509:output.C512 output.D508:output.D508 output.D509:output.D512 output.E508:output.E508 output.E509:output.E512 output.F508:output.F508 output.F509:output.F512 output.G508:output.G508 output.G509:output.G512 output.H508:output.H508 output.H509:output.H512 output.I508:output.I508 output.I509:output.I512 output.J508:output.J508 output.J509:output.J512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6.2906in" svg:height="3.5335in" svg:x="17.3929in" svg:y="78.6665in">
            <draw:object draw:notify-on-update-of-ranges="output.A515:output.A515 output.A516:output.A524 output.B515:output.B515 output.B516:output.B524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style-name="gr1" draw:text-style-name="P1" svg:width="6.2906in" svg:height="3.5335in" svg:x="4.8587in" svg:y="99.4894in">
            <draw:object draw:notify-on-update-of-ranges="output.A610:output.A610 output.A611:output.A619 output.B610:output.B610 output.B611:output.B619 output.C610:output.C610 output.C611:output.C619 output.D610:output.D610 output.D611:output.D619 output.E610:output.E610 output.E611:output.E619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1" draw:style-name="gr1" draw:text-style-name="P1" svg:width="6.2906in" svg:height="3.5335in" svg:x="11.1496in" svg:y="99.5114in">
            <draw:object draw:notify-on-update-of-ranges="output.A621:output.A621 output.A622:output.A625 output.B621:output.B621 output.B622:output.B625 output.C621:output.C621 output.C622:output.C625 output.D621:output.D621 output.D622:output.D625 output.E621:output.E621 output.E622:output.E625 output.F621:output.F621 output.F622:output.F625 output.G621:output.G621 output.G622:output.G625 output.H621:output.H621 output.H622:output.H625 output.I621:output.I621 output.I622:output.I625 output.J621:output.J621 output.J622:output.J625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2" draw:style-name="gr1" draw:text-style-name="P1" svg:width="6.2902in" svg:height="3.5335in" svg:x="4.8594in" svg:y="103in">
            <draw:object draw:notify-on-update-of-ranges="output.A628:output.A628 output.A629:output.A637 output.B628:output.B628 output.B629:output.B637 output.C628:output.C628 output.C629:output.C637 output.D628:output.D628 output.D629:output.D637 output.E628:output.E628 output.E629:output.E637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3" draw:style-name="gr1" draw:text-style-name="P1" svg:width="6.2988in" svg:height="3.5429in" svg:x="11.1276in" svg:y="103.0402in">
            <draw:object draw:notify-on-update-of-ranges="output.A639:output.A639 output.A640:output.A643 output.B639:output.B639 output.B640:output.B643 output.C639:output.C639 output.C640:output.C643 output.D639:output.D639 output.D640:output.D643 output.E639:output.E639 output.E640:output.E643 output.F639:output.F639 output.F640:output.F643 output.G639:output.G639 output.G640:output.G643 output.H639:output.H639 output.H640:output.H643 output.I639:output.I639 output.I640:output.I643 output.J639:output.J639 output.J640:output.J643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24" draw:style-name="gr1" draw:text-style-name="P1" svg:width="6.2906in" svg:height="3.5335in" svg:x="17.3516in" svg:y="101.4441in">
            <draw:object draw:notify-on-update-of-ranges="output.A646:output.A646 output.A647:output.A655 output.B646:output.B646 output.B647:output.B655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25" draw:style-name="gr1" draw:text-style-name="P1" svg:width="6.2902in" svg:height="3.5331in" svg:x="6.4638in" svg:y="113.089in">
            <draw:object draw:notify-on-update-of-ranges="output.A658:output.A658 output.A659:output.A667 output.B658:output.B658 output.B659:output.B667 output.C658:output.C658 output.C659:output.C667 output.D658:output.D658 output.D659:output.D667 output.E658:output.E658 output.E659:output.E667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26" draw:style-name="gr1" draw:text-style-name="P1" svg:width="6.2902in" svg:height="3.5335in" svg:x="12.7327in" svg:y="113.1555in">
            <draw:object draw:notify-on-update-of-ranges="output.A669:output.A669 output.A670:output.A673 output.B669:output.B669 output.B670:output.B673 output.C669:output.C669 output.C670:output.C673 output.D669:output.D669 output.D670:output.D673 output.E669:output.E669 output.E670:output.E673 output.F669:output.F669 output.F670:output.F673 output.G669:output.G669 output.G670:output.G673 output.H669:output.H669 output.H670:output.H673 output.I669:output.I669 output.I670:output.I673 output.J669:output.J669 output.J670:output.J673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27" draw:style-name="gr1" draw:text-style-name="P1" svg:width="6.2906in" svg:height="3.5335in" svg:x="6.485in" svg:y="116.6224in">
            <draw:object draw:notify-on-update-of-ranges="output.A676:output.A676 output.A677:output.A685 output.B676:output.B676 output.B677:output.B685 output.C676:output.C676 output.C677:output.C685 output.D676:output.D676 output.D677:output.D685 output.E676:output.E676 output.E677:output.E685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28" draw:style-name="gr1" draw:text-style-name="P1" svg:width="6.2988in" svg:height="3.5429in" svg:x="12.7547in" svg:y="116.6177in">
            <draw:object draw:notify-on-update-of-ranges="output.A687:output.A687 output.A688:output.A691 output.B687:output.B687 output.B688:output.B691 output.C687:output.C687 output.C688:output.C691 output.D687:output.D687 output.D688:output.D691 output.E687:output.E687 output.E688:output.E691 output.F687:output.F687 output.F688:output.F691 output.G687:output.G687 output.G688:output.G691 output.H687:output.H687 output.H688:output.H691 output.I687:output.I687 output.I688:output.I691 output.J687:output.J687 output.J688:output.J691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29" draw:style-name="gr1" draw:text-style-name="P1" svg:width="6.2988in" svg:height="3.5429in" svg:x="19.0185in" svg:y="114.9732in">
            <draw:object draw:notify-on-update-of-ranges="output.A694:output.A694 output.A695:output.A703 output.B694:output.B694 output.B695:output.B703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lobal Size</text:p>
          </table:table-cell>
          <table:table-cell office:value-type="string" calcext:value-type="string">
            <text:p>Local Work Group Size</text:p>
          </table:table-cell>
          <table:table-cell office:value-type="string" calcext:value-type="string">
            <text:p>Speed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25.069256" calcext:value-type="float">
            <text:p>25.0692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99.5894" calcext:value-type="float">
            <text:p>99.58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22.714985" calcext:value-type="float">
            <text:p>222.7149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292.048609" calcext:value-type="float">
            <text:p>292.0486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751.459453" calcext:value-type="float">
            <text:p>751.4594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1060.09392" calcext:value-type="float">
            <text:p>1060.093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2" calcext:value-type="float">
            <text:p>32</text:p>
          </table:table-cell>
          <table:table-cell office:value-type="float" office:value="1542.248063" calcext:value-type="float">
            <text:p>1542.248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" calcext:value-type="float">
            <text:p>32</text:p>
          </table:table-cell>
          <table:table-cell office:value-type="float" office:value="1703.974393" calcext:value-type="float">
            <text:p>1703.974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2" calcext:value-type="float">
            <text:p>32</text:p>
          </table:table-cell>
          <table:table-cell office:value-type="float" office:value="1953.016456" calcext:value-type="float">
            <text:p>1953.0164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66.718791" calcext:value-type="float">
            <text:p>66.7187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16.385335" calcext:value-type="float">
            <text:p>116.3853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225.745671" calcext:value-type="float">
            <text:p>225.7456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470.204175" calcext:value-type="float">
            <text:p>470.2041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706.366742" calcext:value-type="float">
            <text:p>706.3667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153.191199" calcext:value-type="float">
            <text:p>1153.191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532.063987" calcext:value-type="float">
            <text:p>1532.063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847.605203" calcext:value-type="float">
            <text:p>1847.605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090.29583" calcext:value-type="float">
            <text:p>2090.295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1.04511" calcext:value-type="float">
            <text:p>51.045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118.361833" calcext:value-type="float">
            <text:p>118.3618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186.170447" calcext:value-type="float">
            <text:p>186.1704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349.28456" calcext:value-type="float">
            <text:p>349.284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598.803052" calcext:value-type="float">
            <text:p>598.8030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8" calcext:value-type="float">
            <text:p>128</text:p>
          </table:table-cell>
          <table:table-cell office:value-type="float" office:value="1131.54788" calcext:value-type="float">
            <text:p>1131.54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8" calcext:value-type="float">
            <text:p>128</text:p>
          </table:table-cell>
          <table:table-cell office:value-type="float" office:value="1503.626869" calcext:value-type="float">
            <text:p>1503.6268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28" calcext:value-type="float">
            <text:p>128</text:p>
          </table:table-cell>
          <table:table-cell office:value-type="float" office:value="1908.58391" calcext:value-type="float">
            <text:p>1908.583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28" calcext:value-type="float">
            <text:p>128</text:p>
          </table:table-cell>
          <table:table-cell office:value-type="float" office:value="2066.184543" calcext:value-type="float">
            <text:p>2066.1845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60.103927" calcext:value-type="float">
            <text:p>60.1039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131.360994" calcext:value-type="float">
            <text:p>131.3609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213.338195" calcext:value-type="float">
            <text:p>213.338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311.432193" calcext:value-type="float">
            <text:p>311.432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524288" calcext:value-type="float">
            <text:p>524288</text:p>
          </table:table-cell>
          <table:table-cell office:value-type="float" office:value="256" calcext:value-type="float">
            <text:p>256</text:p>
          </table:table-cell>
          <table:table-cell office:value-type="float" office:value="700.620056" calcext:value-type="float">
            <text:p>700.6200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6" calcext:value-type="float">
            <text:p>256</text:p>
          </table:table-cell>
          <table:table-cell office:value-type="float" office:value="1099.40017" calcext:value-type="float">
            <text:p>1099.40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office:value-type="float" office:value="1500.292239" calcext:value-type="float">
            <text:p>1500.2922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56" calcext:value-type="float">
            <text:p>256</text:p>
          </table:table-cell>
          <table:table-cell office:value-type="float" office:value="1878.324391" calcext:value-type="float">
            <text:p>1878.3243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256" calcext:value-type="float">
            <text:p>256</text:p>
          </table:table-cell>
          <table:table-cell office:value-type="float" office:value="2143.824671" calcext:value-type="float">
            <text:p>2143.8246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65.377786" calcext:value-type="float">
            <text:p>65.3777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111.271843" calcext:value-type="float">
            <text:p>111.2718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72.855266" calcext:value-type="float">
            <text:p>172.8552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324.918195" calcext:value-type="float">
            <text:p>324.918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594.827391" calcext:value-type="float">
            <text:p>594.8273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1002.210725" calcext:value-type="float">
            <text:p>1002.210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2" calcext:value-type="float">
            <text:p>32</text:p>
          </table:table-cell>
          <table:table-cell office:value-type="float" office:value="1291.399851" calcext:value-type="float">
            <text:p>1291.3998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" calcext:value-type="float">
            <text:p>32</text:p>
          </table:table-cell>
          <table:table-cell office:value-type="float" office:value="1433.298363" calcext:value-type="float">
            <text:p>1433.298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2" calcext:value-type="float">
            <text:p>32</text:p>
          </table:table-cell>
          <table:table-cell office:value-type="float" office:value="1619.468664" calcext:value-type="float">
            <text:p>1619.4686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68.024189" calcext:value-type="float">
            <text:p>68.024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19.262399" calcext:value-type="float">
            <text:p>119.2623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37.908395" calcext:value-type="float">
            <text:p>137.9083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338.784947" calcext:value-type="float">
            <text:p>338.7849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89.556636" calcext:value-type="float">
            <text:p>589.5566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959.716783" calcext:value-type="float">
            <text:p>959.716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267.95198" calcext:value-type="float">
            <text:p>1267.951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488.175645" calcext:value-type="float">
            <text:p>1488.1756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619.163578" calcext:value-type="float">
            <text:p>1619.1635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8.255879" calcext:value-type="float">
            <text:p>58.2558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122.80133" calcext:value-type="float">
            <text:p>122.801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183.2219" calcext:value-type="float">
            <text:p>183.2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299.383061" calcext:value-type="float">
            <text:p>299.3830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643.04883" calcext:value-type="float">
            <text:p>643.048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8" calcext:value-type="float">
            <text:p>128</text:p>
          </table:table-cell>
          <table:table-cell office:value-type="float" office:value="963.801911" calcext:value-type="float">
            <text:p>963.8019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8" calcext:value-type="float">
            <text:p>128</text:p>
          </table:table-cell>
          <table:table-cell office:value-type="float" office:value="1233.208963" calcext:value-type="float">
            <text:p>1233.2089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28" calcext:value-type="float">
            <text:p>128</text:p>
          </table:table-cell>
          <table:table-cell office:value-type="float" office:value="1494.759988" calcext:value-type="float">
            <text:p>1494.7599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28" calcext:value-type="float">
            <text:p>128</text:p>
          </table:table-cell>
          <table:table-cell office:value-type="float" office:value="1644.179677" calcext:value-type="float">
            <text:p>1644.1796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68.15648" calcext:value-type="float">
            <text:p>68.156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106.701748" calcext:value-type="float">
            <text:p>106.701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192.736785" calcext:value-type="float">
            <text:p>192.7367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292.663866" calcext:value-type="float">
            <text:p>292.6638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524288" calcext:value-type="float">
            <text:p>524288</text:p>
          </table:table-cell>
          <table:table-cell office:value-type="float" office:value="256" calcext:value-type="float">
            <text:p>256</text:p>
          </table:table-cell>
          <table:table-cell office:value-type="float" office:value="655.035757" calcext:value-type="float">
            <text:p>655.0357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6" calcext:value-type="float">
            <text:p>256</text:p>
          </table:table-cell>
          <table:table-cell office:value-type="float" office:value="951.791207" calcext:value-type="float">
            <text:p>951.791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office:value-type="float" office:value="1278.564113" calcext:value-type="float">
            <text:p>1278.5641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56" calcext:value-type="float">
            <text:p>256</text:p>
          </table:table-cell>
          <table:table-cell office:value-type="float" office:value="1390.787645" calcext:value-type="float">
            <text:p>1390.7876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256" calcext:value-type="float">
            <text:p>256</text:p>
          </table:table-cell>
          <table:table-cell office:value-type="float" office:value="1651.506901" calcext:value-type="float">
            <text:p>1651.506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61.921049" calcext:value-type="float">
            <text:p>61.9210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162.760895" calcext:value-type="float">
            <text:p>162.7608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90.59335" calcext:value-type="float">
            <text:p>190.593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368.664942" calcext:value-type="float">
            <text:p>368.6649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769.047301" calcext:value-type="float">
            <text:p>769.0473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1277.820904" calcext:value-type="float">
            <text:p>1277.8209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2" calcext:value-type="float">
            <text:p>32</text:p>
          </table:table-cell>
          <table:table-cell office:value-type="float" office:value="1760.547619" calcext:value-type="float">
            <text:p>1760.5476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" calcext:value-type="float">
            <text:p>32</text:p>
          </table:table-cell>
          <table:table-cell office:value-type="float" office:value="2233.927566" calcext:value-type="float">
            <text:p>2233.9275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2" calcext:value-type="float">
            <text:p>32</text:p>
          </table:table-cell>
          <table:table-cell office:value-type="float" office:value="2512.977534" calcext:value-type="float">
            <text:p>2512.977534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rrayMult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5.069256" calcext:value-type="float">
            <text:p>25.069256</text:p>
          </table:table-cell>
          <table:table-cell office:value-type="float" office:value="66.718791" calcext:value-type="float">
            <text:p>66.718791</text:p>
          </table:table-cell>
          <table:table-cell office:value-type="float" office:value="51.04511" calcext:value-type="float">
            <text:p>51.04511</text:p>
          </table:table-cell>
          <table:table-cell office:value-type="float" office:value="60.103927" calcext:value-type="float">
            <text:p>60.103927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99.5894" calcext:value-type="float">
            <text:p>99.5894</text:p>
          </table:table-cell>
          <table:table-cell office:value-type="float" office:value="116.385335" calcext:value-type="float">
            <text:p>116.385335</text:p>
          </table:table-cell>
          <table:table-cell office:value-type="float" office:value="118.361833" calcext:value-type="float">
            <text:p>118.361833</text:p>
          </table:table-cell>
          <table:table-cell office:value-type="float" office:value="131.360994" calcext:value-type="float">
            <text:p>131.360994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22.714985" calcext:value-type="float">
            <text:p>222.714985</text:p>
          </table:table-cell>
          <table:table-cell office:value-type="float" office:value="225.745671" calcext:value-type="float">
            <text:p>225.745671</text:p>
          </table:table-cell>
          <table:table-cell office:value-type="float" office:value="186.170447" calcext:value-type="float">
            <text:p>186.170447</text:p>
          </table:table-cell>
          <table:table-cell office:value-type="float" office:value="213.338195" calcext:value-type="float">
            <text:p>213.338195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92.048609" calcext:value-type="float">
            <text:p>292.048609</text:p>
          </table:table-cell>
          <table:table-cell office:value-type="float" office:value="470.204175" calcext:value-type="float">
            <text:p>470.204175</text:p>
          </table:table-cell>
          <table:table-cell office:value-type="float" office:value="349.28456" calcext:value-type="float">
            <text:p>349.28456</text:p>
          </table:table-cell>
          <table:table-cell office:value-type="float" office:value="311.432193" calcext:value-type="float">
            <text:p>311.432193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751.459453" calcext:value-type="float">
            <text:p>751.459453</text:p>
          </table:table-cell>
          <table:table-cell office:value-type="float" office:value="706.366742" calcext:value-type="float">
            <text:p>706.366742</text:p>
          </table:table-cell>
          <table:table-cell office:value-type="float" office:value="598.803052" calcext:value-type="float">
            <text:p>598.803052</text:p>
          </table:table-cell>
          <table:table-cell office:value-type="float" office:value="700.620056" calcext:value-type="float">
            <text:p>700.620056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60.09392" calcext:value-type="float">
            <text:p>1060.09392</text:p>
          </table:table-cell>
          <table:table-cell office:value-type="float" office:value="1153.191199" calcext:value-type="float">
            <text:p>1153.191199</text:p>
          </table:table-cell>
          <table:table-cell office:value-type="float" office:value="1131.54788" calcext:value-type="float">
            <text:p>1131.54788</text:p>
          </table:table-cell>
          <table:table-cell office:value-type="float" office:value="1099.40017" calcext:value-type="float">
            <text:p>1099.40017</text:p>
          </table:table-cell>
          <table:table-cell table:number-columns-repeated="5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542.248063" calcext:value-type="float">
            <text:p>1542.248063</text:p>
          </table:table-cell>
          <table:table-cell office:value-type="float" office:value="1532.063987" calcext:value-type="float">
            <text:p>1532.063987</text:p>
          </table:table-cell>
          <table:table-cell office:value-type="float" office:value="1503.626869" calcext:value-type="float">
            <text:p>1503.626869</text:p>
          </table:table-cell>
          <table:table-cell office:value-type="float" office:value="1500.292239" calcext:value-type="float">
            <text:p>1500.292239</text:p>
          </table:table-cell>
          <table:table-cell table:number-columns-repeated="5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703.974393" calcext:value-type="float">
            <text:p>1703.974393</text:p>
          </table:table-cell>
          <table:table-cell office:value-type="float" office:value="1847.605203" calcext:value-type="float">
            <text:p>1847.605203</text:p>
          </table:table-cell>
          <table:table-cell office:value-type="float" office:value="1908.58391" calcext:value-type="float">
            <text:p>1908.58391</text:p>
          </table:table-cell>
          <table:table-cell office:value-type="float" office:value="1878.324391" calcext:value-type="float">
            <text:p>1878.324391</text:p>
          </table:table-cell>
          <table:table-cell table:number-columns-repeated="5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953.016456" calcext:value-type="float">
            <text:p>1953.016456</text:p>
          </table:table-cell>
          <table:table-cell office:value-type="float" office:value="2090.29583" calcext:value-type="float">
            <text:p>2090.29583</text:p>
          </table:table-cell>
          <table:table-cell office:value-type="float" office:value="2066.184543" calcext:value-type="float">
            <text:p>2066.184543</text:p>
          </table:table-cell>
          <table:table-cell office:value-type="float" office:value="2143.824671" calcext:value-type="float">
            <text:p>2143.82467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.069256" calcext:value-type="float">
            <text:p>25.069256</text:p>
          </table:table-cell>
          <table:table-cell office:value-type="float" office:value="99.5894" calcext:value-type="float">
            <text:p>99.5894</text:p>
          </table:table-cell>
          <table:table-cell office:value-type="float" office:value="222.714985" calcext:value-type="float">
            <text:p>222.714985</text:p>
          </table:table-cell>
          <table:table-cell office:value-type="float" office:value="292.048609" calcext:value-type="float">
            <text:p>292.048609</text:p>
          </table:table-cell>
          <table:table-cell office:value-type="float" office:value="751.459453" calcext:value-type="float">
            <text:p>751.459453</text:p>
          </table:table-cell>
          <table:table-cell office:value-type="float" office:value="1060.09392" calcext:value-type="float">
            <text:p>1060.09392</text:p>
          </table:table-cell>
          <table:table-cell office:value-type="float" office:value="1542.248063" calcext:value-type="float">
            <text:p>1542.248063</text:p>
          </table:table-cell>
          <table:table-cell office:value-type="float" office:value="1703.974393" calcext:value-type="float">
            <text:p>1703.974393</text:p>
          </table:table-cell>
          <table:table-cell office:value-type="float" office:value="1953.016456" calcext:value-type="float">
            <text:p>1953.0164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.718791" calcext:value-type="float">
            <text:p>66.718791</text:p>
          </table:table-cell>
          <table:table-cell office:value-type="float" office:value="116.385335" calcext:value-type="float">
            <text:p>116.385335</text:p>
          </table:table-cell>
          <table:table-cell office:value-type="float" office:value="225.745671" calcext:value-type="float">
            <text:p>225.745671</text:p>
          </table:table-cell>
          <table:table-cell office:value-type="float" office:value="470.204175" calcext:value-type="float">
            <text:p>470.204175</text:p>
          </table:table-cell>
          <table:table-cell office:value-type="float" office:value="706.366742" calcext:value-type="float">
            <text:p>706.366742</text:p>
          </table:table-cell>
          <table:table-cell office:value-type="float" office:value="1153.191199" calcext:value-type="float">
            <text:p>1153.191199</text:p>
          </table:table-cell>
          <table:table-cell office:value-type="float" office:value="1532.063987" calcext:value-type="float">
            <text:p>1532.063987</text:p>
          </table:table-cell>
          <table:table-cell office:value-type="float" office:value="1847.605203" calcext:value-type="float">
            <text:p>1847.605203</text:p>
          </table:table-cell>
          <table:table-cell office:value-type="float" office:value="2090.29583" calcext:value-type="float">
            <text:p>2090.295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1.04511" calcext:value-type="float">
            <text:p>51.04511</text:p>
          </table:table-cell>
          <table:table-cell office:value-type="float" office:value="118.361833" calcext:value-type="float">
            <text:p>118.361833</text:p>
          </table:table-cell>
          <table:table-cell office:value-type="float" office:value="186.170447" calcext:value-type="float">
            <text:p>186.170447</text:p>
          </table:table-cell>
          <table:table-cell office:value-type="float" office:value="349.28456" calcext:value-type="float">
            <text:p>349.28456</text:p>
          </table:table-cell>
          <table:table-cell office:value-type="float" office:value="598.803052" calcext:value-type="float">
            <text:p>598.803052</text:p>
          </table:table-cell>
          <table:table-cell office:value-type="float" office:value="1131.54788" calcext:value-type="float">
            <text:p>1131.54788</text:p>
          </table:table-cell>
          <table:table-cell office:value-type="float" office:value="1503.626869" calcext:value-type="float">
            <text:p>1503.626869</text:p>
          </table:table-cell>
          <table:table-cell office:value-type="float" office:value="1908.58391" calcext:value-type="float">
            <text:p>1908.58391</text:p>
          </table:table-cell>
          <table:table-cell office:value-type="float" office:value="2066.184543" calcext:value-type="float">
            <text:p>2066.18454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0.103927" calcext:value-type="float">
            <text:p>60.103927</text:p>
          </table:table-cell>
          <table:table-cell office:value-type="float" office:value="131.360994" calcext:value-type="float">
            <text:p>131.360994</text:p>
          </table:table-cell>
          <table:table-cell office:value-type="float" office:value="213.338195" calcext:value-type="float">
            <text:p>213.338195</text:p>
          </table:table-cell>
          <table:table-cell office:value-type="float" office:value="311.432193" calcext:value-type="float">
            <text:p>311.432193</text:p>
          </table:table-cell>
          <table:table-cell office:value-type="float" office:value="700.620056" calcext:value-type="float">
            <text:p>700.620056</text:p>
          </table:table-cell>
          <table:table-cell office:value-type="float" office:value="1099.40017" calcext:value-type="float">
            <text:p>1099.40017</text:p>
          </table:table-cell>
          <table:table-cell office:value-type="float" office:value="1500.292239" calcext:value-type="float">
            <text:p>1500.292239</text:p>
          </table:table-cell>
          <table:table-cell office:value-type="float" office:value="1878.324391" calcext:value-type="float">
            <text:p>1878.324391</text:p>
          </table:table-cell>
          <table:table-cell office:value-type="float" office:value="2143.824671" calcext:value-type="float">
            <text:p>2143.82467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rrayMultAdd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5.377786" calcext:value-type="float">
            <text:p>65.377786</text:p>
          </table:table-cell>
          <table:table-cell office:value-type="float" office:value="68.024189" calcext:value-type="float">
            <text:p>68.024189</text:p>
          </table:table-cell>
          <table:table-cell office:value-type="float" office:value="58.255879" calcext:value-type="float">
            <text:p>58.255879</text:p>
          </table:table-cell>
          <table:table-cell office:value-type="float" office:value="68.15648" calcext:value-type="float">
            <text:p>68.15648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11.271843" calcext:value-type="float">
            <text:p>111.271843</text:p>
          </table:table-cell>
          <table:table-cell office:value-type="float" office:value="119.262399" calcext:value-type="float">
            <text:p>119.262399</text:p>
          </table:table-cell>
          <table:table-cell office:value-type="float" office:value="122.80133" calcext:value-type="float">
            <text:p>122.80133</text:p>
          </table:table-cell>
          <table:table-cell office:value-type="float" office:value="106.701748" calcext:value-type="float">
            <text:p>106.701748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72.855266" calcext:value-type="float">
            <text:p>172.855266</text:p>
          </table:table-cell>
          <table:table-cell office:value-type="float" office:value="137.908395" calcext:value-type="float">
            <text:p>137.908395</text:p>
          </table:table-cell>
          <table:table-cell office:value-type="float" office:value="183.2219" calcext:value-type="float">
            <text:p>183.2219</text:p>
          </table:table-cell>
          <table:table-cell office:value-type="float" office:value="192.736785" calcext:value-type="float">
            <text:p>192.736785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24.918195" calcext:value-type="float">
            <text:p>324.918195</text:p>
          </table:table-cell>
          <table:table-cell office:value-type="float" office:value="338.784947" calcext:value-type="float">
            <text:p>338.784947</text:p>
          </table:table-cell>
          <table:table-cell office:value-type="float" office:value="299.383061" calcext:value-type="float">
            <text:p>299.383061</text:p>
          </table:table-cell>
          <table:table-cell office:value-type="float" office:value="292.663866" calcext:value-type="float">
            <text:p>292.663866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94.827391" calcext:value-type="float">
            <text:p>594.827391</text:p>
          </table:table-cell>
          <table:table-cell office:value-type="float" office:value="589.556636" calcext:value-type="float">
            <text:p>589.556636</text:p>
          </table:table-cell>
          <table:table-cell office:value-type="float" office:value="643.04883" calcext:value-type="float">
            <text:p>643.04883</text:p>
          </table:table-cell>
          <table:table-cell office:value-type="float" office:value="655.035757" calcext:value-type="float">
            <text:p>655.035757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02.210725" calcext:value-type="float">
            <text:p>1002.210725</text:p>
          </table:table-cell>
          <table:table-cell office:value-type="float" office:value="959.716783" calcext:value-type="float">
            <text:p>959.716783</text:p>
          </table:table-cell>
          <table:table-cell office:value-type="float" office:value="963.801911" calcext:value-type="float">
            <text:p>963.801911</text:p>
          </table:table-cell>
          <table:table-cell office:value-type="float" office:value="951.791207" calcext:value-type="float">
            <text:p>951.791207</text:p>
          </table:table-cell>
          <table:table-cell table:number-columns-repeated="5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291.399851" calcext:value-type="float">
            <text:p>1291.399851</text:p>
          </table:table-cell>
          <table:table-cell office:value-type="float" office:value="1267.95198" calcext:value-type="float">
            <text:p>1267.95198</text:p>
          </table:table-cell>
          <table:table-cell office:value-type="float" office:value="1233.208963" calcext:value-type="float">
            <text:p>1233.208963</text:p>
          </table:table-cell>
          <table:table-cell office:value-type="float" office:value="1278.564113" calcext:value-type="float">
            <text:p>1278.564113</text:p>
          </table:table-cell>
          <table:table-cell table:number-columns-repeated="5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433.298363" calcext:value-type="float">
            <text:p>1433.298363</text:p>
          </table:table-cell>
          <table:table-cell office:value-type="float" office:value="1488.175645" calcext:value-type="float">
            <text:p>1488.175645</text:p>
          </table:table-cell>
          <table:table-cell office:value-type="float" office:value="1494.759988" calcext:value-type="float">
            <text:p>1494.759988</text:p>
          </table:table-cell>
          <table:table-cell office:value-type="float" office:value="1390.787645" calcext:value-type="float">
            <text:p>1390.787645</text:p>
          </table:table-cell>
          <table:table-cell table:number-columns-repeated="5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619.468664" calcext:value-type="float">
            <text:p>1619.468664</text:p>
          </table:table-cell>
          <table:table-cell office:value-type="float" office:value="1619.163578" calcext:value-type="float">
            <text:p>1619.163578</text:p>
          </table:table-cell>
          <table:table-cell office:value-type="float" office:value="1644.179677" calcext:value-type="float">
            <text:p>1644.179677</text:p>
          </table:table-cell>
          <table:table-cell office:value-type="float" office:value="1651.506901" calcext:value-type="float">
            <text:p>1651.50690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.377786" calcext:value-type="float">
            <text:p>65.377786</text:p>
          </table:table-cell>
          <table:table-cell office:value-type="float" office:value="111.271843" calcext:value-type="float">
            <text:p>111.271843</text:p>
          </table:table-cell>
          <table:table-cell office:value-type="float" office:value="172.855266" calcext:value-type="float">
            <text:p>172.855266</text:p>
          </table:table-cell>
          <table:table-cell office:value-type="float" office:value="324.918195" calcext:value-type="float">
            <text:p>324.918195</text:p>
          </table:table-cell>
          <table:table-cell office:value-type="float" office:value="594.827391" calcext:value-type="float">
            <text:p>594.827391</text:p>
          </table:table-cell>
          <table:table-cell office:value-type="float" office:value="1002.210725" calcext:value-type="float">
            <text:p>1002.210725</text:p>
          </table:table-cell>
          <table:table-cell office:value-type="float" office:value="1291.399851" calcext:value-type="float">
            <text:p>1291.399851</text:p>
          </table:table-cell>
          <table:table-cell office:value-type="float" office:value="1433.298363" calcext:value-type="float">
            <text:p>1433.298363</text:p>
          </table:table-cell>
          <table:table-cell office:value-type="float" office:value="1619.468664" calcext:value-type="float">
            <text:p>1619.4686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8.024189" calcext:value-type="float">
            <text:p>68.024189</text:p>
          </table:table-cell>
          <table:table-cell office:value-type="float" office:value="119.262399" calcext:value-type="float">
            <text:p>119.262399</text:p>
          </table:table-cell>
          <table:table-cell office:value-type="float" office:value="137.908395" calcext:value-type="float">
            <text:p>137.908395</text:p>
          </table:table-cell>
          <table:table-cell office:value-type="float" office:value="338.784947" calcext:value-type="float">
            <text:p>338.784947</text:p>
          </table:table-cell>
          <table:table-cell office:value-type="float" office:value="589.556636" calcext:value-type="float">
            <text:p>589.556636</text:p>
          </table:table-cell>
          <table:table-cell office:value-type="float" office:value="959.716783" calcext:value-type="float">
            <text:p>959.716783</text:p>
          </table:table-cell>
          <table:table-cell office:value-type="float" office:value="1267.95198" calcext:value-type="float">
            <text:p>1267.95198</text:p>
          </table:table-cell>
          <table:table-cell office:value-type="float" office:value="1488.175645" calcext:value-type="float">
            <text:p>1488.175645</text:p>
          </table:table-cell>
          <table:table-cell office:value-type="float" office:value="1619.163578" calcext:value-type="float">
            <text:p>1619.1635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8.255879" calcext:value-type="float">
            <text:p>58.255879</text:p>
          </table:table-cell>
          <table:table-cell office:value-type="float" office:value="122.80133" calcext:value-type="float">
            <text:p>122.80133</text:p>
          </table:table-cell>
          <table:table-cell office:value-type="float" office:value="183.2219" calcext:value-type="float">
            <text:p>183.2219</text:p>
          </table:table-cell>
          <table:table-cell office:value-type="float" office:value="299.383061" calcext:value-type="float">
            <text:p>299.383061</text:p>
          </table:table-cell>
          <table:table-cell office:value-type="float" office:value="643.04883" calcext:value-type="float">
            <text:p>643.04883</text:p>
          </table:table-cell>
          <table:table-cell office:value-type="float" office:value="963.801911" calcext:value-type="float">
            <text:p>963.801911</text:p>
          </table:table-cell>
          <table:table-cell office:value-type="float" office:value="1233.208963" calcext:value-type="float">
            <text:p>1233.208963</text:p>
          </table:table-cell>
          <table:table-cell office:value-type="float" office:value="1494.759988" calcext:value-type="float">
            <text:p>1494.759988</text:p>
          </table:table-cell>
          <table:table-cell office:value-type="float" office:value="1644.179677" calcext:value-type="float">
            <text:p>1644.1796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8.15648" calcext:value-type="float">
            <text:p>68.15648</text:p>
          </table:table-cell>
          <table:table-cell office:value-type="float" office:value="106.701748" calcext:value-type="float">
            <text:p>106.701748</text:p>
          </table:table-cell>
          <table:table-cell office:value-type="float" office:value="192.736785" calcext:value-type="float">
            <text:p>192.736785</text:p>
          </table:table-cell>
          <table:table-cell office:value-type="float" office:value="292.663866" calcext:value-type="float">
            <text:p>292.663866</text:p>
          </table:table-cell>
          <table:table-cell office:value-type="float" office:value="655.035757" calcext:value-type="float">
            <text:p>655.035757</text:p>
          </table:table-cell>
          <table:table-cell office:value-type="float" office:value="951.791207" calcext:value-type="float">
            <text:p>951.791207</text:p>
          </table:table-cell>
          <table:table-cell office:value-type="float" office:value="1278.564113" calcext:value-type="float">
            <text:p>1278.564113</text:p>
          </table:table-cell>
          <table:table-cell office:value-type="float" office:value="1390.787645" calcext:value-type="float">
            <text:p>1390.787645</text:p>
          </table:table-cell>
          <table:table-cell office:value-type="float" office:value="1651.506901" calcext:value-type="float">
            <text:p>1651.50690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rrayMultReduce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1.921049" calcext:value-type="float">
            <text:p>61.921049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2.760895" calcext:value-type="float">
            <text:p>162.760895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90.59335" calcext:value-type="float">
            <text:p>190.59335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68.664942" calcext:value-type="float">
            <text:p>368.664942</text:p>
          </table:table-cell>
          <table:table-cell table:number-columns-repeated="8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769.047301" calcext:value-type="float">
            <text:p>769.047301</text:p>
          </table:table-cell>
          <table:table-cell table:number-columns-repeated="8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277.820904" calcext:value-type="float">
            <text:p>1277.820904</text:p>
          </table:table-cell>
          <table:table-cell table:number-columns-repeated="8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760.547619" calcext:value-type="float">
            <text:p>1760.547619</text:p>
          </table:table-cell>
          <table:table-cell table:number-columns-repeated="8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233.927566" calcext:value-type="float">
            <text:p>2233.927566</text:p>
          </table:table-cell>
          <table:table-cell table:number-columns-repeated="8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512.977534" calcext:value-type="float">
            <text:p>2512.9775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lobal Size</text:p>
          </table:table-cell>
          <table:table-cell office:value-type="string" calcext:value-type="string">
            <text:p>Local Work Group Size</text:p>
          </table:table-cell>
          <table:table-cell office:value-type="string" calcext:value-type="string">
            <text:p>Speed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65.634189" calcext:value-type="float">
            <text:p>65.634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135.486979" calcext:value-type="float">
            <text:p>135.4869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53.255737" calcext:value-type="float">
            <text:p>253.2557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521.84784" calcext:value-type="float">
            <text:p>521.847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824.845033" calcext:value-type="float">
            <text:p>824.8450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1736.605014" calcext:value-type="float">
            <text:p>1736.6050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2" calcext:value-type="float">
            <text:p>32</text:p>
          </table:table-cell>
          <table:table-cell office:value-type="float" office:value="2701.679893" calcext:value-type="float">
            <text:p>2701.6798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" calcext:value-type="float">
            <text:p>32</text:p>
          </table:table-cell>
          <table:table-cell office:value-type="float" office:value="1847.468482" calcext:value-type="float">
            <text:p>1847.4684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2" calcext:value-type="float">
            <text:p>32</text:p>
          </table:table-cell>
          <table:table-cell office:value-type="float" office:value="5857.811036" calcext:value-type="float">
            <text:p>5857.8110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72.874782" calcext:value-type="float">
            <text:p>72.874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27.217809" calcext:value-type="float">
            <text:p>127.2178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216.330768" calcext:value-type="float">
            <text:p>216.3307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416.904957" calcext:value-type="float">
            <text:p>416.9049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759.989679" calcext:value-type="float">
            <text:p>759.9896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181.447492" calcext:value-type="float">
            <text:p>1181.4474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375.476578" calcext:value-type="float">
            <text:p>1375.4765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845.669394" calcext:value-type="float">
            <text:p>1845.6693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094.309498" calcext:value-type="float">
            <text:p>2094.3094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77.822084" calcext:value-type="float">
            <text:p>77.8220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117.237715" calcext:value-type="float">
            <text:p>117.2377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217.298392" calcext:value-type="float">
            <text:p>217.2983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391.763732" calcext:value-type="float">
            <text:p>391.7637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641.109733" calcext:value-type="float">
            <text:p>641.1097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8" calcext:value-type="float">
            <text:p>128</text:p>
          </table:table-cell>
          <table:table-cell office:value-type="float" office:value="1316.610185" calcext:value-type="float">
            <text:p>1316.610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8" calcext:value-type="float">
            <text:p>128</text:p>
          </table:table-cell>
          <table:table-cell office:value-type="float" office:value="1480.908818" calcext:value-type="float">
            <text:p>1480.9088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28" calcext:value-type="float">
            <text:p>128</text:p>
          </table:table-cell>
          <table:table-cell office:value-type="float" office:value="1871.669204" calcext:value-type="float">
            <text:p>1871.6692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28" calcext:value-type="float">
            <text:p>128</text:p>
          </table:table-cell>
          <table:table-cell office:value-type="float" office:value="7123.623443" calcext:value-type="float">
            <text:p>7123.6234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66.919084" calcext:value-type="float">
            <text:p>66.9190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107.935222" calcext:value-type="float">
            <text:p>107.935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265.55909" calcext:value-type="float">
            <text:p>265.559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461.185793" calcext:value-type="float">
            <text:p>461.1857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524288" calcext:value-type="float">
            <text:p>524288</text:p>
          </table:table-cell>
          <table:table-cell office:value-type="float" office:value="256" calcext:value-type="float">
            <text:p>256</text:p>
          </table:table-cell>
          <table:table-cell office:value-type="float" office:value="813.937386" calcext:value-type="float">
            <text:p>813.937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6" calcext:value-type="float">
            <text:p>256</text:p>
          </table:table-cell>
          <table:table-cell office:value-type="float" office:value="1120.45067" calcext:value-type="float">
            <text:p>1120.450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office:value-type="float" office:value="2908.990028" calcext:value-type="float">
            <text:p>2908.9900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56" calcext:value-type="float">
            <text:p>256</text:p>
          </table:table-cell>
          <table:table-cell office:value-type="float" office:value="1913.141288" calcext:value-type="float">
            <text:p>1913.1412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256" calcext:value-type="float">
            <text:p>256</text:p>
          </table:table-cell>
          <table:table-cell office:value-type="float" office:value="8368.164574" calcext:value-type="float">
            <text:p>8368.1645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55.63016" calcext:value-type="float">
            <text:p>55.630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125.480825" calcext:value-type="float">
            <text:p>125.4808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74.860822" calcext:value-type="float">
            <text:p>174.8608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342.020492" calcext:value-type="float">
            <text:p>342.0204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651.965704" calcext:value-type="float">
            <text:p>651.9657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900.857062" calcext:value-type="float">
            <text:p>900.8570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2" calcext:value-type="float">
            <text:p>32</text:p>
          </table:table-cell>
          <table:table-cell office:value-type="float" office:value="1205.656112" calcext:value-type="float">
            <text:p>1205.656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" calcext:value-type="float">
            <text:p>32</text:p>
          </table:table-cell>
          <table:table-cell office:value-type="float" office:value="1492.574854" calcext:value-type="float">
            <text:p>1492.5748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2" calcext:value-type="float">
            <text:p>32</text:p>
          </table:table-cell>
          <table:table-cell office:value-type="float" office:value="1622.844779" calcext:value-type="float">
            <text:p>1622.8447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8.188327" calcext:value-type="float">
            <text:p>58.1883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16.331827" calcext:value-type="float">
            <text:p>116.3318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216.927968" calcext:value-type="float">
            <text:p>216.9279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311.804475" calcext:value-type="float">
            <text:p>311.804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599.56384" calcext:value-type="float">
            <text:p>599.563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793.048003" calcext:value-type="float">
            <text:p>793.048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294.636568" calcext:value-type="float">
            <text:p>1294.6365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526.77431" calcext:value-type="float">
            <text:p>1526.77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618.498475" calcext:value-type="float">
            <text:p>1618.498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62.815944" calcext:value-type="float">
            <text:p>62.8159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125.374962" calcext:value-type="float">
            <text:p>125.3749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175.252907" calcext:value-type="float">
            <text:p>175.2529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365.827076" calcext:value-type="float">
            <text:p>365.8270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610.395235" calcext:value-type="float">
            <text:p>610.3952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8" calcext:value-type="float">
            <text:p>128</text:p>
          </table:table-cell>
          <table:table-cell office:value-type="float" office:value="970.999905" calcext:value-type="float">
            <text:p>970.9999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8" calcext:value-type="float">
            <text:p>128</text:p>
          </table:table-cell>
          <table:table-cell office:value-type="float" office:value="1239.568021" calcext:value-type="float">
            <text:p>1239.5680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28" calcext:value-type="float">
            <text:p>128</text:p>
          </table:table-cell>
          <table:table-cell office:value-type="float" office:value="1387.620176" calcext:value-type="float">
            <text:p>1387.6201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28" calcext:value-type="float">
            <text:p>128</text:p>
          </table:table-cell>
          <table:table-cell office:value-type="float" office:value="1660.3027" calcext:value-type="float">
            <text:p>1660.30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0.70107" calcext:value-type="float">
            <text:p>50.70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124.148017" calcext:value-type="float">
            <text:p>124.148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208.594132" calcext:value-type="float">
            <text:p>208.5941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297.73426" calcext:value-type="float">
            <text:p>297.734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524288" calcext:value-type="float">
            <text:p>524288</text:p>
          </table:table-cell>
          <table:table-cell office:value-type="float" office:value="256" calcext:value-type="float">
            <text:p>256</text:p>
          </table:table-cell>
          <table:table-cell office:value-type="float" office:value="660.299037" calcext:value-type="float">
            <text:p>660.2990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6" calcext:value-type="float">
            <text:p>256</text:p>
          </table:table-cell>
          <table:table-cell office:value-type="float" office:value="949.93047" calcext:value-type="float">
            <text:p>949.930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office:value-type="float" office:value="1202.378898" calcext:value-type="float">
            <text:p>1202.3788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56" calcext:value-type="float">
            <text:p>256</text:p>
          </table:table-cell>
          <table:table-cell office:value-type="float" office:value="1447.596591" calcext:value-type="float">
            <text:p>1447.5965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256" calcext:value-type="float">
            <text:p>256</text:p>
          </table:table-cell>
          <table:table-cell office:value-type="float" office:value="1645.743487" calcext:value-type="float">
            <text:p>1645.7434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60.078802" calcext:value-type="float">
            <text:p>60.0788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122.852205" calcext:value-type="float">
            <text:p>122.852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71.251777" calcext:value-type="float">
            <text:p>171.2517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344.891373" calcext:value-type="float">
            <text:p>344.8913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706.125099" calcext:value-type="float">
            <text:p>706.1250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1165.261823" calcext:value-type="float">
            <text:p>1165.2618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2" calcext:value-type="float">
            <text:p>32</text:p>
          </table:table-cell>
          <table:table-cell office:value-type="float" office:value="1914.048389" calcext:value-type="float">
            <text:p>1914.0483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" calcext:value-type="float">
            <text:p>32</text:p>
          </table:table-cell>
          <table:table-cell office:value-type="float" office:value="2245.029873" calcext:value-type="float">
            <text:p>2245.0298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2" calcext:value-type="float">
            <text:p>32</text:p>
          </table:table-cell>
          <table:table-cell office:value-type="float" office:value="2635.541796" calcext:value-type="float">
            <text:p>2635.541796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rrayMult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5.634189" calcext:value-type="float">
            <text:p>65.634189</text:p>
          </table:table-cell>
          <table:table-cell office:value-type="float" office:value="72.874782" calcext:value-type="float">
            <text:p>72.874782</text:p>
          </table:table-cell>
          <table:table-cell office:value-type="float" office:value="77.822084" calcext:value-type="float">
            <text:p>77.822084</text:p>
          </table:table-cell>
          <table:table-cell office:value-type="float" office:value="66.919084" calcext:value-type="float">
            <text:p>66.919084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35.486979" calcext:value-type="float">
            <text:p>135.486979</text:p>
          </table:table-cell>
          <table:table-cell office:value-type="float" office:value="127.217809" calcext:value-type="float">
            <text:p>127.217809</text:p>
          </table:table-cell>
          <table:table-cell office:value-type="float" office:value="117.237715" calcext:value-type="float">
            <text:p>117.237715</text:p>
          </table:table-cell>
          <table:table-cell office:value-type="float" office:value="107.935222" calcext:value-type="float">
            <text:p>107.935222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53.255737" calcext:value-type="float">
            <text:p>253.255737</text:p>
          </table:table-cell>
          <table:table-cell office:value-type="float" office:value="216.330768" calcext:value-type="float">
            <text:p>216.330768</text:p>
          </table:table-cell>
          <table:table-cell office:value-type="float" office:value="217.298392" calcext:value-type="float">
            <text:p>217.298392</text:p>
          </table:table-cell>
          <table:table-cell office:value-type="float" office:value="265.55909" calcext:value-type="float">
            <text:p>265.55909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21.84784" calcext:value-type="float">
            <text:p>521.84784</text:p>
          </table:table-cell>
          <table:table-cell office:value-type="float" office:value="416.904957" calcext:value-type="float">
            <text:p>416.904957</text:p>
          </table:table-cell>
          <table:table-cell office:value-type="float" office:value="391.763732" calcext:value-type="float">
            <text:p>391.763732</text:p>
          </table:table-cell>
          <table:table-cell office:value-type="float" office:value="461.185793" calcext:value-type="float">
            <text:p>461.185793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24.845033" calcext:value-type="float">
            <text:p>824.845033</text:p>
          </table:table-cell>
          <table:table-cell office:value-type="float" office:value="759.989679" calcext:value-type="float">
            <text:p>759.989679</text:p>
          </table:table-cell>
          <table:table-cell office:value-type="float" office:value="641.109733" calcext:value-type="float">
            <text:p>641.109733</text:p>
          </table:table-cell>
          <table:table-cell office:value-type="float" office:value="813.937386" calcext:value-type="float">
            <text:p>813.937386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736.605014" calcext:value-type="float">
            <text:p>1736.605014</text:p>
          </table:table-cell>
          <table:table-cell office:value-type="float" office:value="1181.447492" calcext:value-type="float">
            <text:p>1181.447492</text:p>
          </table:table-cell>
          <table:table-cell office:value-type="float" office:value="1316.610185" calcext:value-type="float">
            <text:p>1316.610185</text:p>
          </table:table-cell>
          <table:table-cell office:value-type="float" office:value="1120.45067" calcext:value-type="float">
            <text:p>1120.45067</text:p>
          </table:table-cell>
          <table:table-cell table:number-columns-repeated="5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701.679893" calcext:value-type="float">
            <text:p>2701.679893</text:p>
          </table:table-cell>
          <table:table-cell office:value-type="float" office:value="1375.476578" calcext:value-type="float">
            <text:p>1375.476578</text:p>
          </table:table-cell>
          <table:table-cell office:value-type="float" office:value="1480.908818" calcext:value-type="float">
            <text:p>1480.908818</text:p>
          </table:table-cell>
          <table:table-cell office:value-type="float" office:value="2908.990028" calcext:value-type="float">
            <text:p>2908.990028</text:p>
          </table:table-cell>
          <table:table-cell table:number-columns-repeated="5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847.468482" calcext:value-type="float">
            <text:p>1847.468482</text:p>
          </table:table-cell>
          <table:table-cell office:value-type="float" office:value="1845.669394" calcext:value-type="float">
            <text:p>1845.669394</text:p>
          </table:table-cell>
          <table:table-cell office:value-type="float" office:value="1871.669204" calcext:value-type="float">
            <text:p>1871.669204</text:p>
          </table:table-cell>
          <table:table-cell office:value-type="float" office:value="1913.141288" calcext:value-type="float">
            <text:p>1913.141288</text:p>
          </table:table-cell>
          <table:table-cell table:number-columns-repeated="5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857.811036" calcext:value-type="float">
            <text:p>5857.811036</text:p>
          </table:table-cell>
          <table:table-cell office:value-type="float" office:value="2094.309498" calcext:value-type="float">
            <text:p>2094.309498</text:p>
          </table:table-cell>
          <table:table-cell office:value-type="float" office:value="7123.623443" calcext:value-type="float">
            <text:p>7123.623443</text:p>
          </table:table-cell>
          <table:table-cell office:value-type="float" office:value="8368.164574" calcext:value-type="float">
            <text:p>8368.16457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.634189" calcext:value-type="float">
            <text:p>65.634189</text:p>
          </table:table-cell>
          <table:table-cell office:value-type="float" office:value="135.486979" calcext:value-type="float">
            <text:p>135.486979</text:p>
          </table:table-cell>
          <table:table-cell office:value-type="float" office:value="253.255737" calcext:value-type="float">
            <text:p>253.255737</text:p>
          </table:table-cell>
          <table:table-cell office:value-type="float" office:value="521.84784" calcext:value-type="float">
            <text:p>521.84784</text:p>
          </table:table-cell>
          <table:table-cell office:value-type="float" office:value="824.845033" calcext:value-type="float">
            <text:p>824.845033</text:p>
          </table:table-cell>
          <table:table-cell office:value-type="float" office:value="1736.605014" calcext:value-type="float">
            <text:p>1736.605014</text:p>
          </table:table-cell>
          <table:table-cell office:value-type="float" office:value="2701.679893" calcext:value-type="float">
            <text:p>2701.679893</text:p>
          </table:table-cell>
          <table:table-cell office:value-type="float" office:value="1847.468482" calcext:value-type="float">
            <text:p>1847.468482</text:p>
          </table:table-cell>
          <table:table-cell office:value-type="float" office:value="5857.811036" calcext:value-type="float">
            <text:p>5857.8110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2.874782" calcext:value-type="float">
            <text:p>72.874782</text:p>
          </table:table-cell>
          <table:table-cell office:value-type="float" office:value="127.217809" calcext:value-type="float">
            <text:p>127.217809</text:p>
          </table:table-cell>
          <table:table-cell office:value-type="float" office:value="216.330768" calcext:value-type="float">
            <text:p>216.330768</text:p>
          </table:table-cell>
          <table:table-cell office:value-type="float" office:value="416.904957" calcext:value-type="float">
            <text:p>416.904957</text:p>
          </table:table-cell>
          <table:table-cell office:value-type="float" office:value="759.989679" calcext:value-type="float">
            <text:p>759.989679</text:p>
          </table:table-cell>
          <table:table-cell office:value-type="float" office:value="1181.447492" calcext:value-type="float">
            <text:p>1181.447492</text:p>
          </table:table-cell>
          <table:table-cell office:value-type="float" office:value="1375.476578" calcext:value-type="float">
            <text:p>1375.476578</text:p>
          </table:table-cell>
          <table:table-cell office:value-type="float" office:value="1845.669394" calcext:value-type="float">
            <text:p>1845.669394</text:p>
          </table:table-cell>
          <table:table-cell office:value-type="float" office:value="2094.309498" calcext:value-type="float">
            <text:p>2094.3094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7.822084" calcext:value-type="float">
            <text:p>77.822084</text:p>
          </table:table-cell>
          <table:table-cell office:value-type="float" office:value="117.237715" calcext:value-type="float">
            <text:p>117.237715</text:p>
          </table:table-cell>
          <table:table-cell office:value-type="float" office:value="217.298392" calcext:value-type="float">
            <text:p>217.298392</text:p>
          </table:table-cell>
          <table:table-cell office:value-type="float" office:value="391.763732" calcext:value-type="float">
            <text:p>391.763732</text:p>
          </table:table-cell>
          <table:table-cell office:value-type="float" office:value="641.109733" calcext:value-type="float">
            <text:p>641.109733</text:p>
          </table:table-cell>
          <table:table-cell office:value-type="float" office:value="1316.610185" calcext:value-type="float">
            <text:p>1316.610185</text:p>
          </table:table-cell>
          <table:table-cell office:value-type="float" office:value="1480.908818" calcext:value-type="float">
            <text:p>1480.908818</text:p>
          </table:table-cell>
          <table:table-cell office:value-type="float" office:value="1871.669204" calcext:value-type="float">
            <text:p>1871.669204</text:p>
          </table:table-cell>
          <table:table-cell office:value-type="float" office:value="7123.623443" calcext:value-type="float">
            <text:p>7123.62344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6.919084" calcext:value-type="float">
            <text:p>66.919084</text:p>
          </table:table-cell>
          <table:table-cell office:value-type="float" office:value="107.935222" calcext:value-type="float">
            <text:p>107.935222</text:p>
          </table:table-cell>
          <table:table-cell office:value-type="float" office:value="265.55909" calcext:value-type="float">
            <text:p>265.55909</text:p>
          </table:table-cell>
          <table:table-cell office:value-type="float" office:value="461.185793" calcext:value-type="float">
            <text:p>461.185793</text:p>
          </table:table-cell>
          <table:table-cell office:value-type="float" office:value="813.937386" calcext:value-type="float">
            <text:p>813.937386</text:p>
          </table:table-cell>
          <table:table-cell office:value-type="float" office:value="1120.45067" calcext:value-type="float">
            <text:p>1120.45067</text:p>
          </table:table-cell>
          <table:table-cell office:value-type="float" office:value="2908.990028" calcext:value-type="float">
            <text:p>2908.990028</text:p>
          </table:table-cell>
          <table:table-cell office:value-type="float" office:value="1913.141288" calcext:value-type="float">
            <text:p>1913.141288</text:p>
          </table:table-cell>
          <table:table-cell office:value-type="float" office:value="8368.164574" calcext:value-type="float">
            <text:p>8368.16457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rrayMultAdd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5.63016" calcext:value-type="float">
            <text:p>55.63016</text:p>
          </table:table-cell>
          <table:table-cell office:value-type="float" office:value="58.188327" calcext:value-type="float">
            <text:p>58.188327</text:p>
          </table:table-cell>
          <table:table-cell office:value-type="float" office:value="62.815944" calcext:value-type="float">
            <text:p>62.815944</text:p>
          </table:table-cell>
          <table:table-cell office:value-type="float" office:value="50.70107" calcext:value-type="float">
            <text:p>50.70107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25.480825" calcext:value-type="float">
            <text:p>125.480825</text:p>
          </table:table-cell>
          <table:table-cell office:value-type="float" office:value="116.331827" calcext:value-type="float">
            <text:p>116.331827</text:p>
          </table:table-cell>
          <table:table-cell office:value-type="float" office:value="125.374962" calcext:value-type="float">
            <text:p>125.374962</text:p>
          </table:table-cell>
          <table:table-cell office:value-type="float" office:value="124.148017" calcext:value-type="float">
            <text:p>124.148017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74.860822" calcext:value-type="float">
            <text:p>174.860822</text:p>
          </table:table-cell>
          <table:table-cell office:value-type="float" office:value="216.927968" calcext:value-type="float">
            <text:p>216.927968</text:p>
          </table:table-cell>
          <table:table-cell office:value-type="float" office:value="175.252907" calcext:value-type="float">
            <text:p>175.252907</text:p>
          </table:table-cell>
          <table:table-cell office:value-type="float" office:value="208.594132" calcext:value-type="float">
            <text:p>208.594132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42.020492" calcext:value-type="float">
            <text:p>342.020492</text:p>
          </table:table-cell>
          <table:table-cell office:value-type="float" office:value="311.804475" calcext:value-type="float">
            <text:p>311.804475</text:p>
          </table:table-cell>
          <table:table-cell office:value-type="float" office:value="365.827076" calcext:value-type="float">
            <text:p>365.827076</text:p>
          </table:table-cell>
          <table:table-cell office:value-type="float" office:value="297.73426" calcext:value-type="float">
            <text:p>297.73426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51.965704" calcext:value-type="float">
            <text:p>651.965704</text:p>
          </table:table-cell>
          <table:table-cell office:value-type="float" office:value="599.56384" calcext:value-type="float">
            <text:p>599.56384</text:p>
          </table:table-cell>
          <table:table-cell office:value-type="float" office:value="610.395235" calcext:value-type="float">
            <text:p>610.395235</text:p>
          </table:table-cell>
          <table:table-cell office:value-type="float" office:value="660.299037" calcext:value-type="float">
            <text:p>660.299037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00.857062" calcext:value-type="float">
            <text:p>900.857062</text:p>
          </table:table-cell>
          <table:table-cell office:value-type="float" office:value="793.048003" calcext:value-type="float">
            <text:p>793.048003</text:p>
          </table:table-cell>
          <table:table-cell office:value-type="float" office:value="970.999905" calcext:value-type="float">
            <text:p>970.999905</text:p>
          </table:table-cell>
          <table:table-cell office:value-type="float" office:value="949.93047" calcext:value-type="float">
            <text:p>949.93047</text:p>
          </table:table-cell>
          <table:table-cell table:number-columns-repeated="5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205.656112" calcext:value-type="float">
            <text:p>1205.656112</text:p>
          </table:table-cell>
          <table:table-cell office:value-type="float" office:value="1294.636568" calcext:value-type="float">
            <text:p>1294.636568</text:p>
          </table:table-cell>
          <table:table-cell office:value-type="float" office:value="1239.568021" calcext:value-type="float">
            <text:p>1239.568021</text:p>
          </table:table-cell>
          <table:table-cell office:value-type="float" office:value="1202.378898" calcext:value-type="float">
            <text:p>1202.378898</text:p>
          </table:table-cell>
          <table:table-cell table:number-columns-repeated="5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492.574854" calcext:value-type="float">
            <text:p>1492.574854</text:p>
          </table:table-cell>
          <table:table-cell office:value-type="float" office:value="1526.77431" calcext:value-type="float">
            <text:p>1526.77431</text:p>
          </table:table-cell>
          <table:table-cell office:value-type="float" office:value="1387.620176" calcext:value-type="float">
            <text:p>1387.620176</text:p>
          </table:table-cell>
          <table:table-cell office:value-type="float" office:value="1447.596591" calcext:value-type="float">
            <text:p>1447.596591</text:p>
          </table:table-cell>
          <table:table-cell table:number-columns-repeated="5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622.844779" calcext:value-type="float">
            <text:p>1622.844779</text:p>
          </table:table-cell>
          <table:table-cell office:value-type="float" office:value="1618.498475" calcext:value-type="float">
            <text:p>1618.498475</text:p>
          </table:table-cell>
          <table:table-cell office:value-type="float" office:value="1660.3027" calcext:value-type="float">
            <text:p>1660.3027</text:p>
          </table:table-cell>
          <table:table-cell office:value-type="float" office:value="1645.743487" calcext:value-type="float">
            <text:p>1645.74348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.63016" calcext:value-type="float">
            <text:p>55.63016</text:p>
          </table:table-cell>
          <table:table-cell office:value-type="float" office:value="125.480825" calcext:value-type="float">
            <text:p>125.480825</text:p>
          </table:table-cell>
          <table:table-cell office:value-type="float" office:value="174.860822" calcext:value-type="float">
            <text:p>174.860822</text:p>
          </table:table-cell>
          <table:table-cell office:value-type="float" office:value="342.020492" calcext:value-type="float">
            <text:p>342.020492</text:p>
          </table:table-cell>
          <table:table-cell office:value-type="float" office:value="651.965704" calcext:value-type="float">
            <text:p>651.965704</text:p>
          </table:table-cell>
          <table:table-cell office:value-type="float" office:value="900.857062" calcext:value-type="float">
            <text:p>900.857062</text:p>
          </table:table-cell>
          <table:table-cell office:value-type="float" office:value="1205.656112" calcext:value-type="float">
            <text:p>1205.656112</text:p>
          </table:table-cell>
          <table:table-cell office:value-type="float" office:value="1492.574854" calcext:value-type="float">
            <text:p>1492.574854</text:p>
          </table:table-cell>
          <table:table-cell office:value-type="float" office:value="1622.844779" calcext:value-type="float">
            <text:p>1622.8447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.188327" calcext:value-type="float">
            <text:p>58.188327</text:p>
          </table:table-cell>
          <table:table-cell office:value-type="float" office:value="116.331827" calcext:value-type="float">
            <text:p>116.331827</text:p>
          </table:table-cell>
          <table:table-cell office:value-type="float" office:value="216.927968" calcext:value-type="float">
            <text:p>216.927968</text:p>
          </table:table-cell>
          <table:table-cell office:value-type="float" office:value="311.804475" calcext:value-type="float">
            <text:p>311.804475</text:p>
          </table:table-cell>
          <table:table-cell office:value-type="float" office:value="599.56384" calcext:value-type="float">
            <text:p>599.56384</text:p>
          </table:table-cell>
          <table:table-cell office:value-type="float" office:value="793.048003" calcext:value-type="float">
            <text:p>793.048003</text:p>
          </table:table-cell>
          <table:table-cell office:value-type="float" office:value="1294.636568" calcext:value-type="float">
            <text:p>1294.636568</text:p>
          </table:table-cell>
          <table:table-cell office:value-type="float" office:value="1526.77431" calcext:value-type="float">
            <text:p>1526.77431</text:p>
          </table:table-cell>
          <table:table-cell office:value-type="float" office:value="1618.498475" calcext:value-type="float">
            <text:p>1618.4984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2.815944" calcext:value-type="float">
            <text:p>62.815944</text:p>
          </table:table-cell>
          <table:table-cell office:value-type="float" office:value="125.374962" calcext:value-type="float">
            <text:p>125.374962</text:p>
          </table:table-cell>
          <table:table-cell office:value-type="float" office:value="175.252907" calcext:value-type="float">
            <text:p>175.252907</text:p>
          </table:table-cell>
          <table:table-cell office:value-type="float" office:value="365.827076" calcext:value-type="float">
            <text:p>365.827076</text:p>
          </table:table-cell>
          <table:table-cell office:value-type="float" office:value="610.395235" calcext:value-type="float">
            <text:p>610.395235</text:p>
          </table:table-cell>
          <table:table-cell office:value-type="float" office:value="970.999905" calcext:value-type="float">
            <text:p>970.999905</text:p>
          </table:table-cell>
          <table:table-cell office:value-type="float" office:value="1239.568021" calcext:value-type="float">
            <text:p>1239.568021</text:p>
          </table:table-cell>
          <table:table-cell office:value-type="float" office:value="1387.620176" calcext:value-type="float">
            <text:p>1387.620176</text:p>
          </table:table-cell>
          <table:table-cell office:value-type="float" office:value="1660.3027" calcext:value-type="float">
            <text:p>1660.30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.70107" calcext:value-type="float">
            <text:p>50.70107</text:p>
          </table:table-cell>
          <table:table-cell office:value-type="float" office:value="124.148017" calcext:value-type="float">
            <text:p>124.148017</text:p>
          </table:table-cell>
          <table:table-cell office:value-type="float" office:value="208.594132" calcext:value-type="float">
            <text:p>208.594132</text:p>
          </table:table-cell>
          <table:table-cell office:value-type="float" office:value="297.73426" calcext:value-type="float">
            <text:p>297.73426</text:p>
          </table:table-cell>
          <table:table-cell office:value-type="float" office:value="660.299037" calcext:value-type="float">
            <text:p>660.299037</text:p>
          </table:table-cell>
          <table:table-cell office:value-type="float" office:value="949.93047" calcext:value-type="float">
            <text:p>949.93047</text:p>
          </table:table-cell>
          <table:table-cell office:value-type="float" office:value="1202.378898" calcext:value-type="float">
            <text:p>1202.378898</text:p>
          </table:table-cell>
          <table:table-cell office:value-type="float" office:value="1447.596591" calcext:value-type="float">
            <text:p>1447.596591</text:p>
          </table:table-cell>
          <table:table-cell office:value-type="float" office:value="1645.743487" calcext:value-type="float">
            <text:p>1645.74348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rrayMultReduce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0.078802" calcext:value-type="float">
            <text:p>60.078802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22.852205" calcext:value-type="float">
            <text:p>122.852205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71.251777" calcext:value-type="float">
            <text:p>171.251777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44.891373" calcext:value-type="float">
            <text:p>344.891373</text:p>
          </table:table-cell>
          <table:table-cell table:number-columns-repeated="8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706.125099" calcext:value-type="float">
            <text:p>706.125099</text:p>
          </table:table-cell>
          <table:table-cell table:number-columns-repeated="8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65.261823" calcext:value-type="float">
            <text:p>1165.261823</text:p>
          </table:table-cell>
          <table:table-cell table:number-columns-repeated="8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914.048389" calcext:value-type="float">
            <text:p>1914.048389</text:p>
          </table:table-cell>
          <table:table-cell table:number-columns-repeated="8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245.029873" calcext:value-type="float">
            <text:p>2245.029873</text:p>
          </table:table-cell>
          <table:table-cell table:number-columns-repeated="8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635.541796" calcext:value-type="float">
            <text:p>2635.5417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lobal Size</text:p>
          </table:table-cell>
          <table:table-cell office:value-type="string" calcext:value-type="string">
            <text:p>Local Work Group Size</text:p>
          </table:table-cell>
          <table:table-cell office:value-type="string" calcext:value-type="string">
            <text:p>Speed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79.106193" calcext:value-type="float">
            <text:p>79.1061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106.732332" calcext:value-type="float">
            <text:p>106.7323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63.575213" calcext:value-type="float">
            <text:p>263.5752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407.38801" calcext:value-type="float">
            <text:p>407.38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969.833295" calcext:value-type="float">
            <text:p>969.8332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1617.443991" calcext:value-type="float">
            <text:p>1617.4439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2" calcext:value-type="float">
            <text:p>32</text:p>
          </table:table-cell>
          <table:table-cell office:value-type="float" office:value="2625.973086" calcext:value-type="float">
            <text:p>2625.9730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" calcext:value-type="float">
            <text:p>32</text:p>
          </table:table-cell>
          <table:table-cell office:value-type="float" office:value="1731.09757" calcext:value-type="float">
            <text:p>1731.097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2" calcext:value-type="float">
            <text:p>32</text:p>
          </table:table-cell>
          <table:table-cell office:value-type="float" office:value="5767.816158" calcext:value-type="float">
            <text:p>5767.8161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47.258017" calcext:value-type="float">
            <text:p>47.2580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11.676857" calcext:value-type="float">
            <text:p>111.6768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230.66107" calcext:value-type="float">
            <text:p>230.66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420.920796" calcext:value-type="float">
            <text:p>420.9207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823.589475" calcext:value-type="float">
            <text:p>823.589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010.705862" calcext:value-type="float">
            <text:p>1010.7058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413.50286" calcext:value-type="float">
            <text:p>1413.50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882.06745" calcext:value-type="float">
            <text:p>1882.06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2945.149685" calcext:value-type="float">
            <text:p>2945.1496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7.890311" calcext:value-type="float">
            <text:p>57.8903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124.6607" calcext:value-type="float">
            <text:p>124.66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237.289793" calcext:value-type="float">
            <text:p>237.2897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375.058839" calcext:value-type="float">
            <text:p>375.0588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719.832717" calcext:value-type="float">
            <text:p>719.832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8" calcext:value-type="float">
            <text:p>128</text:p>
          </table:table-cell>
          <table:table-cell office:value-type="float" office:value="1113.548197" calcext:value-type="float">
            <text:p>1113.548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8" calcext:value-type="float">
            <text:p>128</text:p>
          </table:table-cell>
          <table:table-cell office:value-type="float" office:value="3615.467632" calcext:value-type="float">
            <text:p>3615.4676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28" calcext:value-type="float">
            <text:p>128</text:p>
          </table:table-cell>
          <table:table-cell office:value-type="float" office:value="5472.856261" calcext:value-type="float">
            <text:p>5472.8562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28" calcext:value-type="float">
            <text:p>128</text:p>
          </table:table-cell>
          <table:table-cell office:value-type="float" office:value="2094.195519" calcext:value-type="float">
            <text:p>2094.1955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70.61582" calcext:value-type="float">
            <text:p>70.615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113.65682" calcext:value-type="float">
            <text:p>113.656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224.883502" calcext:value-type="float">
            <text:p>224.883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441.171323" calcext:value-type="float">
            <text:p>441.1713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524288" calcext:value-type="float">
            <text:p>524288</text:p>
          </table:table-cell>
          <table:table-cell office:value-type="float" office:value="256" calcext:value-type="float">
            <text:p>256</text:p>
          </table:table-cell>
          <table:table-cell office:value-type="float" office:value="791.29331" calcext:value-type="float">
            <text:p>791.293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6" calcext:value-type="float">
            <text:p>256</text:p>
          </table:table-cell>
          <table:table-cell office:value-type="float" office:value="1048.922144" calcext:value-type="float">
            <text:p>1048.922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office:value-type="float" office:value="1383.96551" calcext:value-type="float">
            <text:p>1383.965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56" calcext:value-type="float">
            <text:p>256</text:p>
          </table:table-cell>
          <table:table-cell office:value-type="float" office:value="5335.864102" calcext:value-type="float">
            <text:p>5335.864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256" calcext:value-type="float">
            <text:p>256</text:p>
          </table:table-cell>
          <table:table-cell office:value-type="float" office:value="8319.695958" calcext:value-type="float">
            <text:p>8319.6959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55.492144" calcext:value-type="float">
            <text:p>55.492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124.629644" calcext:value-type="float">
            <text:p>124.6296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28.348034" calcext:value-type="float">
            <text:p>228.3480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333.003054" calcext:value-type="float">
            <text:p>333.0030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673.326886" calcext:value-type="float">
            <text:p>673.3268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945.116038" calcext:value-type="float">
            <text:p>945.1160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2" calcext:value-type="float">
            <text:p>32</text:p>
          </table:table-cell>
          <table:table-cell office:value-type="float" office:value="1258.084119" calcext:value-type="float">
            <text:p>1258.0841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" calcext:value-type="float">
            <text:p>32</text:p>
          </table:table-cell>
          <table:table-cell office:value-type="float" office:value="1464.923322" calcext:value-type="float">
            <text:p>1464.9233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2" calcext:value-type="float">
            <text:p>32</text:p>
          </table:table-cell>
          <table:table-cell office:value-type="float" office:value="1553.739698" calcext:value-type="float">
            <text:p>1553.7396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9.424004" calcext:value-type="float">
            <text:p>59.4240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28.480799" calcext:value-type="float">
            <text:p>128.4807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72.805358" calcext:value-type="float">
            <text:p>172.805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351.144813" calcext:value-type="float">
            <text:p>351.1448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639.989844" calcext:value-type="float">
            <text:p>639.9898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948.299064" calcext:value-type="float">
            <text:p>948.2990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353.991888" calcext:value-type="float">
            <text:p>1353.9918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469.596209" calcext:value-type="float">
            <text:p>1469.5962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646.801906" calcext:value-type="float">
            <text:p>1646.8019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63.42349" calcext:value-type="float">
            <text:p>63.423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121.606852" calcext:value-type="float">
            <text:p>121.6068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171.094403" calcext:value-type="float">
            <text:p>171.0944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350.120071" calcext:value-type="float">
            <text:p>350.1200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650.987803" calcext:value-type="float">
            <text:p>650.9878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8" calcext:value-type="float">
            <text:p>128</text:p>
          </table:table-cell>
          <table:table-cell office:value-type="float" office:value="1002.76949" calcext:value-type="float">
            <text:p>1002.769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8" calcext:value-type="float">
            <text:p>128</text:p>
          </table:table-cell>
          <table:table-cell office:value-type="float" office:value="1135.35394" calcext:value-type="float">
            <text:p>1135.353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28" calcext:value-type="float">
            <text:p>128</text:p>
          </table:table-cell>
          <table:table-cell office:value-type="float" office:value="1397.096355" calcext:value-type="float">
            <text:p>1397.096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28" calcext:value-type="float">
            <text:p>128</text:p>
          </table:table-cell>
          <table:table-cell office:value-type="float" office:value="1627.880143" calcext:value-type="float">
            <text:p>1627.8801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64.923897" calcext:value-type="float">
            <text:p>64.9238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103.1587" calcext:value-type="float">
            <text:p>103.15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178.615523" calcext:value-type="float">
            <text:p>178.6155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345.710989" calcext:value-type="float">
            <text:p>345.7109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524288" calcext:value-type="float">
            <text:p>524288</text:p>
          </table:table-cell>
          <table:table-cell office:value-type="float" office:value="256" calcext:value-type="float">
            <text:p>256</text:p>
          </table:table-cell>
          <table:table-cell office:value-type="float" office:value="722.755107" calcext:value-type="float">
            <text:p>722.755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6" calcext:value-type="float">
            <text:p>256</text:p>
          </table:table-cell>
          <table:table-cell office:value-type="float" office:value="984.16995" calcext:value-type="float">
            <text:p>984.169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office:value-type="float" office:value="1274.035734" calcext:value-type="float">
            <text:p>1274.0357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56" calcext:value-type="float">
            <text:p>256</text:p>
          </table:table-cell>
          <table:table-cell office:value-type="float" office:value="1381.370178" calcext:value-type="float">
            <text:p>1381.3701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256" calcext:value-type="float">
            <text:p>256</text:p>
          </table:table-cell>
          <table:table-cell office:value-type="float" office:value="1577.294027" calcext:value-type="float">
            <text:p>1577.2940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66.904601" calcext:value-type="float">
            <text:p>66.904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143.765013" calcext:value-type="float">
            <text:p>143.765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72.15803" calcext:value-type="float">
            <text:p>172.158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371.821748" calcext:value-type="float">
            <text:p>371.821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699.680379" calcext:value-type="float">
            <text:p>699.680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1235.783626" calcext:value-type="float">
            <text:p>1235.7836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2" calcext:value-type="float">
            <text:p>32</text:p>
          </table:table-cell>
          <table:table-cell office:value-type="float" office:value="1567.488299" calcext:value-type="float">
            <text:p>1567.4882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" calcext:value-type="float">
            <text:p>32</text:p>
          </table:table-cell>
          <table:table-cell office:value-type="float" office:value="2052.352229" calcext:value-type="float">
            <text:p>2052.352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2" calcext:value-type="float">
            <text:p>32</text:p>
          </table:table-cell>
          <table:table-cell office:value-type="float" office:value="2531.40657" calcext:value-type="float">
            <text:p>2531.40657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rrayMult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79.106193" calcext:value-type="float">
            <text:p>79.106193</text:p>
          </table:table-cell>
          <table:table-cell office:value-type="float" office:value="47.258017" calcext:value-type="float">
            <text:p>47.258017</text:p>
          </table:table-cell>
          <table:table-cell office:value-type="float" office:value="57.890311" calcext:value-type="float">
            <text:p>57.890311</text:p>
          </table:table-cell>
          <table:table-cell office:value-type="float" office:value="70.61582" calcext:value-type="float">
            <text:p>70.61582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06.732332" calcext:value-type="float">
            <text:p>106.732332</text:p>
          </table:table-cell>
          <table:table-cell office:value-type="float" office:value="111.676857" calcext:value-type="float">
            <text:p>111.676857</text:p>
          </table:table-cell>
          <table:table-cell office:value-type="float" office:value="124.6607" calcext:value-type="float">
            <text:p>124.6607</text:p>
          </table:table-cell>
          <table:table-cell office:value-type="float" office:value="113.65682" calcext:value-type="float">
            <text:p>113.65682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63.575213" calcext:value-type="float">
            <text:p>263.575213</text:p>
          </table:table-cell>
          <table:table-cell office:value-type="float" office:value="230.66107" calcext:value-type="float">
            <text:p>230.66107</text:p>
          </table:table-cell>
          <table:table-cell office:value-type="float" office:value="237.289793" calcext:value-type="float">
            <text:p>237.289793</text:p>
          </table:table-cell>
          <table:table-cell office:value-type="float" office:value="224.883502" calcext:value-type="float">
            <text:p>224.883502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07.38801" calcext:value-type="float">
            <text:p>407.38801</text:p>
          </table:table-cell>
          <table:table-cell office:value-type="float" office:value="420.920796" calcext:value-type="float">
            <text:p>420.920796</text:p>
          </table:table-cell>
          <table:table-cell office:value-type="float" office:value="375.058839" calcext:value-type="float">
            <text:p>375.058839</text:p>
          </table:table-cell>
          <table:table-cell office:value-type="float" office:value="441.171323" calcext:value-type="float">
            <text:p>441.171323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969.833295" calcext:value-type="float">
            <text:p>969.833295</text:p>
          </table:table-cell>
          <table:table-cell office:value-type="float" office:value="823.589475" calcext:value-type="float">
            <text:p>823.589475</text:p>
          </table:table-cell>
          <table:table-cell office:value-type="float" office:value="719.832717" calcext:value-type="float">
            <text:p>719.832717</text:p>
          </table:table-cell>
          <table:table-cell office:value-type="float" office:value="791.29331" calcext:value-type="float">
            <text:p>791.29331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617.443991" calcext:value-type="float">
            <text:p>1617.443991</text:p>
          </table:table-cell>
          <table:table-cell office:value-type="float" office:value="1010.705862" calcext:value-type="float">
            <text:p>1010.705862</text:p>
          </table:table-cell>
          <table:table-cell office:value-type="float" office:value="1113.548197" calcext:value-type="float">
            <text:p>1113.548197</text:p>
          </table:table-cell>
          <table:table-cell office:value-type="float" office:value="1048.922144" calcext:value-type="float">
            <text:p>1048.922144</text:p>
          </table:table-cell>
          <table:table-cell table:number-columns-repeated="5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625.973086" calcext:value-type="float">
            <text:p>2625.973086</text:p>
          </table:table-cell>
          <table:table-cell office:value-type="float" office:value="1413.50286" calcext:value-type="float">
            <text:p>1413.50286</text:p>
          </table:table-cell>
          <table:table-cell office:value-type="float" office:value="3615.467632" calcext:value-type="float">
            <text:p>3615.467632</text:p>
          </table:table-cell>
          <table:table-cell office:value-type="float" office:value="1383.96551" calcext:value-type="float">
            <text:p>1383.96551</text:p>
          </table:table-cell>
          <table:table-cell table:number-columns-repeated="5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731.09757" calcext:value-type="float">
            <text:p>1731.09757</text:p>
          </table:table-cell>
          <table:table-cell office:value-type="float" office:value="1882.06745" calcext:value-type="float">
            <text:p>1882.06745</text:p>
          </table:table-cell>
          <table:table-cell office:value-type="float" office:value="5472.856261" calcext:value-type="float">
            <text:p>5472.856261</text:p>
          </table:table-cell>
          <table:table-cell office:value-type="float" office:value="5335.864102" calcext:value-type="float">
            <text:p>5335.864102</text:p>
          </table:table-cell>
          <table:table-cell table:number-columns-repeated="5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767.816158" calcext:value-type="float">
            <text:p>5767.816158</text:p>
          </table:table-cell>
          <table:table-cell office:value-type="float" office:value="2945.149685" calcext:value-type="float">
            <text:p>2945.149685</text:p>
          </table:table-cell>
          <table:table-cell office:value-type="float" office:value="2094.195519" calcext:value-type="float">
            <text:p>2094.195519</text:p>
          </table:table-cell>
          <table:table-cell office:value-type="float" office:value="8319.695958" calcext:value-type="float">
            <text:p>8319.69595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9.106193" calcext:value-type="float">
            <text:p>79.106193</text:p>
          </table:table-cell>
          <table:table-cell office:value-type="float" office:value="106.732332" calcext:value-type="float">
            <text:p>106.732332</text:p>
          </table:table-cell>
          <table:table-cell office:value-type="float" office:value="263.575213" calcext:value-type="float">
            <text:p>263.575213</text:p>
          </table:table-cell>
          <table:table-cell office:value-type="float" office:value="407.38801" calcext:value-type="float">
            <text:p>407.38801</text:p>
          </table:table-cell>
          <table:table-cell office:value-type="float" office:value="969.833295" calcext:value-type="float">
            <text:p>969.833295</text:p>
          </table:table-cell>
          <table:table-cell office:value-type="float" office:value="1617.443991" calcext:value-type="float">
            <text:p>1617.443991</text:p>
          </table:table-cell>
          <table:table-cell office:value-type="float" office:value="2625.973086" calcext:value-type="float">
            <text:p>2625.973086</text:p>
          </table:table-cell>
          <table:table-cell office:value-type="float" office:value="1731.09757" calcext:value-type="float">
            <text:p>1731.09757</text:p>
          </table:table-cell>
          <table:table-cell office:value-type="float" office:value="5767.816158" calcext:value-type="float">
            <text:p>5767.8161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7.258017" calcext:value-type="float">
            <text:p>47.258017</text:p>
          </table:table-cell>
          <table:table-cell office:value-type="float" office:value="111.676857" calcext:value-type="float">
            <text:p>111.676857</text:p>
          </table:table-cell>
          <table:table-cell office:value-type="float" office:value="230.66107" calcext:value-type="float">
            <text:p>230.66107</text:p>
          </table:table-cell>
          <table:table-cell office:value-type="float" office:value="420.920796" calcext:value-type="float">
            <text:p>420.920796</text:p>
          </table:table-cell>
          <table:table-cell office:value-type="float" office:value="823.589475" calcext:value-type="float">
            <text:p>823.589475</text:p>
          </table:table-cell>
          <table:table-cell office:value-type="float" office:value="1010.705862" calcext:value-type="float">
            <text:p>1010.705862</text:p>
          </table:table-cell>
          <table:table-cell office:value-type="float" office:value="1413.50286" calcext:value-type="float">
            <text:p>1413.50286</text:p>
          </table:table-cell>
          <table:table-cell office:value-type="float" office:value="1882.06745" calcext:value-type="float">
            <text:p>1882.06745</text:p>
          </table:table-cell>
          <table:table-cell office:value-type="float" office:value="2945.149685" calcext:value-type="float">
            <text:p>2945.1496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7.890311" calcext:value-type="float">
            <text:p>57.890311</text:p>
          </table:table-cell>
          <table:table-cell office:value-type="float" office:value="124.6607" calcext:value-type="float">
            <text:p>124.6607</text:p>
          </table:table-cell>
          <table:table-cell office:value-type="float" office:value="237.289793" calcext:value-type="float">
            <text:p>237.289793</text:p>
          </table:table-cell>
          <table:table-cell office:value-type="float" office:value="375.058839" calcext:value-type="float">
            <text:p>375.058839</text:p>
          </table:table-cell>
          <table:table-cell office:value-type="float" office:value="719.832717" calcext:value-type="float">
            <text:p>719.832717</text:p>
          </table:table-cell>
          <table:table-cell office:value-type="float" office:value="1113.548197" calcext:value-type="float">
            <text:p>1113.548197</text:p>
          </table:table-cell>
          <table:table-cell office:value-type="float" office:value="3615.467632" calcext:value-type="float">
            <text:p>3615.467632</text:p>
          </table:table-cell>
          <table:table-cell office:value-type="float" office:value="5472.856261" calcext:value-type="float">
            <text:p>5472.856261</text:p>
          </table:table-cell>
          <table:table-cell office:value-type="float" office:value="2094.195519" calcext:value-type="float">
            <text:p>2094.1955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0.61582" calcext:value-type="float">
            <text:p>70.61582</text:p>
          </table:table-cell>
          <table:table-cell office:value-type="float" office:value="113.65682" calcext:value-type="float">
            <text:p>113.65682</text:p>
          </table:table-cell>
          <table:table-cell office:value-type="float" office:value="224.883502" calcext:value-type="float">
            <text:p>224.883502</text:p>
          </table:table-cell>
          <table:table-cell office:value-type="float" office:value="441.171323" calcext:value-type="float">
            <text:p>441.171323</text:p>
          </table:table-cell>
          <table:table-cell office:value-type="float" office:value="791.29331" calcext:value-type="float">
            <text:p>791.29331</text:p>
          </table:table-cell>
          <table:table-cell office:value-type="float" office:value="1048.922144" calcext:value-type="float">
            <text:p>1048.922144</text:p>
          </table:table-cell>
          <table:table-cell office:value-type="float" office:value="1383.96551" calcext:value-type="float">
            <text:p>1383.96551</text:p>
          </table:table-cell>
          <table:table-cell office:value-type="float" office:value="5335.864102" calcext:value-type="float">
            <text:p>5335.864102</text:p>
          </table:table-cell>
          <table:table-cell office:value-type="float" office:value="8319.695958" calcext:value-type="float">
            <text:p>8319.69595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rrayMultAdd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5.492144" calcext:value-type="float">
            <text:p>55.492144</text:p>
          </table:table-cell>
          <table:table-cell office:value-type="float" office:value="59.424004" calcext:value-type="float">
            <text:p>59.424004</text:p>
          </table:table-cell>
          <table:table-cell office:value-type="float" office:value="63.42349" calcext:value-type="float">
            <text:p>63.42349</text:p>
          </table:table-cell>
          <table:table-cell office:value-type="float" office:value="64.923897" calcext:value-type="float">
            <text:p>64.923897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24.629644" calcext:value-type="float">
            <text:p>124.629644</text:p>
          </table:table-cell>
          <table:table-cell office:value-type="float" office:value="128.480799" calcext:value-type="float">
            <text:p>128.480799</text:p>
          </table:table-cell>
          <table:table-cell office:value-type="float" office:value="121.606852" calcext:value-type="float">
            <text:p>121.606852</text:p>
          </table:table-cell>
          <table:table-cell office:value-type="float" office:value="103.1587" calcext:value-type="float">
            <text:p>103.1587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28.348034" calcext:value-type="float">
            <text:p>228.348034</text:p>
          </table:table-cell>
          <table:table-cell office:value-type="float" office:value="172.805358" calcext:value-type="float">
            <text:p>172.805358</text:p>
          </table:table-cell>
          <table:table-cell office:value-type="float" office:value="171.094403" calcext:value-type="float">
            <text:p>171.094403</text:p>
          </table:table-cell>
          <table:table-cell office:value-type="float" office:value="178.615523" calcext:value-type="float">
            <text:p>178.615523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33.003054" calcext:value-type="float">
            <text:p>333.003054</text:p>
          </table:table-cell>
          <table:table-cell office:value-type="float" office:value="351.144813" calcext:value-type="float">
            <text:p>351.144813</text:p>
          </table:table-cell>
          <table:table-cell office:value-type="float" office:value="350.120071" calcext:value-type="float">
            <text:p>350.120071</text:p>
          </table:table-cell>
          <table:table-cell office:value-type="float" office:value="345.710989" calcext:value-type="float">
            <text:p>345.710989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73.326886" calcext:value-type="float">
            <text:p>673.326886</text:p>
          </table:table-cell>
          <table:table-cell office:value-type="float" office:value="639.989844" calcext:value-type="float">
            <text:p>639.989844</text:p>
          </table:table-cell>
          <table:table-cell office:value-type="float" office:value="650.987803" calcext:value-type="float">
            <text:p>650.987803</text:p>
          </table:table-cell>
          <table:table-cell office:value-type="float" office:value="722.755107" calcext:value-type="float">
            <text:p>722.755107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45.116038" calcext:value-type="float">
            <text:p>945.116038</text:p>
          </table:table-cell>
          <table:table-cell office:value-type="float" office:value="948.299064" calcext:value-type="float">
            <text:p>948.299064</text:p>
          </table:table-cell>
          <table:table-cell office:value-type="float" office:value="1002.76949" calcext:value-type="float">
            <text:p>1002.76949</text:p>
          </table:table-cell>
          <table:table-cell office:value-type="float" office:value="984.16995" calcext:value-type="float">
            <text:p>984.16995</text:p>
          </table:table-cell>
          <table:table-cell table:number-columns-repeated="5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258.084119" calcext:value-type="float">
            <text:p>1258.084119</text:p>
          </table:table-cell>
          <table:table-cell office:value-type="float" office:value="1353.991888" calcext:value-type="float">
            <text:p>1353.991888</text:p>
          </table:table-cell>
          <table:table-cell office:value-type="float" office:value="1135.35394" calcext:value-type="float">
            <text:p>1135.35394</text:p>
          </table:table-cell>
          <table:table-cell office:value-type="float" office:value="1274.035734" calcext:value-type="float">
            <text:p>1274.035734</text:p>
          </table:table-cell>
          <table:table-cell table:number-columns-repeated="5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464.923322" calcext:value-type="float">
            <text:p>1464.923322</text:p>
          </table:table-cell>
          <table:table-cell office:value-type="float" office:value="1469.596209" calcext:value-type="float">
            <text:p>1469.596209</text:p>
          </table:table-cell>
          <table:table-cell office:value-type="float" office:value="1397.096355" calcext:value-type="float">
            <text:p>1397.096355</text:p>
          </table:table-cell>
          <table:table-cell office:value-type="float" office:value="1381.370178" calcext:value-type="float">
            <text:p>1381.370178</text:p>
          </table:table-cell>
          <table:table-cell table:number-columns-repeated="5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553.739698" calcext:value-type="float">
            <text:p>1553.739698</text:p>
          </table:table-cell>
          <table:table-cell office:value-type="float" office:value="1646.801906" calcext:value-type="float">
            <text:p>1646.801906</text:p>
          </table:table-cell>
          <table:table-cell office:value-type="float" office:value="1627.880143" calcext:value-type="float">
            <text:p>1627.880143</text:p>
          </table:table-cell>
          <table:table-cell office:value-type="float" office:value="1577.294027" calcext:value-type="float">
            <text:p>1577.29402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.492144" calcext:value-type="float">
            <text:p>55.492144</text:p>
          </table:table-cell>
          <table:table-cell office:value-type="float" office:value="124.629644" calcext:value-type="float">
            <text:p>124.629644</text:p>
          </table:table-cell>
          <table:table-cell office:value-type="float" office:value="228.348034" calcext:value-type="float">
            <text:p>228.348034</text:p>
          </table:table-cell>
          <table:table-cell office:value-type="float" office:value="333.003054" calcext:value-type="float">
            <text:p>333.003054</text:p>
          </table:table-cell>
          <table:table-cell office:value-type="float" office:value="673.326886" calcext:value-type="float">
            <text:p>673.326886</text:p>
          </table:table-cell>
          <table:table-cell office:value-type="float" office:value="945.116038" calcext:value-type="float">
            <text:p>945.116038</text:p>
          </table:table-cell>
          <table:table-cell office:value-type="float" office:value="1258.084119" calcext:value-type="float">
            <text:p>1258.084119</text:p>
          </table:table-cell>
          <table:table-cell office:value-type="float" office:value="1464.923322" calcext:value-type="float">
            <text:p>1464.923322</text:p>
          </table:table-cell>
          <table:table-cell office:value-type="float" office:value="1553.739698" calcext:value-type="float">
            <text:p>1553.7396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9.424004" calcext:value-type="float">
            <text:p>59.424004</text:p>
          </table:table-cell>
          <table:table-cell office:value-type="float" office:value="128.480799" calcext:value-type="float">
            <text:p>128.480799</text:p>
          </table:table-cell>
          <table:table-cell office:value-type="float" office:value="172.805358" calcext:value-type="float">
            <text:p>172.805358</text:p>
          </table:table-cell>
          <table:table-cell office:value-type="float" office:value="351.144813" calcext:value-type="float">
            <text:p>351.144813</text:p>
          </table:table-cell>
          <table:table-cell office:value-type="float" office:value="639.989844" calcext:value-type="float">
            <text:p>639.989844</text:p>
          </table:table-cell>
          <table:table-cell office:value-type="float" office:value="948.299064" calcext:value-type="float">
            <text:p>948.299064</text:p>
          </table:table-cell>
          <table:table-cell office:value-type="float" office:value="1353.991888" calcext:value-type="float">
            <text:p>1353.991888</text:p>
          </table:table-cell>
          <table:table-cell office:value-type="float" office:value="1469.596209" calcext:value-type="float">
            <text:p>1469.596209</text:p>
          </table:table-cell>
          <table:table-cell office:value-type="float" office:value="1646.801906" calcext:value-type="float">
            <text:p>1646.8019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3.42349" calcext:value-type="float">
            <text:p>63.42349</text:p>
          </table:table-cell>
          <table:table-cell office:value-type="float" office:value="121.606852" calcext:value-type="float">
            <text:p>121.606852</text:p>
          </table:table-cell>
          <table:table-cell office:value-type="float" office:value="171.094403" calcext:value-type="float">
            <text:p>171.094403</text:p>
          </table:table-cell>
          <table:table-cell office:value-type="float" office:value="350.120071" calcext:value-type="float">
            <text:p>350.120071</text:p>
          </table:table-cell>
          <table:table-cell office:value-type="float" office:value="650.987803" calcext:value-type="float">
            <text:p>650.987803</text:p>
          </table:table-cell>
          <table:table-cell office:value-type="float" office:value="1002.76949" calcext:value-type="float">
            <text:p>1002.76949</text:p>
          </table:table-cell>
          <table:table-cell office:value-type="float" office:value="1135.35394" calcext:value-type="float">
            <text:p>1135.35394</text:p>
          </table:table-cell>
          <table:table-cell office:value-type="float" office:value="1397.096355" calcext:value-type="float">
            <text:p>1397.096355</text:p>
          </table:table-cell>
          <table:table-cell office:value-type="float" office:value="1627.880143" calcext:value-type="float">
            <text:p>1627.88014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4.923897" calcext:value-type="float">
            <text:p>64.923897</text:p>
          </table:table-cell>
          <table:table-cell office:value-type="float" office:value="103.1587" calcext:value-type="float">
            <text:p>103.1587</text:p>
          </table:table-cell>
          <table:table-cell office:value-type="float" office:value="178.615523" calcext:value-type="float">
            <text:p>178.615523</text:p>
          </table:table-cell>
          <table:table-cell office:value-type="float" office:value="345.710989" calcext:value-type="float">
            <text:p>345.710989</text:p>
          </table:table-cell>
          <table:table-cell office:value-type="float" office:value="722.755107" calcext:value-type="float">
            <text:p>722.755107</text:p>
          </table:table-cell>
          <table:table-cell office:value-type="float" office:value="984.16995" calcext:value-type="float">
            <text:p>984.16995</text:p>
          </table:table-cell>
          <table:table-cell office:value-type="float" office:value="1274.035734" calcext:value-type="float">
            <text:p>1274.035734</text:p>
          </table:table-cell>
          <table:table-cell office:value-type="float" office:value="1381.370178" calcext:value-type="float">
            <text:p>1381.370178</text:p>
          </table:table-cell>
          <table:table-cell office:value-type="float" office:value="1577.294027" calcext:value-type="float">
            <text:p>1577.29402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rrayMultReduce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6.904601" calcext:value-type="float">
            <text:p>66.904601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43.765013" calcext:value-type="float">
            <text:p>143.765013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72.15803" calcext:value-type="float">
            <text:p>172.15803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71.821748" calcext:value-type="float">
            <text:p>371.821748</text:p>
          </table:table-cell>
          <table:table-cell table:number-columns-repeated="8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99.680379" calcext:value-type="float">
            <text:p>699.680379</text:p>
          </table:table-cell>
          <table:table-cell table:number-columns-repeated="8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235.783626" calcext:value-type="float">
            <text:p>1235.783626</text:p>
          </table:table-cell>
          <table:table-cell table:number-columns-repeated="8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567.488299" calcext:value-type="float">
            <text:p>1567.488299</text:p>
          </table:table-cell>
          <table:table-cell table:number-columns-repeated="8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052.352229" calcext:value-type="float">
            <text:p>2052.352229</text:p>
          </table:table-cell>
          <table:table-cell table:number-columns-repeated="8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531.40657" calcext:value-type="float">
            <text:p>2531.406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lobal Size</text:p>
          </table:table-cell>
          <table:table-cell office:value-type="string" calcext:value-type="string">
            <text:p>Local Work Group Size</text:p>
          </table:table-cell>
          <table:table-cell office:value-type="string" calcext:value-type="string">
            <text:p>Speed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58.138978" calcext:value-type="float">
            <text:p>58.1389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140.446826" calcext:value-type="float">
            <text:p>140.4468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59.106238" calcext:value-type="float">
            <text:p>259.1062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451.089678" calcext:value-type="float">
            <text:p>451.0896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899.054282" calcext:value-type="float">
            <text:p>899.0542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1568.97999" calcext:value-type="float">
            <text:p>1568.979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2" calcext:value-type="float">
            <text:p>32</text:p>
          </table:table-cell>
          <table:table-cell office:value-type="float" office:value="1489.235602" calcext:value-type="float">
            <text:p>1489.2356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" calcext:value-type="float">
            <text:p>32</text:p>
          </table:table-cell>
          <table:table-cell office:value-type="float" office:value="4600.081817" calcext:value-type="float">
            <text:p>4600.0818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2" calcext:value-type="float">
            <text:p>32</text:p>
          </table:table-cell>
          <table:table-cell office:value-type="float" office:value="5951.38916" calcext:value-type="float">
            <text:p>5951.389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75.827278" calcext:value-type="float">
            <text:p>75.8272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26.112743" calcext:value-type="float">
            <text:p>126.1127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68.449624" calcext:value-type="float">
            <text:p>168.4496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438.754555" calcext:value-type="float">
            <text:p>438.7545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862.657731" calcext:value-type="float">
            <text:p>862.6577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650.310601" calcext:value-type="float">
            <text:p>1650.3106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547.730787" calcext:value-type="float">
            <text:p>1547.7307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848.313547" calcext:value-type="float">
            <text:p>1848.3135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8367.622004" calcext:value-type="float">
            <text:p>8367.6220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5.849754" calcext:value-type="float">
            <text:p>55.8497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114.648389" calcext:value-type="float">
            <text:p>114.6483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221.257029" calcext:value-type="float">
            <text:p>221.2570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416.654481" calcext:value-type="float">
            <text:p>416.6544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998.978705" calcext:value-type="float">
            <text:p>998.9787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8" calcext:value-type="float">
            <text:p>128</text:p>
          </table:table-cell>
          <table:table-cell office:value-type="float" office:value="1872.87185" calcext:value-type="float">
            <text:p>1872.87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8" calcext:value-type="float">
            <text:p>128</text:p>
          </table:table-cell>
          <table:table-cell office:value-type="float" office:value="1454.173286" calcext:value-type="float">
            <text:p>1454.173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28" calcext:value-type="float">
            <text:p>128</text:p>
          </table:table-cell>
          <table:table-cell office:value-type="float" office:value="1844.563878" calcext:value-type="float">
            <text:p>1844.5638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28" calcext:value-type="float">
            <text:p>128</text:p>
          </table:table-cell>
          <table:table-cell office:value-type="float" office:value="8786.07234" calcext:value-type="float">
            <text:p>8786.07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8.438629" calcext:value-type="float">
            <text:p>58.4386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122.359513" calcext:value-type="float">
            <text:p>122.3595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228.230738" calcext:value-type="float">
            <text:p>228.2307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392.296653" calcext:value-type="float">
            <text:p>392.2966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524288" calcext:value-type="float">
            <text:p>524288</text:p>
          </table:table-cell>
          <table:table-cell office:value-type="float" office:value="256" calcext:value-type="float">
            <text:p>256</text:p>
          </table:table-cell>
          <table:table-cell office:value-type="float" office:value="684.070436" calcext:value-type="float">
            <text:p>684.070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6" calcext:value-type="float">
            <text:p>256</text:p>
          </table:table-cell>
          <table:table-cell office:value-type="float" office:value="1759.515124" calcext:value-type="float">
            <text:p>1759.5151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office:value-type="float" office:value="3040.972577" calcext:value-type="float">
            <text:p>3040.9725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56" calcext:value-type="float">
            <text:p>256</text:p>
          </table:table-cell>
          <table:table-cell office:value-type="float" office:value="5213.456554" calcext:value-type="float">
            <text:p>5213.4565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256" calcext:value-type="float">
            <text:p>256</text:p>
          </table:table-cell>
          <table:table-cell office:value-type="float" office:value="2088.598666" calcext:value-type="float">
            <text:p>2088.5986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59.481605" calcext:value-type="float">
            <text:p>59.481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125.517115" calcext:value-type="float">
            <text:p>125.5171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14.496586" calcext:value-type="float">
            <text:p>214.4965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345.749746" calcext:value-type="float">
            <text:p>345.7497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648.033976" calcext:value-type="float">
            <text:p>648.0339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948.626785" calcext:value-type="float">
            <text:p>948.6267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2" calcext:value-type="float">
            <text:p>32</text:p>
          </table:table-cell>
          <table:table-cell office:value-type="float" office:value="1271.237739" calcext:value-type="float">
            <text:p>1271.2377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" calcext:value-type="float">
            <text:p>32</text:p>
          </table:table-cell>
          <table:table-cell office:value-type="float" office:value="1358.625562" calcext:value-type="float">
            <text:p>1358.6255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2" calcext:value-type="float">
            <text:p>32</text:p>
          </table:table-cell>
          <table:table-cell office:value-type="float" office:value="1595.961452" calcext:value-type="float">
            <text:p>1595.9614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67.198766" calcext:value-type="float">
            <text:p>67.1987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23.632303" calcext:value-type="float">
            <text:p>123.6323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208.779866" calcext:value-type="float">
            <text:p>208.7798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306.547748" calcext:value-type="float">
            <text:p>306.5477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688.338287" calcext:value-type="float">
            <text:p>688.3382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948.246752" calcext:value-type="float">
            <text:p>948.2467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310.946958" calcext:value-type="float">
            <text:p>1310.9469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522.51021" calcext:value-type="float">
            <text:p>1522.510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648.112598" calcext:value-type="float">
            <text:p>1648.1125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5.349949" calcext:value-type="float">
            <text:p>55.3499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113.093523" calcext:value-type="float">
            <text:p>113.0935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203.640205" calcext:value-type="float">
            <text:p>203.640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310.672984" calcext:value-type="float">
            <text:p>310.6729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620.966233" calcext:value-type="float">
            <text:p>620.9662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8" calcext:value-type="float">
            <text:p>128</text:p>
          </table:table-cell>
          <table:table-cell office:value-type="float" office:value="938.343195" calcext:value-type="float">
            <text:p>938.343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8" calcext:value-type="float">
            <text:p>128</text:p>
          </table:table-cell>
          <table:table-cell office:value-type="float" office:value="1254.117747" calcext:value-type="float">
            <text:p>1254.117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28" calcext:value-type="float">
            <text:p>128</text:p>
          </table:table-cell>
          <table:table-cell office:value-type="float" office:value="1486.826727" calcext:value-type="float">
            <text:p>1486.826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28" calcext:value-type="float">
            <text:p>128</text:p>
          </table:table-cell>
          <table:table-cell office:value-type="float" office:value="1734.708151" calcext:value-type="float">
            <text:p>1734.7081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9.565402" calcext:value-type="float">
            <text:p>59.5654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104.044389" calcext:value-type="float">
            <text:p>104.0443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163.985332" calcext:value-type="float">
            <text:p>163.9853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305.83747" calcext:value-type="float">
            <text:p>305.837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524288" calcext:value-type="float">
            <text:p>524288</text:p>
          </table:table-cell>
          <table:table-cell office:value-type="float" office:value="256" calcext:value-type="float">
            <text:p>256</text:p>
          </table:table-cell>
          <table:table-cell office:value-type="float" office:value="617.357771" calcext:value-type="float">
            <text:p>617.3577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6" calcext:value-type="float">
            <text:p>256</text:p>
          </table:table-cell>
          <table:table-cell office:value-type="float" office:value="1022.697658" calcext:value-type="float">
            <text:p>1022.6976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office:value-type="float" office:value="1226.815052" calcext:value-type="float">
            <text:p>1226.8150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56" calcext:value-type="float">
            <text:p>256</text:p>
          </table:table-cell>
          <table:table-cell office:value-type="float" office:value="1451.129474" calcext:value-type="float">
            <text:p>1451.1294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256" calcext:value-type="float">
            <text:p>256</text:p>
          </table:table-cell>
          <table:table-cell office:value-type="float" office:value="2292.612709" calcext:value-type="float">
            <text:p>2292.612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62.596709" calcext:value-type="float">
            <text:p>62.596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125.76497" calcext:value-type="float">
            <text:p>125.764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67.014954" calcext:value-type="float">
            <text:p>167.0149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328.131591" calcext:value-type="float">
            <text:p>328.1315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712.871826" calcext:value-type="float">
            <text:p>712.8718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1172.687367" calcext:value-type="float">
            <text:p>1172.6873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2" calcext:value-type="float">
            <text:p>32</text:p>
          </table:table-cell>
          <table:table-cell office:value-type="float" office:value="1679.345863" calcext:value-type="float">
            <text:p>1679.3458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" calcext:value-type="float">
            <text:p>32</text:p>
          </table:table-cell>
          <table:table-cell office:value-type="float" office:value="2271.833259" calcext:value-type="float">
            <text:p>2271.8332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2" calcext:value-type="float">
            <text:p>32</text:p>
          </table:table-cell>
          <table:table-cell office:value-type="float" office:value="2571.937438" calcext:value-type="float">
            <text:p>2571.937438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rrayMult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8.138978" calcext:value-type="float">
            <text:p>58.138978</text:p>
          </table:table-cell>
          <table:table-cell office:value-type="float" office:value="75.827278" calcext:value-type="float">
            <text:p>75.827278</text:p>
          </table:table-cell>
          <table:table-cell office:value-type="float" office:value="55.849754" calcext:value-type="float">
            <text:p>55.849754</text:p>
          </table:table-cell>
          <table:table-cell office:value-type="float" office:value="58.438629" calcext:value-type="float">
            <text:p>58.438629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40.446826" calcext:value-type="float">
            <text:p>140.446826</text:p>
          </table:table-cell>
          <table:table-cell office:value-type="float" office:value="126.112743" calcext:value-type="float">
            <text:p>126.112743</text:p>
          </table:table-cell>
          <table:table-cell office:value-type="float" office:value="114.648389" calcext:value-type="float">
            <text:p>114.648389</text:p>
          </table:table-cell>
          <table:table-cell office:value-type="float" office:value="122.359513" calcext:value-type="float">
            <text:p>122.359513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59.106238" calcext:value-type="float">
            <text:p>259.106238</text:p>
          </table:table-cell>
          <table:table-cell office:value-type="float" office:value="168.449624" calcext:value-type="float">
            <text:p>168.449624</text:p>
          </table:table-cell>
          <table:table-cell office:value-type="float" office:value="221.257029" calcext:value-type="float">
            <text:p>221.257029</text:p>
          </table:table-cell>
          <table:table-cell office:value-type="float" office:value="228.230738" calcext:value-type="float">
            <text:p>228.230738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51.089678" calcext:value-type="float">
            <text:p>451.089678</text:p>
          </table:table-cell>
          <table:table-cell office:value-type="float" office:value="438.754555" calcext:value-type="float">
            <text:p>438.754555</text:p>
          </table:table-cell>
          <table:table-cell office:value-type="float" office:value="416.654481" calcext:value-type="float">
            <text:p>416.654481</text:p>
          </table:table-cell>
          <table:table-cell office:value-type="float" office:value="392.296653" calcext:value-type="float">
            <text:p>392.296653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99.054282" calcext:value-type="float">
            <text:p>899.054282</text:p>
          </table:table-cell>
          <table:table-cell office:value-type="float" office:value="862.657731" calcext:value-type="float">
            <text:p>862.657731</text:p>
          </table:table-cell>
          <table:table-cell office:value-type="float" office:value="998.978705" calcext:value-type="float">
            <text:p>998.978705</text:p>
          </table:table-cell>
          <table:table-cell office:value-type="float" office:value="684.070436" calcext:value-type="float">
            <text:p>684.070436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568.97999" calcext:value-type="float">
            <text:p>1568.97999</text:p>
          </table:table-cell>
          <table:table-cell office:value-type="float" office:value="1650.310601" calcext:value-type="float">
            <text:p>1650.310601</text:p>
          </table:table-cell>
          <table:table-cell office:value-type="float" office:value="1872.87185" calcext:value-type="float">
            <text:p>1872.87185</text:p>
          </table:table-cell>
          <table:table-cell office:value-type="float" office:value="1759.515124" calcext:value-type="float">
            <text:p>1759.515124</text:p>
          </table:table-cell>
          <table:table-cell table:number-columns-repeated="5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489.235602" calcext:value-type="float">
            <text:p>1489.235602</text:p>
          </table:table-cell>
          <table:table-cell office:value-type="float" office:value="1547.730787" calcext:value-type="float">
            <text:p>1547.730787</text:p>
          </table:table-cell>
          <table:table-cell office:value-type="float" office:value="1454.173286" calcext:value-type="float">
            <text:p>1454.173286</text:p>
          </table:table-cell>
          <table:table-cell office:value-type="float" office:value="3040.972577" calcext:value-type="float">
            <text:p>3040.972577</text:p>
          </table:table-cell>
          <table:table-cell table:number-columns-repeated="5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4600.081817" calcext:value-type="float">
            <text:p>4600.081817</text:p>
          </table:table-cell>
          <table:table-cell office:value-type="float" office:value="1848.313547" calcext:value-type="float">
            <text:p>1848.313547</text:p>
          </table:table-cell>
          <table:table-cell office:value-type="float" office:value="1844.563878" calcext:value-type="float">
            <text:p>1844.563878</text:p>
          </table:table-cell>
          <table:table-cell office:value-type="float" office:value="5213.456554" calcext:value-type="float">
            <text:p>5213.456554</text:p>
          </table:table-cell>
          <table:table-cell table:number-columns-repeated="5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951.38916" calcext:value-type="float">
            <text:p>5951.38916</text:p>
          </table:table-cell>
          <table:table-cell office:value-type="float" office:value="8367.622004" calcext:value-type="float">
            <text:p>8367.622004</text:p>
          </table:table-cell>
          <table:table-cell office:value-type="float" office:value="8786.07234" calcext:value-type="float">
            <text:p>8786.07234</text:p>
          </table:table-cell>
          <table:table-cell office:value-type="float" office:value="2088.598666" calcext:value-type="float">
            <text:p>2088.59866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.138978" calcext:value-type="float">
            <text:p>58.138978</text:p>
          </table:table-cell>
          <table:table-cell office:value-type="float" office:value="140.446826" calcext:value-type="float">
            <text:p>140.446826</text:p>
          </table:table-cell>
          <table:table-cell office:value-type="float" office:value="259.106238" calcext:value-type="float">
            <text:p>259.106238</text:p>
          </table:table-cell>
          <table:table-cell office:value-type="float" office:value="451.089678" calcext:value-type="float">
            <text:p>451.089678</text:p>
          </table:table-cell>
          <table:table-cell office:value-type="float" office:value="899.054282" calcext:value-type="float">
            <text:p>899.054282</text:p>
          </table:table-cell>
          <table:table-cell office:value-type="float" office:value="1568.97999" calcext:value-type="float">
            <text:p>1568.97999</text:p>
          </table:table-cell>
          <table:table-cell office:value-type="float" office:value="1489.235602" calcext:value-type="float">
            <text:p>1489.235602</text:p>
          </table:table-cell>
          <table:table-cell office:value-type="float" office:value="4600.081817" calcext:value-type="float">
            <text:p>4600.081817</text:p>
          </table:table-cell>
          <table:table-cell office:value-type="float" office:value="5951.38916" calcext:value-type="float">
            <text:p>5951.389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5.827278" calcext:value-type="float">
            <text:p>75.827278</text:p>
          </table:table-cell>
          <table:table-cell office:value-type="float" office:value="126.112743" calcext:value-type="float">
            <text:p>126.112743</text:p>
          </table:table-cell>
          <table:table-cell office:value-type="float" office:value="168.449624" calcext:value-type="float">
            <text:p>168.449624</text:p>
          </table:table-cell>
          <table:table-cell office:value-type="float" office:value="438.754555" calcext:value-type="float">
            <text:p>438.754555</text:p>
          </table:table-cell>
          <table:table-cell office:value-type="float" office:value="862.657731" calcext:value-type="float">
            <text:p>862.657731</text:p>
          </table:table-cell>
          <table:table-cell office:value-type="float" office:value="1650.310601" calcext:value-type="float">
            <text:p>1650.310601</text:p>
          </table:table-cell>
          <table:table-cell office:value-type="float" office:value="1547.730787" calcext:value-type="float">
            <text:p>1547.730787</text:p>
          </table:table-cell>
          <table:table-cell office:value-type="float" office:value="1848.313547" calcext:value-type="float">
            <text:p>1848.313547</text:p>
          </table:table-cell>
          <table:table-cell office:value-type="float" office:value="8367.622004" calcext:value-type="float">
            <text:p>8367.6220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5.849754" calcext:value-type="float">
            <text:p>55.849754</text:p>
          </table:table-cell>
          <table:table-cell office:value-type="float" office:value="114.648389" calcext:value-type="float">
            <text:p>114.648389</text:p>
          </table:table-cell>
          <table:table-cell office:value-type="float" office:value="221.257029" calcext:value-type="float">
            <text:p>221.257029</text:p>
          </table:table-cell>
          <table:table-cell office:value-type="float" office:value="416.654481" calcext:value-type="float">
            <text:p>416.654481</text:p>
          </table:table-cell>
          <table:table-cell office:value-type="float" office:value="998.978705" calcext:value-type="float">
            <text:p>998.978705</text:p>
          </table:table-cell>
          <table:table-cell office:value-type="float" office:value="1872.87185" calcext:value-type="float">
            <text:p>1872.87185</text:p>
          </table:table-cell>
          <table:table-cell office:value-type="float" office:value="1454.173286" calcext:value-type="float">
            <text:p>1454.173286</text:p>
          </table:table-cell>
          <table:table-cell office:value-type="float" office:value="1844.563878" calcext:value-type="float">
            <text:p>1844.563878</text:p>
          </table:table-cell>
          <table:table-cell office:value-type="float" office:value="8786.07234" calcext:value-type="float">
            <text:p>8786.072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8.438629" calcext:value-type="float">
            <text:p>58.438629</text:p>
          </table:table-cell>
          <table:table-cell office:value-type="float" office:value="122.359513" calcext:value-type="float">
            <text:p>122.359513</text:p>
          </table:table-cell>
          <table:table-cell office:value-type="float" office:value="228.230738" calcext:value-type="float">
            <text:p>228.230738</text:p>
          </table:table-cell>
          <table:table-cell office:value-type="float" office:value="392.296653" calcext:value-type="float">
            <text:p>392.296653</text:p>
          </table:table-cell>
          <table:table-cell office:value-type="float" office:value="684.070436" calcext:value-type="float">
            <text:p>684.070436</text:p>
          </table:table-cell>
          <table:table-cell office:value-type="float" office:value="1759.515124" calcext:value-type="float">
            <text:p>1759.515124</text:p>
          </table:table-cell>
          <table:table-cell office:value-type="float" office:value="3040.972577" calcext:value-type="float">
            <text:p>3040.972577</text:p>
          </table:table-cell>
          <table:table-cell office:value-type="float" office:value="5213.456554" calcext:value-type="float">
            <text:p>5213.456554</text:p>
          </table:table-cell>
          <table:table-cell office:value-type="float" office:value="2088.598666" calcext:value-type="float">
            <text:p>2088.59866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rrayMultAdd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9.481605" calcext:value-type="float">
            <text:p>59.481605</text:p>
          </table:table-cell>
          <table:table-cell office:value-type="float" office:value="67.198766" calcext:value-type="float">
            <text:p>67.198766</text:p>
          </table:table-cell>
          <table:table-cell office:value-type="float" office:value="55.349949" calcext:value-type="float">
            <text:p>55.349949</text:p>
          </table:table-cell>
          <table:table-cell office:value-type="float" office:value="59.565402" calcext:value-type="float">
            <text:p>59.565402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25.517115" calcext:value-type="float">
            <text:p>125.517115</text:p>
          </table:table-cell>
          <table:table-cell office:value-type="float" office:value="123.632303" calcext:value-type="float">
            <text:p>123.632303</text:p>
          </table:table-cell>
          <table:table-cell office:value-type="float" office:value="113.093523" calcext:value-type="float">
            <text:p>113.093523</text:p>
          </table:table-cell>
          <table:table-cell office:value-type="float" office:value="104.044389" calcext:value-type="float">
            <text:p>104.044389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14.496586" calcext:value-type="float">
            <text:p>214.496586</text:p>
          </table:table-cell>
          <table:table-cell office:value-type="float" office:value="208.779866" calcext:value-type="float">
            <text:p>208.779866</text:p>
          </table:table-cell>
          <table:table-cell office:value-type="float" office:value="203.640205" calcext:value-type="float">
            <text:p>203.640205</text:p>
          </table:table-cell>
          <table:table-cell office:value-type="float" office:value="163.985332" calcext:value-type="float">
            <text:p>163.985332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45.749746" calcext:value-type="float">
            <text:p>345.749746</text:p>
          </table:table-cell>
          <table:table-cell office:value-type="float" office:value="306.547748" calcext:value-type="float">
            <text:p>306.547748</text:p>
          </table:table-cell>
          <table:table-cell office:value-type="float" office:value="310.672984" calcext:value-type="float">
            <text:p>310.672984</text:p>
          </table:table-cell>
          <table:table-cell office:value-type="float" office:value="305.83747" calcext:value-type="float">
            <text:p>305.83747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48.033976" calcext:value-type="float">
            <text:p>648.033976</text:p>
          </table:table-cell>
          <table:table-cell office:value-type="float" office:value="688.338287" calcext:value-type="float">
            <text:p>688.338287</text:p>
          </table:table-cell>
          <table:table-cell office:value-type="float" office:value="620.966233" calcext:value-type="float">
            <text:p>620.966233</text:p>
          </table:table-cell>
          <table:table-cell office:value-type="float" office:value="617.357771" calcext:value-type="float">
            <text:p>617.357771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48.626785" calcext:value-type="float">
            <text:p>948.626785</text:p>
          </table:table-cell>
          <table:table-cell office:value-type="float" office:value="948.246752" calcext:value-type="float">
            <text:p>948.246752</text:p>
          </table:table-cell>
          <table:table-cell office:value-type="float" office:value="938.343195" calcext:value-type="float">
            <text:p>938.343195</text:p>
          </table:table-cell>
          <table:table-cell office:value-type="float" office:value="1022.697658" calcext:value-type="float">
            <text:p>1022.697658</text:p>
          </table:table-cell>
          <table:table-cell table:number-columns-repeated="5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271.237739" calcext:value-type="float">
            <text:p>1271.237739</text:p>
          </table:table-cell>
          <table:table-cell office:value-type="float" office:value="1310.946958" calcext:value-type="float">
            <text:p>1310.946958</text:p>
          </table:table-cell>
          <table:table-cell office:value-type="float" office:value="1254.117747" calcext:value-type="float">
            <text:p>1254.117747</text:p>
          </table:table-cell>
          <table:table-cell office:value-type="float" office:value="1226.815052" calcext:value-type="float">
            <text:p>1226.815052</text:p>
          </table:table-cell>
          <table:table-cell table:number-columns-repeated="5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358.625562" calcext:value-type="float">
            <text:p>1358.625562</text:p>
          </table:table-cell>
          <table:table-cell office:value-type="float" office:value="1522.51021" calcext:value-type="float">
            <text:p>1522.51021</text:p>
          </table:table-cell>
          <table:table-cell office:value-type="float" office:value="1486.826727" calcext:value-type="float">
            <text:p>1486.826727</text:p>
          </table:table-cell>
          <table:table-cell office:value-type="float" office:value="1451.129474" calcext:value-type="float">
            <text:p>1451.129474</text:p>
          </table:table-cell>
          <table:table-cell table:number-columns-repeated="5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595.961452" calcext:value-type="float">
            <text:p>1595.961452</text:p>
          </table:table-cell>
          <table:table-cell office:value-type="float" office:value="1648.112598" calcext:value-type="float">
            <text:p>1648.112598</text:p>
          </table:table-cell>
          <table:table-cell office:value-type="float" office:value="1734.708151" calcext:value-type="float">
            <text:p>1734.708151</text:p>
          </table:table-cell>
          <table:table-cell office:value-type="float" office:value="2292.612709" calcext:value-type="float">
            <text:p>2292.61270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.481605" calcext:value-type="float">
            <text:p>59.481605</text:p>
          </table:table-cell>
          <table:table-cell office:value-type="float" office:value="125.517115" calcext:value-type="float">
            <text:p>125.517115</text:p>
          </table:table-cell>
          <table:table-cell office:value-type="float" office:value="214.496586" calcext:value-type="float">
            <text:p>214.496586</text:p>
          </table:table-cell>
          <table:table-cell office:value-type="float" office:value="345.749746" calcext:value-type="float">
            <text:p>345.749746</text:p>
          </table:table-cell>
          <table:table-cell office:value-type="float" office:value="648.033976" calcext:value-type="float">
            <text:p>648.033976</text:p>
          </table:table-cell>
          <table:table-cell office:value-type="float" office:value="948.626785" calcext:value-type="float">
            <text:p>948.626785</text:p>
          </table:table-cell>
          <table:table-cell office:value-type="float" office:value="1271.237739" calcext:value-type="float">
            <text:p>1271.237739</text:p>
          </table:table-cell>
          <table:table-cell office:value-type="float" office:value="1358.625562" calcext:value-type="float">
            <text:p>1358.625562</text:p>
          </table:table-cell>
          <table:table-cell office:value-type="float" office:value="1595.961452" calcext:value-type="float">
            <text:p>1595.9614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7.198766" calcext:value-type="float">
            <text:p>67.198766</text:p>
          </table:table-cell>
          <table:table-cell office:value-type="float" office:value="123.632303" calcext:value-type="float">
            <text:p>123.632303</text:p>
          </table:table-cell>
          <table:table-cell office:value-type="float" office:value="208.779866" calcext:value-type="float">
            <text:p>208.779866</text:p>
          </table:table-cell>
          <table:table-cell office:value-type="float" office:value="306.547748" calcext:value-type="float">
            <text:p>306.547748</text:p>
          </table:table-cell>
          <table:table-cell office:value-type="float" office:value="688.338287" calcext:value-type="float">
            <text:p>688.338287</text:p>
          </table:table-cell>
          <table:table-cell office:value-type="float" office:value="948.246752" calcext:value-type="float">
            <text:p>948.246752</text:p>
          </table:table-cell>
          <table:table-cell office:value-type="float" office:value="1310.946958" calcext:value-type="float">
            <text:p>1310.946958</text:p>
          </table:table-cell>
          <table:table-cell office:value-type="float" office:value="1522.51021" calcext:value-type="float">
            <text:p>1522.51021</text:p>
          </table:table-cell>
          <table:table-cell office:value-type="float" office:value="1648.112598" calcext:value-type="float">
            <text:p>1648.1125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5.349949" calcext:value-type="float">
            <text:p>55.349949</text:p>
          </table:table-cell>
          <table:table-cell office:value-type="float" office:value="113.093523" calcext:value-type="float">
            <text:p>113.093523</text:p>
          </table:table-cell>
          <table:table-cell office:value-type="float" office:value="203.640205" calcext:value-type="float">
            <text:p>203.640205</text:p>
          </table:table-cell>
          <table:table-cell office:value-type="float" office:value="310.672984" calcext:value-type="float">
            <text:p>310.672984</text:p>
          </table:table-cell>
          <table:table-cell office:value-type="float" office:value="620.966233" calcext:value-type="float">
            <text:p>620.966233</text:p>
          </table:table-cell>
          <table:table-cell office:value-type="float" office:value="938.343195" calcext:value-type="float">
            <text:p>938.343195</text:p>
          </table:table-cell>
          <table:table-cell office:value-type="float" office:value="1254.117747" calcext:value-type="float">
            <text:p>1254.117747</text:p>
          </table:table-cell>
          <table:table-cell office:value-type="float" office:value="1486.826727" calcext:value-type="float">
            <text:p>1486.826727</text:p>
          </table:table-cell>
          <table:table-cell office:value-type="float" office:value="1734.708151" calcext:value-type="float">
            <text:p>1734.7081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9.565402" calcext:value-type="float">
            <text:p>59.565402</text:p>
          </table:table-cell>
          <table:table-cell office:value-type="float" office:value="104.044389" calcext:value-type="float">
            <text:p>104.044389</text:p>
          </table:table-cell>
          <table:table-cell office:value-type="float" office:value="163.985332" calcext:value-type="float">
            <text:p>163.985332</text:p>
          </table:table-cell>
          <table:table-cell office:value-type="float" office:value="305.83747" calcext:value-type="float">
            <text:p>305.83747</text:p>
          </table:table-cell>
          <table:table-cell office:value-type="float" office:value="617.357771" calcext:value-type="float">
            <text:p>617.357771</text:p>
          </table:table-cell>
          <table:table-cell office:value-type="float" office:value="1022.697658" calcext:value-type="float">
            <text:p>1022.697658</text:p>
          </table:table-cell>
          <table:table-cell office:value-type="float" office:value="1226.815052" calcext:value-type="float">
            <text:p>1226.815052</text:p>
          </table:table-cell>
          <table:table-cell office:value-type="float" office:value="1451.129474" calcext:value-type="float">
            <text:p>1451.129474</text:p>
          </table:table-cell>
          <table:table-cell office:value-type="float" office:value="2292.612709" calcext:value-type="float">
            <text:p>2292.61270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rrayMultReduce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2.596709" calcext:value-type="float">
            <text:p>62.596709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25.76497" calcext:value-type="float">
            <text:p>125.76497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67.014954" calcext:value-type="float">
            <text:p>167.014954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28.131591" calcext:value-type="float">
            <text:p>328.131591</text:p>
          </table:table-cell>
          <table:table-cell table:number-columns-repeated="8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712.871826" calcext:value-type="float">
            <text:p>712.871826</text:p>
          </table:table-cell>
          <table:table-cell table:number-columns-repeated="8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72.687367" calcext:value-type="float">
            <text:p>1172.687367</text:p>
          </table:table-cell>
          <table:table-cell table:number-columns-repeated="8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679.345863" calcext:value-type="float">
            <text:p>1679.345863</text:p>
          </table:table-cell>
          <table:table-cell table:number-columns-repeated="8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271.833259" calcext:value-type="float">
            <text:p>2271.833259</text:p>
          </table:table-cell>
          <table:table-cell table:number-columns-repeated="8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571.937438" calcext:value-type="float">
            <text:p>2571.9374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lobal Size</text:p>
          </table:table-cell>
          <table:table-cell office:value-type="string" calcext:value-type="string">
            <text:p>Local Work Group Size</text:p>
          </table:table-cell>
          <table:table-cell office:value-type="string" calcext:value-type="string">
            <text:p>Speed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53.825861" calcext:value-type="float">
            <text:p>53.8258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105.629626" calcext:value-type="float">
            <text:p>105.6296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19.173318" calcext:value-type="float">
            <text:p>219.173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468.600459" calcext:value-type="float">
            <text:p>468.6004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785.412535" calcext:value-type="float">
            <text:p>785.4125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2003.630541" calcext:value-type="float">
            <text:p>2003.6305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2" calcext:value-type="float">
            <text:p>32</text:p>
          </table:table-cell>
          <table:table-cell office:value-type="float" office:value="2053.191125" calcext:value-type="float">
            <text:p>2053.191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" calcext:value-type="float">
            <text:p>32</text:p>
          </table:table-cell>
          <table:table-cell office:value-type="float" office:value="1636.567811" calcext:value-type="float">
            <text:p>1636.5678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2" calcext:value-type="float">
            <text:p>32</text:p>
          </table:table-cell>
          <table:table-cell office:value-type="float" office:value="5723.894641" calcext:value-type="float">
            <text:p>5723.8946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64.117967" calcext:value-type="float">
            <text:p>64.1179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22.900355" calcext:value-type="float">
            <text:p>122.900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227.469465" calcext:value-type="float">
            <text:p>227.4694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379.263649" calcext:value-type="float">
            <text:p>379.2636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633.032164" calcext:value-type="float">
            <text:p>633.0321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1141.885145" calcext:value-type="float">
            <text:p>1141.8851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3004.41676" calcext:value-type="float">
            <text:p>3004.416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4906.536896" calcext:value-type="float">
            <text:p>4906.5368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7698.160027" calcext:value-type="float">
            <text:p>7698.1600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76.367687" calcext:value-type="float">
            <text:p>76.3676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112.469152" calcext:value-type="float">
            <text:p>112.4691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226.162458" calcext:value-type="float">
            <text:p>226.1624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395.655613" calcext:value-type="float">
            <text:p>395.6556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938.215578" calcext:value-type="float">
            <text:p>938.2155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8" calcext:value-type="float">
            <text:p>128</text:p>
          </table:table-cell>
          <table:table-cell office:value-type="float" office:value="1051.328378" calcext:value-type="float">
            <text:p>1051.328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8" calcext:value-type="float">
            <text:p>128</text:p>
          </table:table-cell>
          <table:table-cell office:value-type="float" office:value="1442.480694" calcext:value-type="float">
            <text:p>1442.4806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28" calcext:value-type="float">
            <text:p>128</text:p>
          </table:table-cell>
          <table:table-cell office:value-type="float" office:value="5471.435541" calcext:value-type="float">
            <text:p>5471.4355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28" calcext:value-type="float">
            <text:p>128</text:p>
          </table:table-cell>
          <table:table-cell office:value-type="float" office:value="7833.839022" calcext:value-type="float">
            <text:p>7833.8390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9.896505" calcext:value-type="float">
            <text:p>59.8965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160.353121" calcext:value-type="float">
            <text:p>160.353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250.523229" calcext:value-type="float">
            <text:p>250.5232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501.716766" calcext:value-type="float">
            <text:p>501.7167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524288" calcext:value-type="float">
            <text:p>524288</text:p>
          </table:table-cell>
          <table:table-cell office:value-type="float" office:value="256" calcext:value-type="float">
            <text:p>256</text:p>
          </table:table-cell>
          <table:table-cell office:value-type="float" office:value="802.477129" calcext:value-type="float">
            <text:p>802.477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6" calcext:value-type="float">
            <text:p>256</text:p>
          </table:table-cell>
          <table:table-cell office:value-type="float" office:value="1077.708619" calcext:value-type="float">
            <text:p>1077.7086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office:value-type="float" office:value="3160.084263" calcext:value-type="float">
            <text:p>3160.0842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56" calcext:value-type="float">
            <text:p>256</text:p>
          </table:table-cell>
          <table:table-cell office:value-type="float" office:value="4977.587054" calcext:value-type="float">
            <text:p>4977.5870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256" calcext:value-type="float">
            <text:p>256</text:p>
          </table:table-cell>
          <table:table-cell office:value-type="float" office:value="2061.565767" calcext:value-type="float">
            <text:p>2061.565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77.190718" calcext:value-type="float">
            <text:p>77.1907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98.683636" calcext:value-type="float">
            <text:p>98.6836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68.295195" calcext:value-type="float">
            <text:p>168.295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317.833903" calcext:value-type="float">
            <text:p>317.8339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535.476241" calcext:value-type="float">
            <text:p>535.4762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942.908065" calcext:value-type="float">
            <text:p>942.9080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2" calcext:value-type="float">
            <text:p>32</text:p>
          </table:table-cell>
          <table:table-cell office:value-type="float" office:value="1180.461264" calcext:value-type="float">
            <text:p>1180.461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" calcext:value-type="float">
            <text:p>32</text:p>
          </table:table-cell>
          <table:table-cell office:value-type="float" office:value="1430.61687" calcext:value-type="float">
            <text:p>1430.616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2" calcext:value-type="float">
            <text:p>32</text:p>
          </table:table-cell>
          <table:table-cell office:value-type="float" office:value="1817.208331" calcext:value-type="float">
            <text:p>1817.2083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55.685843" calcext:value-type="float">
            <text:p>55.6858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14.977052" calcext:value-type="float">
            <text:p>114.9770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75.693609" calcext:value-type="float">
            <text:p>175.6936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325.417939" calcext:value-type="float">
            <text:p>325.4179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681.883566" calcext:value-type="float">
            <text:p>681.8835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919.538133" calcext:value-type="float">
            <text:p>919.5381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64" calcext:value-type="float">
            <text:p>64</text:p>
          </table:table-cell>
          <table:table-cell office:value-type="float" office:value="1245.264981" calcext:value-type="float">
            <text:p>1245.2649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4" calcext:value-type="float">
            <text:p>64</text:p>
          </table:table-cell>
          <table:table-cell office:value-type="float" office:value="1386.282352" calcext:value-type="float">
            <text:p>1386.282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4" calcext:value-type="float">
            <text:p>64</text:p>
          </table:table-cell>
          <table:table-cell office:value-type="float" office:value="1516.973665" calcext:value-type="float">
            <text:p>1516.9736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57.127416" calcext:value-type="float">
            <text:p>57.1274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107.754914" calcext:value-type="float">
            <text:p>107.7549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199.369669" calcext:value-type="float">
            <text:p>199.3696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311.319018" calcext:value-type="float">
            <text:p>311.3190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604.607019" calcext:value-type="float">
            <text:p>604.607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28" calcext:value-type="float">
            <text:p>128</text:p>
          </table:table-cell>
          <table:table-cell office:value-type="float" office:value="896.093197" calcext:value-type="float">
            <text:p>896.093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28" calcext:value-type="float">
            <text:p>128</text:p>
          </table:table-cell>
          <table:table-cell office:value-type="float" office:value="1254.468083" calcext:value-type="float">
            <text:p>1254.4680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28" calcext:value-type="float">
            <text:p>128</text:p>
          </table:table-cell>
          <table:table-cell office:value-type="float" office:value="1443.180024" calcext:value-type="float">
            <text:p>1443.1800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28" calcext:value-type="float">
            <text:p>128</text:p>
          </table:table-cell>
          <table:table-cell office:value-type="float" office:value="1570.389851" calcext:value-type="float">
            <text:p>1570.3898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58.132892" calcext:value-type="float">
            <text:p>58.1328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123.638134" calcext:value-type="float">
            <text:p>123.6381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200.456361" calcext:value-type="float">
            <text:p>200.4563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284.336769" calcext:value-type="float">
            <text:p>284.3367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524288" calcext:value-type="float">
            <text:p>524288</text:p>
          </table:table-cell>
          <table:table-cell office:value-type="float" office:value="256" calcext:value-type="float">
            <text:p>256</text:p>
          </table:table-cell>
          <table:table-cell office:value-type="float" office:value="650.602469" calcext:value-type="float">
            <text:p>650.6024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56" calcext:value-type="float">
            <text:p>256</text:p>
          </table:table-cell>
          <table:table-cell office:value-type="float" office:value="931.605479" calcext:value-type="float">
            <text:p>931.6054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56" calcext:value-type="float">
            <text:p>256</text:p>
          </table:table-cell>
          <table:table-cell office:value-type="float" office:value="1256.568947" calcext:value-type="float">
            <text:p>1256.5689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56" calcext:value-type="float">
            <text:p>256</text:p>
          </table:table-cell>
          <table:table-cell office:value-type="float" office:value="1439.925901" calcext:value-type="float">
            <text:p>1439.925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Add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256" calcext:value-type="float">
            <text:p>256</text:p>
          </table:table-cell>
          <table:table-cell office:value-type="float" office:value="1650.663267" calcext:value-type="float">
            <text:p>1650.6632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56.691453" calcext:value-type="float">
            <text:p>56.6914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109.90312" calcext:value-type="float">
            <text:p>109.903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88.55835" calcext:value-type="float">
            <text:p>188.558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323.244679" calcext:value-type="float">
            <text:p>323.2446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690.700557" calcext:value-type="float">
            <text:p>690.7005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1148.593199" calcext:value-type="float">
            <text:p>1148.5931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2" calcext:value-type="float">
            <text:p>32</text:p>
          </table:table-cell>
          <table:table-cell office:value-type="float" office:value="1695.505417" calcext:value-type="float">
            <text:p>1695.5054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2" calcext:value-type="float">
            <text:p>32</text:p>
          </table:table-cell>
          <table:table-cell office:value-type="float" office:value="2119.791372" calcext:value-type="float">
            <text:p>2119.7913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ayMultReduce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2" calcext:value-type="float">
            <text:p>32</text:p>
          </table:table-cell>
          <table:table-cell office:value-type="float" office:value="2567.63599" calcext:value-type="float">
            <text:p>2567.63599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rrayMult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3.825861" calcext:value-type="float">
            <text:p>53.825861</text:p>
          </table:table-cell>
          <table:table-cell office:value-type="float" office:value="64.117967" calcext:value-type="float">
            <text:p>64.117967</text:p>
          </table:table-cell>
          <table:table-cell office:value-type="float" office:value="76.367687" calcext:value-type="float">
            <text:p>76.367687</text:p>
          </table:table-cell>
          <table:table-cell office:value-type="float" office:value="59.896505" calcext:value-type="float">
            <text:p>59.896505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05.629626" calcext:value-type="float">
            <text:p>105.629626</text:p>
          </table:table-cell>
          <table:table-cell office:value-type="float" office:value="122.900355" calcext:value-type="float">
            <text:p>122.900355</text:p>
          </table:table-cell>
          <table:table-cell office:value-type="float" office:value="112.469152" calcext:value-type="float">
            <text:p>112.469152</text:p>
          </table:table-cell>
          <table:table-cell office:value-type="float" office:value="160.353121" calcext:value-type="float">
            <text:p>160.353121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19.173318" calcext:value-type="float">
            <text:p>219.173318</text:p>
          </table:table-cell>
          <table:table-cell office:value-type="float" office:value="227.469465" calcext:value-type="float">
            <text:p>227.469465</text:p>
          </table:table-cell>
          <table:table-cell office:value-type="float" office:value="226.162458" calcext:value-type="float">
            <text:p>226.162458</text:p>
          </table:table-cell>
          <table:table-cell office:value-type="float" office:value="250.523229" calcext:value-type="float">
            <text:p>250.523229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68.600459" calcext:value-type="float">
            <text:p>468.600459</text:p>
          </table:table-cell>
          <table:table-cell office:value-type="float" office:value="379.263649" calcext:value-type="float">
            <text:p>379.263649</text:p>
          </table:table-cell>
          <table:table-cell office:value-type="float" office:value="395.655613" calcext:value-type="float">
            <text:p>395.655613</text:p>
          </table:table-cell>
          <table:table-cell office:value-type="float" office:value="501.716766" calcext:value-type="float">
            <text:p>501.716766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785.412535" calcext:value-type="float">
            <text:p>785.412535</text:p>
          </table:table-cell>
          <table:table-cell office:value-type="float" office:value="633.032164" calcext:value-type="float">
            <text:p>633.032164</text:p>
          </table:table-cell>
          <table:table-cell office:value-type="float" office:value="938.215578" calcext:value-type="float">
            <text:p>938.215578</text:p>
          </table:table-cell>
          <table:table-cell office:value-type="float" office:value="802.477129" calcext:value-type="float">
            <text:p>802.477129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003.630541" calcext:value-type="float">
            <text:p>2003.630541</text:p>
          </table:table-cell>
          <table:table-cell office:value-type="float" office:value="1141.885145" calcext:value-type="float">
            <text:p>1141.885145</text:p>
          </table:table-cell>
          <table:table-cell office:value-type="float" office:value="1051.328378" calcext:value-type="float">
            <text:p>1051.328378</text:p>
          </table:table-cell>
          <table:table-cell office:value-type="float" office:value="1077.708619" calcext:value-type="float">
            <text:p>1077.708619</text:p>
          </table:table-cell>
          <table:table-cell table:number-columns-repeated="5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053.191125" calcext:value-type="float">
            <text:p>2053.191125</text:p>
          </table:table-cell>
          <table:table-cell office:value-type="float" office:value="3004.41676" calcext:value-type="float">
            <text:p>3004.41676</text:p>
          </table:table-cell>
          <table:table-cell office:value-type="float" office:value="1442.480694" calcext:value-type="float">
            <text:p>1442.480694</text:p>
          </table:table-cell>
          <table:table-cell office:value-type="float" office:value="3160.084263" calcext:value-type="float">
            <text:p>3160.084263</text:p>
          </table:table-cell>
          <table:table-cell table:number-columns-repeated="5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636.567811" calcext:value-type="float">
            <text:p>1636.567811</text:p>
          </table:table-cell>
          <table:table-cell office:value-type="float" office:value="4906.536896" calcext:value-type="float">
            <text:p>4906.536896</text:p>
          </table:table-cell>
          <table:table-cell office:value-type="float" office:value="5471.435541" calcext:value-type="float">
            <text:p>5471.435541</text:p>
          </table:table-cell>
          <table:table-cell office:value-type="float" office:value="4977.587054" calcext:value-type="float">
            <text:p>4977.587054</text:p>
          </table:table-cell>
          <table:table-cell table:number-columns-repeated="5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723.894641" calcext:value-type="float">
            <text:p>5723.894641</text:p>
          </table:table-cell>
          <table:table-cell office:value-type="float" office:value="7698.160027" calcext:value-type="float">
            <text:p>7698.160027</text:p>
          </table:table-cell>
          <table:table-cell office:value-type="float" office:value="7833.839022" calcext:value-type="float">
            <text:p>7833.839022</text:p>
          </table:table-cell>
          <table:table-cell office:value-type="float" office:value="2061.565767" calcext:value-type="float">
            <text:p>2061.56576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3.825861" calcext:value-type="float">
            <text:p>53.825861</text:p>
          </table:table-cell>
          <table:table-cell office:value-type="float" office:value="105.629626" calcext:value-type="float">
            <text:p>105.629626</text:p>
          </table:table-cell>
          <table:table-cell office:value-type="float" office:value="219.173318" calcext:value-type="float">
            <text:p>219.173318</text:p>
          </table:table-cell>
          <table:table-cell office:value-type="float" office:value="468.600459" calcext:value-type="float">
            <text:p>468.600459</text:p>
          </table:table-cell>
          <table:table-cell office:value-type="float" office:value="785.412535" calcext:value-type="float">
            <text:p>785.412535</text:p>
          </table:table-cell>
          <table:table-cell office:value-type="float" office:value="2003.630541" calcext:value-type="float">
            <text:p>2003.630541</text:p>
          </table:table-cell>
          <table:table-cell office:value-type="float" office:value="2053.191125" calcext:value-type="float">
            <text:p>2053.191125</text:p>
          </table:table-cell>
          <table:table-cell office:value-type="float" office:value="1636.567811" calcext:value-type="float">
            <text:p>1636.567811</text:p>
          </table:table-cell>
          <table:table-cell office:value-type="float" office:value="5723.894641" calcext:value-type="float">
            <text:p>5723.8946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.117967" calcext:value-type="float">
            <text:p>64.117967</text:p>
          </table:table-cell>
          <table:table-cell office:value-type="float" office:value="122.900355" calcext:value-type="float">
            <text:p>122.900355</text:p>
          </table:table-cell>
          <table:table-cell office:value-type="float" office:value="227.469465" calcext:value-type="float">
            <text:p>227.469465</text:p>
          </table:table-cell>
          <table:table-cell office:value-type="float" office:value="379.263649" calcext:value-type="float">
            <text:p>379.263649</text:p>
          </table:table-cell>
          <table:table-cell office:value-type="float" office:value="633.032164" calcext:value-type="float">
            <text:p>633.032164</text:p>
          </table:table-cell>
          <table:table-cell office:value-type="float" office:value="1141.885145" calcext:value-type="float">
            <text:p>1141.885145</text:p>
          </table:table-cell>
          <table:table-cell office:value-type="float" office:value="3004.41676" calcext:value-type="float">
            <text:p>3004.41676</text:p>
          </table:table-cell>
          <table:table-cell office:value-type="float" office:value="4906.536896" calcext:value-type="float">
            <text:p>4906.536896</text:p>
          </table:table-cell>
          <table:table-cell office:value-type="float" office:value="7698.160027" calcext:value-type="float">
            <text:p>7698.1600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6.367687" calcext:value-type="float">
            <text:p>76.367687</text:p>
          </table:table-cell>
          <table:table-cell office:value-type="float" office:value="112.469152" calcext:value-type="float">
            <text:p>112.469152</text:p>
          </table:table-cell>
          <table:table-cell office:value-type="float" office:value="226.162458" calcext:value-type="float">
            <text:p>226.162458</text:p>
          </table:table-cell>
          <table:table-cell office:value-type="float" office:value="395.655613" calcext:value-type="float">
            <text:p>395.655613</text:p>
          </table:table-cell>
          <table:table-cell office:value-type="float" office:value="938.215578" calcext:value-type="float">
            <text:p>938.215578</text:p>
          </table:table-cell>
          <table:table-cell office:value-type="float" office:value="1051.328378" calcext:value-type="float">
            <text:p>1051.328378</text:p>
          </table:table-cell>
          <table:table-cell office:value-type="float" office:value="1442.480694" calcext:value-type="float">
            <text:p>1442.480694</text:p>
          </table:table-cell>
          <table:table-cell office:value-type="float" office:value="5471.435541" calcext:value-type="float">
            <text:p>5471.435541</text:p>
          </table:table-cell>
          <table:table-cell office:value-type="float" office:value="7833.839022" calcext:value-type="float">
            <text:p>7833.83902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9.896505" calcext:value-type="float">
            <text:p>59.896505</text:p>
          </table:table-cell>
          <table:table-cell office:value-type="float" office:value="160.353121" calcext:value-type="float">
            <text:p>160.353121</text:p>
          </table:table-cell>
          <table:table-cell office:value-type="float" office:value="250.523229" calcext:value-type="float">
            <text:p>250.523229</text:p>
          </table:table-cell>
          <table:table-cell office:value-type="float" office:value="501.716766" calcext:value-type="float">
            <text:p>501.716766</text:p>
          </table:table-cell>
          <table:table-cell office:value-type="float" office:value="802.477129" calcext:value-type="float">
            <text:p>802.477129</text:p>
          </table:table-cell>
          <table:table-cell office:value-type="float" office:value="1077.708619" calcext:value-type="float">
            <text:p>1077.708619</text:p>
          </table:table-cell>
          <table:table-cell office:value-type="float" office:value="3160.084263" calcext:value-type="float">
            <text:p>3160.084263</text:p>
          </table:table-cell>
          <table:table-cell office:value-type="float" office:value="4977.587054" calcext:value-type="float">
            <text:p>4977.587054</text:p>
          </table:table-cell>
          <table:table-cell office:value-type="float" office:value="2061.565767" calcext:value-type="float">
            <text:p>2061.56576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rrayMultAdd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77.190718" calcext:value-type="float">
            <text:p>77.190718</text:p>
          </table:table-cell>
          <table:table-cell office:value-type="float" office:value="55.685843" calcext:value-type="float">
            <text:p>55.685843</text:p>
          </table:table-cell>
          <table:table-cell office:value-type="float" office:value="57.127416" calcext:value-type="float">
            <text:p>57.127416</text:p>
          </table:table-cell>
          <table:table-cell office:value-type="float" office:value="58.132892" calcext:value-type="float">
            <text:p>58.132892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98.683636" calcext:value-type="float">
            <text:p>98.683636</text:p>
          </table:table-cell>
          <table:table-cell office:value-type="float" office:value="114.977052" calcext:value-type="float">
            <text:p>114.977052</text:p>
          </table:table-cell>
          <table:table-cell office:value-type="float" office:value="107.754914" calcext:value-type="float">
            <text:p>107.754914</text:p>
          </table:table-cell>
          <table:table-cell office:value-type="float" office:value="123.638134" calcext:value-type="float">
            <text:p>123.638134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68.295195" calcext:value-type="float">
            <text:p>168.295195</text:p>
          </table:table-cell>
          <table:table-cell office:value-type="float" office:value="175.693609" calcext:value-type="float">
            <text:p>175.693609</text:p>
          </table:table-cell>
          <table:table-cell office:value-type="float" office:value="199.369669" calcext:value-type="float">
            <text:p>199.369669</text:p>
          </table:table-cell>
          <table:table-cell office:value-type="float" office:value="200.456361" calcext:value-type="float">
            <text:p>200.456361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17.833903" calcext:value-type="float">
            <text:p>317.833903</text:p>
          </table:table-cell>
          <table:table-cell office:value-type="float" office:value="325.417939" calcext:value-type="float">
            <text:p>325.417939</text:p>
          </table:table-cell>
          <table:table-cell office:value-type="float" office:value="311.319018" calcext:value-type="float">
            <text:p>311.319018</text:p>
          </table:table-cell>
          <table:table-cell office:value-type="float" office:value="284.336769" calcext:value-type="float">
            <text:p>284.336769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35.476241" calcext:value-type="float">
            <text:p>535.476241</text:p>
          </table:table-cell>
          <table:table-cell office:value-type="float" office:value="681.883566" calcext:value-type="float">
            <text:p>681.883566</text:p>
          </table:table-cell>
          <table:table-cell office:value-type="float" office:value="604.607019" calcext:value-type="float">
            <text:p>604.607019</text:p>
          </table:table-cell>
          <table:table-cell office:value-type="float" office:value="650.602469" calcext:value-type="float">
            <text:p>650.602469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42.908065" calcext:value-type="float">
            <text:p>942.908065</text:p>
          </table:table-cell>
          <table:table-cell office:value-type="float" office:value="919.538133" calcext:value-type="float">
            <text:p>919.538133</text:p>
          </table:table-cell>
          <table:table-cell office:value-type="float" office:value="896.093197" calcext:value-type="float">
            <text:p>896.093197</text:p>
          </table:table-cell>
          <table:table-cell office:value-type="float" office:value="931.605479" calcext:value-type="float">
            <text:p>931.605479</text:p>
          </table:table-cell>
          <table:table-cell table:number-columns-repeated="5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180.461264" calcext:value-type="float">
            <text:p>1180.461264</text:p>
          </table:table-cell>
          <table:table-cell office:value-type="float" office:value="1245.264981" calcext:value-type="float">
            <text:p>1245.264981</text:p>
          </table:table-cell>
          <table:table-cell office:value-type="float" office:value="1254.468083" calcext:value-type="float">
            <text:p>1254.468083</text:p>
          </table:table-cell>
          <table:table-cell office:value-type="float" office:value="1256.568947" calcext:value-type="float">
            <text:p>1256.568947</text:p>
          </table:table-cell>
          <table:table-cell table:number-columns-repeated="5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430.61687" calcext:value-type="float">
            <text:p>1430.61687</text:p>
          </table:table-cell>
          <table:table-cell office:value-type="float" office:value="1386.282352" calcext:value-type="float">
            <text:p>1386.282352</text:p>
          </table:table-cell>
          <table:table-cell office:value-type="float" office:value="1443.180024" calcext:value-type="float">
            <text:p>1443.180024</text:p>
          </table:table-cell>
          <table:table-cell office:value-type="float" office:value="1439.925901" calcext:value-type="float">
            <text:p>1439.925901</text:p>
          </table:table-cell>
          <table:table-cell table:number-columns-repeated="5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817.208331" calcext:value-type="float">
            <text:p>1817.208331</text:p>
          </table:table-cell>
          <table:table-cell office:value-type="float" office:value="1516.973665" calcext:value-type="float">
            <text:p>1516.973665</text:p>
          </table:table-cell>
          <table:table-cell office:value-type="float" office:value="1570.389851" calcext:value-type="float">
            <text:p>1570.389851</text:p>
          </table:table-cell>
          <table:table-cell office:value-type="float" office:value="1650.663267" calcext:value-type="float">
            <text:p>1650.66326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.190718" calcext:value-type="float">
            <text:p>77.190718</text:p>
          </table:table-cell>
          <table:table-cell office:value-type="float" office:value="98.683636" calcext:value-type="float">
            <text:p>98.683636</text:p>
          </table:table-cell>
          <table:table-cell office:value-type="float" office:value="168.295195" calcext:value-type="float">
            <text:p>168.295195</text:p>
          </table:table-cell>
          <table:table-cell office:value-type="float" office:value="317.833903" calcext:value-type="float">
            <text:p>317.833903</text:p>
          </table:table-cell>
          <table:table-cell office:value-type="float" office:value="535.476241" calcext:value-type="float">
            <text:p>535.476241</text:p>
          </table:table-cell>
          <table:table-cell office:value-type="float" office:value="942.908065" calcext:value-type="float">
            <text:p>942.908065</text:p>
          </table:table-cell>
          <table:table-cell office:value-type="float" office:value="1180.461264" calcext:value-type="float">
            <text:p>1180.461264</text:p>
          </table:table-cell>
          <table:table-cell office:value-type="float" office:value="1430.61687" calcext:value-type="float">
            <text:p>1430.61687</text:p>
          </table:table-cell>
          <table:table-cell office:value-type="float" office:value="1817.208331" calcext:value-type="float">
            <text:p>1817.2083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5.685843" calcext:value-type="float">
            <text:p>55.685843</text:p>
          </table:table-cell>
          <table:table-cell office:value-type="float" office:value="114.977052" calcext:value-type="float">
            <text:p>114.977052</text:p>
          </table:table-cell>
          <table:table-cell office:value-type="float" office:value="175.693609" calcext:value-type="float">
            <text:p>175.693609</text:p>
          </table:table-cell>
          <table:table-cell office:value-type="float" office:value="325.417939" calcext:value-type="float">
            <text:p>325.417939</text:p>
          </table:table-cell>
          <table:table-cell office:value-type="float" office:value="681.883566" calcext:value-type="float">
            <text:p>681.883566</text:p>
          </table:table-cell>
          <table:table-cell office:value-type="float" office:value="919.538133" calcext:value-type="float">
            <text:p>919.538133</text:p>
          </table:table-cell>
          <table:table-cell office:value-type="float" office:value="1245.264981" calcext:value-type="float">
            <text:p>1245.264981</text:p>
          </table:table-cell>
          <table:table-cell office:value-type="float" office:value="1386.282352" calcext:value-type="float">
            <text:p>1386.282352</text:p>
          </table:table-cell>
          <table:table-cell office:value-type="float" office:value="1516.973665" calcext:value-type="float">
            <text:p>1516.9736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7.127416" calcext:value-type="float">
            <text:p>57.127416</text:p>
          </table:table-cell>
          <table:table-cell office:value-type="float" office:value="107.754914" calcext:value-type="float">
            <text:p>107.754914</text:p>
          </table:table-cell>
          <table:table-cell office:value-type="float" office:value="199.369669" calcext:value-type="float">
            <text:p>199.369669</text:p>
          </table:table-cell>
          <table:table-cell office:value-type="float" office:value="311.319018" calcext:value-type="float">
            <text:p>311.319018</text:p>
          </table:table-cell>
          <table:table-cell office:value-type="float" office:value="604.607019" calcext:value-type="float">
            <text:p>604.607019</text:p>
          </table:table-cell>
          <table:table-cell office:value-type="float" office:value="896.093197" calcext:value-type="float">
            <text:p>896.093197</text:p>
          </table:table-cell>
          <table:table-cell office:value-type="float" office:value="1254.468083" calcext:value-type="float">
            <text:p>1254.468083</text:p>
          </table:table-cell>
          <table:table-cell office:value-type="float" office:value="1443.180024" calcext:value-type="float">
            <text:p>1443.180024</text:p>
          </table:table-cell>
          <table:table-cell office:value-type="float" office:value="1570.389851" calcext:value-type="float">
            <text:p>1570.3898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8.132892" calcext:value-type="float">
            <text:p>58.132892</text:p>
          </table:table-cell>
          <table:table-cell office:value-type="float" office:value="123.638134" calcext:value-type="float">
            <text:p>123.638134</text:p>
          </table:table-cell>
          <table:table-cell office:value-type="float" office:value="200.456361" calcext:value-type="float">
            <text:p>200.456361</text:p>
          </table:table-cell>
          <table:table-cell office:value-type="float" office:value="284.336769" calcext:value-type="float">
            <text:p>284.336769</text:p>
          </table:table-cell>
          <table:table-cell office:value-type="float" office:value="650.602469" calcext:value-type="float">
            <text:p>650.602469</text:p>
          </table:table-cell>
          <table:table-cell office:value-type="float" office:value="931.605479" calcext:value-type="float">
            <text:p>931.605479</text:p>
          </table:table-cell>
          <table:table-cell office:value-type="float" office:value="1256.568947" calcext:value-type="float">
            <text:p>1256.568947</text:p>
          </table:table-cell>
          <table:table-cell office:value-type="float" office:value="1439.925901" calcext:value-type="float">
            <text:p>1439.925901</text:p>
          </table:table-cell>
          <table:table-cell office:value-type="float" office:value="1650.663267" calcext:value-type="float">
            <text:p>1650.66326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rrayMultReduce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6.691453" calcext:value-type="float">
            <text:p>56.691453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09.90312" calcext:value-type="float">
            <text:p>109.90312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88.55835" calcext:value-type="float">
            <text:p>188.55835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23.244679" calcext:value-type="float">
            <text:p>323.244679</text:p>
          </table:table-cell>
          <table:table-cell table:number-columns-repeated="8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90.700557" calcext:value-type="float">
            <text:p>690.700557</text:p>
          </table:table-cell>
          <table:table-cell table:number-columns-repeated="8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48.593199" calcext:value-type="float">
            <text:p>1148.593199</text:p>
          </table:table-cell>
          <table:table-cell table:number-columns-repeated="8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695.505417" calcext:value-type="float">
            <text:p>1695.505417</text:p>
          </table:table-cell>
          <table:table-cell table:number-columns-repeated="8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119.791372" calcext:value-type="float">
            <text:p>2119.791372</text:p>
          </table:table-cell>
          <table:table-cell table:number-columns-repeated="8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567.63599" calcext:value-type="float">
            <text:p>2567.6359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rrayMult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SUM([.B87];[.B218];[.B349];[.B480];[.B611];)/5" office:value-type="float" office:value="56.3548954" calcext:value-type="float">
            <text:p>56.3548954</text:p>
          </table:table-cell>
          <table:table-cell table:formula="of:=SUM([.C87];[.C218];[.C349];[.C480];[.C611];)/5" office:value-type="float" office:value="65.359367" calcext:value-type="float">
            <text:p>65.359367</text:p>
          </table:table-cell>
          <table:table-cell table:formula="of:=SUM([.D87];[.D218];[.D349];[.D480];[.D611];)/5" office:value-type="float" office:value="63.7949892" calcext:value-type="float">
            <text:p>63.7949892</text:p>
          </table:table-cell>
          <table:table-cell table:formula="of:=SUM([.E87];[.E218];[.E349];[.E480];[.E611];)/5" office:value-type="float" office:value="63.194793" calcext:value-type="float">
            <text:p>63.194793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SUM([.B88];[.B219];[.B350];[.B481];[.B612];)/5" office:value-type="float" office:value="117.5770326" calcext:value-type="float">
            <text:p>117.5770326</text:p>
          </table:table-cell>
          <table:table-cell table:formula="of:=SUM([.C88];[.C219];[.C350];[.C481];[.C612];)/5" office:value-type="float" office:value="120.8586198" calcext:value-type="float">
            <text:p>120.8586198</text:p>
          </table:table-cell>
          <table:table-cell table:formula="of:=SUM([.D88];[.D219];[.D350];[.D481];[.D612];)/5" office:value-type="float" office:value="117.4755578" calcext:value-type="float">
            <text:p>117.4755578</text:p>
          </table:table-cell>
          <table:table-cell table:formula="of:=SUM([.E88];[.E219];[.E350];[.E481];[.E612];)/5" office:value-type="float" office:value="127.133134" calcext:value-type="float">
            <text:p>127.133134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SUM([.B89];[.B220];[.B351];[.B482];[.B613];)/5" office:value-type="float" office:value="243.5650982" calcext:value-type="float">
            <text:p>243.5650982</text:p>
          </table:table-cell>
          <table:table-cell table:formula="of:=SUM([.C89];[.C220];[.C351];[.C482];[.C613];)/5" office:value-type="float" office:value="213.7313196" calcext:value-type="float">
            <text:p>213.7313196</text:p>
          </table:table-cell>
          <table:table-cell table:formula="of:=SUM([.D89];[.D220];[.D351];[.D482];[.D613];)/5" office:value-type="float" office:value="217.6356238" calcext:value-type="float">
            <text:p>217.6356238</text:p>
          </table:table-cell>
          <table:table-cell table:formula="of:=SUM([.E89];[.E220];[.E351];[.E482];[.E613];)/5" office:value-type="float" office:value="236.5069508" calcext:value-type="float">
            <text:p>236.5069508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SUM([.B90];[.B221];[.B352];[.B483];[.B614];)/5" office:value-type="float" office:value="428.1949192" calcext:value-type="float">
            <text:p>428.1949192</text:p>
          </table:table-cell>
          <table:table-cell table:formula="of:=SUM([.C90];[.C221];[.C352];[.C483];[.C614];)/5" office:value-type="float" office:value="425.2096264" calcext:value-type="float">
            <text:p>425.2096264</text:p>
          </table:table-cell>
          <table:table-cell table:formula="of:=SUM([.D90];[.D221];[.D352];[.D483];[.D614];)/5" office:value-type="float" office:value="385.683445" calcext:value-type="float">
            <text:p>385.683445</text:p>
          </table:table-cell>
          <table:table-cell table:formula="of:=SUM([.E90];[.E221];[.E352];[.E483];[.E614];)/5" office:value-type="float" office:value="421.5605456" calcext:value-type="float">
            <text:p>421.5605456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SUM([.B91];[.B222];[.B353];[.B484];[.B615];)/5" office:value-type="float" office:value="846.1209196" calcext:value-type="float">
            <text:p>846.1209196</text:p>
          </table:table-cell>
          <table:table-cell table:formula="of:=SUM([.C91];[.C222];[.C353];[.C484];[.C615];)/5" office:value-type="float" office:value="757.1271582" calcext:value-type="float">
            <text:p>757.1271582</text:p>
          </table:table-cell>
          <table:table-cell table:formula="of:=SUM([.D91];[.D222];[.D353];[.D484];[.D615];)/5" office:value-type="float" office:value="779.387957" calcext:value-type="float">
            <text:p>779.387957</text:p>
          </table:table-cell>
          <table:table-cell table:formula="of:=SUM([.E91];[.E222];[.E353];[.E484];[.E615];)/5" office:value-type="float" office:value="758.4796634" calcext:value-type="float">
            <text:p>758.4796634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SUM([.B92];[.B223];[.B354];[.B485];[.B616];)/5" office:value-type="float" office:value="1597.3506912" calcext:value-type="float">
            <text:p>1597.3506912</text:p>
          </table:table-cell>
          <table:table-cell table:formula="of:=SUM([.C92];[.C223];[.C354];[.C485];[.C616];)/5" office:value-type="float" office:value="1227.5080598" calcext:value-type="float">
            <text:p>1227.5080598</text:p>
          </table:table-cell>
          <table:table-cell table:formula="of:=SUM([.D92];[.D223];[.D354];[.D485];[.D616];)/5" office:value-type="float" office:value="1297.181298" calcext:value-type="float">
            <text:p>1297.181298</text:p>
          </table:table-cell>
          <table:table-cell table:formula="of:=SUM([.E92];[.E223];[.E354];[.E485];[.E616];)/5" office:value-type="float" office:value="1221.1993454" calcext:value-type="float">
            <text:p>1221.1993454</text:p>
          </table:table-cell>
          <table:table-cell table:number-columns-repeated="5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SUM([.B93];[.B224];[.B355];[.B486];[.B617];)/5" office:value-type="float" office:value="2082.4655538" calcext:value-type="float">
            <text:p>2082.4655538</text:p>
          </table:table-cell>
          <table:table-cell table:formula="of:=SUM([.C93];[.C224];[.C355];[.C486];[.C617];)/5" office:value-type="float" office:value="1774.6381944" calcext:value-type="float">
            <text:p>1774.6381944</text:p>
          </table:table-cell>
          <table:table-cell table:formula="of:=SUM([.D93];[.D224];[.D355];[.D486];[.D617];)/5" office:value-type="float" office:value="1899.3314598" calcext:value-type="float">
            <text:p>1899.3314598</text:p>
          </table:table-cell>
          <table:table-cell table:formula="of:=SUM([.E93];[.E224];[.E355];[.E486];[.E617];)/5" office:value-type="float" office:value="2398.8609234" calcext:value-type="float">
            <text:p>2398.8609234</text:p>
          </table:table-cell>
          <table:table-cell table:number-columns-repeated="5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SUM([.B94];[.B225];[.B356];[.B487];[.B618];)/5" office:value-type="float" office:value="2303.8380146" calcext:value-type="float">
            <text:p>2303.8380146</text:p>
          </table:table-cell>
          <table:table-cell table:formula="of:=SUM([.C94];[.C225];[.C356];[.C487];[.C618];)/5" office:value-type="float" office:value="2466.038498" calcext:value-type="float">
            <text:p>2466.038498</text:p>
          </table:table-cell>
          <table:table-cell table:formula="of:=SUM([.D94];[.D225];[.D356];[.D487];[.D618];)/5" office:value-type="float" office:value="3313.8217588" calcext:value-type="float">
            <text:p>3313.8217588</text:p>
          </table:table-cell>
          <table:table-cell table:formula="of:=SUM([.E94];[.E225];[.E356];[.E487];[.E618];)/5" office:value-type="float" office:value="3863.6746778" calcext:value-type="float">
            <text:p>3863.6746778</text:p>
          </table:table-cell>
          <table:table-cell table:number-columns-repeated="5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formula="of:=SUM([.B95];[.B226];[.B357];[.B488];[.B619];)/5" office:value-type="float" office:value="5050.7854902" calcext:value-type="float">
            <text:p>5050.7854902</text:p>
          </table:table-cell>
          <table:table-cell table:formula="of:=SUM([.C95];[.C226];[.C357];[.C488];[.C619];)/5" office:value-type="float" office:value="4639.1074088" calcext:value-type="float">
            <text:p>4639.1074088</text:p>
          </table:table-cell>
          <table:table-cell table:formula="of:=SUM([.D95];[.D226];[.D357];[.D488];[.D619];)/5" office:value-type="float" office:value="5580.7829734" calcext:value-type="float">
            <text:p>5580.7829734</text:p>
          </table:table-cell>
          <table:table-cell table:formula="of:=SUM([.E95];[.E226];[.E357];[.E488];[.E619];)/5" office:value-type="float" office:value="4596.3699272" calcext:value-type="float">
            <text:p>4596.369927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B98];[.B229];[.B360];[.B491];[.B622];)/5" office:value-type="float" office:value="56.3548954" calcext:value-type="float">
            <text:p>56.3548954</text:p>
          </table:table-cell>
          <table:table-cell table:formula="of:=SUM([.C98];[.C229];[.C360];[.C491];[.C622];)/5" office:value-type="float" office:value="117.5770326" calcext:value-type="float">
            <text:p>117.5770326</text:p>
          </table:table-cell>
          <table:table-cell table:formula="of:=SUM([.D98];[.D229];[.D360];[.D491];[.D622];)/5" office:value-type="float" office:value="243.5650982" calcext:value-type="float">
            <text:p>243.5650982</text:p>
          </table:table-cell>
          <table:table-cell table:formula="of:=SUM([.E98];[.E229];[.E360];[.E491];[.E622];)/5" office:value-type="float" office:value="428.1949192" calcext:value-type="float">
            <text:p>428.1949192</text:p>
          </table:table-cell>
          <table:table-cell table:formula="of:=SUM([.F98];[.F229];[.F360];[.F491];[.F622];)/5" office:value-type="float" office:value="846.1209196" calcext:value-type="float">
            <text:p>846.1209196</text:p>
          </table:table-cell>
          <table:table-cell table:formula="of:=SUM([.G98];[.G229];[.G360];[.G491];[.G622];)/5" office:value-type="float" office:value="1597.3506912" calcext:value-type="float">
            <text:p>1597.3506912</text:p>
          </table:table-cell>
          <table:table-cell table:formula="of:=SUM([.H98];[.H229];[.H360];[.H491];[.H622];)/5" office:value-type="float" office:value="2082.4655538" calcext:value-type="float">
            <text:p>2082.4655538</text:p>
          </table:table-cell>
          <table:table-cell table:formula="of:=SUM([.I98];[.I229];[.I360];[.I491];[.I622];)/5" office:value-type="float" office:value="2303.8380146" calcext:value-type="float">
            <text:p>2303.8380146</text:p>
          </table:table-cell>
          <table:table-cell table:formula="of:=SUM([.J98];[.J229];[.J360];[.J491];[.J622];)/5" office:value-type="float" office:value="5050.7854902" calcext:value-type="float">
            <text:p>5050.78549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B99];[.B230];[.B361];[.B492];[.B623];)/5" office:value-type="float" office:value="65.359367" calcext:value-type="float">
            <text:p>65.359367</text:p>
          </table:table-cell>
          <table:table-cell table:formula="of:=SUM([.C99];[.C230];[.C361];[.C492];[.C623];)/5" office:value-type="float" office:value="120.8586198" calcext:value-type="float">
            <text:p>120.8586198</text:p>
          </table:table-cell>
          <table:table-cell table:formula="of:=SUM([.D99];[.D230];[.D361];[.D492];[.D623];)/5" office:value-type="float" office:value="213.7313196" calcext:value-type="float">
            <text:p>213.7313196</text:p>
          </table:table-cell>
          <table:table-cell table:formula="of:=SUM([.E99];[.E230];[.E361];[.E492];[.E623];)/5" office:value-type="float" office:value="425.2096264" calcext:value-type="float">
            <text:p>425.2096264</text:p>
          </table:table-cell>
          <table:table-cell table:formula="of:=SUM([.F99];[.F230];[.F361];[.F492];[.F623];)/5" office:value-type="float" office:value="757.1271582" calcext:value-type="float">
            <text:p>757.1271582</text:p>
          </table:table-cell>
          <table:table-cell table:formula="of:=SUM([.G99];[.G230];[.G361];[.G492];[.G623];)/5" office:value-type="float" office:value="1227.5080598" calcext:value-type="float">
            <text:p>1227.5080598</text:p>
          </table:table-cell>
          <table:table-cell table:formula="of:=SUM([.H99];[.H230];[.H361];[.H492];[.H623];)/5" office:value-type="float" office:value="1774.6381944" calcext:value-type="float">
            <text:p>1774.6381944</text:p>
          </table:table-cell>
          <table:table-cell table:formula="of:=SUM([.I99];[.I230];[.I361];[.I492];[.I623];)/5" office:value-type="float" office:value="2466.038498" calcext:value-type="float">
            <text:p>2466.038498</text:p>
          </table:table-cell>
          <table:table-cell table:formula="of:=SUM([.J99];[.J230];[.J361];[.J492];[.J623];)/5" office:value-type="float" office:value="4639.1074088" calcext:value-type="float">
            <text:p>4639.10740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SUM([.B100];[.B231];[.B362];[.B493];[.B624];)/5" office:value-type="float" office:value="63.7949892" calcext:value-type="float">
            <text:p>63.7949892</text:p>
          </table:table-cell>
          <table:table-cell table:formula="of:=SUM([.C100];[.C231];[.C362];[.C493];[.C624];)/5" office:value-type="float" office:value="117.4755578" calcext:value-type="float">
            <text:p>117.4755578</text:p>
          </table:table-cell>
          <table:table-cell table:formula="of:=SUM([.D100];[.D231];[.D362];[.D493];[.D624];)/5" office:value-type="float" office:value="217.6356238" calcext:value-type="float">
            <text:p>217.6356238</text:p>
          </table:table-cell>
          <table:table-cell table:formula="of:=SUM([.E100];[.E231];[.E362];[.E493];[.E624];)/5" office:value-type="float" office:value="385.683445" calcext:value-type="float">
            <text:p>385.683445</text:p>
          </table:table-cell>
          <table:table-cell table:formula="of:=SUM([.F100];[.F231];[.F362];[.F493];[.F624];)/5" office:value-type="float" office:value="779.387957" calcext:value-type="float">
            <text:p>779.387957</text:p>
          </table:table-cell>
          <table:table-cell table:formula="of:=SUM([.G100];[.G231];[.G362];[.G493];[.G624];)/5" office:value-type="float" office:value="1297.181298" calcext:value-type="float">
            <text:p>1297.181298</text:p>
          </table:table-cell>
          <table:table-cell table:formula="of:=SUM([.H100];[.H231];[.H362];[.H493];[.H624];)/5" office:value-type="float" office:value="1899.3314598" calcext:value-type="float">
            <text:p>1899.3314598</text:p>
          </table:table-cell>
          <table:table-cell table:formula="of:=SUM([.I100];[.I231];[.I362];[.I493];[.I624];)/5" office:value-type="float" office:value="3313.8217588" calcext:value-type="float">
            <text:p>3313.8217588</text:p>
          </table:table-cell>
          <table:table-cell table:formula="of:=SUM([.J100];[.J231];[.J362];[.J493];[.J624];)/5" office:value-type="float" office:value="5580.7829734" calcext:value-type="float">
            <text:p>5580.78297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SUM([.B101];[.B232];[.B363];[.B494];[.B625];)/5" office:value-type="float" office:value="63.194793" calcext:value-type="float">
            <text:p>63.194793</text:p>
          </table:table-cell>
          <table:table-cell table:formula="of:=SUM([.C101];[.C232];[.C363];[.C494];[.C625];)/5" office:value-type="float" office:value="127.133134" calcext:value-type="float">
            <text:p>127.133134</text:p>
          </table:table-cell>
          <table:table-cell table:formula="of:=SUM([.D101];[.D232];[.D363];[.D494];[.D625];)/5" office:value-type="float" office:value="236.5069508" calcext:value-type="float">
            <text:p>236.5069508</text:p>
          </table:table-cell>
          <table:table-cell table:formula="of:=SUM([.E101];[.E232];[.E363];[.E494];[.E625];)/5" office:value-type="float" office:value="421.5605456" calcext:value-type="float">
            <text:p>421.5605456</text:p>
          </table:table-cell>
          <table:table-cell table:formula="of:=SUM([.F101];[.F232];[.F363];[.F494];[.F625];)/5" office:value-type="float" office:value="758.4796634" calcext:value-type="float">
            <text:p>758.4796634</text:p>
          </table:table-cell>
          <table:table-cell table:formula="of:=SUM([.G101];[.G232];[.G363];[.G494];[.G625];)/5" office:value-type="float" office:value="1221.1993454" calcext:value-type="float">
            <text:p>1221.1993454</text:p>
          </table:table-cell>
          <table:table-cell table:formula="of:=SUM([.H101];[.H232];[.H363];[.H494];[.H625];)/5" office:value-type="float" office:value="2398.8609234" calcext:value-type="float">
            <text:p>2398.8609234</text:p>
          </table:table-cell>
          <table:table-cell table:formula="of:=SUM([.I101];[.I232];[.I363];[.I494];[.I625];)/5" office:value-type="float" office:value="3863.6746778" calcext:value-type="float">
            <text:p>3863.6746778</text:p>
          </table:table-cell>
          <table:table-cell table:formula="of:=SUM([.J101];[.J232];[.J363];[.J494];[.J625];)/5" office:value-type="float" office:value="4596.3699272" calcext:value-type="float">
            <text:p>4596.369927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rrayMultAdd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SUM([.B105];[.B236];[.B367];[.B498];[.B629];)/5" office:value-type="float" office:value="62.6344826" calcext:value-type="float">
            <text:p>62.6344826</text:p>
          </table:table-cell>
          <table:table-cell table:formula="of:=SUM([.C105];[.C236];[.C367];[.C498];[.C629];)/5" office:value-type="float" office:value="61.7042258" calcext:value-type="float">
            <text:p>61.7042258</text:p>
          </table:table-cell>
          <table:table-cell table:formula="of:=SUM([.D105];[.D236];[.D367];[.D498];[.D629];)/5" office:value-type="float" office:value="59.3945356" calcext:value-type="float">
            <text:p>59.3945356</text:p>
          </table:table-cell>
          <table:table-cell table:formula="of:=SUM([.E105];[.E236];[.E367];[.E498];[.E629];)/5" office:value-type="float" office:value="60.2959482" calcext:value-type="float">
            <text:p>60.2959482</text:p>
          </table:table-cell>
          <table:table-cell table:number-columns-repeated="5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SUM([.B106];[.B237];[.B368];[.B499];[.B630];)/5" office:value-type="float" office:value="117.1166126" calcext:value-type="float">
            <text:p>117.1166126</text:p>
          </table:table-cell>
          <table:table-cell table:formula="of:=SUM([.C106];[.C237];[.C368];[.C499];[.C630];)/5" office:value-type="float" office:value="120.536876" calcext:value-type="float">
            <text:p>120.536876</text:p>
          </table:table-cell>
          <table:table-cell table:formula="of:=SUM([.D106];[.D237];[.D368];[.D499];[.D630];)/5" office:value-type="float" office:value="118.1263162" calcext:value-type="float">
            <text:p>118.1263162</text:p>
          </table:table-cell>
          <table:table-cell table:formula="of:=SUM([.E106];[.E237];[.E368];[.E499];[.E630];)/5" office:value-type="float" office:value="112.3381976" calcext:value-type="float">
            <text:p>112.3381976</text:p>
          </table:table-cell>
          <table:table-cell table:number-columns-repeated="5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SUM([.B107];[.B238];[.B369];[.B500];[.B631];)/5" office:value-type="float" office:value="191.7711806" calcext:value-type="float">
            <text:p>191.7711806</text:p>
          </table:table-cell>
          <table:table-cell table:formula="of:=SUM([.C107];[.C238];[.C369];[.C500];[.C631];)/5" office:value-type="float" office:value="182.4230392" calcext:value-type="float">
            <text:p>182.4230392</text:p>
          </table:table-cell>
          <table:table-cell table:formula="of:=SUM([.D107];[.D238];[.D369];[.D500];[.D631];)/5" office:value-type="float" office:value="186.5158168" calcext:value-type="float">
            <text:p>186.5158168</text:p>
          </table:table-cell>
          <table:table-cell table:formula="of:=SUM([.E107];[.E238];[.E369];[.E500];[.E631];)/5" office:value-type="float" office:value="188.8776266" calcext:value-type="float">
            <text:p>188.8776266</text:p>
          </table:table-cell>
          <table:table-cell table:number-columns-repeated="5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SUM([.B108];[.B239];[.B370];[.B501];[.B632];)/5" office:value-type="float" office:value="332.705078" calcext:value-type="float">
            <text:p>332.705078</text:p>
          </table:table-cell>
          <table:table-cell table:formula="of:=SUM([.C108];[.C239];[.C370];[.C501];[.C632];)/5" office:value-type="float" office:value="326.7399844" calcext:value-type="float">
            <text:p>326.7399844</text:p>
          </table:table-cell>
          <table:table-cell table:formula="of:=SUM([.D108];[.D239];[.D370];[.D501];[.D632];)/5" office:value-type="float" office:value="327.464442" calcext:value-type="float">
            <text:p>327.464442</text:p>
          </table:table-cell>
          <table:table-cell table:formula="of:=SUM([.E108];[.E239];[.E370];[.E501];[.E632];)/5" office:value-type="float" office:value="305.2566708" calcext:value-type="float">
            <text:p>305.2566708</text:p>
          </table:table-cell>
          <table:table-cell table:number-columns-repeated="5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SUM([.B109];[.B240];[.B371];[.B502];[.B633];)/5" office:value-type="float" office:value="620.7260396" calcext:value-type="float">
            <text:p>620.7260396</text:p>
          </table:table-cell>
          <table:table-cell table:formula="of:=SUM([.C109];[.C240];[.C371];[.C502];[.C633];)/5" office:value-type="float" office:value="639.8664346" calcext:value-type="float">
            <text:p>639.8664346</text:p>
          </table:table-cell>
          <table:table-cell table:formula="of:=SUM([.D109];[.D240];[.D371];[.D502];[.D633];)/5" office:value-type="float" office:value="626.001024" calcext:value-type="float">
            <text:p>626.001024</text:p>
          </table:table-cell>
          <table:table-cell table:formula="of:=SUM([.E109];[.E240];[.E371];[.E502];[.E633];)/5" office:value-type="float" office:value="661.2100282" calcext:value-type="float">
            <text:p>661.2100282</text:p>
          </table:table-cell>
          <table:table-cell table:number-columns-repeated="5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SUM([.B110];[.B241];[.B372];[.B503];[.B634];)/5" office:value-type="float" office:value="947.943735" calcext:value-type="float">
            <text:p>947.943735</text:p>
          </table:table-cell>
          <table:table-cell table:formula="of:=SUM([.C110];[.C241];[.C372];[.C503];[.C634];)/5" office:value-type="float" office:value="913.769747" calcext:value-type="float">
            <text:p>913.769747</text:p>
          </table:table-cell>
          <table:table-cell table:formula="of:=SUM([.D110];[.D241];[.D372];[.D503];[.D634];)/5" office:value-type="float" office:value="954.4015396" calcext:value-type="float">
            <text:p>954.4015396</text:p>
          </table:table-cell>
          <table:table-cell table:formula="of:=SUM([.E110];[.E241];[.E372];[.E503];[.E634];)/5" office:value-type="float" office:value="968.0389528" calcext:value-type="float">
            <text:p>968.0389528</text:p>
          </table:table-cell>
          <table:table-cell table:number-columns-repeated="5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SUM([.B111];[.B242];[.B373];[.B504];[.B635];)/5" office:value-type="float" office:value="1241.367817" calcext:value-type="float">
            <text:p>1241.367817</text:p>
          </table:table-cell>
          <table:table-cell table:formula="of:=SUM([.C111];[.C242];[.C373];[.C504];[.C635];)/5" office:value-type="float" office:value="1294.558475" calcext:value-type="float">
            <text:p>1294.558475</text:p>
          </table:table-cell>
          <table:table-cell table:formula="of:=SUM([.D111];[.D242];[.D373];[.D504];[.D635];)/5" office:value-type="float" office:value="1223.3433508" calcext:value-type="float">
            <text:p>1223.3433508</text:p>
          </table:table-cell>
          <table:table-cell table:formula="of:=SUM([.E111];[.E242];[.E373];[.E504];[.E635];)/5" office:value-type="float" office:value="1247.6725488" calcext:value-type="float">
            <text:p>1247.6725488</text:p>
          </table:table-cell>
          <table:table-cell table:number-columns-repeated="5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SUM([.B112];[.B243];[.B374];[.B505];[.B636];)/5" office:value-type="float" office:value="1436.0077942" calcext:value-type="float">
            <text:p>1436.0077942</text:p>
          </table:table-cell>
          <table:table-cell table:formula="of:=SUM([.C112];[.C243];[.C374];[.C505];[.C636];)/5" office:value-type="float" office:value="1478.6677452" calcext:value-type="float">
            <text:p>1478.6677452</text:p>
          </table:table-cell>
          <table:table-cell table:formula="of:=SUM([.D112];[.D243];[.D374];[.D505];[.D636];)/5" office:value-type="float" office:value="1441.896654" calcext:value-type="float">
            <text:p>1441.896654</text:p>
          </table:table-cell>
          <table:table-cell table:formula="of:=SUM([.E112];[.E243];[.E374];[.E505];[.E636];)/5" office:value-type="float" office:value="1422.1619578" calcext:value-type="float">
            <text:p>1422.1619578</text:p>
          </table:table-cell>
          <table:table-cell table:number-columns-repeated="5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formula="of:=SUM([.B113];[.B244];[.B375];[.B506];[.B637];)/5" office:value-type="float" office:value="1641.8445848" calcext:value-type="float">
            <text:p>1641.8445848</text:p>
          </table:table-cell>
          <table:table-cell table:formula="of:=SUM([.C113];[.C244];[.C375];[.C506];[.C637];)/5" office:value-type="float" office:value="1609.9100444" calcext:value-type="float">
            <text:p>1609.9100444</text:p>
          </table:table-cell>
          <table:table-cell table:formula="of:=SUM([.D113];[.D244];[.D375];[.D506];[.D637];)/5" office:value-type="float" office:value="1647.4921044" calcext:value-type="float">
            <text:p>1647.4921044</text:p>
          </table:table-cell>
          <table:table-cell table:formula="of:=SUM([.E113];[.E244];[.E375];[.E506];[.E637];)/5" office:value-type="float" office:value="1763.5640782" calcext:value-type="float">
            <text:p>1763.564078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8388608" calcext:value-type="float">
            <text:p>83886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B116];[.B247];[.B378];[.B509];[.B640];)/5" office:value-type="float" office:value="62.6344826" calcext:value-type="float">
            <text:p>62.6344826</text:p>
          </table:table-cell>
          <table:table-cell table:formula="of:=SUM([.C116];[.C247];[.C378];[.C509];[.C640];)/5" office:value-type="float" office:value="117.1166126" calcext:value-type="float">
            <text:p>117.1166126</text:p>
          </table:table-cell>
          <table:table-cell table:formula="of:=SUM([.D116];[.D247];[.D378];[.D509];[.D640];)/5" office:value-type="float" office:value="191.7711806" calcext:value-type="float">
            <text:p>191.7711806</text:p>
          </table:table-cell>
          <table:table-cell table:formula="of:=SUM([.E116];[.E247];[.E378];[.E509];[.E640];)/5" office:value-type="float" office:value="332.705078" calcext:value-type="float">
            <text:p>332.705078</text:p>
          </table:table-cell>
          <table:table-cell table:formula="of:=SUM([.F116];[.F247];[.F378];[.F509];[.F640];)/5" office:value-type="float" office:value="620.7260396" calcext:value-type="float">
            <text:p>620.7260396</text:p>
          </table:table-cell>
          <table:table-cell table:formula="of:=SUM([.G116];[.G247];[.G378];[.G509];[.G640];)/5" office:value-type="float" office:value="947.943735" calcext:value-type="float">
            <text:p>947.943735</text:p>
          </table:table-cell>
          <table:table-cell table:formula="of:=SUM([.H116];[.H247];[.H378];[.H509];[.H640];)/5" office:value-type="float" office:value="1241.367817" calcext:value-type="float">
            <text:p>1241.367817</text:p>
          </table:table-cell>
          <table:table-cell table:formula="of:=SUM([.I116];[.I247];[.I378];[.I509];[.I640];)/5" office:value-type="float" office:value="1436.0077942" calcext:value-type="float">
            <text:p>1436.0077942</text:p>
          </table:table-cell>
          <table:table-cell table:formula="of:=SUM([.J116];[.J247];[.J378];[.J509];[.J640];)/5" office:value-type="float" office:value="1641.8445848" calcext:value-type="float">
            <text:p>1641.84458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UM([.B117];[.B248];[.B379];[.B510];[.B641];)/5" office:value-type="float" office:value="61.7042258" calcext:value-type="float">
            <text:p>61.7042258</text:p>
          </table:table-cell>
          <table:table-cell table:formula="of:=SUM([.C117];[.C248];[.C379];[.C510];[.C641];)/5" office:value-type="float" office:value="120.536876" calcext:value-type="float">
            <text:p>120.536876</text:p>
          </table:table-cell>
          <table:table-cell table:formula="of:=SUM([.D117];[.D248];[.D379];[.D510];[.D641];)/5" office:value-type="float" office:value="182.4230392" calcext:value-type="float">
            <text:p>182.4230392</text:p>
          </table:table-cell>
          <table:table-cell table:formula="of:=SUM([.E117];[.E248];[.E379];[.E510];[.E641];)/5" office:value-type="float" office:value="326.7399844" calcext:value-type="float">
            <text:p>326.7399844</text:p>
          </table:table-cell>
          <table:table-cell table:formula="of:=SUM([.F117];[.F248];[.F379];[.F510];[.F641];)/5" office:value-type="float" office:value="639.8664346" calcext:value-type="float">
            <text:p>639.8664346</text:p>
          </table:table-cell>
          <table:table-cell table:formula="of:=SUM([.G117];[.G248];[.G379];[.G510];[.G641];)/5" office:value-type="float" office:value="913.769747" calcext:value-type="float">
            <text:p>913.769747</text:p>
          </table:table-cell>
          <table:table-cell table:formula="of:=SUM([.H117];[.H248];[.H379];[.H510];[.H641];)/5" office:value-type="float" office:value="1294.558475" calcext:value-type="float">
            <text:p>1294.558475</text:p>
          </table:table-cell>
          <table:table-cell table:formula="of:=SUM([.I117];[.I248];[.I379];[.I510];[.I641];)/5" office:value-type="float" office:value="1478.6677452" calcext:value-type="float">
            <text:p>1478.6677452</text:p>
          </table:table-cell>
          <table:table-cell table:formula="of:=SUM([.J117];[.J248];[.J379];[.J510];[.J641];)/5" office:value-type="float" office:value="1609.9100444" calcext:value-type="float">
            <text:p>1609.91004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SUM([.B118];[.B249];[.B380];[.B511];[.B642];)/5" office:value-type="float" office:value="59.3945356" calcext:value-type="float">
            <text:p>59.3945356</text:p>
          </table:table-cell>
          <table:table-cell table:formula="of:=SUM([.C118];[.C249];[.C380];[.C511];[.C642];)/5" office:value-type="float" office:value="118.1263162" calcext:value-type="float">
            <text:p>118.1263162</text:p>
          </table:table-cell>
          <table:table-cell table:formula="of:=SUM([.D118];[.D249];[.D380];[.D511];[.D642];)/5" office:value-type="float" office:value="186.5158168" calcext:value-type="float">
            <text:p>186.5158168</text:p>
          </table:table-cell>
          <table:table-cell table:formula="of:=SUM([.E118];[.E249];[.E380];[.E511];[.E642];)/5" office:value-type="float" office:value="327.464442" calcext:value-type="float">
            <text:p>327.464442</text:p>
          </table:table-cell>
          <table:table-cell table:formula="of:=SUM([.F118];[.F249];[.F380];[.F511];[.F642];)/5" office:value-type="float" office:value="626.001024" calcext:value-type="float">
            <text:p>626.001024</text:p>
          </table:table-cell>
          <table:table-cell table:formula="of:=SUM([.G118];[.G249];[.G380];[.G511];[.G642];)/5" office:value-type="float" office:value="954.4015396" calcext:value-type="float">
            <text:p>954.4015396</text:p>
          </table:table-cell>
          <table:table-cell table:formula="of:=SUM([.H118];[.H249];[.H380];[.H511];[.H642];)/5" office:value-type="float" office:value="1223.3433508" calcext:value-type="float">
            <text:p>1223.3433508</text:p>
          </table:table-cell>
          <table:table-cell table:formula="of:=SUM([.I118];[.I249];[.I380];[.I511];[.I642];)/5" office:value-type="float" office:value="1441.896654" calcext:value-type="float">
            <text:p>1441.896654</text:p>
          </table:table-cell>
          <table:table-cell table:formula="of:=SUM([.J118];[.J249];[.J380];[.J511];[.J642];)/5" office:value-type="float" office:value="1647.4921044" calcext:value-type="float">
            <text:p>1647.492104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SUM([.B119];[.B250];[.B381];[.B512];[.B643];)/5" office:value-type="float" office:value="60.2959482" calcext:value-type="float">
            <text:p>60.2959482</text:p>
          </table:table-cell>
          <table:table-cell table:formula="of:=SUM([.C119];[.C250];[.C381];[.C512];[.C643];)/5" office:value-type="float" office:value="112.3381976" calcext:value-type="float">
            <text:p>112.3381976</text:p>
          </table:table-cell>
          <table:table-cell table:formula="of:=SUM([.D119];[.D250];[.D381];[.D512];[.D643];)/5" office:value-type="float" office:value="188.8776266" calcext:value-type="float">
            <text:p>188.8776266</text:p>
          </table:table-cell>
          <table:table-cell table:formula="of:=SUM([.E119];[.E250];[.E381];[.E512];[.E643];)/5" office:value-type="float" office:value="305.2566708" calcext:value-type="float">
            <text:p>305.2566708</text:p>
          </table:table-cell>
          <table:table-cell table:formula="of:=SUM([.F119];[.F250];[.F381];[.F512];[.F643];)/5" office:value-type="float" office:value="661.2100282" calcext:value-type="float">
            <text:p>661.2100282</text:p>
          </table:table-cell>
          <table:table-cell table:formula="of:=SUM([.G119];[.G250];[.G381];[.G512];[.G643];)/5" office:value-type="float" office:value="968.0389528" calcext:value-type="float">
            <text:p>968.0389528</text:p>
          </table:table-cell>
          <table:table-cell table:formula="of:=SUM([.H119];[.H250];[.H381];[.H512];[.H643];)/5" office:value-type="float" office:value="1247.6725488" calcext:value-type="float">
            <text:p>1247.6725488</text:p>
          </table:table-cell>
          <table:table-cell table:formula="of:=SUM([.I119];[.I250];[.I381];[.I512];[.I643];)/5" office:value-type="float" office:value="1422.1619578" calcext:value-type="float">
            <text:p>1422.1619578</text:p>
          </table:table-cell>
          <table:table-cell table:formula="of:=SUM([.J119];[.J250];[.J381];[.J512];[.J643];)/5" office:value-type="float" office:value="1763.5640782" calcext:value-type="float">
            <text:p>1763.564078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rrayMultReduce</text:p>
          </table:table-cell>
          <table:table-cell table:number-columns-repeated="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SUM([.B123];[.B254];[.B385];[.B516];[.B647];)/5" office:value-type="float" office:value="61.6385228" calcext:value-type="float">
            <text:p>61.6385228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SUM([.B124];[.B255];[.B386];[.B517];[.B648];)/5" office:value-type="float" office:value="133.0092406" calcext:value-type="float">
            <text:p>133.0092406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SUM([.B125];[.B256];[.B387];[.B518];[.B649];)/5" office:value-type="float" office:value="177.9152922" calcext:value-type="float">
            <text:p>177.9152922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SUM([.B126];[.B257];[.B388];[.B519];[.B650];)/5" office:value-type="float" office:value="347.3508666" calcext:value-type="float">
            <text:p>347.3508666</text:p>
          </table:table-cell>
          <table:table-cell table:number-columns-repeated="8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SUM([.B127];[.B258];[.B389];[.B520];[.B651];)/5" office:value-type="float" office:value="715.6850324" calcext:value-type="float">
            <text:p>715.6850324</text:p>
          </table:table-cell>
          <table:table-cell table:number-columns-repeated="8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SUM([.B128];[.B259];[.B390];[.B521];[.B652];)/5" office:value-type="float" office:value="1200.0293838" calcext:value-type="float">
            <text:p>1200.0293838</text:p>
          </table:table-cell>
          <table:table-cell table:number-columns-repeated="8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SUM([.B129];[.B260];[.B391];[.B522];[.B653];)/5" office:value-type="float" office:value="1723.3871174" calcext:value-type="float">
            <text:p>1723.3871174</text:p>
          </table:table-cell>
          <table:table-cell table:number-columns-repeated="8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SUM([.B130];[.B261];[.B392];[.B523];[.B654];)/5" office:value-type="float" office:value="2184.5868598" calcext:value-type="float">
            <text:p>2184.5868598</text:p>
          </table:table-cell>
          <table:table-cell table:number-columns-repeated="8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formula="of:=SUM([.B131];[.B262];[.B393];[.B524];[.B655];)/5" office:value-type="float" office:value="2563.8998656" calcext:value-type="float">
            <text:p>2563.899865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30T17:58:27.696276410</dc:date>
    <meta:editing-duration>PT2H26M43S</meta:editing-duration>
    <meta:editing-cycles>8</meta:editing-cycles>
    <meta:generator>LibreOffice/6.4.3.2$Linux_X86_64 LibreOffice_project/40$Build-2</meta:generator>
    <meta:document-statistic meta:table-count="1" meta:cell-count="2948" meta:object-count="3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01cm" svg:height="9.212cm" xlink:href=".." xlink:type="simple" chart:class="chart:line" chart:style-name="ch1">
        <chart:title svg:x="6.985cm" svg:y="0.32cm" chart:style-name="ch2">
          <text:p>Array Mult</text:p>
        </chart:title>
        <chart:subtitle svg:x="5.834cm" svg:y="1.283cm" chart:style-name="ch3">
          <text:p>Array Size Vs MegaMults</text:p>
        </chart:subtitle>
        <chart:legend chart:legend-position="end" svg:x="14.301cm" svg:y="3.56cm" style:legend-expansion="high" chart:style-name="ch4"/>
        <chart:plot-area chart:style-name="ch5" table:cell-range-address="output.A86:output.E95" chart:data-source-has-labels="both" svg:x="1.335cm" svg:y="2.15cm" svg:width="12.642cm" svg:height="5.897cm">
          <chartooo:coordinate-region svg:x="2.327cm" svg:y="2.349cm" svg:width="11cm" svg:height="5.051cm"/>
          <chart:axis chart:dimension="x" chart:name="primary-x" chart:style-name="ch6" chartooo:axis-type="auto">
            <chartooo:date-scale/>
            <chart:title svg:x="6.858cm" svg:y="8.231cm" chart:style-name="ch7">
              <text:p>Array Size</text:p>
            </chart:title>
            <chart:categories table:cell-range-address="output.A87:output.A95"/>
          </chart:axis>
          <chart:axis chart:dimension="y" chart:name="primary-y" chart:style-name="ch6">
            <chart:title svg:x="0.451cm" svg:y="6.822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87:output.B95" chart:label-cell-address="output.B86:output.B86" chart:class="chart:line">
            <chart:data-point chart:repeated="9"/>
          </chart:series>
          <chart:series chart:style-name="ch11" chart:values-cell-range-address="output.C87:output.C95" chart:label-cell-address="output.C86:output.C86" chart:class="chart:line">
            <chart:data-point chart:repeated="9"/>
          </chart:series>
          <chart:series chart:style-name="ch12" chart:values-cell-range-address="output.D87:output.D95" chart:label-cell-address="output.D86:output.D86" chart:class="chart:line">
            <chart:data-point chart:repeated="9"/>
          </chart:series>
          <chart:series chart:style-name="ch13" chart:values-cell-range-address="output.E87:output.E95" chart:label-cell-address="output.E86:output.E86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output.B86:output.B86</svg:desc>
                </draw:g>
              </table:table-cell>
              <table:table-cell office:value-type="string">
                <text:p>64</text:p>
                <draw:g>
                  <svg:desc>output.C86:output.C86</svg:desc>
                </draw:g>
              </table:table-cell>
              <table:table-cell office:value-type="string">
                <text:p>128</text:p>
                <draw:g>
                  <svg:desc>output.D86:output.D86</svg:desc>
                </draw:g>
              </table:table-cell>
              <table:table-cell office:value-type="string">
                <text:p>256</text:p>
                <draw:g>
                  <svg:desc>output.E86:output.E86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68</text:p>
                <draw:g>
                  <svg:desc>output.A87:output.A95</svg:desc>
                </draw:g>
              </table:table-cell>
              <table:table-cell office:value-type="float" office:value="25.069256">
                <text:p>25.069256</text:p>
                <draw:g>
                  <svg:desc>output.B87:output.B95</svg:desc>
                </draw:g>
              </table:table-cell>
              <table:table-cell office:value-type="float" office:value="66.718791">
                <text:p>66.718791</text:p>
                <draw:g>
                  <svg:desc>output.C87:output.C95</svg:desc>
                </draw:g>
              </table:table-cell>
              <table:table-cell office:value-type="float" office:value="51.04511">
                <text:p>51.04511</text:p>
                <draw:g>
                  <svg:desc>output.D87:output.D95</svg:desc>
                </draw:g>
              </table:table-cell>
              <table:table-cell office:value-type="float" office:value="60.103927">
                <text:p>60.103927</text:p>
                <draw:g>
                  <svg:desc>output.E87:output.E9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99.5894">
                <text:p>99.5894</text:p>
              </table:table-cell>
              <table:table-cell office:value-type="float" office:value="116.385335">
                <text:p>116.385335</text:p>
              </table:table-cell>
              <table:table-cell office:value-type="float" office:value="118.361833">
                <text:p>118.361833</text:p>
              </table:table-cell>
              <table:table-cell office:value-type="float" office:value="131.360994">
                <text:p>131.360994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22.714985">
                <text:p>222.714985</text:p>
              </table:table-cell>
              <table:table-cell office:value-type="float" office:value="225.745671">
                <text:p>225.745671</text:p>
              </table:table-cell>
              <table:table-cell office:value-type="float" office:value="186.170447">
                <text:p>186.170447</text:p>
              </table:table-cell>
              <table:table-cell office:value-type="float" office:value="213.338195">
                <text:p>213.33819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92.048609">
                <text:p>292.048609</text:p>
              </table:table-cell>
              <table:table-cell office:value-type="float" office:value="470.204175">
                <text:p>470.204175</text:p>
              </table:table-cell>
              <table:table-cell office:value-type="float" office:value="349.28456">
                <text:p>349.28456</text:p>
              </table:table-cell>
              <table:table-cell office:value-type="float" office:value="311.432193">
                <text:p>311.43219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751.459453">
                <text:p>751.459453</text:p>
              </table:table-cell>
              <table:table-cell office:value-type="float" office:value="706.366742">
                <text:p>706.366742</text:p>
              </table:table-cell>
              <table:table-cell office:value-type="float" office:value="598.803052">
                <text:p>598.803052</text:p>
              </table:table-cell>
              <table:table-cell office:value-type="float" office:value="700.620056">
                <text:p>700.620056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060.09392">
                <text:p>1060.09392</text:p>
              </table:table-cell>
              <table:table-cell office:value-type="float" office:value="1153.191199">
                <text:p>1153.191199</text:p>
              </table:table-cell>
              <table:table-cell office:value-type="float" office:value="1131.54788">
                <text:p>1131.54788</text:p>
              </table:table-cell>
              <table:table-cell office:value-type="float" office:value="1099.40017">
                <text:p>1099.4001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542.248063">
                <text:p>1542.248063</text:p>
              </table:table-cell>
              <table:table-cell office:value-type="float" office:value="1532.063987">
                <text:p>1532.063987</text:p>
              </table:table-cell>
              <table:table-cell office:value-type="float" office:value="1503.626869">
                <text:p>1503.626869</text:p>
              </table:table-cell>
              <table:table-cell office:value-type="float" office:value="1500.292239">
                <text:p>1500.292239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703.974393">
                <text:p>1703.974393</text:p>
              </table:table-cell>
              <table:table-cell office:value-type="float" office:value="1847.605203">
                <text:p>1847.605203</text:p>
              </table:table-cell>
              <table:table-cell office:value-type="float" office:value="1908.58391">
                <text:p>1908.58391</text:p>
              </table:table-cell>
              <table:table-cell office:value-type="float" office:value="1878.324391">
                <text:p>1878.324391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953.016456">
                <text:p>1953.016456</text:p>
              </table:table-cell>
              <table:table-cell office:value-type="float" office:value="2090.29583">
                <text:p>2090.29583</text:p>
              </table:table-cell>
              <table:table-cell office:value-type="float" office:value="2066.184543">
                <text:p>2066.184543</text:p>
              </table:table-cell>
              <table:table-cell office:value-type="float" office:value="2143.824671">
                <text:p>2143.8246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09cm" svg:height="9.145cm" xlink:href=".." xlink:type="simple" chart:class="chart:line" chart:style-name="ch1">
        <chart:title svg:x="6.219cm" svg:y="0.318cm" chart:style-name="ch2">
          <text:p>Array Mult Reduce</text:p>
        </chart:title>
        <chart:subtitle svg:x="5.888cm" svg:y="1.279cm" chart:style-name="ch3">
          <text:p>Array Size Vs MegaMults</text:p>
        </chart:subtitle>
        <chart:legend chart:legend-position="end" svg:x="14.595cm" svg:y="4.273cm" style:legend-expansion="high" chart:style-name="ch4"/>
        <chart:plot-area chart:style-name="ch5" table:cell-range-address="output.A253:output.B262" chart:data-source-has-labels="both" svg:x="1.337cm" svg:y="2.144cm" svg:width="12.932cm" svg:height="5.838cm">
          <chartooo:coordinate-region svg:x="2.329cm" svg:y="2.343cm" svg:width="11.29cm" svg:height="4.992cm"/>
          <chart:axis chart:dimension="x" chart:name="primary-x" chart:style-name="ch6" chartooo:axis-type="auto">
            <chartooo:date-scale/>
            <chart:title svg:x="7.005cm" svg:y="8.164cm" chart:style-name="ch7">
              <text:p>Array Size</text:p>
            </chart:title>
            <chart:categories table:cell-range-address="output.A254:output.A262"/>
          </chart:axis>
          <chart:axis chart:dimension="y" chart:name="primary-y" chart:style-name="ch6">
            <chart:title svg:x="0.451cm" svg:y="6.787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254:output.B262" chart:label-cell-address="output.B253:output.B253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output.B253:output.B253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68</text:p>
                <draw:g>
                  <svg:desc>output.A254:output.A262</svg:desc>
                </draw:g>
              </table:table-cell>
              <table:table-cell office:value-type="float" office:value="60.078802">
                <text:p>60.078802</text:p>
                <draw:g>
                  <svg:desc>output.B254:output.B262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22.852205">
                <text:p>122.852205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71.251777">
                <text:p>171.251777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344.891373">
                <text:p>344.89137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706.125099">
                <text:p>706.125099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165.261823">
                <text:p>1165.261823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914.048389">
                <text:p>1914.048389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245.029873">
                <text:p>2245.029873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2635.541796">
                <text:p>2635.54179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89cm" svg:height="9.032cm" xlink:href=".." xlink:type="simple" chart:class="chart:line" chart:style-name="ch1">
        <chart:title svg:x="6.281cm" svg:y="0.316cm" chart:style-name="ch2">
          <text:p>Array Mult Run 3</text:p>
        </chart:title>
        <chart:subtitle svg:x="5.778cm" svg:y="1.275cm" chart:style-name="ch3">
          <text:p>Array Size Vs MegaMults</text:p>
        </chart:subtitle>
        <chart:legend chart:legend-position="end" svg:x="14.189cm" svg:y="3.47cm" style:legend-expansion="high" chart:style-name="ch4"/>
        <chart:plot-area chart:style-name="ch5" table:cell-range-address="output.A348:output.E357" chart:data-source-has-labels="both" svg:x="1.332cm" svg:y="2.138cm" svg:width="12.536cm" svg:height="5.733cm">
          <chartooo:coordinate-region svg:x="2.324cm" svg:y="2.338cm" svg:width="10.894cm" svg:height="4.886cm"/>
          <chart:axis chart:dimension="x" chart:name="primary-x" chart:style-name="ch6" chartooo:axis-type="auto">
            <chartooo:date-scale/>
            <chart:title svg:x="6.802cm" svg:y="8.051cm" chart:style-name="ch7">
              <text:p>Array Size</text:p>
            </chart:title>
            <chart:categories table:cell-range-address="output.A349:output.A357"/>
          </chart:axis>
          <chart:axis chart:dimension="y" chart:name="primary-y" chart:style-name="ch6">
            <chart:title svg:x="0.451cm" svg:y="6.728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349:output.B357" chart:label-cell-address="output.B348:output.B348" chart:class="chart:line">
            <chart:data-point chart:repeated="9"/>
          </chart:series>
          <chart:series chart:style-name="ch11" chart:values-cell-range-address="output.C349:output.C357" chart:label-cell-address="output.C348:output.C348" chart:class="chart:line">
            <chart:data-point chart:repeated="9"/>
          </chart:series>
          <chart:series chart:style-name="ch12" chart:values-cell-range-address="output.D349:output.D357" chart:label-cell-address="output.D348:output.D348" chart:class="chart:line">
            <chart:data-point chart:repeated="9"/>
          </chart:series>
          <chart:series chart:style-name="ch13" chart:values-cell-range-address="output.E349:output.E357" chart:label-cell-address="output.E348:output.E348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output.B348:output.B348</svg:desc>
                </draw:g>
              </table:table-cell>
              <table:table-cell office:value-type="string">
                <text:p>64</text:p>
                <draw:g>
                  <svg:desc>output.C348:output.C348</svg:desc>
                </draw:g>
              </table:table-cell>
              <table:table-cell office:value-type="string">
                <text:p>128</text:p>
                <draw:g>
                  <svg:desc>output.D348:output.D348</svg:desc>
                </draw:g>
              </table:table-cell>
              <table:table-cell office:value-type="string">
                <text:p>256</text:p>
                <draw:g>
                  <svg:desc>output.E348:output.E348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68</text:p>
                <draw:g>
                  <svg:desc>output.A349:output.A357</svg:desc>
                </draw:g>
              </table:table-cell>
              <table:table-cell office:value-type="float" office:value="79.106193">
                <text:p>79.106193</text:p>
                <draw:g>
                  <svg:desc>output.B349:output.B357</svg:desc>
                </draw:g>
              </table:table-cell>
              <table:table-cell office:value-type="float" office:value="47.258017">
                <text:p>47.258017</text:p>
                <draw:g>
                  <svg:desc>output.C349:output.C357</svg:desc>
                </draw:g>
              </table:table-cell>
              <table:table-cell office:value-type="float" office:value="57.890311">
                <text:p>57.890311</text:p>
                <draw:g>
                  <svg:desc>output.D349:output.D357</svg:desc>
                </draw:g>
              </table:table-cell>
              <table:table-cell office:value-type="float" office:value="70.61582">
                <text:p>70.61582</text:p>
                <draw:g>
                  <svg:desc>output.E349:output.E357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06.732332">
                <text:p>106.732332</text:p>
              </table:table-cell>
              <table:table-cell office:value-type="float" office:value="111.676857">
                <text:p>111.676857</text:p>
              </table:table-cell>
              <table:table-cell office:value-type="float" office:value="124.6607">
                <text:p>124.6607</text:p>
              </table:table-cell>
              <table:table-cell office:value-type="float" office:value="113.65682">
                <text:p>113.6568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63.575213">
                <text:p>263.575213</text:p>
              </table:table-cell>
              <table:table-cell office:value-type="float" office:value="230.66107">
                <text:p>230.66107</text:p>
              </table:table-cell>
              <table:table-cell office:value-type="float" office:value="237.289793">
                <text:p>237.289793</text:p>
              </table:table-cell>
              <table:table-cell office:value-type="float" office:value="224.883502">
                <text:p>224.883502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07.38801">
                <text:p>407.38801</text:p>
              </table:table-cell>
              <table:table-cell office:value-type="float" office:value="420.920796">
                <text:p>420.920796</text:p>
              </table:table-cell>
              <table:table-cell office:value-type="float" office:value="375.058839">
                <text:p>375.058839</text:p>
              </table:table-cell>
              <table:table-cell office:value-type="float" office:value="441.171323">
                <text:p>441.17132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969.833295">
                <text:p>969.833295</text:p>
              </table:table-cell>
              <table:table-cell office:value-type="float" office:value="823.589475">
                <text:p>823.589475</text:p>
              </table:table-cell>
              <table:table-cell office:value-type="float" office:value="719.832717">
                <text:p>719.832717</text:p>
              </table:table-cell>
              <table:table-cell office:value-type="float" office:value="791.29331">
                <text:p>791.29331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617.443991">
                <text:p>1617.443991</text:p>
              </table:table-cell>
              <table:table-cell office:value-type="float" office:value="1010.705862">
                <text:p>1010.705862</text:p>
              </table:table-cell>
              <table:table-cell office:value-type="float" office:value="1113.548197">
                <text:p>1113.548197</text:p>
              </table:table-cell>
              <table:table-cell office:value-type="float" office:value="1048.922144">
                <text:p>1048.92214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625.973086">
                <text:p>2625.973086</text:p>
              </table:table-cell>
              <table:table-cell office:value-type="float" office:value="1413.50286">
                <text:p>1413.50286</text:p>
              </table:table-cell>
              <table:table-cell office:value-type="float" office:value="3615.467632">
                <text:p>3615.467632</text:p>
              </table:table-cell>
              <table:table-cell office:value-type="float" office:value="1383.96551">
                <text:p>1383.96551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731.09757">
                <text:p>1731.09757</text:p>
              </table:table-cell>
              <table:table-cell office:value-type="float" office:value="1882.06745">
                <text:p>1882.06745</text:p>
              </table:table-cell>
              <table:table-cell office:value-type="float" office:value="5472.856261">
                <text:p>5472.856261</text:p>
              </table:table-cell>
              <table:table-cell office:value-type="float" office:value="5335.864102">
                <text:p>5335.864102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5767.816158">
                <text:p>5767.816158</text:p>
              </table:table-cell>
              <table:table-cell office:value-type="float" office:value="2945.149685">
                <text:p>2945.149685</text:p>
              </table:table-cell>
              <table:table-cell office:value-type="float" office:value="2094.195519">
                <text:p>2094.195519</text:p>
              </table:table-cell>
              <table:table-cell office:value-type="float" office:value="8319.695958">
                <text:p>8319.69595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79cm" svg:height="8.976cm" xlink:href=".." xlink:type="simple" chart:class="chart:line" chart:style-name="ch1">
        <chart:title svg:x="6.292cm" svg:y="0.315cm" chart:style-name="ch2">
          <text:p>ArrayMult Run 3</text:p>
        </chart:title>
        <chart:subtitle svg:x="4.625cm" svg:y="1.273cm" chart:style-name="ch3">
          <text:p>Local Work Group Size Vs MegaMults</text:p>
        </chart:subtitle>
        <chart:legend chart:legend-position="end" svg:x="13.339cm" svg:y="2.197cm" style:legend-expansion="high" chart:style-name="ch4"/>
        <chart:plot-area chart:style-name="ch5" table:cell-range-address="output.A359:output.J363" chart:data-source-has-labels="both" svg:x="1.33cm" svg:y="2.135cm" svg:width="11.69cm" svg:height="5.681cm">
          <chartooo:coordinate-region svg:x="2.322cm" svg:y="2.335cm" svg:width="10.418cm" svg:height="4.834cm"/>
          <chart:axis chart:dimension="x" chart:name="primary-x" chart:style-name="ch6" chartooo:axis-type="auto">
            <chartooo:date-scale/>
            <chart:title svg:x="5.464cm" svg:y="7.995cm" chart:style-name="ch7">
              <text:p>Local Work Group Size</text:p>
            </chart:title>
            <chart:categories table:cell-range-address="output.A360:output.A363"/>
          </chart:axis>
          <chart:axis chart:dimension="y" chart:name="primary-y" chart:style-name="ch6">
            <chart:title svg:x="0.451cm" svg:y="6.699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360:output.B363" chart:label-cell-address="output.B359:output.B359" chart:class="chart:line">
            <chart:data-point chart:repeated="4"/>
          </chart:series>
          <chart:series chart:style-name="ch11" chart:values-cell-range-address="output.C360:output.C363" chart:label-cell-address="output.C359:output.C359" chart:class="chart:line">
            <chart:data-point chart:repeated="4"/>
          </chart:series>
          <chart:series chart:style-name="ch12" chart:values-cell-range-address="output.D360:output.D363" chart:label-cell-address="output.D359:output.D359" chart:class="chart:line">
            <chart:data-point chart:repeated="4"/>
          </chart:series>
          <chart:series chart:style-name="ch13" chart:values-cell-range-address="output.E360:output.E363" chart:label-cell-address="output.E359:output.E359" chart:class="chart:line">
            <chart:data-point chart:repeated="4"/>
          </chart:series>
          <chart:series chart:style-name="ch14" chart:values-cell-range-address="output.F360:output.F363" chart:label-cell-address="output.F359:output.F359" chart:class="chart:line">
            <chart:data-point chart:repeated="4"/>
          </chart:series>
          <chart:series chart:style-name="ch15" chart:values-cell-range-address="output.G360:output.G363" chart:label-cell-address="output.G359:output.G359" chart:class="chart:line">
            <chart:data-point chart:repeated="4"/>
          </chart:series>
          <chart:series chart:style-name="ch16" chart:values-cell-range-address="output.H360:output.H363" chart:label-cell-address="output.H359:output.H359" chart:class="chart:line">
            <chart:data-point chart:repeated="4"/>
          </chart:series>
          <chart:series chart:style-name="ch17" chart:values-cell-range-address="output.I360:output.I363" chart:label-cell-address="output.I359:output.I359" chart:class="chart:line">
            <chart:data-point chart:repeated="4"/>
          </chart:series>
          <chart:series chart:style-name="ch18" chart:values-cell-range-address="output.J360:output.J363" chart:label-cell-address="output.J359:output.J359" chart:class="chart:line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768</text:p>
                <draw:g>
                  <svg:desc>output.B359:output.B359</svg:desc>
                </draw:g>
              </table:table-cell>
              <table:table-cell office:value-type="string">
                <text:p>65536</text:p>
                <draw:g>
                  <svg:desc>output.C359:output.C359</svg:desc>
                </draw:g>
              </table:table-cell>
              <table:table-cell office:value-type="string">
                <text:p>131072</text:p>
                <draw:g>
                  <svg:desc>output.D359:output.D359</svg:desc>
                </draw:g>
              </table:table-cell>
              <table:table-cell office:value-type="string">
                <text:p>262144</text:p>
                <draw:g>
                  <svg:desc>output.E359:output.E359</svg:desc>
                </draw:g>
              </table:table-cell>
              <table:table-cell office:value-type="string">
                <text:p>524288</text:p>
                <draw:g>
                  <svg:desc>output.F359:output.F359</svg:desc>
                </draw:g>
              </table:table-cell>
              <table:table-cell office:value-type="string">
                <text:p>1048576</text:p>
                <draw:g>
                  <svg:desc>output.G359:output.G359</svg:desc>
                </draw:g>
              </table:table-cell>
              <table:table-cell office:value-type="string">
                <text:p>2097152</text:p>
                <draw:g>
                  <svg:desc>output.H359:output.H359</svg:desc>
                </draw:g>
              </table:table-cell>
              <table:table-cell office:value-type="string">
                <text:p>4194304</text:p>
                <draw:g>
                  <svg:desc>output.I359:output.I359</svg:desc>
                </draw:g>
              </table:table-cell>
              <table:table-cell office:value-type="string">
                <text:p>8388608</text:p>
                <draw:g>
                  <svg:desc>output.J359:output.J359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output.A360:output.A363</svg:desc>
                </draw:g>
              </table:table-cell>
              <table:table-cell office:value-type="float" office:value="79.106193">
                <text:p>79.106193</text:p>
                <draw:g>
                  <svg:desc>output.B360:output.B363</svg:desc>
                </draw:g>
              </table:table-cell>
              <table:table-cell office:value-type="float" office:value="106.732332">
                <text:p>106.732332</text:p>
                <draw:g>
                  <svg:desc>output.C360:output.C363</svg:desc>
                </draw:g>
              </table:table-cell>
              <table:table-cell office:value-type="float" office:value="263.575213">
                <text:p>263.575213</text:p>
                <draw:g>
                  <svg:desc>output.D360:output.D363</svg:desc>
                </draw:g>
              </table:table-cell>
              <table:table-cell office:value-type="float" office:value="407.38801">
                <text:p>407.38801</text:p>
                <draw:g>
                  <svg:desc>output.E360:output.E363</svg:desc>
                </draw:g>
              </table:table-cell>
              <table:table-cell office:value-type="float" office:value="969.833295">
                <text:p>969.833295</text:p>
                <draw:g>
                  <svg:desc>output.F360:output.F363</svg:desc>
                </draw:g>
              </table:table-cell>
              <table:table-cell office:value-type="float" office:value="1617.443991">
                <text:p>1617.443991</text:p>
                <draw:g>
                  <svg:desc>output.G360:output.G363</svg:desc>
                </draw:g>
              </table:table-cell>
              <table:table-cell office:value-type="float" office:value="2625.973086">
                <text:p>2625.973086</text:p>
                <draw:g>
                  <svg:desc>output.H360:output.H363</svg:desc>
                </draw:g>
              </table:table-cell>
              <table:table-cell office:value-type="float" office:value="1731.09757">
                <text:p>1731.09757</text:p>
                <draw:g>
                  <svg:desc>output.I360:output.I363</svg:desc>
                </draw:g>
              </table:table-cell>
              <table:table-cell office:value-type="float" office:value="5767.816158">
                <text:p>5767.816158</text:p>
                <draw:g>
                  <svg:desc>output.J360:output.J363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7.258017">
                <text:p>47.258017</text:p>
              </table:table-cell>
              <table:table-cell office:value-type="float" office:value="111.676857">
                <text:p>111.676857</text:p>
              </table:table-cell>
              <table:table-cell office:value-type="float" office:value="230.66107">
                <text:p>230.66107</text:p>
              </table:table-cell>
              <table:table-cell office:value-type="float" office:value="420.920796">
                <text:p>420.920796</text:p>
              </table:table-cell>
              <table:table-cell office:value-type="float" office:value="823.589475">
                <text:p>823.589475</text:p>
              </table:table-cell>
              <table:table-cell office:value-type="float" office:value="1010.705862">
                <text:p>1010.705862</text:p>
              </table:table-cell>
              <table:table-cell office:value-type="float" office:value="1413.50286">
                <text:p>1413.50286</text:p>
              </table:table-cell>
              <table:table-cell office:value-type="float" office:value="1882.06745">
                <text:p>1882.06745</text:p>
              </table:table-cell>
              <table:table-cell office:value-type="float" office:value="2945.149685">
                <text:p>2945.14968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7.890311">
                <text:p>57.890311</text:p>
              </table:table-cell>
              <table:table-cell office:value-type="float" office:value="124.6607">
                <text:p>124.6607</text:p>
              </table:table-cell>
              <table:table-cell office:value-type="float" office:value="237.289793">
                <text:p>237.289793</text:p>
              </table:table-cell>
              <table:table-cell office:value-type="float" office:value="375.058839">
                <text:p>375.058839</text:p>
              </table:table-cell>
              <table:table-cell office:value-type="float" office:value="719.832717">
                <text:p>719.832717</text:p>
              </table:table-cell>
              <table:table-cell office:value-type="float" office:value="1113.548197">
                <text:p>1113.548197</text:p>
              </table:table-cell>
              <table:table-cell office:value-type="float" office:value="3615.467632">
                <text:p>3615.467632</text:p>
              </table:table-cell>
              <table:table-cell office:value-type="float" office:value="5472.856261">
                <text:p>5472.856261</text:p>
              </table:table-cell>
              <table:table-cell office:value-type="float" office:value="2094.195519">
                <text:p>2094.19551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70.61582">
                <text:p>70.61582</text:p>
              </table:table-cell>
              <table:table-cell office:value-type="float" office:value="113.65682">
                <text:p>113.65682</text:p>
              </table:table-cell>
              <table:table-cell office:value-type="float" office:value="224.883502">
                <text:p>224.883502</text:p>
              </table:table-cell>
              <table:table-cell office:value-type="float" office:value="441.171323">
                <text:p>441.171323</text:p>
              </table:table-cell>
              <table:table-cell office:value-type="float" office:value="791.29331">
                <text:p>791.29331</text:p>
              </table:table-cell>
              <table:table-cell office:value-type="float" office:value="1048.922144">
                <text:p>1048.922144</text:p>
              </table:table-cell>
              <table:table-cell office:value-type="float" office:value="1383.96551">
                <text:p>1383.96551</text:p>
              </table:table-cell>
              <table:table-cell office:value-type="float" office:value="5335.864102">
                <text:p>5335.864102</text:p>
              </table:table-cell>
              <table:table-cell office:value-type="float" office:value="8319.695958">
                <text:p>8319.69595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9cm" svg:height="8.975cm" xlink:href=".." xlink:type="simple" chart:class="chart:line" chart:style-name="ch1">
        <chart:title svg:x="5.776cm" svg:y="0.315cm" chart:style-name="ch2">
          <text:p>Array Mult Add Run 3</text:p>
        </chart:title>
        <chart:subtitle svg:x="5.723cm" svg:y="1.273cm" chart:style-name="ch3">
          <text:p>Array Size Vs MegaMults</text:p>
        </chart:subtitle>
        <chart:legend chart:legend-position="end" svg:x="14.079cm" svg:y="3.441cm" style:legend-expansion="high" chart:style-name="ch4"/>
        <chart:plot-area chart:style-name="ch5" table:cell-range-address="output.A366:output.E375" chart:data-source-has-labels="both" svg:x="1.33cm" svg:y="2.135cm" svg:width="12.43cm" svg:height="5.68cm">
          <chartooo:coordinate-region svg:x="2.137cm" svg:y="2.334cm" svg:width="10.788cm" svg:height="4.834cm"/>
          <chart:axis chart:dimension="x" chart:name="primary-x" chart:style-name="ch6" chartooo:axis-type="auto">
            <chartooo:date-scale/>
            <chart:title svg:x="6.747cm" svg:y="7.994cm" chart:style-name="ch7">
              <text:p>Array Size</text:p>
            </chart:title>
            <chart:categories table:cell-range-address="output.A367:output.A375"/>
          </chart:axis>
          <chart:axis chart:dimension="y" chart:name="primary-y" chart:style-name="ch6">
            <chart:title svg:x="0.451cm" svg:y="6.699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367:output.B375" chart:label-cell-address="output.B366:output.B366" chart:class="chart:line">
            <chart:data-point chart:repeated="9"/>
          </chart:series>
          <chart:series chart:style-name="ch11" chart:values-cell-range-address="output.C367:output.C375" chart:label-cell-address="output.C366:output.C366" chart:class="chart:line">
            <chart:data-point chart:repeated="9"/>
          </chart:series>
          <chart:series chart:style-name="ch12" chart:values-cell-range-address="output.D367:output.D375" chart:label-cell-address="output.D366:output.D366" chart:class="chart:line">
            <chart:data-point chart:repeated="9"/>
          </chart:series>
          <chart:series chart:style-name="ch13" chart:values-cell-range-address="output.E367:output.E375" chart:label-cell-address="output.E366:output.E366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output.B366:output.B366</svg:desc>
                </draw:g>
              </table:table-cell>
              <table:table-cell office:value-type="string">
                <text:p>64</text:p>
                <draw:g>
                  <svg:desc>output.C366:output.C366</svg:desc>
                </draw:g>
              </table:table-cell>
              <table:table-cell office:value-type="string">
                <text:p>128</text:p>
                <draw:g>
                  <svg:desc>output.D366:output.D366</svg:desc>
                </draw:g>
              </table:table-cell>
              <table:table-cell office:value-type="string">
                <text:p>256</text:p>
                <draw:g>
                  <svg:desc>output.E366:output.E366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68</text:p>
                <draw:g>
                  <svg:desc>output.A367:output.A375</svg:desc>
                </draw:g>
              </table:table-cell>
              <table:table-cell office:value-type="float" office:value="55.492144">
                <text:p>55.492144</text:p>
                <draw:g>
                  <svg:desc>output.B367:output.B375</svg:desc>
                </draw:g>
              </table:table-cell>
              <table:table-cell office:value-type="float" office:value="59.424004">
                <text:p>59.424004</text:p>
                <draw:g>
                  <svg:desc>output.C367:output.C375</svg:desc>
                </draw:g>
              </table:table-cell>
              <table:table-cell office:value-type="float" office:value="63.42349">
                <text:p>63.42349</text:p>
                <draw:g>
                  <svg:desc>output.D367:output.D375</svg:desc>
                </draw:g>
              </table:table-cell>
              <table:table-cell office:value-type="float" office:value="64.923897">
                <text:p>64.923897</text:p>
                <draw:g>
                  <svg:desc>output.E367:output.E37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24.629644">
                <text:p>124.629644</text:p>
              </table:table-cell>
              <table:table-cell office:value-type="float" office:value="128.480799">
                <text:p>128.480799</text:p>
              </table:table-cell>
              <table:table-cell office:value-type="float" office:value="121.606852">
                <text:p>121.606852</text:p>
              </table:table-cell>
              <table:table-cell office:value-type="float" office:value="103.1587">
                <text:p>103.1587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28.348034">
                <text:p>228.348034</text:p>
              </table:table-cell>
              <table:table-cell office:value-type="float" office:value="172.805358">
                <text:p>172.805358</text:p>
              </table:table-cell>
              <table:table-cell office:value-type="float" office:value="171.094403">
                <text:p>171.094403</text:p>
              </table:table-cell>
              <table:table-cell office:value-type="float" office:value="178.615523">
                <text:p>178.615523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333.003054">
                <text:p>333.003054</text:p>
              </table:table-cell>
              <table:table-cell office:value-type="float" office:value="351.144813">
                <text:p>351.144813</text:p>
              </table:table-cell>
              <table:table-cell office:value-type="float" office:value="350.120071">
                <text:p>350.120071</text:p>
              </table:table-cell>
              <table:table-cell office:value-type="float" office:value="345.710989">
                <text:p>345.710989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673.326886">
                <text:p>673.326886</text:p>
              </table:table-cell>
              <table:table-cell office:value-type="float" office:value="639.989844">
                <text:p>639.989844</text:p>
              </table:table-cell>
              <table:table-cell office:value-type="float" office:value="650.987803">
                <text:p>650.987803</text:p>
              </table:table-cell>
              <table:table-cell office:value-type="float" office:value="722.755107">
                <text:p>722.755107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945.116038">
                <text:p>945.116038</text:p>
              </table:table-cell>
              <table:table-cell office:value-type="float" office:value="948.299064">
                <text:p>948.299064</text:p>
              </table:table-cell>
              <table:table-cell office:value-type="float" office:value="1002.76949">
                <text:p>1002.76949</text:p>
              </table:table-cell>
              <table:table-cell office:value-type="float" office:value="984.16995">
                <text:p>984.16995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258.084119">
                <text:p>1258.084119</text:p>
              </table:table-cell>
              <table:table-cell office:value-type="float" office:value="1353.991888">
                <text:p>1353.991888</text:p>
              </table:table-cell>
              <table:table-cell office:value-type="float" office:value="1135.35394">
                <text:p>1135.35394</text:p>
              </table:table-cell>
              <table:table-cell office:value-type="float" office:value="1274.035734">
                <text:p>1274.035734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464.923322">
                <text:p>1464.923322</text:p>
              </table:table-cell>
              <table:table-cell office:value-type="float" office:value="1469.596209">
                <text:p>1469.596209</text:p>
              </table:table-cell>
              <table:table-cell office:value-type="float" office:value="1397.096355">
                <text:p>1397.096355</text:p>
              </table:table-cell>
              <table:table-cell office:value-type="float" office:value="1381.370178">
                <text:p>1381.370178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553.739698">
                <text:p>1553.739698</text:p>
              </table:table-cell>
              <table:table-cell office:value-type="float" office:value="1646.801906">
                <text:p>1646.801906</text:p>
              </table:table-cell>
              <table:table-cell office:value-type="float" office:value="1627.880143">
                <text:p>1627.880143</text:p>
              </table:table-cell>
              <table:table-cell office:value-type="float" office:value="1577.294027">
                <text:p>1577.29402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79cm" svg:height="8.975cm" xlink:href=".." xlink:type="simple" chart:class="chart:line" chart:style-name="ch1">
        <chart:title svg:x="5.776cm" svg:y="0.315cm" chart:style-name="ch2">
          <text:p>Array Mult Add Run 3</text:p>
        </chart:title>
        <chart:subtitle svg:x="4.625cm" svg:y="1.273cm" chart:style-name="ch3">
          <text:p>Local Work Group Size Vs MegaMults</text:p>
        </chart:subtitle>
        <chart:legend chart:legend-position="end" svg:x="13.339cm" svg:y="2.196cm" style:legend-expansion="high" chart:style-name="ch4"/>
        <chart:plot-area chart:style-name="ch5" table:cell-range-address="output.A377:output.J381" chart:data-source-has-labels="both" svg:x="1.33cm" svg:y="2.135cm" svg:width="11.69cm" svg:height="5.68cm">
          <chartooo:coordinate-region svg:x="2.137cm" svg:y="2.334cm" svg:width="10.418cm" svg:height="4.834cm"/>
          <chart:axis chart:dimension="x" chart:name="primary-x" chart:style-name="ch6" chartooo:axis-type="auto">
            <chartooo:date-scale/>
            <chart:title svg:x="5.464cm" svg:y="7.994cm" chart:style-name="ch7">
              <text:p>Local Work Group Size</text:p>
            </chart:title>
            <chart:categories table:cell-range-address="output.A378:output.A381"/>
          </chart:axis>
          <chart:axis chart:dimension="y" chart:name="primary-y" chart:style-name="ch6">
            <chart:title svg:x="0.451cm" svg:y="6.699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378:output.B381" chart:label-cell-address="output.B377:output.B377" chart:class="chart:line">
            <chart:data-point chart:repeated="4"/>
          </chart:series>
          <chart:series chart:style-name="ch11" chart:values-cell-range-address="output.C378:output.C381" chart:label-cell-address="output.C377:output.C377" chart:class="chart:line">
            <chart:data-point chart:repeated="4"/>
          </chart:series>
          <chart:series chart:style-name="ch12" chart:values-cell-range-address="output.D378:output.D381" chart:label-cell-address="output.D377:output.D377" chart:class="chart:line">
            <chart:data-point chart:repeated="4"/>
          </chart:series>
          <chart:series chart:style-name="ch13" chart:values-cell-range-address="output.E378:output.E381" chart:label-cell-address="output.E377:output.E377" chart:class="chart:line">
            <chart:data-point chart:repeated="4"/>
          </chart:series>
          <chart:series chart:style-name="ch14" chart:values-cell-range-address="output.F378:output.F381" chart:label-cell-address="output.F377:output.F377" chart:class="chart:line">
            <chart:data-point chart:repeated="4"/>
          </chart:series>
          <chart:series chart:style-name="ch15" chart:values-cell-range-address="output.G378:output.G381" chart:label-cell-address="output.G377:output.G377" chart:class="chart:line">
            <chart:data-point chart:repeated="4"/>
          </chart:series>
          <chart:series chart:style-name="ch16" chart:values-cell-range-address="output.H378:output.H381" chart:label-cell-address="output.H377:output.H377" chart:class="chart:line">
            <chart:data-point chart:repeated="4"/>
          </chart:series>
          <chart:series chart:style-name="ch17" chart:values-cell-range-address="output.I378:output.I381" chart:label-cell-address="output.I377:output.I377" chart:class="chart:line">
            <chart:data-point chart:repeated="4"/>
          </chart:series>
          <chart:series chart:style-name="ch18" chart:values-cell-range-address="output.J378:output.J381" chart:label-cell-address="output.J377:output.J377" chart:class="chart:line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768</text:p>
                <draw:g>
                  <svg:desc>output.B377:output.B377</svg:desc>
                </draw:g>
              </table:table-cell>
              <table:table-cell office:value-type="string">
                <text:p>65536</text:p>
                <draw:g>
                  <svg:desc>output.C377:output.C377</svg:desc>
                </draw:g>
              </table:table-cell>
              <table:table-cell office:value-type="string">
                <text:p>131072</text:p>
                <draw:g>
                  <svg:desc>output.D377:output.D377</svg:desc>
                </draw:g>
              </table:table-cell>
              <table:table-cell office:value-type="string">
                <text:p>262144</text:p>
                <draw:g>
                  <svg:desc>output.E377:output.E377</svg:desc>
                </draw:g>
              </table:table-cell>
              <table:table-cell office:value-type="string">
                <text:p>524288</text:p>
                <draw:g>
                  <svg:desc>output.F377:output.F377</svg:desc>
                </draw:g>
              </table:table-cell>
              <table:table-cell office:value-type="string">
                <text:p>1048576</text:p>
                <draw:g>
                  <svg:desc>output.G377:output.G377</svg:desc>
                </draw:g>
              </table:table-cell>
              <table:table-cell office:value-type="string">
                <text:p>2097152</text:p>
                <draw:g>
                  <svg:desc>output.H377:output.H377</svg:desc>
                </draw:g>
              </table:table-cell>
              <table:table-cell office:value-type="string">
                <text:p>4194304</text:p>
                <draw:g>
                  <svg:desc>output.I377:output.I377</svg:desc>
                </draw:g>
              </table:table-cell>
              <table:table-cell office:value-type="string">
                <text:p>8388608</text:p>
                <draw:g>
                  <svg:desc>output.J377:output.J377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output.A378:output.A381</svg:desc>
                </draw:g>
              </table:table-cell>
              <table:table-cell office:value-type="float" office:value="55.492144">
                <text:p>55.492144</text:p>
                <draw:g>
                  <svg:desc>output.B378:output.B381</svg:desc>
                </draw:g>
              </table:table-cell>
              <table:table-cell office:value-type="float" office:value="124.629644">
                <text:p>124.629644</text:p>
                <draw:g>
                  <svg:desc>output.C378:output.C381</svg:desc>
                </draw:g>
              </table:table-cell>
              <table:table-cell office:value-type="float" office:value="228.348034">
                <text:p>228.348034</text:p>
                <draw:g>
                  <svg:desc>output.D378:output.D381</svg:desc>
                </draw:g>
              </table:table-cell>
              <table:table-cell office:value-type="float" office:value="333.003054">
                <text:p>333.003054</text:p>
                <draw:g>
                  <svg:desc>output.E378:output.E381</svg:desc>
                </draw:g>
              </table:table-cell>
              <table:table-cell office:value-type="float" office:value="673.326886">
                <text:p>673.326886</text:p>
                <draw:g>
                  <svg:desc>output.F378:output.F381</svg:desc>
                </draw:g>
              </table:table-cell>
              <table:table-cell office:value-type="float" office:value="945.116038">
                <text:p>945.116038</text:p>
                <draw:g>
                  <svg:desc>output.G378:output.G381</svg:desc>
                </draw:g>
              </table:table-cell>
              <table:table-cell office:value-type="float" office:value="1258.084119">
                <text:p>1258.084119</text:p>
                <draw:g>
                  <svg:desc>output.H378:output.H381</svg:desc>
                </draw:g>
              </table:table-cell>
              <table:table-cell office:value-type="float" office:value="1464.923322">
                <text:p>1464.923322</text:p>
                <draw:g>
                  <svg:desc>output.I378:output.I381</svg:desc>
                </draw:g>
              </table:table-cell>
              <table:table-cell office:value-type="float" office:value="1553.739698">
                <text:p>1553.739698</text:p>
                <draw:g>
                  <svg:desc>output.J378:output.J381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9.424004">
                <text:p>59.424004</text:p>
              </table:table-cell>
              <table:table-cell office:value-type="float" office:value="128.480799">
                <text:p>128.480799</text:p>
              </table:table-cell>
              <table:table-cell office:value-type="float" office:value="172.805358">
                <text:p>172.805358</text:p>
              </table:table-cell>
              <table:table-cell office:value-type="float" office:value="351.144813">
                <text:p>351.144813</text:p>
              </table:table-cell>
              <table:table-cell office:value-type="float" office:value="639.989844">
                <text:p>639.989844</text:p>
              </table:table-cell>
              <table:table-cell office:value-type="float" office:value="948.299064">
                <text:p>948.299064</text:p>
              </table:table-cell>
              <table:table-cell office:value-type="float" office:value="1353.991888">
                <text:p>1353.991888</text:p>
              </table:table-cell>
              <table:table-cell office:value-type="float" office:value="1469.596209">
                <text:p>1469.596209</text:p>
              </table:table-cell>
              <table:table-cell office:value-type="float" office:value="1646.801906">
                <text:p>1646.80190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3.42349">
                <text:p>63.42349</text:p>
              </table:table-cell>
              <table:table-cell office:value-type="float" office:value="121.606852">
                <text:p>121.606852</text:p>
              </table:table-cell>
              <table:table-cell office:value-type="float" office:value="171.094403">
                <text:p>171.094403</text:p>
              </table:table-cell>
              <table:table-cell office:value-type="float" office:value="350.120071">
                <text:p>350.120071</text:p>
              </table:table-cell>
              <table:table-cell office:value-type="float" office:value="650.987803">
                <text:p>650.987803</text:p>
              </table:table-cell>
              <table:table-cell office:value-type="float" office:value="1002.76949">
                <text:p>1002.76949</text:p>
              </table:table-cell>
              <table:table-cell office:value-type="float" office:value="1135.35394">
                <text:p>1135.35394</text:p>
              </table:table-cell>
              <table:table-cell office:value-type="float" office:value="1397.096355">
                <text:p>1397.096355</text:p>
              </table:table-cell>
              <table:table-cell office:value-type="float" office:value="1627.880143">
                <text:p>1627.88014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4.923897">
                <text:p>64.923897</text:p>
              </table:table-cell>
              <table:table-cell office:value-type="float" office:value="103.1587">
                <text:p>103.1587</text:p>
              </table:table-cell>
              <table:table-cell office:value-type="float" office:value="178.615523">
                <text:p>178.615523</text:p>
              </table:table-cell>
              <table:table-cell office:value-type="float" office:value="345.710989">
                <text:p>345.710989</text:p>
              </table:table-cell>
              <table:table-cell office:value-type="float" office:value="722.755107">
                <text:p>722.755107</text:p>
              </table:table-cell>
              <table:table-cell office:value-type="float" office:value="984.16995">
                <text:p>984.16995</text:p>
              </table:table-cell>
              <table:table-cell office:value-type="float" office:value="1274.035734">
                <text:p>1274.035734</text:p>
              </table:table-cell>
              <table:table-cell office:value-type="float" office:value="1381.370178">
                <text:p>1381.370178</text:p>
              </table:table-cell>
              <table:table-cell office:value-type="float" office:value="1577.294027">
                <text:p>1577.29402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16cm" svg:y="0.316cm" chart:style-name="ch2">
          <text:p>Array Mult Reduce Run 3</text:p>
        </chart:title>
        <chart:subtitle svg:x="5.734cm" svg:y="1.275cm" chart:style-name="ch3">
          <text:p>Array Size Vs MegaMults</text:p>
        </chart:subtitle>
        <chart:legend chart:legend-position="end" svg:x="14.286cm" svg:y="4.201cm" style:legend-expansion="high" chart:style-name="ch4"/>
        <chart:plot-area chart:style-name="ch5" table:cell-range-address="output.A384:output.B393" chart:data-source-has-labels="both" svg:x="1.331cm" svg:y="2.138cm" svg:width="12.635cm" svg:height="5.701cm">
          <chartooo:coordinate-region svg:x="2.323cm" svg:y="2.337cm" svg:width="10.994cm" svg:height="4.855cm"/>
          <chart:axis chart:dimension="x" chart:name="primary-x" chart:style-name="ch6" chartooo:axis-type="auto">
            <chartooo:date-scale/>
            <chart:title svg:x="6.85cm" svg:y="8.019cm" chart:style-name="ch7">
              <text:p>Array Size</text:p>
            </chart:title>
            <chart:categories table:cell-range-address="output.A385:output.A393"/>
          </chart:axis>
          <chart:axis chart:dimension="y" chart:name="primary-y" chart:style-name="ch6">
            <chart:title svg:x="0.451cm" svg:y="6.712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385:output.B393" chart:label-cell-address="output.B384:output.B384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output.B384:output.B384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68</text:p>
                <draw:g>
                  <svg:desc>output.A385:output.A393</svg:desc>
                </draw:g>
              </table:table-cell>
              <table:table-cell office:value-type="float" office:value="66.904601">
                <text:p>66.904601</text:p>
                <draw:g>
                  <svg:desc>output.B385:output.B393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43.765013">
                <text:p>143.765013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72.15803">
                <text:p>172.15803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371.821748">
                <text:p>371.821748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699.680379">
                <text:p>699.680379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235.783626">
                <text:p>1235.783626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567.488299">
                <text:p>1567.488299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052.352229">
                <text:p>2052.352229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2531.40657">
                <text:p>2531.4065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9cm" svg:height="8.976cm" xlink:href=".." xlink:type="simple" chart:class="chart:line" chart:style-name="ch1">
        <chart:title svg:x="6.226cm" svg:y="0.315cm" chart:style-name="ch2">
          <text:p>Array Mult Run 4</text:p>
        </chart:title>
        <chart:subtitle svg:x="5.723cm" svg:y="1.273cm" chart:style-name="ch3">
          <text:p>Array Size Vs MegaMults</text:p>
        </chart:subtitle>
        <chart:legend chart:legend-position="end" svg:x="14.079cm" svg:y="3.442cm" style:legend-expansion="high" chart:style-name="ch4"/>
        <chart:plot-area chart:style-name="ch5" table:cell-range-address="output.A479:output.E488" chart:data-source-has-labels="both" svg:x="1.33cm" svg:y="2.135cm" svg:width="12.43cm" svg:height="5.681cm">
          <chartooo:coordinate-region svg:x="2.322cm" svg:y="2.334cm" svg:width="10.603cm" svg:height="4.835cm"/>
          <chart:axis chart:dimension="x" chart:name="primary-x" chart:style-name="ch6" chartooo:axis-type="auto">
            <chartooo:date-scale/>
            <chart:title svg:x="6.747cm" svg:y="7.995cm" chart:style-name="ch7">
              <text:p>Array Size</text:p>
            </chart:title>
            <chart:categories table:cell-range-address="output.A480:output.A488"/>
          </chart:axis>
          <chart:axis chart:dimension="y" chart:name="primary-y" chart:style-name="ch6">
            <chart:title svg:x="0.451cm" svg:y="6.699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480:output.B488" chart:label-cell-address="output.B479:output.B479" chart:class="chart:line">
            <chart:data-point chart:repeated="9"/>
          </chart:series>
          <chart:series chart:style-name="ch11" chart:values-cell-range-address="output.C480:output.C488" chart:label-cell-address="output.C479:output.C479" chart:class="chart:line">
            <chart:data-point chart:repeated="9"/>
          </chart:series>
          <chart:series chart:style-name="ch12" chart:values-cell-range-address="output.D480:output.D488" chart:label-cell-address="output.D479:output.D479" chart:class="chart:line">
            <chart:data-point chart:repeated="9"/>
          </chart:series>
          <chart:series chart:style-name="ch13" chart:values-cell-range-address="output.E480:output.E488" chart:label-cell-address="output.E479:output.E479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output.B479:output.B479</svg:desc>
                </draw:g>
              </table:table-cell>
              <table:table-cell office:value-type="string">
                <text:p>64</text:p>
                <draw:g>
                  <svg:desc>output.C479:output.C479</svg:desc>
                </draw:g>
              </table:table-cell>
              <table:table-cell office:value-type="string">
                <text:p>128</text:p>
                <draw:g>
                  <svg:desc>output.D479:output.D479</svg:desc>
                </draw:g>
              </table:table-cell>
              <table:table-cell office:value-type="string">
                <text:p>256</text:p>
                <draw:g>
                  <svg:desc>output.E479:output.E479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68</text:p>
                <draw:g>
                  <svg:desc>output.A480:output.A488</svg:desc>
                </draw:g>
              </table:table-cell>
              <table:table-cell office:value-type="float" office:value="58.138978">
                <text:p>58.138978</text:p>
                <draw:g>
                  <svg:desc>output.B480:output.B488</svg:desc>
                </draw:g>
              </table:table-cell>
              <table:table-cell office:value-type="float" office:value="75.827278">
                <text:p>75.827278</text:p>
                <draw:g>
                  <svg:desc>output.C480:output.C488</svg:desc>
                </draw:g>
              </table:table-cell>
              <table:table-cell office:value-type="float" office:value="55.849754">
                <text:p>55.849754</text:p>
                <draw:g>
                  <svg:desc>output.D480:output.D488</svg:desc>
                </draw:g>
              </table:table-cell>
              <table:table-cell office:value-type="float" office:value="58.438629">
                <text:p>58.438629</text:p>
                <draw:g>
                  <svg:desc>output.E480:output.E488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40.446826">
                <text:p>140.446826</text:p>
              </table:table-cell>
              <table:table-cell office:value-type="float" office:value="126.112743">
                <text:p>126.112743</text:p>
              </table:table-cell>
              <table:table-cell office:value-type="float" office:value="114.648389">
                <text:p>114.648389</text:p>
              </table:table-cell>
              <table:table-cell office:value-type="float" office:value="122.359513">
                <text:p>122.359513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59.106238">
                <text:p>259.106238</text:p>
              </table:table-cell>
              <table:table-cell office:value-type="float" office:value="168.449624">
                <text:p>168.449624</text:p>
              </table:table-cell>
              <table:table-cell office:value-type="float" office:value="221.257029">
                <text:p>221.257029</text:p>
              </table:table-cell>
              <table:table-cell office:value-type="float" office:value="228.230738">
                <text:p>228.230738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51.089678">
                <text:p>451.089678</text:p>
              </table:table-cell>
              <table:table-cell office:value-type="float" office:value="438.754555">
                <text:p>438.754555</text:p>
              </table:table-cell>
              <table:table-cell office:value-type="float" office:value="416.654481">
                <text:p>416.654481</text:p>
              </table:table-cell>
              <table:table-cell office:value-type="float" office:value="392.296653">
                <text:p>392.29665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899.054282">
                <text:p>899.054282</text:p>
              </table:table-cell>
              <table:table-cell office:value-type="float" office:value="862.657731">
                <text:p>862.657731</text:p>
              </table:table-cell>
              <table:table-cell office:value-type="float" office:value="998.978705">
                <text:p>998.978705</text:p>
              </table:table-cell>
              <table:table-cell office:value-type="float" office:value="684.070436">
                <text:p>684.070436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568.97999">
                <text:p>1568.97999</text:p>
              </table:table-cell>
              <table:table-cell office:value-type="float" office:value="1650.310601">
                <text:p>1650.310601</text:p>
              </table:table-cell>
              <table:table-cell office:value-type="float" office:value="1872.87185">
                <text:p>1872.87185</text:p>
              </table:table-cell>
              <table:table-cell office:value-type="float" office:value="1759.515124">
                <text:p>1759.51512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489.235602">
                <text:p>1489.235602</text:p>
              </table:table-cell>
              <table:table-cell office:value-type="float" office:value="1547.730787">
                <text:p>1547.730787</text:p>
              </table:table-cell>
              <table:table-cell office:value-type="float" office:value="1454.173286">
                <text:p>1454.173286</text:p>
              </table:table-cell>
              <table:table-cell office:value-type="float" office:value="3040.972577">
                <text:p>3040.97257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4600.081817">
                <text:p>4600.081817</text:p>
              </table:table-cell>
              <table:table-cell office:value-type="float" office:value="1848.313547">
                <text:p>1848.313547</text:p>
              </table:table-cell>
              <table:table-cell office:value-type="float" office:value="1844.563878">
                <text:p>1844.563878</text:p>
              </table:table-cell>
              <table:table-cell office:value-type="float" office:value="5213.456554">
                <text:p>5213.456554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5951.38916">
                <text:p>5951.38916</text:p>
              </table:table-cell>
              <table:table-cell office:value-type="float" office:value="8367.622004">
                <text:p>8367.622004</text:p>
              </table:table-cell>
              <table:table-cell office:value-type="float" office:value="8786.07234">
                <text:p>8786.07234</text:p>
              </table:table-cell>
              <table:table-cell office:value-type="float" office:value="2088.598666">
                <text:p>2088.59866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79cm" svg:height="8.976cm" xlink:href=".." xlink:type="simple" chart:class="chart:line" chart:style-name="ch1">
        <chart:title svg:x="6.226cm" svg:y="0.315cm" chart:style-name="ch2">
          <text:p>Array Mult Run 4</text:p>
        </chart:title>
        <chart:subtitle svg:x="4.625cm" svg:y="1.273cm" chart:style-name="ch3">
          <text:p>Local Work Group Size Vs MegaMults</text:p>
        </chart:subtitle>
        <chart:legend chart:legend-position="end" svg:x="13.339cm" svg:y="2.197cm" style:legend-expansion="high" chart:style-name="ch4"/>
        <chart:plot-area chart:style-name="ch5" table:cell-range-address="output.A490:output.J494" chart:data-source-has-labels="both" svg:x="1.33cm" svg:y="2.135cm" svg:width="11.69cm" svg:height="5.681cm">
          <chartooo:coordinate-region svg:x="2.322cm" svg:y="2.334cm" svg:width="10.233cm" svg:height="4.835cm"/>
          <chart:axis chart:dimension="x" chart:name="primary-x" chart:style-name="ch6" chartooo:axis-type="auto">
            <chartooo:date-scale/>
            <chart:title svg:x="5.464cm" svg:y="7.995cm" chart:style-name="ch7">
              <text:p>Local Work Group Size</text:p>
            </chart:title>
            <chart:categories table:cell-range-address="output.A491:output.A494"/>
          </chart:axis>
          <chart:axis chart:dimension="y" chart:name="primary-y" chart:style-name="ch6">
            <chart:title svg:x="0.451cm" svg:y="6.699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491:output.B494" chart:label-cell-address="output.B490:output.B490" chart:class="chart:line">
            <chart:data-point chart:repeated="4"/>
          </chart:series>
          <chart:series chart:style-name="ch11" chart:values-cell-range-address="output.C491:output.C494" chart:label-cell-address="output.C490:output.C490" chart:class="chart:line">
            <chart:data-point chart:repeated="4"/>
          </chart:series>
          <chart:series chart:style-name="ch12" chart:values-cell-range-address="output.D491:output.D494" chart:label-cell-address="output.D490:output.D490" chart:class="chart:line">
            <chart:data-point chart:repeated="4"/>
          </chart:series>
          <chart:series chart:style-name="ch13" chart:values-cell-range-address="output.E491:output.E494" chart:label-cell-address="output.E490:output.E490" chart:class="chart:line">
            <chart:data-point chart:repeated="4"/>
          </chart:series>
          <chart:series chart:style-name="ch14" chart:values-cell-range-address="output.F491:output.F494" chart:label-cell-address="output.F490:output.F490" chart:class="chart:line">
            <chart:data-point chart:repeated="4"/>
          </chart:series>
          <chart:series chart:style-name="ch15" chart:values-cell-range-address="output.G491:output.G494" chart:label-cell-address="output.G490:output.G490" chart:class="chart:line">
            <chart:data-point chart:repeated="4"/>
          </chart:series>
          <chart:series chart:style-name="ch16" chart:values-cell-range-address="output.H491:output.H494" chart:label-cell-address="output.H490:output.H490" chart:class="chart:line">
            <chart:data-point chart:repeated="4"/>
          </chart:series>
          <chart:series chart:style-name="ch17" chart:values-cell-range-address="output.I491:output.I494" chart:label-cell-address="output.I490:output.I490" chart:class="chart:line">
            <chart:data-point chart:repeated="4"/>
          </chart:series>
          <chart:series chart:style-name="ch18" chart:values-cell-range-address="output.J491:output.J494" chart:label-cell-address="output.J490:output.J490" chart:class="chart:line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768</text:p>
                <draw:g>
                  <svg:desc>output.B490:output.B490</svg:desc>
                </draw:g>
              </table:table-cell>
              <table:table-cell office:value-type="string">
                <text:p>65536</text:p>
                <draw:g>
                  <svg:desc>output.C490:output.C490</svg:desc>
                </draw:g>
              </table:table-cell>
              <table:table-cell office:value-type="string">
                <text:p>131072</text:p>
                <draw:g>
                  <svg:desc>output.D490:output.D490</svg:desc>
                </draw:g>
              </table:table-cell>
              <table:table-cell office:value-type="string">
                <text:p>262144</text:p>
                <draw:g>
                  <svg:desc>output.E490:output.E490</svg:desc>
                </draw:g>
              </table:table-cell>
              <table:table-cell office:value-type="string">
                <text:p>524288</text:p>
                <draw:g>
                  <svg:desc>output.F490:output.F490</svg:desc>
                </draw:g>
              </table:table-cell>
              <table:table-cell office:value-type="string">
                <text:p>1048576</text:p>
                <draw:g>
                  <svg:desc>output.G490:output.G490</svg:desc>
                </draw:g>
              </table:table-cell>
              <table:table-cell office:value-type="string">
                <text:p>2097152</text:p>
                <draw:g>
                  <svg:desc>output.H490:output.H490</svg:desc>
                </draw:g>
              </table:table-cell>
              <table:table-cell office:value-type="string">
                <text:p>4194304</text:p>
                <draw:g>
                  <svg:desc>output.I490:output.I490</svg:desc>
                </draw:g>
              </table:table-cell>
              <table:table-cell office:value-type="string">
                <text:p>8388608</text:p>
                <draw:g>
                  <svg:desc>output.J490:output.J490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output.A491:output.A494</svg:desc>
                </draw:g>
              </table:table-cell>
              <table:table-cell office:value-type="float" office:value="58.138978">
                <text:p>58.138978</text:p>
                <draw:g>
                  <svg:desc>output.B491:output.B494</svg:desc>
                </draw:g>
              </table:table-cell>
              <table:table-cell office:value-type="float" office:value="140.446826">
                <text:p>140.446826</text:p>
                <draw:g>
                  <svg:desc>output.C491:output.C494</svg:desc>
                </draw:g>
              </table:table-cell>
              <table:table-cell office:value-type="float" office:value="259.106238">
                <text:p>259.106238</text:p>
                <draw:g>
                  <svg:desc>output.D491:output.D494</svg:desc>
                </draw:g>
              </table:table-cell>
              <table:table-cell office:value-type="float" office:value="451.089678">
                <text:p>451.089678</text:p>
                <draw:g>
                  <svg:desc>output.E491:output.E494</svg:desc>
                </draw:g>
              </table:table-cell>
              <table:table-cell office:value-type="float" office:value="899.054282">
                <text:p>899.054282</text:p>
                <draw:g>
                  <svg:desc>output.F491:output.F494</svg:desc>
                </draw:g>
              </table:table-cell>
              <table:table-cell office:value-type="float" office:value="1568.97999">
                <text:p>1568.97999</text:p>
                <draw:g>
                  <svg:desc>output.G491:output.G494</svg:desc>
                </draw:g>
              </table:table-cell>
              <table:table-cell office:value-type="float" office:value="1489.235602">
                <text:p>1489.235602</text:p>
                <draw:g>
                  <svg:desc>output.H491:output.H494</svg:desc>
                </draw:g>
              </table:table-cell>
              <table:table-cell office:value-type="float" office:value="4600.081817">
                <text:p>4600.081817</text:p>
                <draw:g>
                  <svg:desc>output.I491:output.I494</svg:desc>
                </draw:g>
              </table:table-cell>
              <table:table-cell office:value-type="float" office:value="5951.38916">
                <text:p>5951.38916</text:p>
                <draw:g>
                  <svg:desc>output.J491:output.J494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5.827278">
                <text:p>75.827278</text:p>
              </table:table-cell>
              <table:table-cell office:value-type="float" office:value="126.112743">
                <text:p>126.112743</text:p>
              </table:table-cell>
              <table:table-cell office:value-type="float" office:value="168.449624">
                <text:p>168.449624</text:p>
              </table:table-cell>
              <table:table-cell office:value-type="float" office:value="438.754555">
                <text:p>438.754555</text:p>
              </table:table-cell>
              <table:table-cell office:value-type="float" office:value="862.657731">
                <text:p>862.657731</text:p>
              </table:table-cell>
              <table:table-cell office:value-type="float" office:value="1650.310601">
                <text:p>1650.310601</text:p>
              </table:table-cell>
              <table:table-cell office:value-type="float" office:value="1547.730787">
                <text:p>1547.730787</text:p>
              </table:table-cell>
              <table:table-cell office:value-type="float" office:value="1848.313547">
                <text:p>1848.313547</text:p>
              </table:table-cell>
              <table:table-cell office:value-type="float" office:value="8367.622004">
                <text:p>8367.62200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5.849754">
                <text:p>55.849754</text:p>
              </table:table-cell>
              <table:table-cell office:value-type="float" office:value="114.648389">
                <text:p>114.648389</text:p>
              </table:table-cell>
              <table:table-cell office:value-type="float" office:value="221.257029">
                <text:p>221.257029</text:p>
              </table:table-cell>
              <table:table-cell office:value-type="float" office:value="416.654481">
                <text:p>416.654481</text:p>
              </table:table-cell>
              <table:table-cell office:value-type="float" office:value="998.978705">
                <text:p>998.978705</text:p>
              </table:table-cell>
              <table:table-cell office:value-type="float" office:value="1872.87185">
                <text:p>1872.87185</text:p>
              </table:table-cell>
              <table:table-cell office:value-type="float" office:value="1454.173286">
                <text:p>1454.173286</text:p>
              </table:table-cell>
              <table:table-cell office:value-type="float" office:value="1844.563878">
                <text:p>1844.563878</text:p>
              </table:table-cell>
              <table:table-cell office:value-type="float" office:value="8786.07234">
                <text:p>8786.0723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8.438629">
                <text:p>58.438629</text:p>
              </table:table-cell>
              <table:table-cell office:value-type="float" office:value="122.359513">
                <text:p>122.359513</text:p>
              </table:table-cell>
              <table:table-cell office:value-type="float" office:value="228.230738">
                <text:p>228.230738</text:p>
              </table:table-cell>
              <table:table-cell office:value-type="float" office:value="392.296653">
                <text:p>392.296653</text:p>
              </table:table-cell>
              <table:table-cell office:value-type="float" office:value="684.070436">
                <text:p>684.070436</text:p>
              </table:table-cell>
              <table:table-cell office:value-type="float" office:value="1759.515124">
                <text:p>1759.515124</text:p>
              </table:table-cell>
              <table:table-cell office:value-type="float" office:value="3040.972577">
                <text:p>3040.972577</text:p>
              </table:table-cell>
              <table:table-cell office:value-type="float" office:value="5213.456554">
                <text:p>5213.456554</text:p>
              </table:table-cell>
              <table:table-cell office:value-type="float" office:value="2088.598666">
                <text:p>2088.59866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8cm" svg:height="8.975cm" xlink:href=".." xlink:type="simple" chart:class="chart:line" chart:style-name="ch1">
        <chart:title svg:x="5.776cm" svg:y="0.315cm" chart:style-name="ch2">
          <text:p>Array Mult Add Run 4</text:p>
        </chart:title>
        <chart:subtitle svg:x="5.723cm" svg:y="1.273cm" chart:style-name="ch3">
          <text:p>Array Size Vs MegaMults</text:p>
        </chart:subtitle>
        <chart:legend chart:legend-position="end" svg:x="14.078cm" svg:y="3.441cm" style:legend-expansion="high" chart:style-name="ch4"/>
        <chart:plot-area chart:style-name="ch5" table:cell-range-address="output.A497:output.E506" chart:data-source-has-labels="both" svg:x="1.33cm" svg:y="2.135cm" svg:width="12.429cm" svg:height="5.68cm">
          <chartooo:coordinate-region svg:x="2.322cm" svg:y="2.334cm" svg:width="10.787cm" svg:height="4.834cm"/>
          <chart:axis chart:dimension="x" chart:name="primary-x" chart:style-name="ch6" chartooo:axis-type="auto">
            <chartooo:date-scale/>
            <chart:title svg:x="6.746cm" svg:y="7.994cm" chart:style-name="ch7">
              <text:p>Array Size</text:p>
            </chart:title>
            <chart:categories table:cell-range-address="output.A498:output.A506"/>
          </chart:axis>
          <chart:axis chart:dimension="y" chart:name="primary-y" chart:style-name="ch6">
            <chart:title svg:x="0.451cm" svg:y="6.699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498:output.B506" chart:label-cell-address="output.B497:output.B497" chart:class="chart:line">
            <chart:data-point chart:repeated="9"/>
          </chart:series>
          <chart:series chart:style-name="ch11" chart:values-cell-range-address="output.C498:output.C506" chart:label-cell-address="output.C497:output.C497" chart:class="chart:line">
            <chart:data-point chart:repeated="9"/>
          </chart:series>
          <chart:series chart:style-name="ch12" chart:values-cell-range-address="output.D498:output.D506" chart:label-cell-address="output.D497:output.D497" chart:class="chart:line">
            <chart:data-point chart:repeated="9"/>
          </chart:series>
          <chart:series chart:style-name="ch13" chart:values-cell-range-address="output.E498:output.E506" chart:label-cell-address="output.E497:output.E497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output.B497:output.B497</svg:desc>
                </draw:g>
              </table:table-cell>
              <table:table-cell office:value-type="string">
                <text:p>64</text:p>
                <draw:g>
                  <svg:desc>output.C497:output.C497</svg:desc>
                </draw:g>
              </table:table-cell>
              <table:table-cell office:value-type="string">
                <text:p>128</text:p>
                <draw:g>
                  <svg:desc>output.D497:output.D497</svg:desc>
                </draw:g>
              </table:table-cell>
              <table:table-cell office:value-type="string">
                <text:p>256</text:p>
                <draw:g>
                  <svg:desc>output.E497:output.E497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68</text:p>
                <draw:g>
                  <svg:desc>output.A498:output.A506</svg:desc>
                </draw:g>
              </table:table-cell>
              <table:table-cell office:value-type="float" office:value="59.481605">
                <text:p>59.481605</text:p>
                <draw:g>
                  <svg:desc>output.B498:output.B506</svg:desc>
                </draw:g>
              </table:table-cell>
              <table:table-cell office:value-type="float" office:value="67.198766">
                <text:p>67.198766</text:p>
                <draw:g>
                  <svg:desc>output.C498:output.C506</svg:desc>
                </draw:g>
              </table:table-cell>
              <table:table-cell office:value-type="float" office:value="55.349949">
                <text:p>55.349949</text:p>
                <draw:g>
                  <svg:desc>output.D498:output.D506</svg:desc>
                </draw:g>
              </table:table-cell>
              <table:table-cell office:value-type="float" office:value="59.565402">
                <text:p>59.565402</text:p>
                <draw:g>
                  <svg:desc>output.E498:output.E506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25.517115">
                <text:p>125.517115</text:p>
              </table:table-cell>
              <table:table-cell office:value-type="float" office:value="123.632303">
                <text:p>123.632303</text:p>
              </table:table-cell>
              <table:table-cell office:value-type="float" office:value="113.093523">
                <text:p>113.093523</text:p>
              </table:table-cell>
              <table:table-cell office:value-type="float" office:value="104.044389">
                <text:p>104.044389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14.496586">
                <text:p>214.496586</text:p>
              </table:table-cell>
              <table:table-cell office:value-type="float" office:value="208.779866">
                <text:p>208.779866</text:p>
              </table:table-cell>
              <table:table-cell office:value-type="float" office:value="203.640205">
                <text:p>203.640205</text:p>
              </table:table-cell>
              <table:table-cell office:value-type="float" office:value="163.985332">
                <text:p>163.985332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345.749746">
                <text:p>345.749746</text:p>
              </table:table-cell>
              <table:table-cell office:value-type="float" office:value="306.547748">
                <text:p>306.547748</text:p>
              </table:table-cell>
              <table:table-cell office:value-type="float" office:value="310.672984">
                <text:p>310.672984</text:p>
              </table:table-cell>
              <table:table-cell office:value-type="float" office:value="305.83747">
                <text:p>305.83747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648.033976">
                <text:p>648.033976</text:p>
              </table:table-cell>
              <table:table-cell office:value-type="float" office:value="688.338287">
                <text:p>688.338287</text:p>
              </table:table-cell>
              <table:table-cell office:value-type="float" office:value="620.966233">
                <text:p>620.966233</text:p>
              </table:table-cell>
              <table:table-cell office:value-type="float" office:value="617.357771">
                <text:p>617.357771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948.626785">
                <text:p>948.626785</text:p>
              </table:table-cell>
              <table:table-cell office:value-type="float" office:value="948.246752">
                <text:p>948.246752</text:p>
              </table:table-cell>
              <table:table-cell office:value-type="float" office:value="938.343195">
                <text:p>938.343195</text:p>
              </table:table-cell>
              <table:table-cell office:value-type="float" office:value="1022.697658">
                <text:p>1022.69765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271.237739">
                <text:p>1271.237739</text:p>
              </table:table-cell>
              <table:table-cell office:value-type="float" office:value="1310.946958">
                <text:p>1310.946958</text:p>
              </table:table-cell>
              <table:table-cell office:value-type="float" office:value="1254.117747">
                <text:p>1254.117747</text:p>
              </table:table-cell>
              <table:table-cell office:value-type="float" office:value="1226.815052">
                <text:p>1226.815052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358.625562">
                <text:p>1358.625562</text:p>
              </table:table-cell>
              <table:table-cell office:value-type="float" office:value="1522.51021">
                <text:p>1522.51021</text:p>
              </table:table-cell>
              <table:table-cell office:value-type="float" office:value="1486.826727">
                <text:p>1486.826727</text:p>
              </table:table-cell>
              <table:table-cell office:value-type="float" office:value="1451.129474">
                <text:p>1451.129474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595.961452">
                <text:p>1595.961452</text:p>
              </table:table-cell>
              <table:table-cell office:value-type="float" office:value="1648.112598">
                <text:p>1648.112598</text:p>
              </table:table-cell>
              <table:table-cell office:value-type="float" office:value="1734.708151">
                <text:p>1734.708151</text:p>
              </table:table-cell>
              <table:table-cell office:value-type="float" office:value="2292.612709">
                <text:p>2292.61270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Array Mult Add Run 4</text:p>
        </chart:title>
        <chart:subtitle svg:x="4.636cm" svg:y="1.275cm" chart:style-name="ch3">
          <text:p>Local Work Group Size Vs MegaMults</text:p>
        </chart:subtitle>
        <chart:legend chart:legend-position="end" svg:x="13.36cm" svg:y="2.209cm" style:legend-expansion="high" chart:style-name="ch4"/>
        <chart:plot-area chart:style-name="ch5" table:cell-range-address="output.A508:output.J512" chart:data-source-has-labels="both" svg:x="1.331cm" svg:y="2.138cm" svg:width="11.709cm" svg:height="5.701cm">
          <chartooo:coordinate-region svg:x="2.323cm" svg:y="2.337cm" svg:width="10.437cm" svg:height="4.855cm"/>
          <chart:axis chart:dimension="x" chart:name="primary-x" chart:style-name="ch6" chartooo:axis-type="auto">
            <chartooo:date-scale/>
            <chart:title svg:x="5.474cm" svg:y="8.019cm" chart:style-name="ch7">
              <text:p>Local Work Group Size</text:p>
            </chart:title>
            <chart:categories table:cell-range-address="output.A509:output.A512"/>
          </chart:axis>
          <chart:axis chart:dimension="y" chart:name="primary-y" chart:style-name="ch6">
            <chart:title svg:x="0.451cm" svg:y="6.712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509:output.B512" chart:label-cell-address="output.B508:output.B508" chart:class="chart:line">
            <chart:data-point chart:repeated="4"/>
          </chart:series>
          <chart:series chart:style-name="ch11" chart:values-cell-range-address="output.C509:output.C512" chart:label-cell-address="output.C508:output.C508" chart:class="chart:line">
            <chart:data-point chart:repeated="4"/>
          </chart:series>
          <chart:series chart:style-name="ch12" chart:values-cell-range-address="output.D509:output.D512" chart:label-cell-address="output.D508:output.D508" chart:class="chart:line">
            <chart:data-point chart:repeated="4"/>
          </chart:series>
          <chart:series chart:style-name="ch13" chart:values-cell-range-address="output.E509:output.E512" chart:label-cell-address="output.E508:output.E508" chart:class="chart:line">
            <chart:data-point chart:repeated="4"/>
          </chart:series>
          <chart:series chart:style-name="ch14" chart:values-cell-range-address="output.F509:output.F512" chart:label-cell-address="output.F508:output.F508" chart:class="chart:line">
            <chart:data-point chart:repeated="4"/>
          </chart:series>
          <chart:series chart:style-name="ch15" chart:values-cell-range-address="output.G509:output.G512" chart:label-cell-address="output.G508:output.G508" chart:class="chart:line">
            <chart:data-point chart:repeated="4"/>
          </chart:series>
          <chart:series chart:style-name="ch16" chart:values-cell-range-address="output.H509:output.H512" chart:label-cell-address="output.H508:output.H508" chart:class="chart:line">
            <chart:data-point chart:repeated="4"/>
          </chart:series>
          <chart:series chart:style-name="ch17" chart:values-cell-range-address="output.I509:output.I512" chart:label-cell-address="output.I508:output.I508" chart:class="chart:line">
            <chart:data-point chart:repeated="4"/>
          </chart:series>
          <chart:series chart:style-name="ch18" chart:values-cell-range-address="output.J509:output.J512" chart:label-cell-address="output.J508:output.J508" chart:class="chart:line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768</text:p>
                <draw:g>
                  <svg:desc>output.B508:output.B508</svg:desc>
                </draw:g>
              </table:table-cell>
              <table:table-cell office:value-type="string">
                <text:p>65536</text:p>
                <draw:g>
                  <svg:desc>output.C508:output.C508</svg:desc>
                </draw:g>
              </table:table-cell>
              <table:table-cell office:value-type="string">
                <text:p>131072</text:p>
                <draw:g>
                  <svg:desc>output.D508:output.D508</svg:desc>
                </draw:g>
              </table:table-cell>
              <table:table-cell office:value-type="string">
                <text:p>262144</text:p>
                <draw:g>
                  <svg:desc>output.E508:output.E508</svg:desc>
                </draw:g>
              </table:table-cell>
              <table:table-cell office:value-type="string">
                <text:p>524288</text:p>
                <draw:g>
                  <svg:desc>output.F508:output.F508</svg:desc>
                </draw:g>
              </table:table-cell>
              <table:table-cell office:value-type="string">
                <text:p>1048576</text:p>
                <draw:g>
                  <svg:desc>output.G508:output.G508</svg:desc>
                </draw:g>
              </table:table-cell>
              <table:table-cell office:value-type="string">
                <text:p>2097152</text:p>
                <draw:g>
                  <svg:desc>output.H508:output.H508</svg:desc>
                </draw:g>
              </table:table-cell>
              <table:table-cell office:value-type="string">
                <text:p>4194304</text:p>
                <draw:g>
                  <svg:desc>output.I508:output.I508</svg:desc>
                </draw:g>
              </table:table-cell>
              <table:table-cell office:value-type="string">
                <text:p>8388608</text:p>
                <draw:g>
                  <svg:desc>output.J508:output.J508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output.A509:output.A512</svg:desc>
                </draw:g>
              </table:table-cell>
              <table:table-cell office:value-type="float" office:value="59.481605">
                <text:p>59.481605</text:p>
                <draw:g>
                  <svg:desc>output.B509:output.B512</svg:desc>
                </draw:g>
              </table:table-cell>
              <table:table-cell office:value-type="float" office:value="125.517115">
                <text:p>125.517115</text:p>
                <draw:g>
                  <svg:desc>output.C509:output.C512</svg:desc>
                </draw:g>
              </table:table-cell>
              <table:table-cell office:value-type="float" office:value="214.496586">
                <text:p>214.496586</text:p>
                <draw:g>
                  <svg:desc>output.D509:output.D512</svg:desc>
                </draw:g>
              </table:table-cell>
              <table:table-cell office:value-type="float" office:value="345.749746">
                <text:p>345.749746</text:p>
                <draw:g>
                  <svg:desc>output.E509:output.E512</svg:desc>
                </draw:g>
              </table:table-cell>
              <table:table-cell office:value-type="float" office:value="648.033976">
                <text:p>648.033976</text:p>
                <draw:g>
                  <svg:desc>output.F509:output.F512</svg:desc>
                </draw:g>
              </table:table-cell>
              <table:table-cell office:value-type="float" office:value="948.626785">
                <text:p>948.626785</text:p>
                <draw:g>
                  <svg:desc>output.G509:output.G512</svg:desc>
                </draw:g>
              </table:table-cell>
              <table:table-cell office:value-type="float" office:value="1271.237739">
                <text:p>1271.237739</text:p>
                <draw:g>
                  <svg:desc>output.H509:output.H512</svg:desc>
                </draw:g>
              </table:table-cell>
              <table:table-cell office:value-type="float" office:value="1358.625562">
                <text:p>1358.625562</text:p>
                <draw:g>
                  <svg:desc>output.I509:output.I512</svg:desc>
                </draw:g>
              </table:table-cell>
              <table:table-cell office:value-type="float" office:value="1595.961452">
                <text:p>1595.961452</text:p>
                <draw:g>
                  <svg:desc>output.J509:output.J512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7.198766">
                <text:p>67.198766</text:p>
              </table:table-cell>
              <table:table-cell office:value-type="float" office:value="123.632303">
                <text:p>123.632303</text:p>
              </table:table-cell>
              <table:table-cell office:value-type="float" office:value="208.779866">
                <text:p>208.779866</text:p>
              </table:table-cell>
              <table:table-cell office:value-type="float" office:value="306.547748">
                <text:p>306.547748</text:p>
              </table:table-cell>
              <table:table-cell office:value-type="float" office:value="688.338287">
                <text:p>688.338287</text:p>
              </table:table-cell>
              <table:table-cell office:value-type="float" office:value="948.246752">
                <text:p>948.246752</text:p>
              </table:table-cell>
              <table:table-cell office:value-type="float" office:value="1310.946958">
                <text:p>1310.946958</text:p>
              </table:table-cell>
              <table:table-cell office:value-type="float" office:value="1522.51021">
                <text:p>1522.51021</text:p>
              </table:table-cell>
              <table:table-cell office:value-type="float" office:value="1648.112598">
                <text:p>1648.11259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5.349949">
                <text:p>55.349949</text:p>
              </table:table-cell>
              <table:table-cell office:value-type="float" office:value="113.093523">
                <text:p>113.093523</text:p>
              </table:table-cell>
              <table:table-cell office:value-type="float" office:value="203.640205">
                <text:p>203.640205</text:p>
              </table:table-cell>
              <table:table-cell office:value-type="float" office:value="310.672984">
                <text:p>310.672984</text:p>
              </table:table-cell>
              <table:table-cell office:value-type="float" office:value="620.966233">
                <text:p>620.966233</text:p>
              </table:table-cell>
              <table:table-cell office:value-type="float" office:value="938.343195">
                <text:p>938.343195</text:p>
              </table:table-cell>
              <table:table-cell office:value-type="float" office:value="1254.117747">
                <text:p>1254.117747</text:p>
              </table:table-cell>
              <table:table-cell office:value-type="float" office:value="1486.826727">
                <text:p>1486.826727</text:p>
              </table:table-cell>
              <table:table-cell office:value-type="float" office:value="1734.708151">
                <text:p>1734.70815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9.565402">
                <text:p>59.565402</text:p>
              </table:table-cell>
              <table:table-cell office:value-type="float" office:value="104.044389">
                <text:p>104.044389</text:p>
              </table:table-cell>
              <table:table-cell office:value-type="float" office:value="163.985332">
                <text:p>163.985332</text:p>
              </table:table-cell>
              <table:table-cell office:value-type="float" office:value="305.83747">
                <text:p>305.83747</text:p>
              </table:table-cell>
              <table:table-cell office:value-type="float" office:value="617.357771">
                <text:p>617.357771</text:p>
              </table:table-cell>
              <table:table-cell office:value-type="float" office:value="1022.697658">
                <text:p>1022.697658</text:p>
              </table:table-cell>
              <table:table-cell office:value-type="float" office:value="1226.815052">
                <text:p>1226.815052</text:p>
              </table:table-cell>
              <table:table-cell office:value-type="float" office:value="1451.129474">
                <text:p>1451.129474</text:p>
              </table:table-cell>
              <table:table-cell office:value-type="float" office:value="2292.612709">
                <text:p>2292.61270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24cm" svg:height="8.987cm" xlink:href=".." xlink:type="simple" chart:class="chart:line" chart:style-name="ch1">
        <chart:title svg:x="6.897cm" svg:y="0.315cm" chart:style-name="ch2">
          <text:p>Array Mult</text:p>
        </chart:title>
        <chart:subtitle svg:x="4.648cm" svg:y="1.273cm" chart:style-name="ch3">
          <text:p>Local Work Group Size Vs MegaMults</text:p>
        </chart:subtitle>
        <chart:legend chart:legend-position="end" svg:x="13.384cm" svg:y="2.202cm" style:legend-expansion="high" chart:style-name="ch4"/>
        <chart:plot-area chart:style-name="ch5" table:cell-range-address="output.A97:output.J101" chart:data-source-has-labels="both" svg:x="1.331cm" svg:y="2.135cm" svg:width="11.733cm" svg:height="5.692cm">
          <chartooo:coordinate-region svg:x="2.323cm" svg:y="2.334cm" svg:width="10.461cm" svg:height="4.846cm"/>
          <chart:axis chart:dimension="x" chart:name="primary-x" chart:style-name="ch6" chartooo:axis-type="auto">
            <chartooo:date-scale/>
            <chart:title svg:x="5.486cm" svg:y="8.006cm" chart:style-name="ch7">
              <text:p>Local Work Group Size</text:p>
            </chart:title>
            <chart:categories table:cell-range-address="output.A98:output.A101"/>
          </chart:axis>
          <chart:axis chart:dimension="y" chart:name="primary-y" chart:style-name="ch6">
            <chart:title svg:x="0.451cm" svg:y="6.705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98:output.B101" chart:label-cell-address="output.B97:output.B97" chart:class="chart:line">
            <chart:data-point chart:repeated="4"/>
          </chart:series>
          <chart:series chart:style-name="ch11" chart:values-cell-range-address="output.C98:output.C101" chart:label-cell-address="output.C97:output.C97" chart:class="chart:line">
            <chart:data-point chart:repeated="4"/>
          </chart:series>
          <chart:series chart:style-name="ch12" chart:values-cell-range-address="output.D98:output.D101" chart:label-cell-address="output.D97:output.D97" chart:class="chart:line">
            <chart:data-point chart:repeated="4"/>
          </chart:series>
          <chart:series chart:style-name="ch13" chart:values-cell-range-address="output.E98:output.E101" chart:label-cell-address="output.E97:output.E97" chart:class="chart:line">
            <chart:data-point chart:repeated="4"/>
          </chart:series>
          <chart:series chart:style-name="ch14" chart:values-cell-range-address="output.F98:output.F101" chart:label-cell-address="output.F97:output.F97" chart:class="chart:line">
            <chart:data-point chart:repeated="4"/>
          </chart:series>
          <chart:series chart:style-name="ch15" chart:values-cell-range-address="output.G98:output.G101" chart:label-cell-address="output.G97:output.G97" chart:class="chart:line">
            <chart:data-point chart:repeated="4"/>
          </chart:series>
          <chart:series chart:style-name="ch16" chart:values-cell-range-address="output.H98:output.H101" chart:label-cell-address="output.H97:output.H97" chart:class="chart:line">
            <chart:data-point chart:repeated="4"/>
          </chart:series>
          <chart:series chart:style-name="ch17" chart:values-cell-range-address="output.I98:output.I101" chart:label-cell-address="output.I97:output.I97" chart:class="chart:line">
            <chart:data-point chart:repeated="4"/>
          </chart:series>
          <chart:series chart:style-name="ch18" chart:values-cell-range-address="output.J98:output.J101" chart:label-cell-address="output.J97:output.J97" chart:class="chart:line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768</text:p>
                <draw:g>
                  <svg:desc>output.B97:output.B97</svg:desc>
                </draw:g>
              </table:table-cell>
              <table:table-cell office:value-type="string">
                <text:p>65536</text:p>
                <draw:g>
                  <svg:desc>output.C97:output.C97</svg:desc>
                </draw:g>
              </table:table-cell>
              <table:table-cell office:value-type="string">
                <text:p>131072</text:p>
                <draw:g>
                  <svg:desc>output.D97:output.D97</svg:desc>
                </draw:g>
              </table:table-cell>
              <table:table-cell office:value-type="string">
                <text:p>262144</text:p>
                <draw:g>
                  <svg:desc>output.E97:output.E97</svg:desc>
                </draw:g>
              </table:table-cell>
              <table:table-cell office:value-type="string">
                <text:p>524288</text:p>
                <draw:g>
                  <svg:desc>output.F97:output.F97</svg:desc>
                </draw:g>
              </table:table-cell>
              <table:table-cell office:value-type="string">
                <text:p>1048576</text:p>
                <draw:g>
                  <svg:desc>output.G97:output.G97</svg:desc>
                </draw:g>
              </table:table-cell>
              <table:table-cell office:value-type="string">
                <text:p>2097152</text:p>
                <draw:g>
                  <svg:desc>output.H97:output.H97</svg:desc>
                </draw:g>
              </table:table-cell>
              <table:table-cell office:value-type="string">
                <text:p>4194304</text:p>
                <draw:g>
                  <svg:desc>output.I97:output.I97</svg:desc>
                </draw:g>
              </table:table-cell>
              <table:table-cell office:value-type="string">
                <text:p>8388608</text:p>
                <draw:g>
                  <svg:desc>output.J97:output.J97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output.A98:output.A101</svg:desc>
                </draw:g>
              </table:table-cell>
              <table:table-cell office:value-type="float" office:value="25.069256">
                <text:p>25.069256</text:p>
                <draw:g>
                  <svg:desc>output.B98:output.B101</svg:desc>
                </draw:g>
              </table:table-cell>
              <table:table-cell office:value-type="float" office:value="99.5894">
                <text:p>99.5894</text:p>
                <draw:g>
                  <svg:desc>output.C98:output.C101</svg:desc>
                </draw:g>
              </table:table-cell>
              <table:table-cell office:value-type="float" office:value="222.714985">
                <text:p>222.714985</text:p>
                <draw:g>
                  <svg:desc>output.D98:output.D101</svg:desc>
                </draw:g>
              </table:table-cell>
              <table:table-cell office:value-type="float" office:value="292.048609">
                <text:p>292.048609</text:p>
                <draw:g>
                  <svg:desc>output.E98:output.E101</svg:desc>
                </draw:g>
              </table:table-cell>
              <table:table-cell office:value-type="float" office:value="751.459453">
                <text:p>751.459453</text:p>
                <draw:g>
                  <svg:desc>output.F98:output.F101</svg:desc>
                </draw:g>
              </table:table-cell>
              <table:table-cell office:value-type="float" office:value="1060.09392">
                <text:p>1060.09392</text:p>
                <draw:g>
                  <svg:desc>output.G98:output.G101</svg:desc>
                </draw:g>
              </table:table-cell>
              <table:table-cell office:value-type="float" office:value="1542.248063">
                <text:p>1542.248063</text:p>
                <draw:g>
                  <svg:desc>output.H98:output.H101</svg:desc>
                </draw:g>
              </table:table-cell>
              <table:table-cell office:value-type="float" office:value="1703.974393">
                <text:p>1703.974393</text:p>
                <draw:g>
                  <svg:desc>output.I98:output.I101</svg:desc>
                </draw:g>
              </table:table-cell>
              <table:table-cell office:value-type="float" office:value="1953.016456">
                <text:p>1953.016456</text:p>
                <draw:g>
                  <svg:desc>output.J98:output.J101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6.718791">
                <text:p>66.718791</text:p>
              </table:table-cell>
              <table:table-cell office:value-type="float" office:value="116.385335">
                <text:p>116.385335</text:p>
              </table:table-cell>
              <table:table-cell office:value-type="float" office:value="225.745671">
                <text:p>225.745671</text:p>
              </table:table-cell>
              <table:table-cell office:value-type="float" office:value="470.204175">
                <text:p>470.204175</text:p>
              </table:table-cell>
              <table:table-cell office:value-type="float" office:value="706.366742">
                <text:p>706.366742</text:p>
              </table:table-cell>
              <table:table-cell office:value-type="float" office:value="1153.191199">
                <text:p>1153.191199</text:p>
              </table:table-cell>
              <table:table-cell office:value-type="float" office:value="1532.063987">
                <text:p>1532.063987</text:p>
              </table:table-cell>
              <table:table-cell office:value-type="float" office:value="1847.605203">
                <text:p>1847.605203</text:p>
              </table:table-cell>
              <table:table-cell office:value-type="float" office:value="2090.29583">
                <text:p>2090.2958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1.04511">
                <text:p>51.04511</text:p>
              </table:table-cell>
              <table:table-cell office:value-type="float" office:value="118.361833">
                <text:p>118.361833</text:p>
              </table:table-cell>
              <table:table-cell office:value-type="float" office:value="186.170447">
                <text:p>186.170447</text:p>
              </table:table-cell>
              <table:table-cell office:value-type="float" office:value="349.28456">
                <text:p>349.28456</text:p>
              </table:table-cell>
              <table:table-cell office:value-type="float" office:value="598.803052">
                <text:p>598.803052</text:p>
              </table:table-cell>
              <table:table-cell office:value-type="float" office:value="1131.54788">
                <text:p>1131.54788</text:p>
              </table:table-cell>
              <table:table-cell office:value-type="float" office:value="1503.626869">
                <text:p>1503.626869</text:p>
              </table:table-cell>
              <table:table-cell office:value-type="float" office:value="1908.58391">
                <text:p>1908.58391</text:p>
              </table:table-cell>
              <table:table-cell office:value-type="float" office:value="2066.184543">
                <text:p>2066.18454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0.103927">
                <text:p>60.103927</text:p>
              </table:table-cell>
              <table:table-cell office:value-type="float" office:value="131.360994">
                <text:p>131.360994</text:p>
              </table:table-cell>
              <table:table-cell office:value-type="float" office:value="213.338195">
                <text:p>213.338195</text:p>
              </table:table-cell>
              <table:table-cell office:value-type="float" office:value="311.432193">
                <text:p>311.432193</text:p>
              </table:table-cell>
              <table:table-cell office:value-type="float" office:value="700.620056">
                <text:p>700.620056</text:p>
              </table:table-cell>
              <table:table-cell office:value-type="float" office:value="1099.40017">
                <text:p>1099.40017</text:p>
              </table:table-cell>
              <table:table-cell office:value-type="float" office:value="1500.292239">
                <text:p>1500.292239</text:p>
              </table:table-cell>
              <table:table-cell office:value-type="float" office:value="1878.324391">
                <text:p>1878.324391</text:p>
              </table:table-cell>
              <table:table-cell office:value-type="float" office:value="2143.824671">
                <text:p>2143.8246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9cm" svg:height="8.976cm" xlink:href=".." xlink:type="simple" chart:class="chart:line" chart:style-name="ch1">
        <chart:title svg:x="5.405cm" svg:y="0.315cm" chart:style-name="ch2">
          <text:p>Array Mult Reduce Run 4</text:p>
        </chart:title>
        <chart:subtitle svg:x="5.723cm" svg:y="1.273cm" chart:style-name="ch3">
          <text:p>Array Size Vs MegaMults</text:p>
        </chart:subtitle>
        <chart:legend chart:legend-position="end" svg:x="14.265cm" svg:y="4.189cm" style:legend-expansion="high" chart:style-name="ch4"/>
        <chart:plot-area chart:style-name="ch5" table:cell-range-address="output.A515:output.B524" chart:data-source-has-labels="both" svg:x="1.33cm" svg:y="2.135cm" svg:width="12.616cm" svg:height="5.681cm">
          <chartooo:coordinate-region svg:x="2.322cm" svg:y="2.334cm" svg:width="10.974cm" svg:height="4.835cm"/>
          <chart:axis chart:dimension="x" chart:name="primary-x" chart:style-name="ch6" chartooo:axis-type="auto">
            <chartooo:date-scale/>
            <chart:title svg:x="6.84cm" svg:y="7.995cm" chart:style-name="ch7">
              <text:p>Array Size</text:p>
            </chart:title>
            <chart:categories table:cell-range-address="output.A516:output.A524"/>
          </chart:axis>
          <chart:axis chart:dimension="y" chart:name="primary-y" chart:style-name="ch6">
            <chart:title svg:x="0.451cm" svg:y="6.699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516:output.B524" chart:label-cell-address="output.B515:output.B515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output.B515:output.B515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68</text:p>
                <draw:g>
                  <svg:desc>output.A516:output.A524</svg:desc>
                </draw:g>
              </table:table-cell>
              <table:table-cell office:value-type="float" office:value="62.596709">
                <text:p>62.596709</text:p>
                <draw:g>
                  <svg:desc>output.B516:output.B524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25.76497">
                <text:p>125.76497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67.014954">
                <text:p>167.014954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328.131591">
                <text:p>328.131591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712.871826">
                <text:p>712.871826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172.687367">
                <text:p>1172.68736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679.345863">
                <text:p>1679.345863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271.833259">
                <text:p>2271.833259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2571.937438">
                <text:p>2571.93743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9cm" svg:height="8.976cm" xlink:href=".." xlink:type="simple" chart:class="chart:line" chart:style-name="ch1">
        <chart:title svg:x="6.226cm" svg:y="0.315cm" chart:style-name="ch2">
          <text:p>Array Mult Run 5</text:p>
        </chart:title>
        <chart:subtitle svg:x="5.723cm" svg:y="1.273cm" chart:style-name="ch3">
          <text:p>Array Size Vs MegaMults</text:p>
        </chart:subtitle>
        <chart:legend chart:legend-position="end" svg:x="14.079cm" svg:y="3.442cm" style:legend-expansion="high" chart:style-name="ch4"/>
        <chart:plot-area chart:style-name="ch5" table:cell-range-address="output.A610:output.E619" chart:data-source-has-labels="both" svg:x="1.33cm" svg:y="2.135cm" svg:width="12.43cm" svg:height="5.681cm">
          <chartooo:coordinate-region svg:x="2.322cm" svg:y="2.335cm" svg:width="10.788cm" svg:height="4.834cm"/>
          <chart:axis chart:dimension="x" chart:name="primary-x" chart:style-name="ch6" chartooo:axis-type="auto">
            <chartooo:date-scale/>
            <chart:title svg:x="6.747cm" svg:y="7.995cm" chart:style-name="ch7">
              <text:p>Array Size</text:p>
            </chart:title>
            <chart:categories table:cell-range-address="output.A611:output.A619"/>
          </chart:axis>
          <chart:axis chart:dimension="y" chart:name="primary-y" chart:style-name="ch6">
            <chart:title svg:x="0.451cm" svg:y="6.699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611:output.B619" chart:label-cell-address="output.B610:output.B610" chart:class="chart:line">
            <chart:data-point chart:repeated="9"/>
          </chart:series>
          <chart:series chart:style-name="ch11" chart:values-cell-range-address="output.C611:output.C619" chart:label-cell-address="output.C610:output.C610" chart:class="chart:line">
            <chart:data-point chart:repeated="9"/>
          </chart:series>
          <chart:series chart:style-name="ch12" chart:values-cell-range-address="output.D611:output.D619" chart:label-cell-address="output.D610:output.D610" chart:class="chart:line">
            <chart:data-point chart:repeated="9"/>
          </chart:series>
          <chart:series chart:style-name="ch13" chart:values-cell-range-address="output.E611:output.E619" chart:label-cell-address="output.E610:output.E610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output.B610:output.B610</svg:desc>
                </draw:g>
              </table:table-cell>
              <table:table-cell office:value-type="string">
                <text:p>64</text:p>
                <draw:g>
                  <svg:desc>output.C610:output.C610</svg:desc>
                </draw:g>
              </table:table-cell>
              <table:table-cell office:value-type="string">
                <text:p>128</text:p>
                <draw:g>
                  <svg:desc>output.D610:output.D610</svg:desc>
                </draw:g>
              </table:table-cell>
              <table:table-cell office:value-type="string">
                <text:p>256</text:p>
                <draw:g>
                  <svg:desc>output.E610:output.E610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68</text:p>
                <draw:g>
                  <svg:desc>output.A611:output.A619</svg:desc>
                </draw:g>
              </table:table-cell>
              <table:table-cell office:value-type="float" office:value="53.825861">
                <text:p>53.825861</text:p>
                <draw:g>
                  <svg:desc>output.B611:output.B619</svg:desc>
                </draw:g>
              </table:table-cell>
              <table:table-cell office:value-type="float" office:value="64.117967">
                <text:p>64.117967</text:p>
                <draw:g>
                  <svg:desc>output.C611:output.C619</svg:desc>
                </draw:g>
              </table:table-cell>
              <table:table-cell office:value-type="float" office:value="76.367687">
                <text:p>76.367687</text:p>
                <draw:g>
                  <svg:desc>output.D611:output.D619</svg:desc>
                </draw:g>
              </table:table-cell>
              <table:table-cell office:value-type="float" office:value="59.896505">
                <text:p>59.896505</text:p>
                <draw:g>
                  <svg:desc>output.E611:output.E619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05.629626">
                <text:p>105.629626</text:p>
              </table:table-cell>
              <table:table-cell office:value-type="float" office:value="122.900355">
                <text:p>122.900355</text:p>
              </table:table-cell>
              <table:table-cell office:value-type="float" office:value="112.469152">
                <text:p>112.469152</text:p>
              </table:table-cell>
              <table:table-cell office:value-type="float" office:value="160.353121">
                <text:p>160.353121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19.173318">
                <text:p>219.173318</text:p>
              </table:table-cell>
              <table:table-cell office:value-type="float" office:value="227.469465">
                <text:p>227.469465</text:p>
              </table:table-cell>
              <table:table-cell office:value-type="float" office:value="226.162458">
                <text:p>226.162458</text:p>
              </table:table-cell>
              <table:table-cell office:value-type="float" office:value="250.523229">
                <text:p>250.523229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68.600459">
                <text:p>468.600459</text:p>
              </table:table-cell>
              <table:table-cell office:value-type="float" office:value="379.263649">
                <text:p>379.263649</text:p>
              </table:table-cell>
              <table:table-cell office:value-type="float" office:value="395.655613">
                <text:p>395.655613</text:p>
              </table:table-cell>
              <table:table-cell office:value-type="float" office:value="501.716766">
                <text:p>501.71676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785.412535">
                <text:p>785.412535</text:p>
              </table:table-cell>
              <table:table-cell office:value-type="float" office:value="633.032164">
                <text:p>633.032164</text:p>
              </table:table-cell>
              <table:table-cell office:value-type="float" office:value="938.215578">
                <text:p>938.215578</text:p>
              </table:table-cell>
              <table:table-cell office:value-type="float" office:value="802.477129">
                <text:p>802.477129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2003.630541">
                <text:p>2003.630541</text:p>
              </table:table-cell>
              <table:table-cell office:value-type="float" office:value="1141.885145">
                <text:p>1141.885145</text:p>
              </table:table-cell>
              <table:table-cell office:value-type="float" office:value="1051.328378">
                <text:p>1051.328378</text:p>
              </table:table-cell>
              <table:table-cell office:value-type="float" office:value="1077.708619">
                <text:p>1077.708619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053.191125">
                <text:p>2053.191125</text:p>
              </table:table-cell>
              <table:table-cell office:value-type="float" office:value="3004.41676">
                <text:p>3004.41676</text:p>
              </table:table-cell>
              <table:table-cell office:value-type="float" office:value="1442.480694">
                <text:p>1442.480694</text:p>
              </table:table-cell>
              <table:table-cell office:value-type="float" office:value="3160.084263">
                <text:p>3160.084263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636.567811">
                <text:p>1636.567811</text:p>
              </table:table-cell>
              <table:table-cell office:value-type="float" office:value="4906.536896">
                <text:p>4906.536896</text:p>
              </table:table-cell>
              <table:table-cell office:value-type="float" office:value="5471.435541">
                <text:p>5471.435541</text:p>
              </table:table-cell>
              <table:table-cell office:value-type="float" office:value="4977.587054">
                <text:p>4977.587054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5723.894641">
                <text:p>5723.894641</text:p>
              </table:table-cell>
              <table:table-cell office:value-type="float" office:value="7698.160027">
                <text:p>7698.160027</text:p>
              </table:table-cell>
              <table:table-cell office:value-type="float" office:value="7833.839022">
                <text:p>7833.839022</text:p>
              </table:table-cell>
              <table:table-cell office:value-type="float" office:value="2061.565767">
                <text:p>2061.56576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79cm" svg:height="8.976cm" xlink:href=".." xlink:type="simple" chart:class="chart:line" chart:style-name="ch1">
        <chart:title svg:x="6.226cm" svg:y="0.315cm" chart:style-name="ch2">
          <text:p>Array Mult Run 5</text:p>
        </chart:title>
        <chart:subtitle svg:x="4.625cm" svg:y="1.273cm" chart:style-name="ch3">
          <text:p>Local Work Group Size Vs MegaMults</text:p>
        </chart:subtitle>
        <chart:legend chart:legend-position="end" svg:x="13.339cm" svg:y="2.197cm" style:legend-expansion="high" chart:style-name="ch4"/>
        <chart:plot-area chart:style-name="ch5" table:cell-range-address="output.A621:output.J625" chart:data-source-has-labels="both" svg:x="1.33cm" svg:y="2.135cm" svg:width="11.69cm" svg:height="5.681cm">
          <chartooo:coordinate-region svg:x="2.322cm" svg:y="2.335cm" svg:width="10.418cm" svg:height="4.834cm"/>
          <chart:axis chart:dimension="x" chart:name="primary-x" chart:style-name="ch6" chartooo:axis-type="auto">
            <chartooo:date-scale/>
            <chart:title svg:x="5.464cm" svg:y="7.995cm" chart:style-name="ch7">
              <text:p>Local Work Group Size</text:p>
            </chart:title>
            <chart:categories table:cell-range-address="output.A622:output.A625"/>
          </chart:axis>
          <chart:axis chart:dimension="y" chart:name="primary-y" chart:style-name="ch6">
            <chart:title svg:x="0.451cm" svg:y="6.699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622:output.B625" chart:label-cell-address="output.B621:output.B621" chart:class="chart:line">
            <chart:data-point chart:repeated="4"/>
          </chart:series>
          <chart:series chart:style-name="ch11" chart:values-cell-range-address="output.C622:output.C625" chart:label-cell-address="output.C621:output.C621" chart:class="chart:line">
            <chart:data-point chart:repeated="4"/>
          </chart:series>
          <chart:series chart:style-name="ch12" chart:values-cell-range-address="output.D622:output.D625" chart:label-cell-address="output.D621:output.D621" chart:class="chart:line">
            <chart:data-point chart:repeated="4"/>
          </chart:series>
          <chart:series chart:style-name="ch13" chart:values-cell-range-address="output.E622:output.E625" chart:label-cell-address="output.E621:output.E621" chart:class="chart:line">
            <chart:data-point chart:repeated="4"/>
          </chart:series>
          <chart:series chart:style-name="ch14" chart:values-cell-range-address="output.F622:output.F625" chart:label-cell-address="output.F621:output.F621" chart:class="chart:line">
            <chart:data-point chart:repeated="4"/>
          </chart:series>
          <chart:series chart:style-name="ch15" chart:values-cell-range-address="output.G622:output.G625" chart:label-cell-address="output.G621:output.G621" chart:class="chart:line">
            <chart:data-point chart:repeated="4"/>
          </chart:series>
          <chart:series chart:style-name="ch16" chart:values-cell-range-address="output.H622:output.H625" chart:label-cell-address="output.H621:output.H621" chart:class="chart:line">
            <chart:data-point chart:repeated="4"/>
          </chart:series>
          <chart:series chart:style-name="ch17" chart:values-cell-range-address="output.I622:output.I625" chart:label-cell-address="output.I621:output.I621" chart:class="chart:line">
            <chart:data-point chart:repeated="4"/>
          </chart:series>
          <chart:series chart:style-name="ch18" chart:values-cell-range-address="output.J622:output.J625" chart:label-cell-address="output.J621:output.J621" chart:class="chart:line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768</text:p>
                <draw:g>
                  <svg:desc>output.B621:output.B621</svg:desc>
                </draw:g>
              </table:table-cell>
              <table:table-cell office:value-type="string">
                <text:p>65536</text:p>
                <draw:g>
                  <svg:desc>output.C621:output.C621</svg:desc>
                </draw:g>
              </table:table-cell>
              <table:table-cell office:value-type="string">
                <text:p>131072</text:p>
                <draw:g>
                  <svg:desc>output.D621:output.D621</svg:desc>
                </draw:g>
              </table:table-cell>
              <table:table-cell office:value-type="string">
                <text:p>262144</text:p>
                <draw:g>
                  <svg:desc>output.E621:output.E621</svg:desc>
                </draw:g>
              </table:table-cell>
              <table:table-cell office:value-type="string">
                <text:p>524288</text:p>
                <draw:g>
                  <svg:desc>output.F621:output.F621</svg:desc>
                </draw:g>
              </table:table-cell>
              <table:table-cell office:value-type="string">
                <text:p>1048576</text:p>
                <draw:g>
                  <svg:desc>output.G621:output.G621</svg:desc>
                </draw:g>
              </table:table-cell>
              <table:table-cell office:value-type="string">
                <text:p>2097152</text:p>
                <draw:g>
                  <svg:desc>output.H621:output.H621</svg:desc>
                </draw:g>
              </table:table-cell>
              <table:table-cell office:value-type="string">
                <text:p>4194304</text:p>
                <draw:g>
                  <svg:desc>output.I621:output.I621</svg:desc>
                </draw:g>
              </table:table-cell>
              <table:table-cell office:value-type="string">
                <text:p>8388608</text:p>
                <draw:g>
                  <svg:desc>output.J621:output.J62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output.A622:output.A625</svg:desc>
                </draw:g>
              </table:table-cell>
              <table:table-cell office:value-type="float" office:value="53.825861">
                <text:p>53.825861</text:p>
                <draw:g>
                  <svg:desc>output.B622:output.B625</svg:desc>
                </draw:g>
              </table:table-cell>
              <table:table-cell office:value-type="float" office:value="105.629626">
                <text:p>105.629626</text:p>
                <draw:g>
                  <svg:desc>output.C622:output.C625</svg:desc>
                </draw:g>
              </table:table-cell>
              <table:table-cell office:value-type="float" office:value="219.173318">
                <text:p>219.173318</text:p>
                <draw:g>
                  <svg:desc>output.D622:output.D625</svg:desc>
                </draw:g>
              </table:table-cell>
              <table:table-cell office:value-type="float" office:value="468.600459">
                <text:p>468.600459</text:p>
                <draw:g>
                  <svg:desc>output.E622:output.E625</svg:desc>
                </draw:g>
              </table:table-cell>
              <table:table-cell office:value-type="float" office:value="785.412535">
                <text:p>785.412535</text:p>
                <draw:g>
                  <svg:desc>output.F622:output.F625</svg:desc>
                </draw:g>
              </table:table-cell>
              <table:table-cell office:value-type="float" office:value="2003.630541">
                <text:p>2003.630541</text:p>
                <draw:g>
                  <svg:desc>output.G622:output.G625</svg:desc>
                </draw:g>
              </table:table-cell>
              <table:table-cell office:value-type="float" office:value="2053.191125">
                <text:p>2053.191125</text:p>
                <draw:g>
                  <svg:desc>output.H622:output.H625</svg:desc>
                </draw:g>
              </table:table-cell>
              <table:table-cell office:value-type="float" office:value="1636.567811">
                <text:p>1636.567811</text:p>
                <draw:g>
                  <svg:desc>output.I622:output.I625</svg:desc>
                </draw:g>
              </table:table-cell>
              <table:table-cell office:value-type="float" office:value="5723.894641">
                <text:p>5723.894641</text:p>
                <draw:g>
                  <svg:desc>output.J622:output.J625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.117967">
                <text:p>64.117967</text:p>
              </table:table-cell>
              <table:table-cell office:value-type="float" office:value="122.900355">
                <text:p>122.900355</text:p>
              </table:table-cell>
              <table:table-cell office:value-type="float" office:value="227.469465">
                <text:p>227.469465</text:p>
              </table:table-cell>
              <table:table-cell office:value-type="float" office:value="379.263649">
                <text:p>379.263649</text:p>
              </table:table-cell>
              <table:table-cell office:value-type="float" office:value="633.032164">
                <text:p>633.032164</text:p>
              </table:table-cell>
              <table:table-cell office:value-type="float" office:value="1141.885145">
                <text:p>1141.885145</text:p>
              </table:table-cell>
              <table:table-cell office:value-type="float" office:value="3004.41676">
                <text:p>3004.41676</text:p>
              </table:table-cell>
              <table:table-cell office:value-type="float" office:value="4906.536896">
                <text:p>4906.536896</text:p>
              </table:table-cell>
              <table:table-cell office:value-type="float" office:value="7698.160027">
                <text:p>7698.16002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6.367687">
                <text:p>76.367687</text:p>
              </table:table-cell>
              <table:table-cell office:value-type="float" office:value="112.469152">
                <text:p>112.469152</text:p>
              </table:table-cell>
              <table:table-cell office:value-type="float" office:value="226.162458">
                <text:p>226.162458</text:p>
              </table:table-cell>
              <table:table-cell office:value-type="float" office:value="395.655613">
                <text:p>395.655613</text:p>
              </table:table-cell>
              <table:table-cell office:value-type="float" office:value="938.215578">
                <text:p>938.215578</text:p>
              </table:table-cell>
              <table:table-cell office:value-type="float" office:value="1051.328378">
                <text:p>1051.328378</text:p>
              </table:table-cell>
              <table:table-cell office:value-type="float" office:value="1442.480694">
                <text:p>1442.480694</text:p>
              </table:table-cell>
              <table:table-cell office:value-type="float" office:value="5471.435541">
                <text:p>5471.435541</text:p>
              </table:table-cell>
              <table:table-cell office:value-type="float" office:value="7833.839022">
                <text:p>7833.83902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9.896505">
                <text:p>59.896505</text:p>
              </table:table-cell>
              <table:table-cell office:value-type="float" office:value="160.353121">
                <text:p>160.353121</text:p>
              </table:table-cell>
              <table:table-cell office:value-type="float" office:value="250.523229">
                <text:p>250.523229</text:p>
              </table:table-cell>
              <table:table-cell office:value-type="float" office:value="501.716766">
                <text:p>501.716766</text:p>
              </table:table-cell>
              <table:table-cell office:value-type="float" office:value="802.477129">
                <text:p>802.477129</text:p>
              </table:table-cell>
              <table:table-cell office:value-type="float" office:value="1077.708619">
                <text:p>1077.708619</text:p>
              </table:table-cell>
              <table:table-cell office:value-type="float" office:value="3160.084263">
                <text:p>3160.084263</text:p>
              </table:table-cell>
              <table:table-cell office:value-type="float" office:value="4977.587054">
                <text:p>4977.587054</text:p>
              </table:table-cell>
              <table:table-cell office:value-type="float" office:value="2061.565767">
                <text:p>2061.56576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8cm" svg:height="8.976cm" xlink:href=".." xlink:type="simple" chart:class="chart:line" chart:style-name="ch1">
        <chart:title svg:x="5.776cm" svg:y="0.315cm" chart:style-name="ch2">
          <text:p>Array Mult Add Run 5</text:p>
        </chart:title>
        <chart:subtitle svg:x="5.723cm" svg:y="1.273cm" chart:style-name="ch3">
          <text:p>Array Size Vs MegaMults</text:p>
        </chart:subtitle>
        <chart:legend chart:legend-position="end" svg:x="14.078cm" svg:y="3.442cm" style:legend-expansion="high" chart:style-name="ch4"/>
        <chart:plot-area chart:style-name="ch5" table:cell-range-address="output.A628:output.E637" chart:data-source-has-labels="both" svg:x="1.33cm" svg:y="2.135cm" svg:width="12.429cm" svg:height="5.681cm">
          <chartooo:coordinate-region svg:x="2.137cm" svg:y="2.334cm" svg:width="10.788cm" svg:height="4.835cm"/>
          <chart:axis chart:dimension="x" chart:name="primary-x" chart:style-name="ch6" chartooo:axis-type="auto">
            <chartooo:date-scale/>
            <chart:title svg:x="6.746cm" svg:y="7.995cm" chart:style-name="ch7">
              <text:p>Array Size</text:p>
            </chart:title>
            <chart:categories table:cell-range-address="output.A629:output.A637"/>
          </chart:axis>
          <chart:axis chart:dimension="y" chart:name="primary-y" chart:style-name="ch6">
            <chart:title svg:x="0.451cm" svg:y="6.699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629:output.B637" chart:label-cell-address="output.B628:output.B628" chart:class="chart:line">
            <chart:data-point chart:repeated="9"/>
          </chart:series>
          <chart:series chart:style-name="ch11" chart:values-cell-range-address="output.C629:output.C637" chart:label-cell-address="output.C628:output.C628" chart:class="chart:line">
            <chart:data-point chart:repeated="9"/>
          </chart:series>
          <chart:series chart:style-name="ch12" chart:values-cell-range-address="output.D629:output.D637" chart:label-cell-address="output.D628:output.D628" chart:class="chart:line">
            <chart:data-point chart:repeated="9"/>
          </chart:series>
          <chart:series chart:style-name="ch13" chart:values-cell-range-address="output.E629:output.E637" chart:label-cell-address="output.E628:output.E628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output.B628:output.B628</svg:desc>
                </draw:g>
              </table:table-cell>
              <table:table-cell office:value-type="string">
                <text:p>64</text:p>
                <draw:g>
                  <svg:desc>output.C628:output.C628</svg:desc>
                </draw:g>
              </table:table-cell>
              <table:table-cell office:value-type="string">
                <text:p>128</text:p>
                <draw:g>
                  <svg:desc>output.D628:output.D628</svg:desc>
                </draw:g>
              </table:table-cell>
              <table:table-cell office:value-type="string">
                <text:p>256</text:p>
                <draw:g>
                  <svg:desc>output.E628:output.E628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68</text:p>
                <draw:g>
                  <svg:desc>output.A629:output.A637</svg:desc>
                </draw:g>
              </table:table-cell>
              <table:table-cell office:value-type="float" office:value="77.190718">
                <text:p>77.190718</text:p>
                <draw:g>
                  <svg:desc>output.B629:output.B637</svg:desc>
                </draw:g>
              </table:table-cell>
              <table:table-cell office:value-type="float" office:value="55.685843">
                <text:p>55.685843</text:p>
                <draw:g>
                  <svg:desc>output.C629:output.C637</svg:desc>
                </draw:g>
              </table:table-cell>
              <table:table-cell office:value-type="float" office:value="57.127416">
                <text:p>57.127416</text:p>
                <draw:g>
                  <svg:desc>output.D629:output.D637</svg:desc>
                </draw:g>
              </table:table-cell>
              <table:table-cell office:value-type="float" office:value="58.132892">
                <text:p>58.132892</text:p>
                <draw:g>
                  <svg:desc>output.E629:output.E637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98.683636">
                <text:p>98.683636</text:p>
              </table:table-cell>
              <table:table-cell office:value-type="float" office:value="114.977052">
                <text:p>114.977052</text:p>
              </table:table-cell>
              <table:table-cell office:value-type="float" office:value="107.754914">
                <text:p>107.754914</text:p>
              </table:table-cell>
              <table:table-cell office:value-type="float" office:value="123.638134">
                <text:p>123.638134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68.295195">
                <text:p>168.295195</text:p>
              </table:table-cell>
              <table:table-cell office:value-type="float" office:value="175.693609">
                <text:p>175.693609</text:p>
              </table:table-cell>
              <table:table-cell office:value-type="float" office:value="199.369669">
                <text:p>199.369669</text:p>
              </table:table-cell>
              <table:table-cell office:value-type="float" office:value="200.456361">
                <text:p>200.456361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317.833903">
                <text:p>317.833903</text:p>
              </table:table-cell>
              <table:table-cell office:value-type="float" office:value="325.417939">
                <text:p>325.417939</text:p>
              </table:table-cell>
              <table:table-cell office:value-type="float" office:value="311.319018">
                <text:p>311.319018</text:p>
              </table:table-cell>
              <table:table-cell office:value-type="float" office:value="284.336769">
                <text:p>284.336769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35.476241">
                <text:p>535.476241</text:p>
              </table:table-cell>
              <table:table-cell office:value-type="float" office:value="681.883566">
                <text:p>681.883566</text:p>
              </table:table-cell>
              <table:table-cell office:value-type="float" office:value="604.607019">
                <text:p>604.607019</text:p>
              </table:table-cell>
              <table:table-cell office:value-type="float" office:value="650.602469">
                <text:p>650.602469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942.908065">
                <text:p>942.908065</text:p>
              </table:table-cell>
              <table:table-cell office:value-type="float" office:value="919.538133">
                <text:p>919.538133</text:p>
              </table:table-cell>
              <table:table-cell office:value-type="float" office:value="896.093197">
                <text:p>896.093197</text:p>
              </table:table-cell>
              <table:table-cell office:value-type="float" office:value="931.605479">
                <text:p>931.605479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180.461264">
                <text:p>1180.461264</text:p>
              </table:table-cell>
              <table:table-cell office:value-type="float" office:value="1245.264981">
                <text:p>1245.264981</text:p>
              </table:table-cell>
              <table:table-cell office:value-type="float" office:value="1254.468083">
                <text:p>1254.468083</text:p>
              </table:table-cell>
              <table:table-cell office:value-type="float" office:value="1256.568947">
                <text:p>1256.56894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430.61687">
                <text:p>1430.61687</text:p>
              </table:table-cell>
              <table:table-cell office:value-type="float" office:value="1386.282352">
                <text:p>1386.282352</text:p>
              </table:table-cell>
              <table:table-cell office:value-type="float" office:value="1443.180024">
                <text:p>1443.180024</text:p>
              </table:table-cell>
              <table:table-cell office:value-type="float" office:value="1439.925901">
                <text:p>1439.925901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817.208331">
                <text:p>1817.208331</text:p>
              </table:table-cell>
              <table:table-cell office:value-type="float" office:value="1516.973665">
                <text:p>1516.973665</text:p>
              </table:table-cell>
              <table:table-cell office:value-type="float" office:value="1570.389851">
                <text:p>1570.389851</text:p>
              </table:table-cell>
              <table:table-cell office:value-type="float" office:value="1650.663267">
                <text:p>1650.66326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35cm" svg:y="0.316cm" chart:style-name="ch2">
          <text:p>Array Mult Add</text:p>
        </chart:title>
        <chart:subtitle svg:x="4.636cm" svg:y="1.275cm" chart:style-name="ch3">
          <text:p>Local Work Group Size Vs MegaMults</text:p>
        </chart:subtitle>
        <chart:legend chart:legend-position="end" svg:x="13.36cm" svg:y="2.209cm" style:legend-expansion="high" chart:style-name="ch4"/>
        <chart:plot-area chart:style-name="ch5" table:cell-range-address="output.A639:output.J643" chart:data-source-has-labels="both" svg:x="1.331cm" svg:y="2.138cm" svg:width="11.709cm" svg:height="5.701cm">
          <chartooo:coordinate-region svg:x="2.138cm" svg:y="2.338cm" svg:width="10.437cm" svg:height="4.854cm"/>
          <chart:axis chart:dimension="x" chart:name="primary-x" chart:style-name="ch6" chartooo:axis-type="auto">
            <chartooo:date-scale/>
            <chart:title svg:x="5.474cm" svg:y="8.019cm" chart:style-name="ch7">
              <text:p>Local Work Group Size</text:p>
            </chart:title>
            <chart:categories table:cell-range-address="output.A640:output.A643"/>
          </chart:axis>
          <chart:axis chart:dimension="y" chart:name="primary-y" chart:style-name="ch6">
            <chart:title svg:x="0.451cm" svg:y="6.712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640:output.B643" chart:label-cell-address="output.B639:output.B639" chart:class="chart:line">
            <chart:data-point chart:repeated="4"/>
          </chart:series>
          <chart:series chart:style-name="ch11" chart:values-cell-range-address="output.C640:output.C643" chart:label-cell-address="output.C639:output.C639" chart:class="chart:line">
            <chart:data-point chart:repeated="4"/>
          </chart:series>
          <chart:series chart:style-name="ch12" chart:values-cell-range-address="output.D640:output.D643" chart:label-cell-address="output.D639:output.D639" chart:class="chart:line">
            <chart:data-point chart:repeated="4"/>
          </chart:series>
          <chart:series chart:style-name="ch13" chart:values-cell-range-address="output.E640:output.E643" chart:label-cell-address="output.E639:output.E639" chart:class="chart:line">
            <chart:data-point chart:repeated="4"/>
          </chart:series>
          <chart:series chart:style-name="ch14" chart:values-cell-range-address="output.F640:output.F643" chart:label-cell-address="output.F639:output.F639" chart:class="chart:line">
            <chart:data-point chart:repeated="4"/>
          </chart:series>
          <chart:series chart:style-name="ch15" chart:values-cell-range-address="output.G640:output.G643" chart:label-cell-address="output.G639:output.G639" chart:class="chart:line">
            <chart:data-point chart:repeated="4"/>
          </chart:series>
          <chart:series chart:style-name="ch16" chart:values-cell-range-address="output.H640:output.H643" chart:label-cell-address="output.H639:output.H639" chart:class="chart:line">
            <chart:data-point chart:repeated="4"/>
          </chart:series>
          <chart:series chart:style-name="ch17" chart:values-cell-range-address="output.I640:output.I643" chart:label-cell-address="output.I639:output.I639" chart:class="chart:line">
            <chart:data-point chart:repeated="4"/>
          </chart:series>
          <chart:series chart:style-name="ch18" chart:values-cell-range-address="output.J640:output.J643" chart:label-cell-address="output.J639:output.J639" chart:class="chart:line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768</text:p>
                <draw:g>
                  <svg:desc>output.B639:output.B639</svg:desc>
                </draw:g>
              </table:table-cell>
              <table:table-cell office:value-type="string">
                <text:p>65536</text:p>
                <draw:g>
                  <svg:desc>output.C639:output.C639</svg:desc>
                </draw:g>
              </table:table-cell>
              <table:table-cell office:value-type="string">
                <text:p>131072</text:p>
                <draw:g>
                  <svg:desc>output.D639:output.D639</svg:desc>
                </draw:g>
              </table:table-cell>
              <table:table-cell office:value-type="string">
                <text:p>262144</text:p>
                <draw:g>
                  <svg:desc>output.E639:output.E639</svg:desc>
                </draw:g>
              </table:table-cell>
              <table:table-cell office:value-type="string">
                <text:p>524288</text:p>
                <draw:g>
                  <svg:desc>output.F639:output.F639</svg:desc>
                </draw:g>
              </table:table-cell>
              <table:table-cell office:value-type="string">
                <text:p>1048576</text:p>
                <draw:g>
                  <svg:desc>output.G639:output.G639</svg:desc>
                </draw:g>
              </table:table-cell>
              <table:table-cell office:value-type="string">
                <text:p>2097152</text:p>
                <draw:g>
                  <svg:desc>output.H639:output.H639</svg:desc>
                </draw:g>
              </table:table-cell>
              <table:table-cell office:value-type="string">
                <text:p>4194304</text:p>
                <draw:g>
                  <svg:desc>output.I639:output.I639</svg:desc>
                </draw:g>
              </table:table-cell>
              <table:table-cell office:value-type="string">
                <text:p>8388608</text:p>
                <draw:g>
                  <svg:desc>output.J639:output.J639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output.A640:output.A643</svg:desc>
                </draw:g>
              </table:table-cell>
              <table:table-cell office:value-type="float" office:value="77.190718">
                <text:p>77.190718</text:p>
                <draw:g>
                  <svg:desc>output.B640:output.B643</svg:desc>
                </draw:g>
              </table:table-cell>
              <table:table-cell office:value-type="float" office:value="98.683636">
                <text:p>98.683636</text:p>
                <draw:g>
                  <svg:desc>output.C640:output.C643</svg:desc>
                </draw:g>
              </table:table-cell>
              <table:table-cell office:value-type="float" office:value="168.295195">
                <text:p>168.295195</text:p>
                <draw:g>
                  <svg:desc>output.D640:output.D643</svg:desc>
                </draw:g>
              </table:table-cell>
              <table:table-cell office:value-type="float" office:value="317.833903">
                <text:p>317.833903</text:p>
                <draw:g>
                  <svg:desc>output.E640:output.E643</svg:desc>
                </draw:g>
              </table:table-cell>
              <table:table-cell office:value-type="float" office:value="535.476241">
                <text:p>535.476241</text:p>
                <draw:g>
                  <svg:desc>output.F640:output.F643</svg:desc>
                </draw:g>
              </table:table-cell>
              <table:table-cell office:value-type="float" office:value="942.908065">
                <text:p>942.908065</text:p>
                <draw:g>
                  <svg:desc>output.G640:output.G643</svg:desc>
                </draw:g>
              </table:table-cell>
              <table:table-cell office:value-type="float" office:value="1180.461264">
                <text:p>1180.461264</text:p>
                <draw:g>
                  <svg:desc>output.H640:output.H643</svg:desc>
                </draw:g>
              </table:table-cell>
              <table:table-cell office:value-type="float" office:value="1430.61687">
                <text:p>1430.61687</text:p>
                <draw:g>
                  <svg:desc>output.I640:output.I643</svg:desc>
                </draw:g>
              </table:table-cell>
              <table:table-cell office:value-type="float" office:value="1817.208331">
                <text:p>1817.208331</text:p>
                <draw:g>
                  <svg:desc>output.J640:output.J643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5.685843">
                <text:p>55.685843</text:p>
              </table:table-cell>
              <table:table-cell office:value-type="float" office:value="114.977052">
                <text:p>114.977052</text:p>
              </table:table-cell>
              <table:table-cell office:value-type="float" office:value="175.693609">
                <text:p>175.693609</text:p>
              </table:table-cell>
              <table:table-cell office:value-type="float" office:value="325.417939">
                <text:p>325.417939</text:p>
              </table:table-cell>
              <table:table-cell office:value-type="float" office:value="681.883566">
                <text:p>681.883566</text:p>
              </table:table-cell>
              <table:table-cell office:value-type="float" office:value="919.538133">
                <text:p>919.538133</text:p>
              </table:table-cell>
              <table:table-cell office:value-type="float" office:value="1245.264981">
                <text:p>1245.264981</text:p>
              </table:table-cell>
              <table:table-cell office:value-type="float" office:value="1386.282352">
                <text:p>1386.282352</text:p>
              </table:table-cell>
              <table:table-cell office:value-type="float" office:value="1516.973665">
                <text:p>1516.97366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7.127416">
                <text:p>57.127416</text:p>
              </table:table-cell>
              <table:table-cell office:value-type="float" office:value="107.754914">
                <text:p>107.754914</text:p>
              </table:table-cell>
              <table:table-cell office:value-type="float" office:value="199.369669">
                <text:p>199.369669</text:p>
              </table:table-cell>
              <table:table-cell office:value-type="float" office:value="311.319018">
                <text:p>311.319018</text:p>
              </table:table-cell>
              <table:table-cell office:value-type="float" office:value="604.607019">
                <text:p>604.607019</text:p>
              </table:table-cell>
              <table:table-cell office:value-type="float" office:value="896.093197">
                <text:p>896.093197</text:p>
              </table:table-cell>
              <table:table-cell office:value-type="float" office:value="1254.468083">
                <text:p>1254.468083</text:p>
              </table:table-cell>
              <table:table-cell office:value-type="float" office:value="1443.180024">
                <text:p>1443.180024</text:p>
              </table:table-cell>
              <table:table-cell office:value-type="float" office:value="1570.389851">
                <text:p>1570.38985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8.132892">
                <text:p>58.132892</text:p>
              </table:table-cell>
              <table:table-cell office:value-type="float" office:value="123.638134">
                <text:p>123.638134</text:p>
              </table:table-cell>
              <table:table-cell office:value-type="float" office:value="200.456361">
                <text:p>200.456361</text:p>
              </table:table-cell>
              <table:table-cell office:value-type="float" office:value="284.336769">
                <text:p>284.336769</text:p>
              </table:table-cell>
              <table:table-cell office:value-type="float" office:value="650.602469">
                <text:p>650.602469</text:p>
              </table:table-cell>
              <table:table-cell office:value-type="float" office:value="931.605479">
                <text:p>931.605479</text:p>
              </table:table-cell>
              <table:table-cell office:value-type="float" office:value="1256.568947">
                <text:p>1256.568947</text:p>
              </table:table-cell>
              <table:table-cell office:value-type="float" office:value="1439.925901">
                <text:p>1439.925901</text:p>
              </table:table-cell>
              <table:table-cell office:value-type="float" office:value="1650.663267">
                <text:p>1650.66326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9cm" svg:height="8.976cm" xlink:href=".." xlink:type="simple" chart:class="chart:line" chart:style-name="ch1">
        <chart:title svg:x="5.405cm" svg:y="0.315cm" chart:style-name="ch2">
          <text:p>Array Mult Reduce Run 5</text:p>
        </chart:title>
        <chart:subtitle svg:x="5.723cm" svg:y="1.273cm" chart:style-name="ch3">
          <text:p>Array Size Vs MegaMults</text:p>
        </chart:subtitle>
        <chart:legend chart:legend-position="end" svg:x="14.265cm" svg:y="4.189cm" style:legend-expansion="high" chart:style-name="ch4"/>
        <chart:plot-area chart:style-name="ch5" table:cell-range-address="output.A646:output.B655" chart:data-source-has-labels="both" svg:x="1.33cm" svg:y="2.135cm" svg:width="12.616cm" svg:height="5.681cm">
          <chartooo:coordinate-region svg:x="2.322cm" svg:y="2.334cm" svg:width="10.974cm" svg:height="4.835cm"/>
          <chart:axis chart:dimension="x" chart:name="primary-x" chart:style-name="ch6" chartooo:axis-type="auto">
            <chartooo:date-scale/>
            <chart:title svg:x="6.84cm" svg:y="7.995cm" chart:style-name="ch7">
              <text:p>Array Size</text:p>
            </chart:title>
            <chart:categories table:cell-range-address="output.A647:output.A655"/>
          </chart:axis>
          <chart:axis chart:dimension="y" chart:name="primary-y" chart:style-name="ch6">
            <chart:title svg:x="0.451cm" svg:y="6.699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647:output.B655" chart:label-cell-address="output.B646:output.B646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output.B646:output.B646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68</text:p>
                <draw:g>
                  <svg:desc>output.A647:output.A655</svg:desc>
                </draw:g>
              </table:table-cell>
              <table:table-cell office:value-type="float" office:value="56.691453">
                <text:p>56.691453</text:p>
                <draw:g>
                  <svg:desc>output.B647:output.B65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09.90312">
                <text:p>109.9031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88.55835">
                <text:p>188.5583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323.244679">
                <text:p>323.244679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690.700557">
                <text:p>690.700557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148.593199">
                <text:p>1148.593199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695.505417">
                <text:p>1695.50541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119.791372">
                <text:p>2119.791372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2567.63599">
                <text:p>2567.63599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8cm" svg:height="8.975cm" xlink:href=".." xlink:type="simple" chart:class="chart:line" chart:style-name="ch1">
        <chart:title svg:x="5.101cm" svg:y="0.315cm" chart:style-name="ch2">
          <text:p>Array Mult Average Of Runs</text:p>
        </chart:title>
        <chart:subtitle svg:x="5.723cm" svg:y="1.273cm" chart:style-name="ch3">
          <text:p>Array Size Vs MegaMults</text:p>
        </chart:subtitle>
        <chart:legend chart:legend-position="end" svg:x="14.078cm" svg:y="3.441cm" style:legend-expansion="high" chart:style-name="ch4"/>
        <chart:plot-area chart:style-name="ch5" table:cell-range-address="output.A658:output.E667" chart:data-source-has-labels="both" svg:x="1.33cm" svg:y="2.135cm" svg:width="12.429cm" svg:height="5.68cm">
          <chartooo:coordinate-region svg:x="2.322cm" svg:y="2.334cm" svg:width="10.787cm" svg:height="4.834cm"/>
          <chart:axis chart:dimension="x" chart:name="primary-x" chart:style-name="ch6" chartooo:axis-type="auto">
            <chartooo:date-scale/>
            <chart:title svg:x="6.746cm" svg:y="7.994cm" chart:style-name="ch7">
              <text:p>Array Size</text:p>
            </chart:title>
            <chart:categories table:cell-range-address="output.A659:output.A667"/>
          </chart:axis>
          <chart:axis chart:dimension="y" chart:name="primary-y" chart:style-name="ch6">
            <chart:title svg:x="0.451cm" svg:y="6.699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659:output.B667" chart:label-cell-address="output.B658:output.B658" chart:class="chart:line">
            <chart:data-point chart:repeated="9"/>
          </chart:series>
          <chart:series chart:style-name="ch11" chart:values-cell-range-address="output.C659:output.C667" chart:label-cell-address="output.C658:output.C658" chart:class="chart:line">
            <chart:data-point chart:repeated="9"/>
          </chart:series>
          <chart:series chart:style-name="ch12" chart:values-cell-range-address="output.D659:output.D667" chart:label-cell-address="output.D658:output.D658" chart:class="chart:line">
            <chart:data-point chart:repeated="9"/>
          </chart:series>
          <chart:series chart:style-name="ch13" chart:values-cell-range-address="output.E659:output.E667" chart:label-cell-address="output.E658:output.E658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output.B658:output.B658</svg:desc>
                </draw:g>
              </table:table-cell>
              <table:table-cell office:value-type="string">
                <text:p>64</text:p>
                <draw:g>
                  <svg:desc>output.C658:output.C658</svg:desc>
                </draw:g>
              </table:table-cell>
              <table:table-cell office:value-type="string">
                <text:p>128</text:p>
                <draw:g>
                  <svg:desc>output.D658:output.D658</svg:desc>
                </draw:g>
              </table:table-cell>
              <table:table-cell office:value-type="string">
                <text:p>256</text:p>
                <draw:g>
                  <svg:desc>output.E658:output.E658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68</text:p>
                <draw:g>
                  <svg:desc>output.A659:output.A667</svg:desc>
                </draw:g>
              </table:table-cell>
              <table:table-cell office:value-type="float" office:value="56.3548954">
                <text:p>56.3548954</text:p>
                <draw:g>
                  <svg:desc>output.B659:output.B667</svg:desc>
                </draw:g>
              </table:table-cell>
              <table:table-cell office:value-type="float" office:value="65.359367">
                <text:p>65.359367</text:p>
                <draw:g>
                  <svg:desc>output.C659:output.C667</svg:desc>
                </draw:g>
              </table:table-cell>
              <table:table-cell office:value-type="float" office:value="63.7949892">
                <text:p>63.7949892</text:p>
                <draw:g>
                  <svg:desc>output.D659:output.D667</svg:desc>
                </draw:g>
              </table:table-cell>
              <table:table-cell office:value-type="float" office:value="63.194793">
                <text:p>63.194793</text:p>
                <draw:g>
                  <svg:desc>output.E659:output.E667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17.5770326">
                <text:p>117.5770326</text:p>
              </table:table-cell>
              <table:table-cell office:value-type="float" office:value="120.8586198">
                <text:p>120.8586198</text:p>
              </table:table-cell>
              <table:table-cell office:value-type="float" office:value="117.4755578">
                <text:p>117.4755578</text:p>
              </table:table-cell>
              <table:table-cell office:value-type="float" office:value="127.133134">
                <text:p>127.133134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43.5650982">
                <text:p>243.5650982</text:p>
              </table:table-cell>
              <table:table-cell office:value-type="float" office:value="213.7313196">
                <text:p>213.7313196</text:p>
              </table:table-cell>
              <table:table-cell office:value-type="float" office:value="217.6356238">
                <text:p>217.6356238</text:p>
              </table:table-cell>
              <table:table-cell office:value-type="float" office:value="236.5069508">
                <text:p>236.5069508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28.1949192">
                <text:p>428.1949192</text:p>
              </table:table-cell>
              <table:table-cell office:value-type="float" office:value="425.2096264">
                <text:p>425.2096264</text:p>
              </table:table-cell>
              <table:table-cell office:value-type="float" office:value="385.683445">
                <text:p>385.683445</text:p>
              </table:table-cell>
              <table:table-cell office:value-type="float" office:value="421.5605456">
                <text:p>421.560545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846.1209196">
                <text:p>846.1209196</text:p>
              </table:table-cell>
              <table:table-cell office:value-type="float" office:value="757.1271582">
                <text:p>757.1271582</text:p>
              </table:table-cell>
              <table:table-cell office:value-type="float" office:value="779.387957">
                <text:p>779.387957</text:p>
              </table:table-cell>
              <table:table-cell office:value-type="float" office:value="758.4796634">
                <text:p>758.4796634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597.3506912">
                <text:p>1597.3506912</text:p>
              </table:table-cell>
              <table:table-cell office:value-type="float" office:value="1227.5080598">
                <text:p>1227.5080598</text:p>
              </table:table-cell>
              <table:table-cell office:value-type="float" office:value="1297.181298">
                <text:p>1297.181298</text:p>
              </table:table-cell>
              <table:table-cell office:value-type="float" office:value="1221.1993454">
                <text:p>1221.199345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082.4655538">
                <text:p>2082.4655538</text:p>
              </table:table-cell>
              <table:table-cell office:value-type="float" office:value="1774.6381944">
                <text:p>1774.6381944</text:p>
              </table:table-cell>
              <table:table-cell office:value-type="float" office:value="1899.3314598">
                <text:p>1899.3314598</text:p>
              </table:table-cell>
              <table:table-cell office:value-type="float" office:value="2398.8609234">
                <text:p>2398.8609234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303.8380146">
                <text:p>2303.8380146</text:p>
              </table:table-cell>
              <table:table-cell office:value-type="float" office:value="2466.038498">
                <text:p>2466.038498</text:p>
              </table:table-cell>
              <table:table-cell office:value-type="float" office:value="3313.8217588">
                <text:p>3313.8217588</text:p>
              </table:table-cell>
              <table:table-cell office:value-type="float" office:value="3863.6746778">
                <text:p>3863.6746778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5050.7854902">
                <text:p>5050.7854902</text:p>
              </table:table-cell>
              <table:table-cell office:value-type="float" office:value="4639.1074088">
                <text:p>4639.1074088</text:p>
              </table:table-cell>
              <table:table-cell office:value-type="float" office:value="5580.7829734">
                <text:p>5580.7829734</text:p>
              </table:table-cell>
              <table:table-cell office:value-type="float" office:value="4596.3699272">
                <text:p>4596.3699272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78cm" svg:height="8.976cm" xlink:href=".." xlink:type="simple" chart:class="chart:line" chart:style-name="ch1">
        <chart:title svg:x="5.101cm" svg:y="0.315cm" chart:style-name="ch2">
          <text:p>Array Mult Average Of Runs</text:p>
        </chart:title>
        <chart:subtitle svg:x="4.625cm" svg:y="1.273cm" chart:style-name="ch3">
          <text:p>Local Work Group Size Vs MegaMults</text:p>
        </chart:subtitle>
        <chart:legend chart:legend-position="end" svg:x="13.338cm" svg:y="2.197cm" style:legend-expansion="high" chart:style-name="ch4"/>
        <chart:plot-area chart:style-name="ch5" table:cell-range-address="output.A669:output.J673" chart:data-source-has-labels="both" svg:x="1.33cm" svg:y="2.135cm" svg:width="11.689cm" svg:height="5.681cm">
          <chartooo:coordinate-region svg:x="2.322cm" svg:y="2.334cm" svg:width="10.417cm" svg:height="4.835cm"/>
          <chart:axis chart:dimension="x" chart:name="primary-x" chart:style-name="ch6" chartooo:axis-type="auto">
            <chartooo:date-scale/>
            <chart:title svg:x="5.463cm" svg:y="7.995cm" chart:style-name="ch7">
              <text:p>Local Work Group Size</text:p>
            </chart:title>
            <chart:categories table:cell-range-address="output.A670:output.A673"/>
          </chart:axis>
          <chart:axis chart:dimension="y" chart:name="primary-y" chart:style-name="ch6">
            <chart:title svg:x="0.451cm" svg:y="6.699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670:output.B673" chart:label-cell-address="output.B669:output.B669" chart:class="chart:line">
            <chart:data-point chart:repeated="4"/>
          </chart:series>
          <chart:series chart:style-name="ch11" chart:values-cell-range-address="output.C670:output.C673" chart:label-cell-address="output.C669:output.C669" chart:class="chart:line">
            <chart:data-point chart:repeated="4"/>
          </chart:series>
          <chart:series chart:style-name="ch12" chart:values-cell-range-address="output.D670:output.D673" chart:label-cell-address="output.D669:output.D669" chart:class="chart:line">
            <chart:data-point chart:repeated="4"/>
          </chart:series>
          <chart:series chart:style-name="ch13" chart:values-cell-range-address="output.E670:output.E673" chart:label-cell-address="output.E669:output.E669" chart:class="chart:line">
            <chart:data-point chart:repeated="4"/>
          </chart:series>
          <chart:series chart:style-name="ch14" chart:values-cell-range-address="output.F670:output.F673" chart:label-cell-address="output.F669:output.F669" chart:class="chart:line">
            <chart:data-point chart:repeated="4"/>
          </chart:series>
          <chart:series chart:style-name="ch15" chart:values-cell-range-address="output.G670:output.G673" chart:label-cell-address="output.G669:output.G669" chart:class="chart:line">
            <chart:data-point chart:repeated="4"/>
          </chart:series>
          <chart:series chart:style-name="ch16" chart:values-cell-range-address="output.H670:output.H673" chart:label-cell-address="output.H669:output.H669" chart:class="chart:line">
            <chart:data-point chart:repeated="4"/>
          </chart:series>
          <chart:series chart:style-name="ch17" chart:values-cell-range-address="output.I670:output.I673" chart:label-cell-address="output.I669:output.I669" chart:class="chart:line">
            <chart:data-point chart:repeated="4"/>
          </chart:series>
          <chart:series chart:style-name="ch18" chart:values-cell-range-address="output.J670:output.J673" chart:label-cell-address="output.J669:output.J669" chart:class="chart:line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768</text:p>
                <draw:g>
                  <svg:desc>output.B669:output.B669</svg:desc>
                </draw:g>
              </table:table-cell>
              <table:table-cell office:value-type="string">
                <text:p>65536</text:p>
                <draw:g>
                  <svg:desc>output.C669:output.C669</svg:desc>
                </draw:g>
              </table:table-cell>
              <table:table-cell office:value-type="string">
                <text:p>131072</text:p>
                <draw:g>
                  <svg:desc>output.D669:output.D669</svg:desc>
                </draw:g>
              </table:table-cell>
              <table:table-cell office:value-type="string">
                <text:p>262144</text:p>
                <draw:g>
                  <svg:desc>output.E669:output.E669</svg:desc>
                </draw:g>
              </table:table-cell>
              <table:table-cell office:value-type="string">
                <text:p>524288</text:p>
                <draw:g>
                  <svg:desc>output.F669:output.F669</svg:desc>
                </draw:g>
              </table:table-cell>
              <table:table-cell office:value-type="string">
                <text:p>1048576</text:p>
                <draw:g>
                  <svg:desc>output.G669:output.G669</svg:desc>
                </draw:g>
              </table:table-cell>
              <table:table-cell office:value-type="string">
                <text:p>2097152</text:p>
                <draw:g>
                  <svg:desc>output.H669:output.H669</svg:desc>
                </draw:g>
              </table:table-cell>
              <table:table-cell office:value-type="string">
                <text:p>4194304</text:p>
                <draw:g>
                  <svg:desc>output.I669:output.I669</svg:desc>
                </draw:g>
              </table:table-cell>
              <table:table-cell office:value-type="string">
                <text:p>8388608</text:p>
                <draw:g>
                  <svg:desc>output.J669:output.J669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output.A670:output.A673</svg:desc>
                </draw:g>
              </table:table-cell>
              <table:table-cell office:value-type="float" office:value="56.3548954">
                <text:p>56.3548954</text:p>
                <draw:g>
                  <svg:desc>output.B670:output.B673</svg:desc>
                </draw:g>
              </table:table-cell>
              <table:table-cell office:value-type="float" office:value="117.5770326">
                <text:p>117.5770326</text:p>
                <draw:g>
                  <svg:desc>output.C670:output.C673</svg:desc>
                </draw:g>
              </table:table-cell>
              <table:table-cell office:value-type="float" office:value="243.5650982">
                <text:p>243.5650982</text:p>
                <draw:g>
                  <svg:desc>output.D670:output.D673</svg:desc>
                </draw:g>
              </table:table-cell>
              <table:table-cell office:value-type="float" office:value="428.1949192">
                <text:p>428.1949192</text:p>
                <draw:g>
                  <svg:desc>output.E670:output.E673</svg:desc>
                </draw:g>
              </table:table-cell>
              <table:table-cell office:value-type="float" office:value="846.1209196">
                <text:p>846.1209196</text:p>
                <draw:g>
                  <svg:desc>output.F670:output.F673</svg:desc>
                </draw:g>
              </table:table-cell>
              <table:table-cell office:value-type="float" office:value="1597.3506912">
                <text:p>1597.3506912</text:p>
                <draw:g>
                  <svg:desc>output.G670:output.G673</svg:desc>
                </draw:g>
              </table:table-cell>
              <table:table-cell office:value-type="float" office:value="2082.4655538">
                <text:p>2082.4655538</text:p>
                <draw:g>
                  <svg:desc>output.H670:output.H673</svg:desc>
                </draw:g>
              </table:table-cell>
              <table:table-cell office:value-type="float" office:value="2303.8380146">
                <text:p>2303.8380146</text:p>
                <draw:g>
                  <svg:desc>output.I670:output.I673</svg:desc>
                </draw:g>
              </table:table-cell>
              <table:table-cell office:value-type="float" office:value="5050.7854902">
                <text:p>5050.7854902</text:p>
                <draw:g>
                  <svg:desc>output.J670:output.J673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5.359367">
                <text:p>65.359367</text:p>
              </table:table-cell>
              <table:table-cell office:value-type="float" office:value="120.8586198">
                <text:p>120.8586198</text:p>
              </table:table-cell>
              <table:table-cell office:value-type="float" office:value="213.7313196">
                <text:p>213.7313196</text:p>
              </table:table-cell>
              <table:table-cell office:value-type="float" office:value="425.2096264">
                <text:p>425.2096264</text:p>
              </table:table-cell>
              <table:table-cell office:value-type="float" office:value="757.1271582">
                <text:p>757.1271582</text:p>
              </table:table-cell>
              <table:table-cell office:value-type="float" office:value="1227.5080598">
                <text:p>1227.5080598</text:p>
              </table:table-cell>
              <table:table-cell office:value-type="float" office:value="1774.6381944">
                <text:p>1774.6381944</text:p>
              </table:table-cell>
              <table:table-cell office:value-type="float" office:value="2466.038498">
                <text:p>2466.038498</text:p>
              </table:table-cell>
              <table:table-cell office:value-type="float" office:value="4639.1074088">
                <text:p>4639.107408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3.7949892">
                <text:p>63.7949892</text:p>
              </table:table-cell>
              <table:table-cell office:value-type="float" office:value="117.4755578">
                <text:p>117.4755578</text:p>
              </table:table-cell>
              <table:table-cell office:value-type="float" office:value="217.6356238">
                <text:p>217.6356238</text:p>
              </table:table-cell>
              <table:table-cell office:value-type="float" office:value="385.683445">
                <text:p>385.683445</text:p>
              </table:table-cell>
              <table:table-cell office:value-type="float" office:value="779.387957">
                <text:p>779.387957</text:p>
              </table:table-cell>
              <table:table-cell office:value-type="float" office:value="1297.181298">
                <text:p>1297.181298</text:p>
              </table:table-cell>
              <table:table-cell office:value-type="float" office:value="1899.3314598">
                <text:p>1899.3314598</text:p>
              </table:table-cell>
              <table:table-cell office:value-type="float" office:value="3313.8217588">
                <text:p>3313.8217588</text:p>
              </table:table-cell>
              <table:table-cell office:value-type="float" office:value="5580.7829734">
                <text:p>5580.782973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3.194793">
                <text:p>63.194793</text:p>
              </table:table-cell>
              <table:table-cell office:value-type="float" office:value="127.133134">
                <text:p>127.133134</text:p>
              </table:table-cell>
              <table:table-cell office:value-type="float" office:value="236.5069508">
                <text:p>236.5069508</text:p>
              </table:table-cell>
              <table:table-cell office:value-type="float" office:value="421.5605456">
                <text:p>421.5605456</text:p>
              </table:table-cell>
              <table:table-cell office:value-type="float" office:value="758.4796634">
                <text:p>758.4796634</text:p>
              </table:table-cell>
              <table:table-cell office:value-type="float" office:value="1221.1993454">
                <text:p>1221.1993454</text:p>
              </table:table-cell>
              <table:table-cell office:value-type="float" office:value="2398.8609234">
                <text:p>2398.8609234</text:p>
              </table:table-cell>
              <table:table-cell office:value-type="float" office:value="3863.6746778">
                <text:p>3863.6746778</text:p>
              </table:table-cell>
              <table:table-cell office:value-type="float" office:value="4596.3699272">
                <text:p>4596.3699272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9cm" svg:height="8.976cm" xlink:href=".." xlink:type="simple" chart:class="chart:line" chart:style-name="ch1">
        <chart:title svg:x="4.704cm" svg:y="0.315cm" chart:style-name="ch2">
          <text:p>Array Mult Add Average of Runs</text:p>
        </chart:title>
        <chart:subtitle svg:x="5.723cm" svg:y="1.273cm" chart:style-name="ch3">
          <text:p>Array Size Vs MegaMults</text:p>
        </chart:subtitle>
        <chart:legend chart:legend-position="end" svg:x="14.079cm" svg:y="3.442cm" style:legend-expansion="high" chart:style-name="ch4"/>
        <chart:plot-area chart:style-name="ch5" table:cell-range-address="output.A676:output.E685" chart:data-source-has-labels="both" svg:x="1.33cm" svg:y="2.135cm" svg:width="12.43cm" svg:height="5.681cm">
          <chartooo:coordinate-region svg:x="2.137cm" svg:y="2.334cm" svg:width="10.788cm" svg:height="4.835cm"/>
          <chart:axis chart:dimension="x" chart:name="primary-x" chart:style-name="ch6" chartooo:axis-type="auto">
            <chartooo:date-scale/>
            <chart:title svg:x="6.747cm" svg:y="7.995cm" chart:style-name="ch7">
              <text:p>Array Size</text:p>
            </chart:title>
            <chart:categories table:cell-range-address="output.A677:output.A685"/>
          </chart:axis>
          <chart:axis chart:dimension="y" chart:name="primary-y" chart:style-name="ch6">
            <chart:title svg:x="0.451cm" svg:y="6.699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677:output.B685" chart:label-cell-address="output.B676:output.B676" chart:class="chart:line">
            <chart:data-point chart:repeated="9"/>
          </chart:series>
          <chart:series chart:style-name="ch11" chart:values-cell-range-address="output.C677:output.C685" chart:label-cell-address="output.C676:output.C676" chart:class="chart:line">
            <chart:data-point chart:repeated="9"/>
          </chart:series>
          <chart:series chart:style-name="ch12" chart:values-cell-range-address="output.D677:output.D685" chart:label-cell-address="output.D676:output.D676" chart:class="chart:line">
            <chart:data-point chart:repeated="9"/>
          </chart:series>
          <chart:series chart:style-name="ch13" chart:values-cell-range-address="output.E677:output.E685" chart:label-cell-address="output.E676:output.E676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output.B676:output.B676</svg:desc>
                </draw:g>
              </table:table-cell>
              <table:table-cell office:value-type="string">
                <text:p>64</text:p>
                <draw:g>
                  <svg:desc>output.C676:output.C676</svg:desc>
                </draw:g>
              </table:table-cell>
              <table:table-cell office:value-type="string">
                <text:p>128</text:p>
                <draw:g>
                  <svg:desc>output.D676:output.D676</svg:desc>
                </draw:g>
              </table:table-cell>
              <table:table-cell office:value-type="string">
                <text:p>256</text:p>
                <draw:g>
                  <svg:desc>output.E676:output.E676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68</text:p>
                <draw:g>
                  <svg:desc>output.A677:output.A685</svg:desc>
                </draw:g>
              </table:table-cell>
              <table:table-cell office:value-type="float" office:value="62.6344826">
                <text:p>62.6344826</text:p>
                <draw:g>
                  <svg:desc>output.B677:output.B685</svg:desc>
                </draw:g>
              </table:table-cell>
              <table:table-cell office:value-type="float" office:value="61.7042258">
                <text:p>61.7042258</text:p>
                <draw:g>
                  <svg:desc>output.C677:output.C685</svg:desc>
                </draw:g>
              </table:table-cell>
              <table:table-cell office:value-type="float" office:value="59.3945356">
                <text:p>59.3945356</text:p>
                <draw:g>
                  <svg:desc>output.D677:output.D685</svg:desc>
                </draw:g>
              </table:table-cell>
              <table:table-cell office:value-type="float" office:value="60.2959482">
                <text:p>60.2959482</text:p>
                <draw:g>
                  <svg:desc>output.E677:output.E68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17.1166126">
                <text:p>117.1166126</text:p>
              </table:table-cell>
              <table:table-cell office:value-type="float" office:value="120.536876">
                <text:p>120.536876</text:p>
              </table:table-cell>
              <table:table-cell office:value-type="float" office:value="118.1263162">
                <text:p>118.1263162</text:p>
              </table:table-cell>
              <table:table-cell office:value-type="float" office:value="112.3381976">
                <text:p>112.338197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91.7711806">
                <text:p>191.7711806</text:p>
              </table:table-cell>
              <table:table-cell office:value-type="float" office:value="182.4230392">
                <text:p>182.4230392</text:p>
              </table:table-cell>
              <table:table-cell office:value-type="float" office:value="186.5158168">
                <text:p>186.5158168</text:p>
              </table:table-cell>
              <table:table-cell office:value-type="float" office:value="188.8776266">
                <text:p>188.8776266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332.705078">
                <text:p>332.705078</text:p>
              </table:table-cell>
              <table:table-cell office:value-type="float" office:value="326.7399844">
                <text:p>326.7399844</text:p>
              </table:table-cell>
              <table:table-cell office:value-type="float" office:value="327.464442">
                <text:p>327.464442</text:p>
              </table:table-cell>
              <table:table-cell office:value-type="float" office:value="305.2566708">
                <text:p>305.2566708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620.7260396">
                <text:p>620.7260396</text:p>
              </table:table-cell>
              <table:table-cell office:value-type="float" office:value="639.8664346">
                <text:p>639.8664346</text:p>
              </table:table-cell>
              <table:table-cell office:value-type="float" office:value="626.001024">
                <text:p>626.001024</text:p>
              </table:table-cell>
              <table:table-cell office:value-type="float" office:value="661.2100282">
                <text:p>661.2100282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947.943735">
                <text:p>947.943735</text:p>
              </table:table-cell>
              <table:table-cell office:value-type="float" office:value="913.769747">
                <text:p>913.769747</text:p>
              </table:table-cell>
              <table:table-cell office:value-type="float" office:value="954.4015396">
                <text:p>954.4015396</text:p>
              </table:table-cell>
              <table:table-cell office:value-type="float" office:value="968.0389528">
                <text:p>968.038952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241.367817">
                <text:p>1241.367817</text:p>
              </table:table-cell>
              <table:table-cell office:value-type="float" office:value="1294.558475">
                <text:p>1294.558475</text:p>
              </table:table-cell>
              <table:table-cell office:value-type="float" office:value="1223.3433508">
                <text:p>1223.3433508</text:p>
              </table:table-cell>
              <table:table-cell office:value-type="float" office:value="1247.6725488">
                <text:p>1247.672548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436.0077942">
                <text:p>1436.0077942</text:p>
              </table:table-cell>
              <table:table-cell office:value-type="float" office:value="1478.6677452">
                <text:p>1478.6677452</text:p>
              </table:table-cell>
              <table:table-cell office:value-type="float" office:value="1441.896654">
                <text:p>1441.896654</text:p>
              </table:table-cell>
              <table:table-cell office:value-type="float" office:value="1422.1619578">
                <text:p>1422.1619578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641.8445848">
                <text:p>1641.8445848</text:p>
              </table:table-cell>
              <table:table-cell office:value-type="float" office:value="1609.9100444">
                <text:p>1609.9100444</text:p>
              </table:table-cell>
              <table:table-cell office:value-type="float" office:value="1647.4921044">
                <text:p>1647.4921044</text:p>
              </table:table-cell>
              <table:table-cell office:value-type="float" office:value="1763.5640782">
                <text:p>1763.564078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15cm" svg:y="0.316cm" chart:style-name="ch2">
          <text:p>Array Mult Add Average of Runs</text:p>
        </chart:title>
        <chart:subtitle svg:x="4.636cm" svg:y="1.275cm" chart:style-name="ch3">
          <text:p>Local Work Group Size Vs MegaMults</text:p>
        </chart:subtitle>
        <chart:legend chart:legend-position="end" svg:x="13.36cm" svg:y="2.209cm" style:legend-expansion="high" chart:style-name="ch4"/>
        <chart:plot-area chart:style-name="ch5" table:cell-range-address="output.A687:output.J691" chart:data-source-has-labels="both" svg:x="1.331cm" svg:y="2.138cm" svg:width="11.709cm" svg:height="5.701cm">
          <chartooo:coordinate-region svg:x="2.138cm" svg:y="2.338cm" svg:width="10.437cm" svg:height="4.854cm"/>
          <chart:axis chart:dimension="x" chart:name="primary-x" chart:style-name="ch6" chartooo:axis-type="auto">
            <chartooo:date-scale/>
            <chart:title svg:x="5.474cm" svg:y="8.019cm" chart:style-name="ch7">
              <text:p>Local Work Group Size</text:p>
            </chart:title>
            <chart:categories table:cell-range-address="output.A688:output.A691"/>
          </chart:axis>
          <chart:axis chart:dimension="y" chart:name="primary-y" chart:style-name="ch6">
            <chart:title svg:x="0.451cm" svg:y="6.712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688:output.B691" chart:label-cell-address="output.B687:output.B687" chart:class="chart:line">
            <chart:data-point chart:repeated="4"/>
          </chart:series>
          <chart:series chart:style-name="ch11" chart:values-cell-range-address="output.C688:output.C691" chart:label-cell-address="output.C687:output.C687" chart:class="chart:line">
            <chart:data-point chart:repeated="4"/>
          </chart:series>
          <chart:series chart:style-name="ch12" chart:values-cell-range-address="output.D688:output.D691" chart:label-cell-address="output.D687:output.D687" chart:class="chart:line">
            <chart:data-point chart:repeated="4"/>
          </chart:series>
          <chart:series chart:style-name="ch13" chart:values-cell-range-address="output.E688:output.E691" chart:label-cell-address="output.E687:output.E687" chart:class="chart:line">
            <chart:data-point chart:repeated="4"/>
          </chart:series>
          <chart:series chart:style-name="ch14" chart:values-cell-range-address="output.F688:output.F691" chart:label-cell-address="output.F687:output.F687" chart:class="chart:line">
            <chart:data-point chart:repeated="4"/>
          </chart:series>
          <chart:series chart:style-name="ch15" chart:values-cell-range-address="output.G688:output.G691" chart:label-cell-address="output.G687:output.G687" chart:class="chart:line">
            <chart:data-point chart:repeated="4"/>
          </chart:series>
          <chart:series chart:style-name="ch16" chart:values-cell-range-address="output.H688:output.H691" chart:label-cell-address="output.H687:output.H687" chart:class="chart:line">
            <chart:data-point chart:repeated="4"/>
          </chart:series>
          <chart:series chart:style-name="ch17" chart:values-cell-range-address="output.I688:output.I691" chart:label-cell-address="output.I687:output.I687" chart:class="chart:line">
            <chart:data-point chart:repeated="4"/>
          </chart:series>
          <chart:series chart:style-name="ch18" chart:values-cell-range-address="output.J688:output.J691" chart:label-cell-address="output.J687:output.J687" chart:class="chart:line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768</text:p>
                <draw:g>
                  <svg:desc>output.B687:output.B687</svg:desc>
                </draw:g>
              </table:table-cell>
              <table:table-cell office:value-type="string">
                <text:p>65536</text:p>
                <draw:g>
                  <svg:desc>output.C687:output.C687</svg:desc>
                </draw:g>
              </table:table-cell>
              <table:table-cell office:value-type="string">
                <text:p>131072</text:p>
                <draw:g>
                  <svg:desc>output.D687:output.D687</svg:desc>
                </draw:g>
              </table:table-cell>
              <table:table-cell office:value-type="string">
                <text:p>262144</text:p>
                <draw:g>
                  <svg:desc>output.E687:output.E687</svg:desc>
                </draw:g>
              </table:table-cell>
              <table:table-cell office:value-type="string">
                <text:p>524288</text:p>
                <draw:g>
                  <svg:desc>output.F687:output.F687</svg:desc>
                </draw:g>
              </table:table-cell>
              <table:table-cell office:value-type="string">
                <text:p>1048576</text:p>
                <draw:g>
                  <svg:desc>output.G687:output.G687</svg:desc>
                </draw:g>
              </table:table-cell>
              <table:table-cell office:value-type="string">
                <text:p>2097152</text:p>
                <draw:g>
                  <svg:desc>output.H687:output.H687</svg:desc>
                </draw:g>
              </table:table-cell>
              <table:table-cell office:value-type="string">
                <text:p>4194304</text:p>
                <draw:g>
                  <svg:desc>output.I687:output.I687</svg:desc>
                </draw:g>
              </table:table-cell>
              <table:table-cell office:value-type="string">
                <text:p>8388608</text:p>
                <draw:g>
                  <svg:desc>output.J687:output.J687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output.A688:output.A691</svg:desc>
                </draw:g>
              </table:table-cell>
              <table:table-cell office:value-type="float" office:value="62.6344826">
                <text:p>62.6344826</text:p>
                <draw:g>
                  <svg:desc>output.B688:output.B691</svg:desc>
                </draw:g>
              </table:table-cell>
              <table:table-cell office:value-type="float" office:value="117.1166126">
                <text:p>117.1166126</text:p>
                <draw:g>
                  <svg:desc>output.C688:output.C691</svg:desc>
                </draw:g>
              </table:table-cell>
              <table:table-cell office:value-type="float" office:value="191.7711806">
                <text:p>191.7711806</text:p>
                <draw:g>
                  <svg:desc>output.D688:output.D691</svg:desc>
                </draw:g>
              </table:table-cell>
              <table:table-cell office:value-type="float" office:value="332.705078">
                <text:p>332.705078</text:p>
                <draw:g>
                  <svg:desc>output.E688:output.E691</svg:desc>
                </draw:g>
              </table:table-cell>
              <table:table-cell office:value-type="float" office:value="620.7260396">
                <text:p>620.7260396</text:p>
                <draw:g>
                  <svg:desc>output.F688:output.F691</svg:desc>
                </draw:g>
              </table:table-cell>
              <table:table-cell office:value-type="float" office:value="947.943735">
                <text:p>947.943735</text:p>
                <draw:g>
                  <svg:desc>output.G688:output.G691</svg:desc>
                </draw:g>
              </table:table-cell>
              <table:table-cell office:value-type="float" office:value="1241.367817">
                <text:p>1241.367817</text:p>
                <draw:g>
                  <svg:desc>output.H688:output.H691</svg:desc>
                </draw:g>
              </table:table-cell>
              <table:table-cell office:value-type="float" office:value="1436.0077942">
                <text:p>1436.0077942</text:p>
                <draw:g>
                  <svg:desc>output.I688:output.I691</svg:desc>
                </draw:g>
              </table:table-cell>
              <table:table-cell office:value-type="float" office:value="1641.8445848">
                <text:p>1641.8445848</text:p>
                <draw:g>
                  <svg:desc>output.J688:output.J691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1.7042258">
                <text:p>61.7042258</text:p>
              </table:table-cell>
              <table:table-cell office:value-type="float" office:value="120.536876">
                <text:p>120.536876</text:p>
              </table:table-cell>
              <table:table-cell office:value-type="float" office:value="182.4230392">
                <text:p>182.4230392</text:p>
              </table:table-cell>
              <table:table-cell office:value-type="float" office:value="326.7399844">
                <text:p>326.7399844</text:p>
              </table:table-cell>
              <table:table-cell office:value-type="float" office:value="639.8664346">
                <text:p>639.8664346</text:p>
              </table:table-cell>
              <table:table-cell office:value-type="float" office:value="913.769747">
                <text:p>913.769747</text:p>
              </table:table-cell>
              <table:table-cell office:value-type="float" office:value="1294.558475">
                <text:p>1294.558475</text:p>
              </table:table-cell>
              <table:table-cell office:value-type="float" office:value="1478.6677452">
                <text:p>1478.6677452</text:p>
              </table:table-cell>
              <table:table-cell office:value-type="float" office:value="1609.9100444">
                <text:p>1609.910044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9.3945356">
                <text:p>59.3945356</text:p>
              </table:table-cell>
              <table:table-cell office:value-type="float" office:value="118.1263162">
                <text:p>118.1263162</text:p>
              </table:table-cell>
              <table:table-cell office:value-type="float" office:value="186.5158168">
                <text:p>186.5158168</text:p>
              </table:table-cell>
              <table:table-cell office:value-type="float" office:value="327.464442">
                <text:p>327.464442</text:p>
              </table:table-cell>
              <table:table-cell office:value-type="float" office:value="626.001024">
                <text:p>626.001024</text:p>
              </table:table-cell>
              <table:table-cell office:value-type="float" office:value="954.4015396">
                <text:p>954.4015396</text:p>
              </table:table-cell>
              <table:table-cell office:value-type="float" office:value="1223.3433508">
                <text:p>1223.3433508</text:p>
              </table:table-cell>
              <table:table-cell office:value-type="float" office:value="1441.896654">
                <text:p>1441.896654</text:p>
              </table:table-cell>
              <table:table-cell office:value-type="float" office:value="1647.4921044">
                <text:p>1647.492104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0.2959482">
                <text:p>60.2959482</text:p>
              </table:table-cell>
              <table:table-cell office:value-type="float" office:value="112.3381976">
                <text:p>112.3381976</text:p>
              </table:table-cell>
              <table:table-cell office:value-type="float" office:value="188.8776266">
                <text:p>188.8776266</text:p>
              </table:table-cell>
              <table:table-cell office:value-type="float" office:value="305.2566708">
                <text:p>305.2566708</text:p>
              </table:table-cell>
              <table:table-cell office:value-type="float" office:value="661.2100282">
                <text:p>661.2100282</text:p>
              </table:table-cell>
              <table:table-cell office:value-type="float" office:value="968.0389528">
                <text:p>968.0389528</text:p>
              </table:table-cell>
              <table:table-cell office:value-type="float" office:value="1247.6725488">
                <text:p>1247.6725488</text:p>
              </table:table-cell>
              <table:table-cell office:value-type="float" office:value="1422.1619578">
                <text:p>1422.1619578</text:p>
              </table:table-cell>
              <table:table-cell office:value-type="float" office:value="1763.5640782">
                <text:p>1763.564078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9cm" svg:height="9.258cm" xlink:href=".." xlink:type="simple" chart:class="chart:line" chart:style-name="ch1">
        <chart:title svg:x="6.58cm" svg:y="0.321cm" chart:style-name="ch2">
          <text:p>Array Mult Add</text:p>
        </chart:title>
        <chart:subtitle svg:x="5.879cm" svg:y="1.285cm" chart:style-name="ch3">
          <text:p>Array Size Vs MegaMults</text:p>
        </chart:subtitle>
        <chart:legend chart:legend-position="end" svg:x="14.39cm" svg:y="3.583cm" style:legend-expansion="high" chart:style-name="ch4"/>
        <chart:plot-area chart:style-name="ch5" table:cell-range-address="output.A104:output.E113" chart:data-source-has-labels="both" svg:x="1.336cm" svg:y="2.153cm" svg:width="12.729cm" svg:height="5.939cm">
          <chartooo:coordinate-region svg:x="2.143cm" svg:y="2.352cm" svg:width="11.087cm" svg:height="5.093cm"/>
          <chart:axis chart:dimension="x" chart:name="primary-x" chart:style-name="ch6" chartooo:axis-type="auto">
            <chartooo:date-scale/>
            <chart:title svg:x="6.902cm" svg:y="8.277cm" chart:style-name="ch7">
              <text:p>Array Size</text:p>
            </chart:title>
            <chart:categories table:cell-range-address="output.A105:output.A113"/>
          </chart:axis>
          <chart:axis chart:dimension="y" chart:name="primary-y" chart:style-name="ch6">
            <chart:title svg:x="0.451cm" svg:y="6.846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105:output.B113" chart:label-cell-address="output.B104:output.B104" chart:class="chart:line">
            <chart:data-point chart:repeated="9"/>
          </chart:series>
          <chart:series chart:style-name="ch11" chart:values-cell-range-address="output.C105:output.C113" chart:label-cell-address="output.C104:output.C104" chart:class="chart:line">
            <chart:data-point chart:repeated="9"/>
          </chart:series>
          <chart:series chart:style-name="ch12" chart:values-cell-range-address="output.D105:output.D113" chart:label-cell-address="output.D104:output.D104" chart:class="chart:line">
            <chart:data-point chart:repeated="9"/>
          </chart:series>
          <chart:series chart:style-name="ch13" chart:values-cell-range-address="output.E105:output.E113" chart:label-cell-address="output.E104:output.E104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output.B104:output.B104</svg:desc>
                </draw:g>
              </table:table-cell>
              <table:table-cell office:value-type="string">
                <text:p>64</text:p>
                <draw:g>
                  <svg:desc>output.C104:output.C104</svg:desc>
                </draw:g>
              </table:table-cell>
              <table:table-cell office:value-type="string">
                <text:p>128</text:p>
                <draw:g>
                  <svg:desc>output.D104:output.D104</svg:desc>
                </draw:g>
              </table:table-cell>
              <table:table-cell office:value-type="string">
                <text:p>256</text:p>
                <draw:g>
                  <svg:desc>output.E104:output.E104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68</text:p>
                <draw:g>
                  <svg:desc>output.A105:output.A113</svg:desc>
                </draw:g>
              </table:table-cell>
              <table:table-cell office:value-type="float" office:value="65.377786">
                <text:p>65.377786</text:p>
                <draw:g>
                  <svg:desc>output.B105:output.B113</svg:desc>
                </draw:g>
              </table:table-cell>
              <table:table-cell office:value-type="float" office:value="68.024189">
                <text:p>68.024189</text:p>
                <draw:g>
                  <svg:desc>output.C105:output.C113</svg:desc>
                </draw:g>
              </table:table-cell>
              <table:table-cell office:value-type="float" office:value="58.255879">
                <text:p>58.255879</text:p>
                <draw:g>
                  <svg:desc>output.D105:output.D113</svg:desc>
                </draw:g>
              </table:table-cell>
              <table:table-cell office:value-type="float" office:value="68.15648">
                <text:p>68.15648</text:p>
                <draw:g>
                  <svg:desc>output.E105:output.E113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11.271843">
                <text:p>111.271843</text:p>
              </table:table-cell>
              <table:table-cell office:value-type="float" office:value="119.262399">
                <text:p>119.262399</text:p>
              </table:table-cell>
              <table:table-cell office:value-type="float" office:value="122.80133">
                <text:p>122.80133</text:p>
              </table:table-cell>
              <table:table-cell office:value-type="float" office:value="106.701748">
                <text:p>106.70174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72.855266">
                <text:p>172.855266</text:p>
              </table:table-cell>
              <table:table-cell office:value-type="float" office:value="137.908395">
                <text:p>137.908395</text:p>
              </table:table-cell>
              <table:table-cell office:value-type="float" office:value="183.2219">
                <text:p>183.2219</text:p>
              </table:table-cell>
              <table:table-cell office:value-type="float" office:value="192.736785">
                <text:p>192.73678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324.918195">
                <text:p>324.918195</text:p>
              </table:table-cell>
              <table:table-cell office:value-type="float" office:value="338.784947">
                <text:p>338.784947</text:p>
              </table:table-cell>
              <table:table-cell office:value-type="float" office:value="299.383061">
                <text:p>299.383061</text:p>
              </table:table-cell>
              <table:table-cell office:value-type="float" office:value="292.663866">
                <text:p>292.66386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94.827391">
                <text:p>594.827391</text:p>
              </table:table-cell>
              <table:table-cell office:value-type="float" office:value="589.556636">
                <text:p>589.556636</text:p>
              </table:table-cell>
              <table:table-cell office:value-type="float" office:value="643.04883">
                <text:p>643.04883</text:p>
              </table:table-cell>
              <table:table-cell office:value-type="float" office:value="655.035757">
                <text:p>655.035757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002.210725">
                <text:p>1002.210725</text:p>
              </table:table-cell>
              <table:table-cell office:value-type="float" office:value="959.716783">
                <text:p>959.716783</text:p>
              </table:table-cell>
              <table:table-cell office:value-type="float" office:value="963.801911">
                <text:p>963.801911</text:p>
              </table:table-cell>
              <table:table-cell office:value-type="float" office:value="951.791207">
                <text:p>951.79120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291.399851">
                <text:p>1291.399851</text:p>
              </table:table-cell>
              <table:table-cell office:value-type="float" office:value="1267.95198">
                <text:p>1267.95198</text:p>
              </table:table-cell>
              <table:table-cell office:value-type="float" office:value="1233.208963">
                <text:p>1233.208963</text:p>
              </table:table-cell>
              <table:table-cell office:value-type="float" office:value="1278.564113">
                <text:p>1278.564113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433.298363">
                <text:p>1433.298363</text:p>
              </table:table-cell>
              <table:table-cell office:value-type="float" office:value="1488.175645">
                <text:p>1488.175645</text:p>
              </table:table-cell>
              <table:table-cell office:value-type="float" office:value="1494.759988">
                <text:p>1494.759988</text:p>
              </table:table-cell>
              <table:table-cell office:value-type="float" office:value="1390.787645">
                <text:p>1390.787645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619.468664">
                <text:p>1619.468664</text:p>
              </table:table-cell>
              <table:table-cell office:value-type="float" office:value="1619.163578">
                <text:p>1619.163578</text:p>
              </table:table-cell>
              <table:table-cell office:value-type="float" office:value="1644.179677">
                <text:p>1644.179677</text:p>
              </table:table-cell>
              <table:table-cell office:value-type="float" office:value="1651.506901">
                <text:p>1651.5069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45cm" svg:y="0.316cm" chart:style-name="ch2">
          <text:p>Array Mult Reduce Average of Runs</text:p>
        </chart:title>
        <chart:subtitle svg:x="5.734cm" svg:y="1.275cm" chart:style-name="ch3">
          <text:p>Array Size Vs MegaMults</text:p>
        </chart:subtitle>
        <chart:legend chart:legend-position="end" svg:x="14.286cm" svg:y="4.201cm" style:legend-expansion="high" chart:style-name="ch4"/>
        <chart:plot-area chart:style-name="ch5" table:cell-range-address="output.A694:output.B703" chart:data-source-has-labels="both" svg:x="1.331cm" svg:y="2.138cm" svg:width="12.635cm" svg:height="5.701cm">
          <chartooo:coordinate-region svg:x="2.323cm" svg:y="2.337cm" svg:width="10.994cm" svg:height="4.855cm"/>
          <chart:axis chart:dimension="x" chart:name="primary-x" chart:style-name="ch6" chartooo:axis-type="auto">
            <chartooo:date-scale/>
            <chart:title svg:x="6.85cm" svg:y="8.019cm" chart:style-name="ch7">
              <text:p>Array Size</text:p>
            </chart:title>
            <chart:categories table:cell-range-address="output.A695:output.A703"/>
          </chart:axis>
          <chart:axis chart:dimension="y" chart:name="primary-y" chart:style-name="ch6">
            <chart:title svg:x="0.451cm" svg:y="6.712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695:output.B703" chart:label-cell-address="output.B694:output.B694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output.B694:output.B694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68</text:p>
                <draw:g>
                  <svg:desc>output.A695:output.A703</svg:desc>
                </draw:g>
              </table:table-cell>
              <table:table-cell office:value-type="float" office:value="61.6385228">
                <text:p>61.6385228</text:p>
                <draw:g>
                  <svg:desc>output.B695:output.B703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33.0092406">
                <text:p>133.009240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77.9152922">
                <text:p>177.9152922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347.3508666">
                <text:p>347.350866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715.6850324">
                <text:p>715.6850324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200.0293838">
                <text:p>1200.029383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723.3871174">
                <text:p>1723.3871174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184.5868598">
                <text:p>2184.5868598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2563.8998656">
                <text:p>2563.899865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18cm" svg:height="9.112cm" xlink:href=".." xlink:type="simple" chart:class="chart:line" chart:style-name="ch1">
        <chart:title svg:x="6.525cm" svg:y="0.318cm" chart:style-name="ch2">
          <text:p>Array Mult Add</text:p>
        </chart:title>
        <chart:subtitle svg:x="4.726cm" svg:y="1.279cm" chart:style-name="ch3">
          <text:p>Local Work Group Size Vs MegaMults</text:p>
        </chart:subtitle>
        <chart:legend chart:legend-position="end" svg:x="13.54cm" svg:y="2.265cm" style:legend-expansion="high" chart:style-name="ch4"/>
        <chart:plot-area chart:style-name="ch5" table:cell-range-address="output.A115:output.J119" chart:data-source-has-labels="both" svg:x="1.334cm" svg:y="2.144cm" svg:width="11.883cm" svg:height="5.805cm">
          <chartooo:coordinate-region svg:x="2.141cm" svg:y="2.343cm" svg:width="10.611cm" svg:height="4.959cm"/>
          <chart:axis chart:dimension="x" chart:name="primary-x" chart:style-name="ch6" chartooo:axis-type="auto">
            <chartooo:date-scale/>
            <chart:title svg:x="5.564cm" svg:y="8.131cm" chart:style-name="ch7">
              <text:p>Local Work Group Size</text:p>
            </chart:title>
            <chart:categories table:cell-range-address="output.A116:output.A119"/>
          </chart:axis>
          <chart:axis chart:dimension="y" chart:name="primary-y" chart:style-name="ch6">
            <chart:title svg:x="0.451cm" svg:y="6.77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116:output.B119" chart:label-cell-address="output.B115:output.B115" chart:class="chart:line">
            <chart:data-point chart:repeated="4"/>
          </chart:series>
          <chart:series chart:style-name="ch11" chart:values-cell-range-address="output.C116:output.C119" chart:label-cell-address="output.C115:output.C115" chart:class="chart:line">
            <chart:data-point chart:repeated="4"/>
          </chart:series>
          <chart:series chart:style-name="ch12" chart:values-cell-range-address="output.D116:output.D119" chart:label-cell-address="output.D115:output.D115" chart:class="chart:line">
            <chart:data-point chart:repeated="4"/>
          </chart:series>
          <chart:series chart:style-name="ch13" chart:values-cell-range-address="output.E116:output.E119" chart:label-cell-address="output.E115:output.E115" chart:class="chart:line">
            <chart:data-point chart:repeated="4"/>
          </chart:series>
          <chart:series chart:style-name="ch14" chart:values-cell-range-address="output.F116:output.F119" chart:label-cell-address="output.F115:output.F115" chart:class="chart:line">
            <chart:data-point chart:repeated="4"/>
          </chart:series>
          <chart:series chart:style-name="ch15" chart:values-cell-range-address="output.G116:output.G119" chart:label-cell-address="output.G115:output.G115" chart:class="chart:line">
            <chart:data-point chart:repeated="4"/>
          </chart:series>
          <chart:series chart:style-name="ch16" chart:values-cell-range-address="output.H116:output.H119" chart:label-cell-address="output.H115:output.H115" chart:class="chart:line">
            <chart:data-point chart:repeated="4"/>
          </chart:series>
          <chart:series chart:style-name="ch17" chart:values-cell-range-address="output.I116:output.I119" chart:label-cell-address="output.I115:output.I115" chart:class="chart:line">
            <chart:data-point chart:repeated="4"/>
          </chart:series>
          <chart:series chart:style-name="ch18" chart:values-cell-range-address="output.J116:output.J119" chart:label-cell-address="output.J115:output.J115" chart:class="chart:line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768</text:p>
                <draw:g>
                  <svg:desc>output.B115:output.B115</svg:desc>
                </draw:g>
              </table:table-cell>
              <table:table-cell office:value-type="string">
                <text:p>65536</text:p>
                <draw:g>
                  <svg:desc>output.C115:output.C115</svg:desc>
                </draw:g>
              </table:table-cell>
              <table:table-cell office:value-type="string">
                <text:p>131072</text:p>
                <draw:g>
                  <svg:desc>output.D115:output.D115</svg:desc>
                </draw:g>
              </table:table-cell>
              <table:table-cell office:value-type="string">
                <text:p>262144</text:p>
                <draw:g>
                  <svg:desc>output.E115:output.E115</svg:desc>
                </draw:g>
              </table:table-cell>
              <table:table-cell office:value-type="string">
                <text:p>524288</text:p>
                <draw:g>
                  <svg:desc>output.F115:output.F115</svg:desc>
                </draw:g>
              </table:table-cell>
              <table:table-cell office:value-type="string">
                <text:p>1048576</text:p>
                <draw:g>
                  <svg:desc>output.G115:output.G115</svg:desc>
                </draw:g>
              </table:table-cell>
              <table:table-cell office:value-type="string">
                <text:p>2097152</text:p>
                <draw:g>
                  <svg:desc>output.H115:output.H115</svg:desc>
                </draw:g>
              </table:table-cell>
              <table:table-cell office:value-type="string">
                <text:p>4194304</text:p>
                <draw:g>
                  <svg:desc>output.I115:output.I115</svg:desc>
                </draw:g>
              </table:table-cell>
              <table:table-cell office:value-type="string">
                <text:p>8388608</text:p>
                <draw:g>
                  <svg:desc>output.J115:output.J115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output.A116:output.A119</svg:desc>
                </draw:g>
              </table:table-cell>
              <table:table-cell office:value-type="float" office:value="65.377786">
                <text:p>65.377786</text:p>
                <draw:g>
                  <svg:desc>output.B116:output.B119</svg:desc>
                </draw:g>
              </table:table-cell>
              <table:table-cell office:value-type="float" office:value="111.271843">
                <text:p>111.271843</text:p>
                <draw:g>
                  <svg:desc>output.C116:output.C119</svg:desc>
                </draw:g>
              </table:table-cell>
              <table:table-cell office:value-type="float" office:value="172.855266">
                <text:p>172.855266</text:p>
                <draw:g>
                  <svg:desc>output.D116:output.D119</svg:desc>
                </draw:g>
              </table:table-cell>
              <table:table-cell office:value-type="float" office:value="324.918195">
                <text:p>324.918195</text:p>
                <draw:g>
                  <svg:desc>output.E116:output.E119</svg:desc>
                </draw:g>
              </table:table-cell>
              <table:table-cell office:value-type="float" office:value="594.827391">
                <text:p>594.827391</text:p>
                <draw:g>
                  <svg:desc>output.F116:output.F119</svg:desc>
                </draw:g>
              </table:table-cell>
              <table:table-cell office:value-type="float" office:value="1002.210725">
                <text:p>1002.210725</text:p>
                <draw:g>
                  <svg:desc>output.G116:output.G119</svg:desc>
                </draw:g>
              </table:table-cell>
              <table:table-cell office:value-type="float" office:value="1291.399851">
                <text:p>1291.399851</text:p>
                <draw:g>
                  <svg:desc>output.H116:output.H119</svg:desc>
                </draw:g>
              </table:table-cell>
              <table:table-cell office:value-type="float" office:value="1433.298363">
                <text:p>1433.298363</text:p>
                <draw:g>
                  <svg:desc>output.I116:output.I119</svg:desc>
                </draw:g>
              </table:table-cell>
              <table:table-cell office:value-type="float" office:value="1619.468664">
                <text:p>1619.468664</text:p>
                <draw:g>
                  <svg:desc>output.J116:output.J119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8.024189">
                <text:p>68.024189</text:p>
              </table:table-cell>
              <table:table-cell office:value-type="float" office:value="119.262399">
                <text:p>119.262399</text:p>
              </table:table-cell>
              <table:table-cell office:value-type="float" office:value="137.908395">
                <text:p>137.908395</text:p>
              </table:table-cell>
              <table:table-cell office:value-type="float" office:value="338.784947">
                <text:p>338.784947</text:p>
              </table:table-cell>
              <table:table-cell office:value-type="float" office:value="589.556636">
                <text:p>589.556636</text:p>
              </table:table-cell>
              <table:table-cell office:value-type="float" office:value="959.716783">
                <text:p>959.716783</text:p>
              </table:table-cell>
              <table:table-cell office:value-type="float" office:value="1267.95198">
                <text:p>1267.95198</text:p>
              </table:table-cell>
              <table:table-cell office:value-type="float" office:value="1488.175645">
                <text:p>1488.175645</text:p>
              </table:table-cell>
              <table:table-cell office:value-type="float" office:value="1619.163578">
                <text:p>1619.16357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8.255879">
                <text:p>58.255879</text:p>
              </table:table-cell>
              <table:table-cell office:value-type="float" office:value="122.80133">
                <text:p>122.80133</text:p>
              </table:table-cell>
              <table:table-cell office:value-type="float" office:value="183.2219">
                <text:p>183.2219</text:p>
              </table:table-cell>
              <table:table-cell office:value-type="float" office:value="299.383061">
                <text:p>299.383061</text:p>
              </table:table-cell>
              <table:table-cell office:value-type="float" office:value="643.04883">
                <text:p>643.04883</text:p>
              </table:table-cell>
              <table:table-cell office:value-type="float" office:value="963.801911">
                <text:p>963.801911</text:p>
              </table:table-cell>
              <table:table-cell office:value-type="float" office:value="1233.208963">
                <text:p>1233.208963</text:p>
              </table:table-cell>
              <table:table-cell office:value-type="float" office:value="1494.759988">
                <text:p>1494.759988</text:p>
              </table:table-cell>
              <table:table-cell office:value-type="float" office:value="1644.179677">
                <text:p>1644.17967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8.15648">
                <text:p>68.15648</text:p>
              </table:table-cell>
              <table:table-cell office:value-type="float" office:value="106.701748">
                <text:p>106.701748</text:p>
              </table:table-cell>
              <table:table-cell office:value-type="float" office:value="192.736785">
                <text:p>192.736785</text:p>
              </table:table-cell>
              <table:table-cell office:value-type="float" office:value="292.663866">
                <text:p>292.663866</text:p>
              </table:table-cell>
              <table:table-cell office:value-type="float" office:value="655.035757">
                <text:p>655.035757</text:p>
              </table:table-cell>
              <table:table-cell office:value-type="float" office:value="951.791207">
                <text:p>951.791207</text:p>
              </table:table-cell>
              <table:table-cell office:value-type="float" office:value="1278.564113">
                <text:p>1278.564113</text:p>
              </table:table-cell>
              <table:table-cell office:value-type="float" office:value="1390.787645">
                <text:p>1390.787645</text:p>
              </table:table-cell>
              <table:table-cell office:value-type="float" office:value="1651.506901">
                <text:p>1651.5069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cm" svg:height="8.987cm" xlink:href=".." xlink:type="simple" chart:class="chart:line" chart:style-name="ch1">
        <chart:title svg:x="6.055cm" svg:y="0.315cm" chart:style-name="ch2">
          <text:p>Array Mult Reduce</text:p>
        </chart:title>
        <chart:subtitle svg:x="5.724cm" svg:y="1.273cm" chart:style-name="ch3">
          <text:p>Array Size Vs MegaMults</text:p>
        </chart:subtitle>
        <chart:legend chart:legend-position="end" svg:x="14.266cm" svg:y="4.194cm" style:legend-expansion="high" chart:style-name="ch4"/>
        <chart:plot-area chart:style-name="ch5" table:cell-range-address="output.A122:output.B131" chart:data-source-has-labels="both" svg:x="1.33cm" svg:y="2.135cm" svg:width="12.617cm" svg:height="5.692cm">
          <chartooo:coordinate-region svg:x="2.322cm" svg:y="2.335cm" svg:width="10.975cm" svg:height="4.845cm"/>
          <chart:axis chart:dimension="x" chart:name="primary-x" chart:style-name="ch6" chartooo:axis-type="auto">
            <chartooo:date-scale/>
            <chart:title svg:x="6.84cm" svg:y="8.006cm" chart:style-name="ch7">
              <text:p>Array Size</text:p>
            </chart:title>
            <chart:categories table:cell-range-address="output.A123:output.A131"/>
          </chart:axis>
          <chart:axis chart:dimension="y" chart:name="primary-y" chart:style-name="ch6">
            <chart:title svg:x="0.451cm" svg:y="6.705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123:output.B131" chart:label-cell-address="output.B122:output.B122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output.B122:output.B122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68</text:p>
                <draw:g>
                  <svg:desc>output.A123:output.A131</svg:desc>
                </draw:g>
              </table:table-cell>
              <table:table-cell office:value-type="float" office:value="61.921049">
                <text:p>61.921049</text:p>
                <draw:g>
                  <svg:desc>output.B123:output.B131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62.760895">
                <text:p>162.760895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90.59335">
                <text:p>190.5933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368.664942">
                <text:p>368.664942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769.047301">
                <text:p>769.047301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277.820904">
                <text:p>1277.82090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760.547619">
                <text:p>1760.547619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233.927566">
                <text:p>2233.927566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2512.977534">
                <text:p>2512.9775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89cm" svg:height="9.201cm" xlink:href=".." xlink:type="simple" chart:class="chart:line" chart:style-name="ch1">
        <chart:title svg:x="6.281cm" svg:y="0.32cm" chart:style-name="ch2">
          <text:p>Array Mult Run 2</text:p>
        </chart:title>
        <chart:subtitle svg:x="5.778cm" svg:y="1.283cm" chart:style-name="ch3">
          <text:p>Array Size Vs MegaMults</text:p>
        </chart:subtitle>
        <chart:legend chart:legend-position="end" svg:x="14.189cm" svg:y="3.554cm" style:legend-expansion="high" chart:style-name="ch4"/>
        <chart:plot-area chart:style-name="ch5" table:cell-range-address="output.A217:output.E226" chart:data-source-has-labels="both" svg:x="1.332cm" svg:y="2.15cm" svg:width="12.536cm" svg:height="5.886cm">
          <chartooo:coordinate-region svg:x="2.324cm" svg:y="2.349cm" svg:width="10.894cm" svg:height="5.04cm"/>
          <chart:axis chart:dimension="x" chart:name="primary-x" chart:style-name="ch6" chartooo:axis-type="auto">
            <chartooo:date-scale/>
            <chart:title svg:x="6.802cm" svg:y="8.22cm" chart:style-name="ch7">
              <text:p>Array Size</text:p>
            </chart:title>
            <chart:categories table:cell-range-address="output.A218:output.A226"/>
          </chart:axis>
          <chart:axis chart:dimension="y" chart:name="primary-y" chart:style-name="ch6">
            <chart:title svg:x="0.451cm" svg:y="6.817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218:output.B226" chart:label-cell-address="output.B217:output.B217" chart:class="chart:line">
            <chart:data-point chart:repeated="9"/>
          </chart:series>
          <chart:series chart:style-name="ch11" chart:values-cell-range-address="output.C218:output.C226" chart:label-cell-address="output.C217:output.C217" chart:class="chart:line">
            <chart:data-point chart:repeated="9"/>
          </chart:series>
          <chart:series chart:style-name="ch12" chart:values-cell-range-address="output.D218:output.D226" chart:label-cell-address="output.D217:output.D217" chart:class="chart:line">
            <chart:data-point chart:repeated="9"/>
          </chart:series>
          <chart:series chart:style-name="ch13" chart:values-cell-range-address="output.E218:output.E226" chart:label-cell-address="output.E217:output.E217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output.B217:output.B217</svg:desc>
                </draw:g>
              </table:table-cell>
              <table:table-cell office:value-type="string">
                <text:p>64</text:p>
                <draw:g>
                  <svg:desc>output.C217:output.C217</svg:desc>
                </draw:g>
              </table:table-cell>
              <table:table-cell office:value-type="string">
                <text:p>128</text:p>
                <draw:g>
                  <svg:desc>output.D217:output.D217</svg:desc>
                </draw:g>
              </table:table-cell>
              <table:table-cell office:value-type="string">
                <text:p>256</text:p>
                <draw:g>
                  <svg:desc>output.E217:output.E217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68</text:p>
                <draw:g>
                  <svg:desc>output.A218:output.A226</svg:desc>
                </draw:g>
              </table:table-cell>
              <table:table-cell office:value-type="float" office:value="65.634189">
                <text:p>65.634189</text:p>
                <draw:g>
                  <svg:desc>output.B218:output.B226</svg:desc>
                </draw:g>
              </table:table-cell>
              <table:table-cell office:value-type="float" office:value="72.874782">
                <text:p>72.874782</text:p>
                <draw:g>
                  <svg:desc>output.C218:output.C226</svg:desc>
                </draw:g>
              </table:table-cell>
              <table:table-cell office:value-type="float" office:value="77.822084">
                <text:p>77.822084</text:p>
                <draw:g>
                  <svg:desc>output.D218:output.D226</svg:desc>
                </draw:g>
              </table:table-cell>
              <table:table-cell office:value-type="float" office:value="66.919084">
                <text:p>66.919084</text:p>
                <draw:g>
                  <svg:desc>output.E218:output.E226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35.486979">
                <text:p>135.486979</text:p>
              </table:table-cell>
              <table:table-cell office:value-type="float" office:value="127.217809">
                <text:p>127.217809</text:p>
              </table:table-cell>
              <table:table-cell office:value-type="float" office:value="117.237715">
                <text:p>117.237715</text:p>
              </table:table-cell>
              <table:table-cell office:value-type="float" office:value="107.935222">
                <text:p>107.93522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53.255737">
                <text:p>253.255737</text:p>
              </table:table-cell>
              <table:table-cell office:value-type="float" office:value="216.330768">
                <text:p>216.330768</text:p>
              </table:table-cell>
              <table:table-cell office:value-type="float" office:value="217.298392">
                <text:p>217.298392</text:p>
              </table:table-cell>
              <table:table-cell office:value-type="float" office:value="265.55909">
                <text:p>265.55909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521.84784">
                <text:p>521.84784</text:p>
              </table:table-cell>
              <table:table-cell office:value-type="float" office:value="416.904957">
                <text:p>416.904957</text:p>
              </table:table-cell>
              <table:table-cell office:value-type="float" office:value="391.763732">
                <text:p>391.763732</text:p>
              </table:table-cell>
              <table:table-cell office:value-type="float" office:value="461.185793">
                <text:p>461.18579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824.845033">
                <text:p>824.845033</text:p>
              </table:table-cell>
              <table:table-cell office:value-type="float" office:value="759.989679">
                <text:p>759.989679</text:p>
              </table:table-cell>
              <table:table-cell office:value-type="float" office:value="641.109733">
                <text:p>641.109733</text:p>
              </table:table-cell>
              <table:table-cell office:value-type="float" office:value="813.937386">
                <text:p>813.937386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736.605014">
                <text:p>1736.605014</text:p>
              </table:table-cell>
              <table:table-cell office:value-type="float" office:value="1181.447492">
                <text:p>1181.447492</text:p>
              </table:table-cell>
              <table:table-cell office:value-type="float" office:value="1316.610185">
                <text:p>1316.610185</text:p>
              </table:table-cell>
              <table:table-cell office:value-type="float" office:value="1120.45067">
                <text:p>1120.4506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701.679893">
                <text:p>2701.679893</text:p>
              </table:table-cell>
              <table:table-cell office:value-type="float" office:value="1375.476578">
                <text:p>1375.476578</text:p>
              </table:table-cell>
              <table:table-cell office:value-type="float" office:value="1480.908818">
                <text:p>1480.908818</text:p>
              </table:table-cell>
              <table:table-cell office:value-type="float" office:value="2908.990028">
                <text:p>2908.99002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847.468482">
                <text:p>1847.468482</text:p>
              </table:table-cell>
              <table:table-cell office:value-type="float" office:value="1845.669394">
                <text:p>1845.669394</text:p>
              </table:table-cell>
              <table:table-cell office:value-type="float" office:value="1871.669204">
                <text:p>1871.669204</text:p>
              </table:table-cell>
              <table:table-cell office:value-type="float" office:value="1913.141288">
                <text:p>1913.141288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5857.811036">
                <text:p>5857.811036</text:p>
              </table:table-cell>
              <table:table-cell office:value-type="float" office:value="2094.309498">
                <text:p>2094.309498</text:p>
              </table:table-cell>
              <table:table-cell office:value-type="float" office:value="7123.623443">
                <text:p>7123.623443</text:p>
              </table:table-cell>
              <table:table-cell office:value-type="float" office:value="8368.164574">
                <text:p>8368.1645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89cm" svg:height="9.145cm" xlink:href=".." xlink:type="simple" chart:class="chart:line" chart:style-name="ch1">
        <chart:title svg:x="6.281cm" svg:y="0.318cm" chart:style-name="ch2">
          <text:p>Array Mult Run 2</text:p>
        </chart:title>
        <chart:subtitle svg:x="4.68cm" svg:y="1.279cm" chart:style-name="ch3">
          <text:p>Local Work Group Size Vs MegaMults</text:p>
        </chart:subtitle>
        <chart:legend chart:legend-position="end" svg:x="13.449cm" svg:y="2.281cm" style:legend-expansion="high" chart:style-name="ch4"/>
        <chart:plot-area chart:style-name="ch5" table:cell-range-address="output.A228:output.J232" chart:data-source-has-labels="both" svg:x="1.332cm" svg:y="2.144cm" svg:width="11.796cm" svg:height="5.838cm">
          <chartooo:coordinate-region svg:x="2.324cm" svg:y="2.343cm" svg:width="10.524cm" svg:height="4.992cm"/>
          <chart:axis chart:dimension="x" chart:name="primary-x" chart:style-name="ch6" chartooo:axis-type="auto">
            <chartooo:date-scale/>
            <chart:title svg:x="5.519cm" svg:y="8.164cm" chart:style-name="ch7">
              <text:p>Local Work Group Size</text:p>
            </chart:title>
            <chart:categories table:cell-range-address="output.A229:output.A232"/>
          </chart:axis>
          <chart:axis chart:dimension="y" chart:name="primary-y" chart:style-name="ch6">
            <chart:title svg:x="0.451cm" svg:y="6.787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229:output.B232" chart:label-cell-address="output.B228:output.B228" chart:class="chart:line">
            <chart:data-point chart:repeated="4"/>
          </chart:series>
          <chart:series chart:style-name="ch11" chart:values-cell-range-address="output.C229:output.C232" chart:label-cell-address="output.C228:output.C228" chart:class="chart:line">
            <chart:data-point chart:repeated="4"/>
          </chart:series>
          <chart:series chart:style-name="ch12" chart:values-cell-range-address="output.D229:output.D232" chart:label-cell-address="output.D228:output.D228" chart:class="chart:line">
            <chart:data-point chart:repeated="4"/>
          </chart:series>
          <chart:series chart:style-name="ch13" chart:values-cell-range-address="output.E229:output.E232" chart:label-cell-address="output.E228:output.E228" chart:class="chart:line">
            <chart:data-point chart:repeated="4"/>
          </chart:series>
          <chart:series chart:style-name="ch14" chart:values-cell-range-address="output.F229:output.F232" chart:label-cell-address="output.F228:output.F228" chart:class="chart:line">
            <chart:data-point chart:repeated="4"/>
          </chart:series>
          <chart:series chart:style-name="ch15" chart:values-cell-range-address="output.G229:output.G232" chart:label-cell-address="output.G228:output.G228" chart:class="chart:line">
            <chart:data-point chart:repeated="4"/>
          </chart:series>
          <chart:series chart:style-name="ch16" chart:values-cell-range-address="output.H229:output.H232" chart:label-cell-address="output.H228:output.H228" chart:class="chart:line">
            <chart:data-point chart:repeated="4"/>
          </chart:series>
          <chart:series chart:style-name="ch17" chart:values-cell-range-address="output.I229:output.I232" chart:label-cell-address="output.I228:output.I228" chart:class="chart:line">
            <chart:data-point chart:repeated="4"/>
          </chart:series>
          <chart:series chart:style-name="ch18" chart:values-cell-range-address="output.J229:output.J232" chart:label-cell-address="output.J228:output.J228" chart:class="chart:line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768</text:p>
                <draw:g>
                  <svg:desc>output.B228:output.B228</svg:desc>
                </draw:g>
              </table:table-cell>
              <table:table-cell office:value-type="string">
                <text:p>65536</text:p>
                <draw:g>
                  <svg:desc>output.C228:output.C228</svg:desc>
                </draw:g>
              </table:table-cell>
              <table:table-cell office:value-type="string">
                <text:p>131072</text:p>
                <draw:g>
                  <svg:desc>output.D228:output.D228</svg:desc>
                </draw:g>
              </table:table-cell>
              <table:table-cell office:value-type="string">
                <text:p>262144</text:p>
                <draw:g>
                  <svg:desc>output.E228:output.E228</svg:desc>
                </draw:g>
              </table:table-cell>
              <table:table-cell office:value-type="string">
                <text:p>524288</text:p>
                <draw:g>
                  <svg:desc>output.F228:output.F228</svg:desc>
                </draw:g>
              </table:table-cell>
              <table:table-cell office:value-type="string">
                <text:p>1048576</text:p>
                <draw:g>
                  <svg:desc>output.G228:output.G228</svg:desc>
                </draw:g>
              </table:table-cell>
              <table:table-cell office:value-type="string">
                <text:p>2097152</text:p>
                <draw:g>
                  <svg:desc>output.H228:output.H228</svg:desc>
                </draw:g>
              </table:table-cell>
              <table:table-cell office:value-type="string">
                <text:p>4194304</text:p>
                <draw:g>
                  <svg:desc>output.I228:output.I228</svg:desc>
                </draw:g>
              </table:table-cell>
              <table:table-cell office:value-type="string">
                <text:p>8388608</text:p>
                <draw:g>
                  <svg:desc>output.J228:output.J228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output.A229:output.A232</svg:desc>
                </draw:g>
              </table:table-cell>
              <table:table-cell office:value-type="float" office:value="65.634189">
                <text:p>65.634189</text:p>
                <draw:g>
                  <svg:desc>output.B229:output.B232</svg:desc>
                </draw:g>
              </table:table-cell>
              <table:table-cell office:value-type="float" office:value="135.486979">
                <text:p>135.486979</text:p>
                <draw:g>
                  <svg:desc>output.C229:output.C232</svg:desc>
                </draw:g>
              </table:table-cell>
              <table:table-cell office:value-type="float" office:value="253.255737">
                <text:p>253.255737</text:p>
                <draw:g>
                  <svg:desc>output.D229:output.D232</svg:desc>
                </draw:g>
              </table:table-cell>
              <table:table-cell office:value-type="float" office:value="521.84784">
                <text:p>521.84784</text:p>
                <draw:g>
                  <svg:desc>output.E229:output.E232</svg:desc>
                </draw:g>
              </table:table-cell>
              <table:table-cell office:value-type="float" office:value="824.845033">
                <text:p>824.845033</text:p>
                <draw:g>
                  <svg:desc>output.F229:output.F232</svg:desc>
                </draw:g>
              </table:table-cell>
              <table:table-cell office:value-type="float" office:value="1736.605014">
                <text:p>1736.605014</text:p>
                <draw:g>
                  <svg:desc>output.G229:output.G232</svg:desc>
                </draw:g>
              </table:table-cell>
              <table:table-cell office:value-type="float" office:value="2701.679893">
                <text:p>2701.679893</text:p>
                <draw:g>
                  <svg:desc>output.H229:output.H232</svg:desc>
                </draw:g>
              </table:table-cell>
              <table:table-cell office:value-type="float" office:value="1847.468482">
                <text:p>1847.468482</text:p>
                <draw:g>
                  <svg:desc>output.I229:output.I232</svg:desc>
                </draw:g>
              </table:table-cell>
              <table:table-cell office:value-type="float" office:value="5857.811036">
                <text:p>5857.811036</text:p>
                <draw:g>
                  <svg:desc>output.J229:output.J232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2.874782">
                <text:p>72.874782</text:p>
              </table:table-cell>
              <table:table-cell office:value-type="float" office:value="127.217809">
                <text:p>127.217809</text:p>
              </table:table-cell>
              <table:table-cell office:value-type="float" office:value="216.330768">
                <text:p>216.330768</text:p>
              </table:table-cell>
              <table:table-cell office:value-type="float" office:value="416.904957">
                <text:p>416.904957</text:p>
              </table:table-cell>
              <table:table-cell office:value-type="float" office:value="759.989679">
                <text:p>759.989679</text:p>
              </table:table-cell>
              <table:table-cell office:value-type="float" office:value="1181.447492">
                <text:p>1181.447492</text:p>
              </table:table-cell>
              <table:table-cell office:value-type="float" office:value="1375.476578">
                <text:p>1375.476578</text:p>
              </table:table-cell>
              <table:table-cell office:value-type="float" office:value="1845.669394">
                <text:p>1845.669394</text:p>
              </table:table-cell>
              <table:table-cell office:value-type="float" office:value="2094.309498">
                <text:p>2094.30949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7.822084">
                <text:p>77.822084</text:p>
              </table:table-cell>
              <table:table-cell office:value-type="float" office:value="117.237715">
                <text:p>117.237715</text:p>
              </table:table-cell>
              <table:table-cell office:value-type="float" office:value="217.298392">
                <text:p>217.298392</text:p>
              </table:table-cell>
              <table:table-cell office:value-type="float" office:value="391.763732">
                <text:p>391.763732</text:p>
              </table:table-cell>
              <table:table-cell office:value-type="float" office:value="641.109733">
                <text:p>641.109733</text:p>
              </table:table-cell>
              <table:table-cell office:value-type="float" office:value="1316.610185">
                <text:p>1316.610185</text:p>
              </table:table-cell>
              <table:table-cell office:value-type="float" office:value="1480.908818">
                <text:p>1480.908818</text:p>
              </table:table-cell>
              <table:table-cell office:value-type="float" office:value="1871.669204">
                <text:p>1871.669204</text:p>
              </table:table-cell>
              <table:table-cell office:value-type="float" office:value="7123.623443">
                <text:p>7123.62344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6.919084">
                <text:p>66.919084</text:p>
              </table:table-cell>
              <table:table-cell office:value-type="float" office:value="107.935222">
                <text:p>107.935222</text:p>
              </table:table-cell>
              <table:table-cell office:value-type="float" office:value="265.55909">
                <text:p>265.55909</text:p>
              </table:table-cell>
              <table:table-cell office:value-type="float" office:value="461.185793">
                <text:p>461.185793</text:p>
              </table:table-cell>
              <table:table-cell office:value-type="float" office:value="813.937386">
                <text:p>813.937386</text:p>
              </table:table-cell>
              <table:table-cell office:value-type="float" office:value="1120.45067">
                <text:p>1120.45067</text:p>
              </table:table-cell>
              <table:table-cell office:value-type="float" office:value="2908.990028">
                <text:p>2908.990028</text:p>
              </table:table-cell>
              <table:table-cell office:value-type="float" office:value="1913.141288">
                <text:p>1913.141288</text:p>
              </table:table-cell>
              <table:table-cell office:value-type="float" office:value="8368.164574">
                <text:p>8368.1645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9cm" svg:height="8.976cm" xlink:href=".." xlink:type="simple" chart:class="chart:line" chart:style-name="ch1">
        <chart:title svg:x="6.424cm" svg:y="0.315cm" chart:style-name="ch2">
          <text:p>Array Mult Add</text:p>
        </chart:title>
        <chart:subtitle svg:x="5.723cm" svg:y="1.273cm" chart:style-name="ch3">
          <text:p>Array Size Vs MegaMults</text:p>
        </chart:subtitle>
        <chart:legend chart:legend-position="end" svg:x="14.079cm" svg:y="3.442cm" style:legend-expansion="high" chart:style-name="ch4"/>
        <chart:plot-area chart:style-name="ch5" table:cell-range-address="output.A235:output.E244" chart:data-source-has-labels="both" svg:x="1.33cm" svg:y="2.135cm" svg:width="12.43cm" svg:height="5.681cm">
          <chartooo:coordinate-region svg:x="2.137cm" svg:y="2.334cm" svg:width="10.788cm" svg:height="4.835cm"/>
          <chart:axis chart:dimension="x" chart:name="primary-x" chart:style-name="ch6" chartooo:axis-type="auto">
            <chartooo:date-scale/>
            <chart:title svg:x="6.747cm" svg:y="7.995cm" chart:style-name="ch7">
              <text:p>Array Size</text:p>
            </chart:title>
            <chart:categories table:cell-range-address="output.A236:output.A244"/>
          </chart:axis>
          <chart:axis chart:dimension="y" chart:name="primary-y" chart:style-name="ch6">
            <chart:title svg:x="0.451cm" svg:y="6.699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236:output.B244" chart:label-cell-address="output.B235:output.B235" chart:class="chart:line">
            <chart:data-point chart:repeated="9"/>
          </chart:series>
          <chart:series chart:style-name="ch11" chart:values-cell-range-address="output.C236:output.C244" chart:label-cell-address="output.C235:output.C235" chart:class="chart:line">
            <chart:data-point chart:repeated="9"/>
          </chart:series>
          <chart:series chart:style-name="ch12" chart:values-cell-range-address="output.D236:output.D244" chart:label-cell-address="output.D235:output.D235" chart:class="chart:line">
            <chart:data-point chart:repeated="9"/>
          </chart:series>
          <chart:series chart:style-name="ch13" chart:values-cell-range-address="output.E236:output.E244" chart:label-cell-address="output.E235:output.E235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</text:p>
                <draw:g>
                  <svg:desc>output.B235:output.B235</svg:desc>
                </draw:g>
              </table:table-cell>
              <table:table-cell office:value-type="string">
                <text:p>64</text:p>
                <draw:g>
                  <svg:desc>output.C235:output.C235</svg:desc>
                </draw:g>
              </table:table-cell>
              <table:table-cell office:value-type="string">
                <text:p>128</text:p>
                <draw:g>
                  <svg:desc>output.D235:output.D235</svg:desc>
                </draw:g>
              </table:table-cell>
              <table:table-cell office:value-type="string">
                <text:p>256</text:p>
                <draw:g>
                  <svg:desc>output.E235:output.E235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68</text:p>
                <draw:g>
                  <svg:desc>output.A236:output.A244</svg:desc>
                </draw:g>
              </table:table-cell>
              <table:table-cell office:value-type="float" office:value="55.63016">
                <text:p>55.63016</text:p>
                <draw:g>
                  <svg:desc>output.B236:output.B244</svg:desc>
                </draw:g>
              </table:table-cell>
              <table:table-cell office:value-type="float" office:value="58.188327">
                <text:p>58.188327</text:p>
                <draw:g>
                  <svg:desc>output.C236:output.C244</svg:desc>
                </draw:g>
              </table:table-cell>
              <table:table-cell office:value-type="float" office:value="62.815944">
                <text:p>62.815944</text:p>
                <draw:g>
                  <svg:desc>output.D236:output.D244</svg:desc>
                </draw:g>
              </table:table-cell>
              <table:table-cell office:value-type="float" office:value="50.70107">
                <text:p>50.70107</text:p>
                <draw:g>
                  <svg:desc>output.E236:output.E244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25.480825">
                <text:p>125.480825</text:p>
              </table:table-cell>
              <table:table-cell office:value-type="float" office:value="116.331827">
                <text:p>116.331827</text:p>
              </table:table-cell>
              <table:table-cell office:value-type="float" office:value="125.374962">
                <text:p>125.374962</text:p>
              </table:table-cell>
              <table:table-cell office:value-type="float" office:value="124.148017">
                <text:p>124.148017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74.860822">
                <text:p>174.860822</text:p>
              </table:table-cell>
              <table:table-cell office:value-type="float" office:value="216.927968">
                <text:p>216.927968</text:p>
              </table:table-cell>
              <table:table-cell office:value-type="float" office:value="175.252907">
                <text:p>175.252907</text:p>
              </table:table-cell>
              <table:table-cell office:value-type="float" office:value="208.594132">
                <text:p>208.594132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342.020492">
                <text:p>342.020492</text:p>
              </table:table-cell>
              <table:table-cell office:value-type="float" office:value="311.804475">
                <text:p>311.804475</text:p>
              </table:table-cell>
              <table:table-cell office:value-type="float" office:value="365.827076">
                <text:p>365.827076</text:p>
              </table:table-cell>
              <table:table-cell office:value-type="float" office:value="297.73426">
                <text:p>297.7342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651.965704">
                <text:p>651.965704</text:p>
              </table:table-cell>
              <table:table-cell office:value-type="float" office:value="599.56384">
                <text:p>599.56384</text:p>
              </table:table-cell>
              <table:table-cell office:value-type="float" office:value="610.395235">
                <text:p>610.395235</text:p>
              </table:table-cell>
              <table:table-cell office:value-type="float" office:value="660.299037">
                <text:p>660.299037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900.857062">
                <text:p>900.857062</text:p>
              </table:table-cell>
              <table:table-cell office:value-type="float" office:value="793.048003">
                <text:p>793.048003</text:p>
              </table:table-cell>
              <table:table-cell office:value-type="float" office:value="970.999905">
                <text:p>970.999905</text:p>
              </table:table-cell>
              <table:table-cell office:value-type="float" office:value="949.93047">
                <text:p>949.93047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205.656112">
                <text:p>1205.656112</text:p>
              </table:table-cell>
              <table:table-cell office:value-type="float" office:value="1294.636568">
                <text:p>1294.636568</text:p>
              </table:table-cell>
              <table:table-cell office:value-type="float" office:value="1239.568021">
                <text:p>1239.568021</text:p>
              </table:table-cell>
              <table:table-cell office:value-type="float" office:value="1202.378898">
                <text:p>1202.37889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492.574854">
                <text:p>1492.574854</text:p>
              </table:table-cell>
              <table:table-cell office:value-type="float" office:value="1526.77431">
                <text:p>1526.77431</text:p>
              </table:table-cell>
              <table:table-cell office:value-type="float" office:value="1387.620176">
                <text:p>1387.620176</text:p>
              </table:table-cell>
              <table:table-cell office:value-type="float" office:value="1447.596591">
                <text:p>1447.596591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622.844779">
                <text:p>1622.844779</text:p>
              </table:table-cell>
              <table:table-cell office:value-type="float" office:value="1618.498475">
                <text:p>1618.498475</text:p>
              </table:table-cell>
              <table:table-cell office:value-type="float" office:value="1660.3027">
                <text:p>1660.3027</text:p>
              </table:table-cell>
              <table:table-cell office:value-type="float" office:value="1645.743487">
                <text:p>1645.7434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79cm" svg:height="8.976cm" xlink:href=".." xlink:type="simple" chart:class="chart:line" chart:style-name="ch1">
        <chart:title svg:x="6.424cm" svg:y="0.315cm" chart:style-name="ch2">
          <text:p>Array Mult Add</text:p>
        </chart:title>
        <chart:subtitle svg:x="4.625cm" svg:y="1.273cm" chart:style-name="ch3">
          <text:p>Local Work Group Size Vs MegaMults</text:p>
        </chart:subtitle>
        <chart:legend chart:legend-position="end" svg:x="13.339cm" svg:y="2.197cm" style:legend-expansion="high" chart:style-name="ch4"/>
        <chart:plot-area chart:style-name="ch5" table:cell-range-address="output.A246:output.J250" chart:data-source-has-labels="both" svg:x="1.33cm" svg:y="2.135cm" svg:width="11.69cm" svg:height="5.681cm">
          <chartooo:coordinate-region svg:x="2.137cm" svg:y="2.334cm" svg:width="10.418cm" svg:height="4.835cm"/>
          <chart:axis chart:dimension="x" chart:name="primary-x" chart:style-name="ch6" chartooo:axis-type="auto">
            <chartooo:date-scale/>
            <chart:title svg:x="5.464cm" svg:y="7.995cm" chart:style-name="ch7">
              <text:p>Local Work Group Size</text:p>
            </chart:title>
            <chart:categories table:cell-range-address="output.A247:output.A250"/>
          </chart:axis>
          <chart:axis chart:dimension="y" chart:name="primary-y" chart:style-name="ch6">
            <chart:title svg:x="0.451cm" svg:y="6.699cm" chart:style-name="ch8">
              <text:p>MegaMults per Second</text:p>
            </chart:title>
            <chart:grid chart:style-name="ch9" chart:class="major"/>
          </chart:axis>
          <chart:series chart:style-name="ch10" chart:values-cell-range-address="output.B247:output.B250" chart:label-cell-address="output.B246:output.B246" chart:class="chart:line">
            <chart:data-point chart:repeated="4"/>
          </chart:series>
          <chart:series chart:style-name="ch11" chart:values-cell-range-address="output.C247:output.C250" chart:label-cell-address="output.C246:output.C246" chart:class="chart:line">
            <chart:data-point chart:repeated="4"/>
          </chart:series>
          <chart:series chart:style-name="ch12" chart:values-cell-range-address="output.D247:output.D250" chart:label-cell-address="output.D246:output.D246" chart:class="chart:line">
            <chart:data-point chart:repeated="4"/>
          </chart:series>
          <chart:series chart:style-name="ch13" chart:values-cell-range-address="output.E247:output.E250" chart:label-cell-address="output.E246:output.E246" chart:class="chart:line">
            <chart:data-point chart:repeated="4"/>
          </chart:series>
          <chart:series chart:style-name="ch14" chart:values-cell-range-address="output.F247:output.F250" chart:label-cell-address="output.F246:output.F246" chart:class="chart:line">
            <chart:data-point chart:repeated="4"/>
          </chart:series>
          <chart:series chart:style-name="ch15" chart:values-cell-range-address="output.G247:output.G250" chart:label-cell-address="output.G246:output.G246" chart:class="chart:line">
            <chart:data-point chart:repeated="4"/>
          </chart:series>
          <chart:series chart:style-name="ch16" chart:values-cell-range-address="output.H247:output.H250" chart:label-cell-address="output.H246:output.H246" chart:class="chart:line">
            <chart:data-point chart:repeated="4"/>
          </chart:series>
          <chart:series chart:style-name="ch17" chart:values-cell-range-address="output.I247:output.I250" chart:label-cell-address="output.I246:output.I246" chart:class="chart:line">
            <chart:data-point chart:repeated="4"/>
          </chart:series>
          <chart:series chart:style-name="ch18" chart:values-cell-range-address="output.J247:output.J250" chart:label-cell-address="output.J246:output.J246" chart:class="chart:line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768</text:p>
                <draw:g>
                  <svg:desc>output.B246:output.B246</svg:desc>
                </draw:g>
              </table:table-cell>
              <table:table-cell office:value-type="string">
                <text:p>65536</text:p>
                <draw:g>
                  <svg:desc>output.C246:output.C246</svg:desc>
                </draw:g>
              </table:table-cell>
              <table:table-cell office:value-type="string">
                <text:p>131072</text:p>
                <draw:g>
                  <svg:desc>output.D246:output.D246</svg:desc>
                </draw:g>
              </table:table-cell>
              <table:table-cell office:value-type="string">
                <text:p>262144</text:p>
                <draw:g>
                  <svg:desc>output.E246:output.E246</svg:desc>
                </draw:g>
              </table:table-cell>
              <table:table-cell office:value-type="string">
                <text:p>524288</text:p>
                <draw:g>
                  <svg:desc>output.F246:output.F246</svg:desc>
                </draw:g>
              </table:table-cell>
              <table:table-cell office:value-type="string">
                <text:p>1048576</text:p>
                <draw:g>
                  <svg:desc>output.G246:output.G246</svg:desc>
                </draw:g>
              </table:table-cell>
              <table:table-cell office:value-type="string">
                <text:p>2097152</text:p>
                <draw:g>
                  <svg:desc>output.H246:output.H246</svg:desc>
                </draw:g>
              </table:table-cell>
              <table:table-cell office:value-type="string">
                <text:p>4194304</text:p>
                <draw:g>
                  <svg:desc>output.I246:output.I246</svg:desc>
                </draw:g>
              </table:table-cell>
              <table:table-cell office:value-type="string">
                <text:p>8388608</text:p>
                <draw:g>
                  <svg:desc>output.J246:output.J246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output.A247:output.A250</svg:desc>
                </draw:g>
              </table:table-cell>
              <table:table-cell office:value-type="float" office:value="55.63016">
                <text:p>55.63016</text:p>
                <draw:g>
                  <svg:desc>output.B247:output.B250</svg:desc>
                </draw:g>
              </table:table-cell>
              <table:table-cell office:value-type="float" office:value="125.480825">
                <text:p>125.480825</text:p>
                <draw:g>
                  <svg:desc>output.C247:output.C250</svg:desc>
                </draw:g>
              </table:table-cell>
              <table:table-cell office:value-type="float" office:value="174.860822">
                <text:p>174.860822</text:p>
                <draw:g>
                  <svg:desc>output.D247:output.D250</svg:desc>
                </draw:g>
              </table:table-cell>
              <table:table-cell office:value-type="float" office:value="342.020492">
                <text:p>342.020492</text:p>
                <draw:g>
                  <svg:desc>output.E247:output.E250</svg:desc>
                </draw:g>
              </table:table-cell>
              <table:table-cell office:value-type="float" office:value="651.965704">
                <text:p>651.965704</text:p>
                <draw:g>
                  <svg:desc>output.F247:output.F250</svg:desc>
                </draw:g>
              </table:table-cell>
              <table:table-cell office:value-type="float" office:value="900.857062">
                <text:p>900.857062</text:p>
                <draw:g>
                  <svg:desc>output.G247:output.G250</svg:desc>
                </draw:g>
              </table:table-cell>
              <table:table-cell office:value-type="float" office:value="1205.656112">
                <text:p>1205.656112</text:p>
                <draw:g>
                  <svg:desc>output.H247:output.H250</svg:desc>
                </draw:g>
              </table:table-cell>
              <table:table-cell office:value-type="float" office:value="1492.574854">
                <text:p>1492.574854</text:p>
                <draw:g>
                  <svg:desc>output.I247:output.I250</svg:desc>
                </draw:g>
              </table:table-cell>
              <table:table-cell office:value-type="float" office:value="1622.844779">
                <text:p>1622.844779</text:p>
                <draw:g>
                  <svg:desc>output.J247:output.J250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8.188327">
                <text:p>58.188327</text:p>
              </table:table-cell>
              <table:table-cell office:value-type="float" office:value="116.331827">
                <text:p>116.331827</text:p>
              </table:table-cell>
              <table:table-cell office:value-type="float" office:value="216.927968">
                <text:p>216.927968</text:p>
              </table:table-cell>
              <table:table-cell office:value-type="float" office:value="311.804475">
                <text:p>311.804475</text:p>
              </table:table-cell>
              <table:table-cell office:value-type="float" office:value="599.56384">
                <text:p>599.56384</text:p>
              </table:table-cell>
              <table:table-cell office:value-type="float" office:value="793.048003">
                <text:p>793.048003</text:p>
              </table:table-cell>
              <table:table-cell office:value-type="float" office:value="1294.636568">
                <text:p>1294.636568</text:p>
              </table:table-cell>
              <table:table-cell office:value-type="float" office:value="1526.77431">
                <text:p>1526.77431</text:p>
              </table:table-cell>
              <table:table-cell office:value-type="float" office:value="1618.498475">
                <text:p>1618.4984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62.815944">
                <text:p>62.815944</text:p>
              </table:table-cell>
              <table:table-cell office:value-type="float" office:value="125.374962">
                <text:p>125.374962</text:p>
              </table:table-cell>
              <table:table-cell office:value-type="float" office:value="175.252907">
                <text:p>175.252907</text:p>
              </table:table-cell>
              <table:table-cell office:value-type="float" office:value="365.827076">
                <text:p>365.827076</text:p>
              </table:table-cell>
              <table:table-cell office:value-type="float" office:value="610.395235">
                <text:p>610.395235</text:p>
              </table:table-cell>
              <table:table-cell office:value-type="float" office:value="970.999905">
                <text:p>970.999905</text:p>
              </table:table-cell>
              <table:table-cell office:value-type="float" office:value="1239.568021">
                <text:p>1239.568021</text:p>
              </table:table-cell>
              <table:table-cell office:value-type="float" office:value="1387.620176">
                <text:p>1387.620176</text:p>
              </table:table-cell>
              <table:table-cell office:value-type="float" office:value="1660.3027">
                <text:p>1660.302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0.70107">
                <text:p>50.70107</text:p>
              </table:table-cell>
              <table:table-cell office:value-type="float" office:value="124.148017">
                <text:p>124.148017</text:p>
              </table:table-cell>
              <table:table-cell office:value-type="float" office:value="208.594132">
                <text:p>208.594132</text:p>
              </table:table-cell>
              <table:table-cell office:value-type="float" office:value="297.73426">
                <text:p>297.73426</text:p>
              </table:table-cell>
              <table:table-cell office:value-type="float" office:value="660.299037">
                <text:p>660.299037</text:p>
              </table:table-cell>
              <table:table-cell office:value-type="float" office:value="949.93047">
                <text:p>949.93047</text:p>
              </table:table-cell>
              <table:table-cell office:value-type="float" office:value="1202.378898">
                <text:p>1202.378898</text:p>
              </table:table-cell>
              <table:table-cell office:value-type="float" office:value="1447.596591">
                <text:p>1447.596591</text:p>
              </table:table-cell>
              <table:table-cell office:value-type="float" office:value="1645.743487">
                <text:p>1645.74348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